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0pt"/>
    </style:style>
    <style:style style:name="co2" style:family="table-column">
      <style:table-column-properties fo:break-before="auto" style:column-width="255.5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61.01pt"/>
    </style:style>
    <style:style style:name="co5" style:family="table-column">
      <style:table-column-properties fo:break-before="auto" style:column-width="440.79pt"/>
    </style:style>
    <style:style style:name="co6" style:family="table-column">
      <style:table-column-properties fo:break-before="auto" style:column-width="541.16pt"/>
    </style:style>
    <style:style style:name="co7" style:family="table-column">
      <style:table-column-properties fo:break-before="auto" style:column-width="215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ddddd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cccccc"/>
    </style:style>
  </office:automatic-styles>
  <office:body>
    <office:spreadsheet>
      <table:calculation-settings table:automatic-find-labels="false" table:use-regular-expressions="false" table:use-wildcards="true"/>
      <table:table table:name="p2p-msg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ce4"/>
        <table:table-column table:style-name="co3" table:number-columns-repeated="2" table:default-cell-style-name="ce4"/>
        <table:table-column table:style-name="co6" table:default-cell-style-name="ce4"/>
        <table:table-row table:style-name="ro1">
          <table:table-cell table:style-name="ce1" office:value-type="string" calcext:value-type="string">
            <text:p>Message</text:p>
          </table:table-cell>
          <table:table-cell table:style-name="ce1" office:value-type="string" calcext:value-type="string">
            <text:p>Base url</text:p>
          </table:table-cell>
          <table:table-cell table:style-name="ce1"/>
          <table:table-cell table:style-name="ce3" office:value-type="string" calcext:value-type="string">
            <text:p>Replace this</text:p>
          </table:table-cell>
          <table:table-cell table:style-name="ce3" office:value-type="string" calcext:value-type="string">
            <text:p>With this</text:p>
          </table:table-cell>
          <table:table-cell table:style-name="ce5"/>
          <table:table-cell table:style-name="ce3" office:value-type="string" calcext:value-type="string">
            <text:p>Copy to script</text:p>
          </table:table-cell>
          <table:table-cell table:style-name="ce5"/>
        </table:table-row>
        <table:table-row table:style-name="ro1">
          <table:table-cell table:number-columns-repeated="6"/>
          <table:table-cell office:value-type="string" calcext:value-type="string">
            <text:p>perl \</text:p>
          </table:table-cell>
          <table:table-cell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core-ref-p2p-network-data-messages</text:p>
          </table:table-cell>
          <table:table-cell/>
          <table:table-cell table:formula="of:=IF([.A3]&lt;&gt;&quot;&quot;;&quot; (\`&quot;&amp;[.A3]&amp;&quot;\` message[s]?)&quot;;&quot;&quot;)" office:value-type="string" office:string-value=" (\`block\` message[s]?)" calcext:value-type="string">
            <text:p><text:s/>(\`block\` message[s]?)</text:p>
          </table:table-cell>
          <table:table-cell table:formula="of:=IF([.B3]&lt;&gt;&quot;&quot;;&quot; \[\1\](&quot;&amp;[.B3]&amp;&quot;#section-&quot;&amp;[.A3]&amp;&quot;)&quot;;&quot;&quot;)" office:value-type="string" office:string-value=" \[\1\](core-ref-p2p-network-data-messages#section-block)" calcext:value-type="string">
            <text:p><text:s/>\[\1\](core-ref-p2p-network-data-messages#section-block)</text:p>
          </table:table-cell>
          <table:table-cell table:number-columns-repeated="2"/>
          <table:table-cell table:formula="of:=IF([.E3]&lt;&gt;&quot;&quot;;&quot;-pe &quot;&quot;s~&quot;&amp;[.D3]&amp;&quot;~&quot;&amp;[.E3]&amp;&quot;~g;&quot;&quot; \&quot;;&quot;&quot;)" office:value-type="string" office:string-value="-pe &quot;s~ (\`block\` message[s]?)~ \[\1\](core-ref-p2p-network-data-messages#section-block)~g;&quot; \" calcext:value-type="string">
            <text:p>-pe "s~ (\`block\` message[s]?)~ \[\1\](core-ref-p2p-network-data-messages#section-block)~g;" \</text:p>
          </table:table-cell>
        </table:table-row>
        <table:table-row table:style-name="ro1">
          <table:table-cell office:value-type="string" calcext:value-type="string">
            <text:p>blocktxn</text:p>
          </table:table-cell>
          <table:table-cell office:value-type="string" calcext:value-type="string">
            <text:p>core-ref-p2p-network-data-messages</text:p>
          </table:table-cell>
          <table:table-cell/>
          <table:table-cell table:formula="of:=IF([.A4]&lt;&gt;&quot;&quot;;&quot; (\`&quot;&amp;[.A4]&amp;&quot;\` message[s]?)&quot;;&quot;&quot;)" office:value-type="string" office:string-value=" (\`blocktxn\` message[s]?)" calcext:value-type="string">
            <text:p><text:s/>(\`blocktxn\` message[s]?)</text:p>
          </table:table-cell>
          <table:table-cell table:formula="of:=IF([.B4]&lt;&gt;&quot;&quot;;&quot; \[\1\](&quot;&amp;[.B4]&amp;&quot;#section-&quot;&amp;[.A4]&amp;&quot;)&quot;;&quot;&quot;)" office:value-type="string" office:string-value=" \[\1\](core-ref-p2p-network-data-messages#section-blocktxn)" calcext:value-type="string">
            <text:p><text:s/>\[\1\](core-ref-p2p-network-data-messages#section-blocktxn)</text:p>
          </table:table-cell>
          <table:table-cell table:number-columns-repeated="2"/>
          <table:table-cell table:formula="of:=IF([.E4]&lt;&gt;&quot;&quot;;&quot;-pe &quot;&quot;s~&quot;&amp;[.D4]&amp;&quot;~&quot;&amp;[.E4]&amp;&quot;~g;&quot;&quot; \&quot;;&quot;&quot;)" office:value-type="string" office:string-value="-pe &quot;s~ (\`blocktxn\` message[s]?)~ \[\1\](core-ref-p2p-network-data-messages#section-blocktxn)~g;&quot; \" calcext:value-type="string">
            <text:p>-pe "s~ (\`blocktxn\` message[s]?)~ \[\1\](core-ref-p2p-network-data-messages#section-blocktxn)~g;" \</text:p>
          </table:table-cell>
        </table:table-row>
        <table:table-row table:style-name="ro1">
          <table:table-cell office:value-type="string" calcext:value-type="string">
            <text:p>cmpctblock</text:p>
          </table:table-cell>
          <table:table-cell office:value-type="string" calcext:value-type="string">
            <text:p>core-ref-p2p-network-data-messages</text:p>
          </table:table-cell>
          <table:table-cell/>
          <table:table-cell table:formula="of:=IF([.A5]&lt;&gt;&quot;&quot;;&quot; (\`&quot;&amp;[.A5]&amp;&quot;\` message[s]?)&quot;;&quot;&quot;)" office:value-type="string" office:string-value=" (\`cmpctblock\` message[s]?)" calcext:value-type="string">
            <text:p><text:s/>(\`cmpctblock\` message[s]?)</text:p>
          </table:table-cell>
          <table:table-cell table:formula="of:=IF([.B5]&lt;&gt;&quot;&quot;;&quot; \[\1\](&quot;&amp;[.B5]&amp;&quot;#section-&quot;&amp;[.A5]&amp;&quot;)&quot;;&quot;&quot;)" office:value-type="string" office:string-value=" \[\1\](core-ref-p2p-network-data-messages#section-cmpctblock)" calcext:value-type="string">
            <text:p><text:s/>\[\1\](core-ref-p2p-network-data-messages#section-cmpctblock)</text:p>
          </table:table-cell>
          <table:table-cell table:number-columns-repeated="2"/>
          <table:table-cell table:formula="of:=IF([.E5]&lt;&gt;&quot;&quot;;&quot;-pe &quot;&quot;s~&quot;&amp;[.D5]&amp;&quot;~&quot;&amp;[.E5]&amp;&quot;~g;&quot;&quot; \&quot;;&quot;&quot;)" office:value-type="string" office:string-value="-pe &quot;s~ (\`cmpctblock\` message[s]?)~ \[\1\](core-ref-p2p-network-data-messages#section-cmpctblock)~g;&quot; \" calcext:value-type="string">
            <text:p>-pe "s~ (\`cmpctblock\` message[s]?)~ \[\1\](core-ref-p2p-network-data-messages#section-cmpctblock)~g;" \</text:p>
          </table:table-cell>
        </table:table-row>
        <table:table-row table:style-name="ro1">
          <table:table-cell office:value-type="string" calcext:value-type="string">
            <text:p>getblocks</text:p>
          </table:table-cell>
          <table:table-cell office:value-type="string" calcext:value-type="string">
            <text:p>core-ref-p2p-network-data-messages</text:p>
          </table:table-cell>
          <table:table-cell/>
          <table:table-cell table:formula="of:=IF([.A6]&lt;&gt;&quot;&quot;;&quot; (\`&quot;&amp;[.A6]&amp;&quot;\` message[s]?)&quot;;&quot;&quot;)" office:value-type="string" office:string-value=" (\`getblocks\` message[s]?)" calcext:value-type="string">
            <text:p><text:s/>(\`getblocks\` message[s]?)</text:p>
          </table:table-cell>
          <table:table-cell table:formula="of:=IF([.B6]&lt;&gt;&quot;&quot;;&quot; \[\1\](&quot;&amp;[.B6]&amp;&quot;#section-&quot;&amp;[.A6]&amp;&quot;)&quot;;&quot;&quot;)" office:value-type="string" office:string-value=" \[\1\](core-ref-p2p-network-data-messages#section-getblocks)" calcext:value-type="string">
            <text:p><text:s/>\[\1\](core-ref-p2p-network-data-messages#section-getblocks)</text:p>
          </table:table-cell>
          <table:table-cell table:number-columns-repeated="2"/>
          <table:table-cell table:formula="of:=IF([.E6]&lt;&gt;&quot;&quot;;&quot;-pe &quot;&quot;s~&quot;&amp;[.D6]&amp;&quot;~&quot;&amp;[.E6]&amp;&quot;~g;&quot;&quot; \&quot;;&quot;&quot;)" office:value-type="string" office:string-value="-pe &quot;s~ (\`getblocks\` message[s]?)~ \[\1\](core-ref-p2p-network-data-messages#section-getblocks)~g;&quot; \" calcext:value-type="string">
            <text:p>-pe "s~ (\`getblocks\` message[s]?)~ \[\1\](core-ref-p2p-network-data-messages#section-getblocks)~g;" \</text:p>
          </table:table-cell>
        </table:table-row>
        <table:table-row table:style-name="ro1">
          <table:table-cell office:value-type="string" calcext:value-type="string">
            <text:p>getblocktxn</text:p>
          </table:table-cell>
          <table:table-cell office:value-type="string" calcext:value-type="string">
            <text:p>core-ref-p2p-network-data-messages</text:p>
          </table:table-cell>
          <table:table-cell/>
          <table:table-cell table:formula="of:=IF([.A7]&lt;&gt;&quot;&quot;;&quot; (\`&quot;&amp;[.A7]&amp;&quot;\` message[s]?)&quot;;&quot;&quot;)" office:value-type="string" office:string-value=" (\`getblocktxn\` message[s]?)" calcext:value-type="string">
            <text:p><text:s/>(\`getblocktxn\` message[s]?)</text:p>
          </table:table-cell>
          <table:table-cell table:formula="of:=IF([.B7]&lt;&gt;&quot;&quot;;&quot; \[\1\](&quot;&amp;[.B7]&amp;&quot;#section-&quot;&amp;[.A7]&amp;&quot;)&quot;;&quot;&quot;)" office:value-type="string" office:string-value=" \[\1\](core-ref-p2p-network-data-messages#section-getblocktxn)" calcext:value-type="string">
            <text:p><text:s/>\[\1\](core-ref-p2p-network-data-messages#section-getblocktxn)</text:p>
          </table:table-cell>
          <table:table-cell table:number-columns-repeated="2"/>
          <table:table-cell table:formula="of:=IF([.E7]&lt;&gt;&quot;&quot;;&quot;-pe &quot;&quot;s~&quot;&amp;[.D7]&amp;&quot;~&quot;&amp;[.E7]&amp;&quot;~g;&quot;&quot; \&quot;;&quot;&quot;)" office:value-type="string" office:string-value="-pe &quot;s~ (\`getblocktxn\` message[s]?)~ \[\1\](core-ref-p2p-network-data-messages#section-getblocktxn)~g;&quot; \" calcext:value-type="string">
            <text:p>-pe "s~ (\`getblocktxn\` message[s]?)~ \[\1\](core-ref-p2p-network-data-messages#section-getblocktxn)~g;" \</text:p>
          </table:table-cell>
        </table:table-row>
        <table:table-row table:style-name="ro1">
          <table:table-cell office:value-type="string" calcext:value-type="string">
            <text:p>getdata</text:p>
          </table:table-cell>
          <table:table-cell office:value-type="string" calcext:value-type="string">
            <text:p>core-ref-p2p-network-data-messages</text:p>
          </table:table-cell>
          <table:table-cell/>
          <table:table-cell table:formula="of:=IF([.A8]&lt;&gt;&quot;&quot;;&quot; (\`&quot;&amp;[.A8]&amp;&quot;\` message[s]?)&quot;;&quot;&quot;)" office:value-type="string" office:string-value=" (\`getdata\` message[s]?)" calcext:value-type="string">
            <text:p><text:s/>(\`getdata\` message[s]?)</text:p>
          </table:table-cell>
          <table:table-cell table:formula="of:=IF([.B8]&lt;&gt;&quot;&quot;;&quot; \[\1\](&quot;&amp;[.B8]&amp;&quot;#section-&quot;&amp;[.A8]&amp;&quot;)&quot;;&quot;&quot;)" office:value-type="string" office:string-value=" \[\1\](core-ref-p2p-network-data-messages#section-getdata)" calcext:value-type="string">
            <text:p><text:s/>\[\1\](core-ref-p2p-network-data-messages#section-getdata)</text:p>
          </table:table-cell>
          <table:table-cell table:number-columns-repeated="2"/>
          <table:table-cell table:formula="of:=IF([.E8]&lt;&gt;&quot;&quot;;&quot;-pe &quot;&quot;s~&quot;&amp;[.D8]&amp;&quot;~&quot;&amp;[.E8]&amp;&quot;~g;&quot;&quot; \&quot;;&quot;&quot;)" office:value-type="string" office:string-value="-pe &quot;s~ (\`getdata\` message[s]?)~ \[\1\](core-ref-p2p-network-data-messages#section-getdata)~g;&quot; \" calcext:value-type="string">
            <text:p>-pe "s~ (\`getdata\` message[s]?)~ \[\1\](core-ref-p2p-network-data-messages#section-getdata)~g;" \</text:p>
          </table:table-cell>
        </table:table-row>
        <table:table-row table:style-name="ro1">
          <table:table-cell office:value-type="string" calcext:value-type="string">
            <text:p>getheaders</text:p>
          </table:table-cell>
          <table:table-cell office:value-type="string" calcext:value-type="string">
            <text:p>core-ref-p2p-network-data-messages</text:p>
          </table:table-cell>
          <table:table-cell/>
          <table:table-cell table:formula="of:=IF([.A9]&lt;&gt;&quot;&quot;;&quot; (\`&quot;&amp;[.A9]&amp;&quot;\` message[s]?)&quot;;&quot;&quot;)" office:value-type="string" office:string-value=" (\`getheaders\` message[s]?)" calcext:value-type="string">
            <text:p><text:s/>(\`getheaders\` message[s]?)</text:p>
          </table:table-cell>
          <table:table-cell table:formula="of:=IF([.B9]&lt;&gt;&quot;&quot;;&quot; \[\1\](&quot;&amp;[.B9]&amp;&quot;#section-&quot;&amp;[.A9]&amp;&quot;)&quot;;&quot;&quot;)" office:value-type="string" office:string-value=" \[\1\](core-ref-p2p-network-data-messages#section-getheaders)" calcext:value-type="string">
            <text:p><text:s/>\[\1\](core-ref-p2p-network-data-messages#section-getheaders)</text:p>
          </table:table-cell>
          <table:table-cell table:number-columns-repeated="2"/>
          <table:table-cell table:formula="of:=IF([.E9]&lt;&gt;&quot;&quot;;&quot;-pe &quot;&quot;s~&quot;&amp;[.D9]&amp;&quot;~&quot;&amp;[.E9]&amp;&quot;~g;&quot;&quot; \&quot;;&quot;&quot;)" office:value-type="string" office:string-value="-pe &quot;s~ (\`getheaders\` message[s]?)~ \[\1\](core-ref-p2p-network-data-messages#section-getheaders)~g;&quot; \" calcext:value-type="string">
            <text:p>-pe "s~ (\`getheaders\` message[s]?)~ \[\1\](core-ref-p2p-network-data-messages#section-getheaders)~g;" \</text:p>
          </table:table-cell>
        </table:table-row>
        <table:table-row table:style-name="ro1">
          <table:table-cell office:value-type="string" calcext:value-type="string">
            <text:p>getmnlistd</text:p>
          </table:table-cell>
          <table:table-cell office:value-type="string" calcext:value-type="string">
            <text:p>core-ref-p2p-network-data-messages</text:p>
          </table:table-cell>
          <table:table-cell/>
          <table:table-cell table:formula="of:=IF([.A10]&lt;&gt;&quot;&quot;;&quot; (\`&quot;&amp;[.A10]&amp;&quot;\` message[s]?)&quot;;&quot;&quot;)" office:value-type="string" office:string-value=" (\`getmnlistd\` message[s]?)" calcext:value-type="string">
            <text:p><text:s/>(\`getmnlistd\` message[s]?)</text:p>
          </table:table-cell>
          <table:table-cell table:formula="of:=IF([.B10]&lt;&gt;&quot;&quot;;&quot; \[\1\](&quot;&amp;[.B10]&amp;&quot;#section-&quot;&amp;[.A10]&amp;&quot;)&quot;;&quot;&quot;)" office:value-type="string" office:string-value=" \[\1\](core-ref-p2p-network-data-messages#section-getmnlistd)" calcext:value-type="string">
            <text:p><text:s/>\[\1\](core-ref-p2p-network-data-messages#section-getmnlistd)</text:p>
          </table:table-cell>
          <table:table-cell table:number-columns-repeated="2"/>
          <table:table-cell table:formula="of:=IF([.E10]&lt;&gt;&quot;&quot;;&quot;-pe &quot;&quot;s~&quot;&amp;[.D10]&amp;&quot;~&quot;&amp;[.E10]&amp;&quot;~g;&quot;&quot; \&quot;;&quot;&quot;)" office:value-type="string" office:string-value="-pe &quot;s~ (\`getmnlistd\` message[s]?)~ \[\1\](core-ref-p2p-network-data-messages#section-getmnlistd)~g;&quot; \" calcext:value-type="string">
            <text:p>-pe "s~ (\`getmnlistd\` message[s]?)~ \[\1\](core-ref-p2p-network-data-messages#section-getmnlistd)~g;" \</text:p>
          </table:table-cell>
        </table:table-row>
        <table:table-row table:style-name="ro1">
          <table:table-cell office:value-type="string" calcext:value-type="string">
            <text:p>headers</text:p>
          </table:table-cell>
          <table:table-cell office:value-type="string" calcext:value-type="string">
            <text:p>core-ref-p2p-network-data-messages</text:p>
          </table:table-cell>
          <table:table-cell/>
          <table:table-cell table:formula="of:=IF([.A11]&lt;&gt;&quot;&quot;;&quot; (\`&quot;&amp;[.A11]&amp;&quot;\` message[s]?)&quot;;&quot;&quot;)" office:value-type="string" office:string-value=" (\`headers\` message[s]?)" calcext:value-type="string">
            <text:p><text:s/>(\`headers\` message[s]?)</text:p>
          </table:table-cell>
          <table:table-cell table:formula="of:=IF([.B11]&lt;&gt;&quot;&quot;;&quot; \[\1\](&quot;&amp;[.B11]&amp;&quot;#section-&quot;&amp;[.A11]&amp;&quot;)&quot;;&quot;&quot;)" office:value-type="string" office:string-value=" \[\1\](core-ref-p2p-network-data-messages#section-headers)" calcext:value-type="string">
            <text:p><text:s/>\[\1\](core-ref-p2p-network-data-messages#section-headers)</text:p>
          </table:table-cell>
          <table:table-cell table:number-columns-repeated="2"/>
          <table:table-cell table:formula="of:=IF([.E11]&lt;&gt;&quot;&quot;;&quot;-pe &quot;&quot;s~&quot;&amp;[.D11]&amp;&quot;~&quot;&amp;[.E11]&amp;&quot;~g;&quot;&quot; \&quot;;&quot;&quot;)" office:value-type="string" office:string-value="-pe &quot;s~ (\`headers\` message[s]?)~ \[\1\](core-ref-p2p-network-data-messages#section-headers)~g;&quot; \" calcext:value-type="string">
            <text:p>-pe "s~ (\`headers\` message[s]?)~ \[\1\](core-ref-p2p-network-data-messages#section-headers)~g;" \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string" calcext:value-type="string">
            <text:p>core-ref-p2p-network-data-messages</text:p>
          </table:table-cell>
          <table:table-cell/>
          <table:table-cell table:formula="of:=IF([.A12]&lt;&gt;&quot;&quot;;&quot; (\`&quot;&amp;[.A12]&amp;&quot;\` message[s]?)&quot;;&quot;&quot;)" office:value-type="string" office:string-value=" (\`inv\` message[s]?)" calcext:value-type="string">
            <text:p><text:s/>(\`inv\` message[s]?)</text:p>
          </table:table-cell>
          <table:table-cell table:formula="of:=IF([.B12]&lt;&gt;&quot;&quot;;&quot; \[\1\](&quot;&amp;[.B12]&amp;&quot;#section-&quot;&amp;[.A12]&amp;&quot;)&quot;;&quot;&quot;)" office:value-type="string" office:string-value=" \[\1\](core-ref-p2p-network-data-messages#section-inv)" calcext:value-type="string">
            <text:p><text:s/>\[\1\](core-ref-p2p-network-data-messages#section-inv)</text:p>
          </table:table-cell>
          <table:table-cell table:number-columns-repeated="2"/>
          <table:table-cell table:formula="of:=IF([.E12]&lt;&gt;&quot;&quot;;&quot;-pe &quot;&quot;s~&quot;&amp;[.D12]&amp;&quot;~&quot;&amp;[.E12]&amp;&quot;~g;&quot;&quot; \&quot;;&quot;&quot;)" office:value-type="string" office:string-value="-pe &quot;s~ (\`inv\` message[s]?)~ \[\1\](core-ref-p2p-network-data-messages#section-inv)~g;&quot; \" calcext:value-type="string">
            <text:p>-pe "s~ (\`inv\` message[s]?)~ \[\1\](core-ref-p2p-network-data-messages#section-inv)~g;" \</text:p>
          </table:table-cell>
        </table:table-row>
        <table:table-row table:style-name="ro1">
          <table:table-cell office:value-type="string" calcext:value-type="string">
            <text:p>mempool</text:p>
          </table:table-cell>
          <table:table-cell office:value-type="string" calcext:value-type="string">
            <text:p>core-ref-p2p-network-data-messages</text:p>
          </table:table-cell>
          <table:table-cell/>
          <table:table-cell table:formula="of:=IF([.A13]&lt;&gt;&quot;&quot;;&quot; (\`&quot;&amp;[.A13]&amp;&quot;\` message[s]?)&quot;;&quot;&quot;)" office:value-type="string" office:string-value=" (\`mempool\` message[s]?)" calcext:value-type="string">
            <text:p><text:s/>(\`mempool\` message[s]?)</text:p>
          </table:table-cell>
          <table:table-cell table:formula="of:=IF([.B13]&lt;&gt;&quot;&quot;;&quot; \[\1\](&quot;&amp;[.B13]&amp;&quot;#section-&quot;&amp;[.A13]&amp;&quot;)&quot;;&quot;&quot;)" office:value-type="string" office:string-value=" \[\1\](core-ref-p2p-network-data-messages#section-mempool)" calcext:value-type="string">
            <text:p><text:s/>\[\1\](core-ref-p2p-network-data-messages#section-mempool)</text:p>
          </table:table-cell>
          <table:table-cell table:number-columns-repeated="2"/>
          <table:table-cell table:formula="of:=IF([.E13]&lt;&gt;&quot;&quot;;&quot;-pe &quot;&quot;s~&quot;&amp;[.D13]&amp;&quot;~&quot;&amp;[.E13]&amp;&quot;~g;&quot;&quot; \&quot;;&quot;&quot;)" office:value-type="string" office:string-value="-pe &quot;s~ (\`mempool\` message[s]?)~ \[\1\](core-ref-p2p-network-data-messages#section-mempool)~g;&quot; \" calcext:value-type="string">
            <text:p>-pe "s~ (\`mempool\` message[s]?)~ \[\1\](core-ref-p2p-network-data-messages#section-mempool)~g;" \</text:p>
          </table:table-cell>
        </table:table-row>
        <table:table-row table:style-name="ro1">
          <table:table-cell office:value-type="string" calcext:value-type="string">
            <text:p>merkleblock</text:p>
          </table:table-cell>
          <table:table-cell office:value-type="string" calcext:value-type="string">
            <text:p>core-ref-p2p-network-data-messages</text:p>
          </table:table-cell>
          <table:table-cell/>
          <table:table-cell table:formula="of:=IF([.A14]&lt;&gt;&quot;&quot;;&quot; (\`&quot;&amp;[.A14]&amp;&quot;\` message[s]?)&quot;;&quot;&quot;)" office:value-type="string" office:string-value=" (\`merkleblock\` message[s]?)" calcext:value-type="string">
            <text:p><text:s/>(\`merkleblock\` message[s]?)</text:p>
          </table:table-cell>
          <table:table-cell table:formula="of:=IF([.B14]&lt;&gt;&quot;&quot;;&quot; \[\1\](&quot;&amp;[.B14]&amp;&quot;#section-&quot;&amp;[.A14]&amp;&quot;)&quot;;&quot;&quot;)" office:value-type="string" office:string-value=" \[\1\](core-ref-p2p-network-data-messages#section-merkleblock)" calcext:value-type="string">
            <text:p><text:s/>\[\1\](core-ref-p2p-network-data-messages#section-merkleblock)</text:p>
          </table:table-cell>
          <table:table-cell table:number-columns-repeated="2"/>
          <table:table-cell table:formula="of:=IF([.E14]&lt;&gt;&quot;&quot;;&quot;-pe &quot;&quot;s~&quot;&amp;[.D14]&amp;&quot;~&quot;&amp;[.E14]&amp;&quot;~g;&quot;&quot; \&quot;;&quot;&quot;)" office:value-type="string" office:string-value="-pe &quot;s~ (\`merkleblock\` message[s]?)~ \[\1\](core-ref-p2p-network-data-messages#section-merkleblock)~g;&quot; \" calcext:value-type="string">
            <text:p>-pe "s~ (\`merkleblock\` message[s]?)~ \[\1\](core-ref-p2p-network-data-messages#section-merkleblock)~g;" \</text:p>
          </table:table-cell>
        </table:table-row>
        <table:table-row table:style-name="ro1">
          <table:table-cell office:value-type="string" calcext:value-type="string">
            <text:p>mnlistdiff</text:p>
          </table:table-cell>
          <table:table-cell office:value-type="string" calcext:value-type="string">
            <text:p>core-ref-p2p-network-data-messages</text:p>
          </table:table-cell>
          <table:table-cell/>
          <table:table-cell table:formula="of:=IF([.A15]&lt;&gt;&quot;&quot;;&quot; (\`&quot;&amp;[.A15]&amp;&quot;\` message[s]?)&quot;;&quot;&quot;)" office:value-type="string" office:string-value=" (\`mnlistdiff\` message[s]?)" calcext:value-type="string">
            <text:p><text:s/>(\`mnlistdiff\` message[s]?)</text:p>
          </table:table-cell>
          <table:table-cell table:formula="of:=IF([.B15]&lt;&gt;&quot;&quot;;&quot; \[\1\](&quot;&amp;[.B15]&amp;&quot;#section-&quot;&amp;[.A15]&amp;&quot;)&quot;;&quot;&quot;)" office:value-type="string" office:string-value=" \[\1\](core-ref-p2p-network-data-messages#section-mnlistdiff)" calcext:value-type="string">
            <text:p><text:s/>\[\1\](core-ref-p2p-network-data-messages#section-mnlistdiff)</text:p>
          </table:table-cell>
          <table:table-cell table:number-columns-repeated="2"/>
          <table:table-cell table:formula="of:=IF([.E15]&lt;&gt;&quot;&quot;;&quot;-pe &quot;&quot;s~&quot;&amp;[.D15]&amp;&quot;~&quot;&amp;[.E15]&amp;&quot;~g;&quot;&quot; \&quot;;&quot;&quot;)" office:value-type="string" office:string-value="-pe &quot;s~ (\`mnlistdiff\` message[s]?)~ \[\1\](core-ref-p2p-network-data-messages#section-mnlistdiff)~g;&quot; \" calcext:value-type="string">
            <text:p>-pe "s~ (\`mnlistdiff\` message[s]?)~ \[\1\](core-ref-p2p-network-data-messages#section-mnlistdiff)~g;" \</text:p>
          </table:table-cell>
        </table:table-row>
        <table:table-row table:style-name="ro1">
          <table:table-cell office:value-type="string" calcext:value-type="string">
            <text:p>notfound</text:p>
          </table:table-cell>
          <table:table-cell office:value-type="string" calcext:value-type="string">
            <text:p>core-ref-p2p-network-data-messages</text:p>
          </table:table-cell>
          <table:table-cell/>
          <table:table-cell table:formula="of:=IF([.A16]&lt;&gt;&quot;&quot;;&quot; (\`&quot;&amp;[.A16]&amp;&quot;\` message[s]?)&quot;;&quot;&quot;)" office:value-type="string" office:string-value=" (\`notfound\` message[s]?)" calcext:value-type="string">
            <text:p><text:s/>(\`notfound\` message[s]?)</text:p>
          </table:table-cell>
          <table:table-cell table:formula="of:=IF([.B16]&lt;&gt;&quot;&quot;;&quot; \[\1\](&quot;&amp;[.B16]&amp;&quot;#section-&quot;&amp;[.A16]&amp;&quot;)&quot;;&quot;&quot;)" office:value-type="string" office:string-value=" \[\1\](core-ref-p2p-network-data-messages#section-notfound)" calcext:value-type="string">
            <text:p><text:s/>\[\1\](core-ref-p2p-network-data-messages#section-notfound)</text:p>
          </table:table-cell>
          <table:table-cell table:number-columns-repeated="2"/>
          <table:table-cell table:formula="of:=IF([.E16]&lt;&gt;&quot;&quot;;&quot;-pe &quot;&quot;s~&quot;&amp;[.D16]&amp;&quot;~&quot;&amp;[.E16]&amp;&quot;~g;&quot;&quot; \&quot;;&quot;&quot;)" office:value-type="string" office:string-value="-pe &quot;s~ (\`notfound\` message[s]?)~ \[\1\](core-ref-p2p-network-data-messages#section-notfound)~g;&quot; \" calcext:value-type="string">
            <text:p>-pe "s~ (\`notfound\` message[s]?)~ \[\1\](core-ref-p2p-network-data-messages#section-notfound)~g;" \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core-ref-p2p-network-data-messages</text:p>
          </table:table-cell>
          <table:table-cell/>
          <table:table-cell table:formula="of:=IF([.A17]&lt;&gt;&quot;&quot;;&quot; (\`&quot;&amp;[.A17]&amp;&quot;\` message[s]?)&quot;;&quot;&quot;)" office:value-type="string" office:string-value=" (\`tx\` message[s]?)" calcext:value-type="string">
            <text:p><text:s/>(\`tx\` message[s]?)</text:p>
          </table:table-cell>
          <table:table-cell table:formula="of:=IF([.B17]&lt;&gt;&quot;&quot;;&quot; \[\1\](&quot;&amp;[.B17]&amp;&quot;#section-&quot;&amp;[.A17]&amp;&quot;)&quot;;&quot;&quot;)" office:value-type="string" office:string-value=" \[\1\](core-ref-p2p-network-data-messages#section-tx)" calcext:value-type="string">
            <text:p><text:s/>\[\1\](core-ref-p2p-network-data-messages#section-tx)</text:p>
          </table:table-cell>
          <table:table-cell table:number-columns-repeated="2"/>
          <table:table-cell table:formula="of:=IF([.E17]&lt;&gt;&quot;&quot;;&quot;-pe &quot;&quot;s~&quot;&amp;[.D17]&amp;&quot;~&quot;&amp;[.E17]&amp;&quot;~g;&quot;&quot; \&quot;;&quot;&quot;)" office:value-type="string" office:string-value="-pe &quot;s~ (\`tx\` message[s]?)~ \[\1\](core-ref-p2p-network-data-messages#section-tx)~g;&quot; \" calcext:value-type="string">
            <text:p>-pe "s~ (\`tx\` message[s]?)~ \[\1\](core-ref-p2p-network-data-messages#section-tx)~g;" \</text:p>
          </table:table-cell>
        </table:table-row>
        <table:table-row table:style-name="ro1">
          <table:table-cell office:value-type="string" calcext:value-type="string">
            <text:p>addr</text:p>
          </table:table-cell>
          <table:table-cell office:value-type="string" calcext:value-type="string">
            <text:p>core-ref-p2p-network-control-messages</text:p>
          </table:table-cell>
          <table:table-cell/>
          <table:table-cell table:formula="of:=IF([.A18]&lt;&gt;&quot;&quot;;&quot; (\`&quot;&amp;[.A18]&amp;&quot;\` message[s]?)&quot;;&quot;&quot;)" office:value-type="string" office:string-value=" (\`addr\` message[s]?)" calcext:value-type="string">
            <text:p><text:s/>(\`addr\` message[s]?)</text:p>
          </table:table-cell>
          <table:table-cell table:formula="of:=IF([.B18]&lt;&gt;&quot;&quot;;&quot; \[\1\](&quot;&amp;[.B18]&amp;&quot;#section-&quot;&amp;[.A18]&amp;&quot;)&quot;;&quot;&quot;)" office:value-type="string" office:string-value=" \[\1\](core-ref-p2p-network-control-messages#section-addr)" calcext:value-type="string">
            <text:p><text:s/>\[\1\](core-ref-p2p-network-control-messages#section-addr)</text:p>
          </table:table-cell>
          <table:table-cell table:number-columns-repeated="2"/>
          <table:table-cell table:formula="of:=IF([.E18]&lt;&gt;&quot;&quot;;&quot;-pe &quot;&quot;s~&quot;&amp;[.D18]&amp;&quot;~&quot;&amp;[.E18]&amp;&quot;~g;&quot;&quot; \&quot;;&quot;&quot;)" office:value-type="string" office:string-value="-pe &quot;s~ (\`addr\` message[s]?)~ \[\1\](core-ref-p2p-network-control-messages#section-addr)~g;&quot; \" calcext:value-type="string">
            <text:p>-pe "s~ (\`addr\` message[s]?)~ \[\1\](core-ref-p2p-network-control-messages#section-addr)~g;" \</text:p>
          </table:table-cell>
        </table:table-row>
        <table:table-row table:style-name="ro1">
          <table:table-cell office:value-type="string" calcext:value-type="string">
            <text:p>filteradd</text:p>
          </table:table-cell>
          <table:table-cell office:value-type="string" calcext:value-type="string">
            <text:p>core-ref-p2p-network-control-messages</text:p>
          </table:table-cell>
          <table:table-cell/>
          <table:table-cell table:formula="of:=IF([.A19]&lt;&gt;&quot;&quot;;&quot; (\`&quot;&amp;[.A19]&amp;&quot;\` message[s]?)&quot;;&quot;&quot;)" office:value-type="string" office:string-value=" (\`filteradd\` message[s]?)" calcext:value-type="string">
            <text:p><text:s/>(\`filteradd\` message[s]?)</text:p>
          </table:table-cell>
          <table:table-cell table:formula="of:=IF([.B19]&lt;&gt;&quot;&quot;;&quot; \[\1\](&quot;&amp;[.B19]&amp;&quot;#section-&quot;&amp;[.A19]&amp;&quot;)&quot;;&quot;&quot;)" office:value-type="string" office:string-value=" \[\1\](core-ref-p2p-network-control-messages#section-filteradd)" calcext:value-type="string">
            <text:p><text:s/>\[\1\](core-ref-p2p-network-control-messages#section-filteradd)</text:p>
          </table:table-cell>
          <table:table-cell table:number-columns-repeated="2"/>
          <table:table-cell table:formula="of:=IF([.E19]&lt;&gt;&quot;&quot;;&quot;-pe &quot;&quot;s~&quot;&amp;[.D19]&amp;&quot;~&quot;&amp;[.E19]&amp;&quot;~g;&quot;&quot; \&quot;;&quot;&quot;)" office:value-type="string" office:string-value="-pe &quot;s~ (\`filteradd\` message[s]?)~ \[\1\](core-ref-p2p-network-control-messages#section-filteradd)~g;&quot; \" calcext:value-type="string">
            <text:p>-pe "s~ (\`filteradd\` message[s]?)~ \[\1\](core-ref-p2p-network-control-messages#section-filteradd)~g;" \</text:p>
          </table:table-cell>
        </table:table-row>
        <table:table-row table:style-name="ro1">
          <table:table-cell office:value-type="string" calcext:value-type="string">
            <text:p>filterclear</text:p>
          </table:table-cell>
          <table:table-cell office:value-type="string" calcext:value-type="string">
            <text:p>core-ref-p2p-network-control-messages</text:p>
          </table:table-cell>
          <table:table-cell/>
          <table:table-cell table:formula="of:=IF([.A20]&lt;&gt;&quot;&quot;;&quot; (\`&quot;&amp;[.A20]&amp;&quot;\` message[s]?)&quot;;&quot;&quot;)" office:value-type="string" office:string-value=" (\`filterclear\` message[s]?)" calcext:value-type="string">
            <text:p><text:s/>(\`filterclear\` message[s]?)</text:p>
          </table:table-cell>
          <table:table-cell table:formula="of:=IF([.B20]&lt;&gt;&quot;&quot;;&quot; \[\1\](&quot;&amp;[.B20]&amp;&quot;#section-&quot;&amp;[.A20]&amp;&quot;)&quot;;&quot;&quot;)" office:value-type="string" office:string-value=" \[\1\](core-ref-p2p-network-control-messages#section-filterclear)" calcext:value-type="string">
            <text:p><text:s/>\[\1\](core-ref-p2p-network-control-messages#section-filterclear)</text:p>
          </table:table-cell>
          <table:table-cell table:number-columns-repeated="2"/>
          <table:table-cell table:formula="of:=IF([.E20]&lt;&gt;&quot;&quot;;&quot;-pe &quot;&quot;s~&quot;&amp;[.D20]&amp;&quot;~&quot;&amp;[.E20]&amp;&quot;~g;&quot;&quot; \&quot;;&quot;&quot;)" office:value-type="string" office:string-value="-pe &quot;s~ (\`filterclear\` message[s]?)~ \[\1\](core-ref-p2p-network-control-messages#section-filterclear)~g;&quot; \" calcext:value-type="string">
            <text:p>-pe "s~ (\`filterclear\` message[s]?)~ \[\1\](core-ref-p2p-network-control-messages#section-filterclear)~g;" \</text:p>
          </table:table-cell>
        </table:table-row>
        <table:table-row table:style-name="ro1">
          <table:table-cell office:value-type="string" calcext:value-type="string">
            <text:p>filterload</text:p>
          </table:table-cell>
          <table:table-cell office:value-type="string" calcext:value-type="string">
            <text:p>core-ref-p2p-network-control-messages</text:p>
          </table:table-cell>
          <table:table-cell/>
          <table:table-cell table:formula="of:=IF([.A21]&lt;&gt;&quot;&quot;;&quot; (\`&quot;&amp;[.A21]&amp;&quot;\` message[s]?)&quot;;&quot;&quot;)" office:value-type="string" office:string-value=" (\`filterload\` message[s]?)" calcext:value-type="string">
            <text:p><text:s/>(\`filterload\` message[s]?)</text:p>
          </table:table-cell>
          <table:table-cell table:formula="of:=IF([.B21]&lt;&gt;&quot;&quot;;&quot; \[\1\](&quot;&amp;[.B21]&amp;&quot;#section-&quot;&amp;[.A21]&amp;&quot;)&quot;;&quot;&quot;)" office:value-type="string" office:string-value=" \[\1\](core-ref-p2p-network-control-messages#section-filterload)" calcext:value-type="string">
            <text:p><text:s/>\[\1\](core-ref-p2p-network-control-messages#section-filterload)</text:p>
          </table:table-cell>
          <table:table-cell table:number-columns-repeated="2"/>
          <table:table-cell table:formula="of:=IF([.E21]&lt;&gt;&quot;&quot;;&quot;-pe &quot;&quot;s~&quot;&amp;[.D21]&amp;&quot;~&quot;&amp;[.E21]&amp;&quot;~g;&quot;&quot; \&quot;;&quot;&quot;)" office:value-type="string" office:string-value="-pe &quot;s~ (\`filterload\` message[s]?)~ \[\1\](core-ref-p2p-network-control-messages#section-filterload)~g;&quot; \" calcext:value-type="string">
            <text:p>-pe "s~ (\`filterload\` message[s]?)~ \[\1\](core-ref-p2p-network-control-messages#section-filterload)~g;" \</text:p>
          </table:table-cell>
        </table:table-row>
        <table:table-row table:style-name="ro1">
          <table:table-cell office:value-type="string" calcext:value-type="string">
            <text:p>getaddr</text:p>
          </table:table-cell>
          <table:table-cell office:value-type="string" calcext:value-type="string">
            <text:p>core-ref-p2p-network-control-messages</text:p>
          </table:table-cell>
          <table:table-cell/>
          <table:table-cell table:formula="of:=IF([.A22]&lt;&gt;&quot;&quot;;&quot; (\`&quot;&amp;[.A22]&amp;&quot;\` message[s]?)&quot;;&quot;&quot;)" office:value-type="string" office:string-value=" (\`getaddr\` message[s]?)" calcext:value-type="string">
            <text:p><text:s/>(\`getaddr\` message[s]?)</text:p>
          </table:table-cell>
          <table:table-cell table:formula="of:=IF([.B22]&lt;&gt;&quot;&quot;;&quot; \[\1\](&quot;&amp;[.B22]&amp;&quot;#section-&quot;&amp;[.A22]&amp;&quot;)&quot;;&quot;&quot;)" office:value-type="string" office:string-value=" \[\1\](core-ref-p2p-network-control-messages#section-getaddr)" calcext:value-type="string">
            <text:p><text:s/>\[\1\](core-ref-p2p-network-control-messages#section-getaddr)</text:p>
          </table:table-cell>
          <table:table-cell table:number-columns-repeated="2"/>
          <table:table-cell table:formula="of:=IF([.E22]&lt;&gt;&quot;&quot;;&quot;-pe &quot;&quot;s~&quot;&amp;[.D22]&amp;&quot;~&quot;&amp;[.E22]&amp;&quot;~g;&quot;&quot; \&quot;;&quot;&quot;)" office:value-type="string" office:string-value="-pe &quot;s~ (\`getaddr\` message[s]?)~ \[\1\](core-ref-p2p-network-control-messages#section-getaddr)~g;&quot; \" calcext:value-type="string">
            <text:p>-pe "s~ (\`getaddr\` message[s]?)~ \[\1\](core-ref-p2p-network-control-messages#section-getaddr)~g;" \</text:p>
          </table:table-cell>
        </table:table-row>
        <table:table-row table:style-name="ro1">
          <table:table-cell office:value-type="string" calcext:value-type="string">
            <text:p>getsporks</text:p>
          </table:table-cell>
          <table:table-cell office:value-type="string" calcext:value-type="string">
            <text:p>core-ref-p2p-network-control-messages</text:p>
          </table:table-cell>
          <table:table-cell/>
          <table:table-cell table:formula="of:=IF([.A23]&lt;&gt;&quot;&quot;;&quot; (\`&quot;&amp;[.A23]&amp;&quot;\` message[s]?)&quot;;&quot;&quot;)" office:value-type="string" office:string-value=" (\`getsporks\` message[s]?)" calcext:value-type="string">
            <text:p><text:s/>(\`getsporks\` message[s]?)</text:p>
          </table:table-cell>
          <table:table-cell table:formula="of:=IF([.B23]&lt;&gt;&quot;&quot;;&quot; \[\1\](&quot;&amp;[.B23]&amp;&quot;#section-&quot;&amp;[.A23]&amp;&quot;)&quot;;&quot;&quot;)" office:value-type="string" office:string-value=" \[\1\](core-ref-p2p-network-control-messages#section-getsporks)" calcext:value-type="string">
            <text:p><text:s/>\[\1\](core-ref-p2p-network-control-messages#section-getsporks)</text:p>
          </table:table-cell>
          <table:table-cell table:number-columns-repeated="2"/>
          <table:table-cell table:formula="of:=IF([.E23]&lt;&gt;&quot;&quot;;&quot;-pe &quot;&quot;s~&quot;&amp;[.D23]&amp;&quot;~&quot;&amp;[.E23]&amp;&quot;~g;&quot;&quot; \&quot;;&quot;&quot;)" office:value-type="string" office:string-value="-pe &quot;s~ (\`getsporks\` message[s]?)~ \[\1\](core-ref-p2p-network-control-messages#section-getsporks)~g;&quot; \" calcext:value-type="string">
            <text:p>-pe "s~ (\`getsporks\` message[s]?)~ \[\1\](core-ref-p2p-network-control-messages#section-getsporks)~g;" \</text:p>
          </table:table-cell>
        </table:table-row>
        <table:table-row table:style-name="ro1">
          <table:table-cell office:value-type="string" calcext:value-type="string">
            <text:p>ping</text:p>
          </table:table-cell>
          <table:table-cell office:value-type="string" calcext:value-type="string">
            <text:p>core-ref-p2p-network-control-messages</text:p>
          </table:table-cell>
          <table:table-cell/>
          <table:table-cell table:formula="of:=IF([.A24]&lt;&gt;&quot;&quot;;&quot; (\`&quot;&amp;[.A24]&amp;&quot;\` message[s]?)&quot;;&quot;&quot;)" office:value-type="string" office:string-value=" (\`ping\` message[s]?)" calcext:value-type="string">
            <text:p><text:s/>(\`ping\` message[s]?)</text:p>
          </table:table-cell>
          <table:table-cell table:formula="of:=IF([.B24]&lt;&gt;&quot;&quot;;&quot; \[\1\](&quot;&amp;[.B24]&amp;&quot;#section-&quot;&amp;[.A24]&amp;&quot;)&quot;;&quot;&quot;)" office:value-type="string" office:string-value=" \[\1\](core-ref-p2p-network-control-messages#section-ping)" calcext:value-type="string">
            <text:p><text:s/>\[\1\](core-ref-p2p-network-control-messages#section-ping)</text:p>
          </table:table-cell>
          <table:table-cell table:number-columns-repeated="2"/>
          <table:table-cell table:formula="of:=IF([.E24]&lt;&gt;&quot;&quot;;&quot;-pe &quot;&quot;s~&quot;&amp;[.D24]&amp;&quot;~&quot;&amp;[.E24]&amp;&quot;~g;&quot;&quot; \&quot;;&quot;&quot;)" office:value-type="string" office:string-value="-pe &quot;s~ (\`ping\` message[s]?)~ \[\1\](core-ref-p2p-network-control-messages#section-ping)~g;&quot; \" calcext:value-type="string">
            <text:p>-pe "s~ (\`ping\` message[s]?)~ \[\1\](core-ref-p2p-network-control-messages#section-ping)~g;" \</text:p>
          </table:table-cell>
        </table:table-row>
        <table:table-row table:style-name="ro1">
          <table:table-cell office:value-type="string" calcext:value-type="string">
            <text:p>pong</text:p>
          </table:table-cell>
          <table:table-cell office:value-type="string" calcext:value-type="string">
            <text:p>core-ref-p2p-network-control-messages</text:p>
          </table:table-cell>
          <table:table-cell/>
          <table:table-cell table:formula="of:=IF([.A25]&lt;&gt;&quot;&quot;;&quot; (\`&quot;&amp;[.A25]&amp;&quot;\` message[s]?)&quot;;&quot;&quot;)" office:value-type="string" office:string-value=" (\`pong\` message[s]?)" calcext:value-type="string">
            <text:p><text:s/>(\`pong\` message[s]?)</text:p>
          </table:table-cell>
          <table:table-cell table:formula="of:=IF([.B25]&lt;&gt;&quot;&quot;;&quot; \[\1\](&quot;&amp;[.B25]&amp;&quot;#section-&quot;&amp;[.A25]&amp;&quot;)&quot;;&quot;&quot;)" office:value-type="string" office:string-value=" \[\1\](core-ref-p2p-network-control-messages#section-pong)" calcext:value-type="string">
            <text:p><text:s/>\[\1\](core-ref-p2p-network-control-messages#section-pong)</text:p>
          </table:table-cell>
          <table:table-cell table:number-columns-repeated="2"/>
          <table:table-cell table:formula="of:=IF([.E25]&lt;&gt;&quot;&quot;;&quot;-pe &quot;&quot;s~&quot;&amp;[.D25]&amp;&quot;~&quot;&amp;[.E25]&amp;&quot;~g;&quot;&quot; \&quot;;&quot;&quot;)" office:value-type="string" office:string-value="-pe &quot;s~ (\`pong\` message[s]?)~ \[\1\](core-ref-p2p-network-control-messages#section-pong)~g;&quot; \" calcext:value-type="string">
            <text:p>-pe "s~ (\`pong\` message[s]?)~ \[\1\](core-ref-p2p-network-control-messages#section-pong)~g;" \</text:p>
          </table:table-cell>
        </table:table-row>
        <table:table-row table:style-name="ro1">
          <table:table-cell office:value-type="string" calcext:value-type="string">
            <text:p>reject</text:p>
          </table:table-cell>
          <table:table-cell office:value-type="string" calcext:value-type="string">
            <text:p>core-ref-p2p-network-control-messages</text:p>
          </table:table-cell>
          <table:table-cell/>
          <table:table-cell table:formula="of:=IF([.A26]&lt;&gt;&quot;&quot;;&quot; (\`&quot;&amp;[.A26]&amp;&quot;\` message[s]?)&quot;;&quot;&quot;)" office:value-type="string" office:string-value=" (\`reject\` message[s]?)" calcext:value-type="string">
            <text:p><text:s/>(\`reject\` message[s]?)</text:p>
          </table:table-cell>
          <table:table-cell table:formula="of:=IF([.B26]&lt;&gt;&quot;&quot;;&quot; \[\1\](&quot;&amp;[.B26]&amp;&quot;#section-&quot;&amp;[.A26]&amp;&quot;)&quot;;&quot;&quot;)" office:value-type="string" office:string-value=" \[\1\](core-ref-p2p-network-control-messages#section-reject)" calcext:value-type="string">
            <text:p><text:s/>\[\1\](core-ref-p2p-network-control-messages#section-reject)</text:p>
          </table:table-cell>
          <table:table-cell table:number-columns-repeated="2"/>
          <table:table-cell table:formula="of:=IF([.E26]&lt;&gt;&quot;&quot;;&quot;-pe &quot;&quot;s~&quot;&amp;[.D26]&amp;&quot;~&quot;&amp;[.E26]&amp;&quot;~g;&quot;&quot; \&quot;;&quot;&quot;)" office:value-type="string" office:string-value="-pe &quot;s~ (\`reject\` message[s]?)~ \[\1\](core-ref-p2p-network-control-messages#section-reject)~g;&quot; \" calcext:value-type="string">
            <text:p>-pe "s~ (\`reject\` message[s]?)~ \[\1\](core-ref-p2p-network-control-messages#section-reject)~g;" \</text:p>
          </table:table-cell>
        </table:table-row>
        <table:table-row table:style-name="ro1">
          <table:table-cell office:value-type="string" calcext:value-type="string">
            <text:p>sendcmpct</text:p>
          </table:table-cell>
          <table:table-cell office:value-type="string" calcext:value-type="string">
            <text:p>core-ref-p2p-network-control-messages</text:p>
          </table:table-cell>
          <table:table-cell/>
          <table:table-cell table:formula="of:=IF([.A27]&lt;&gt;&quot;&quot;;&quot; (\`&quot;&amp;[.A27]&amp;&quot;\` message[s]?)&quot;;&quot;&quot;)" office:value-type="string" office:string-value=" (\`sendcmpct\` message[s]?)" calcext:value-type="string">
            <text:p><text:s/>(\`sendcmpct\` message[s]?)</text:p>
          </table:table-cell>
          <table:table-cell table:formula="of:=IF([.B27]&lt;&gt;&quot;&quot;;&quot; \[\1\](&quot;&amp;[.B27]&amp;&quot;#section-&quot;&amp;[.A27]&amp;&quot;)&quot;;&quot;&quot;)" office:value-type="string" office:string-value=" \[\1\](core-ref-p2p-network-control-messages#section-sendcmpct)" calcext:value-type="string">
            <text:p><text:s/>\[\1\](core-ref-p2p-network-control-messages#section-sendcmpct)</text:p>
          </table:table-cell>
          <table:table-cell table:number-columns-repeated="2"/>
          <table:table-cell table:formula="of:=IF([.E27]&lt;&gt;&quot;&quot;;&quot;-pe &quot;&quot;s~&quot;&amp;[.D27]&amp;&quot;~&quot;&amp;[.E27]&amp;&quot;~g;&quot;&quot; \&quot;;&quot;&quot;)" office:value-type="string" office:string-value="-pe &quot;s~ (\`sendcmpct\` message[s]?)~ \[\1\](core-ref-p2p-network-control-messages#section-sendcmpct)~g;&quot; \" calcext:value-type="string">
            <text:p>-pe "s~ (\`sendcmpct\` message[s]?)~ \[\1\](core-ref-p2p-network-control-messages#section-sendcmpct)~g;" \</text:p>
          </table:table-cell>
        </table:table-row>
        <table:table-row table:style-name="ro1">
          <table:table-cell office:value-type="string" calcext:value-type="string">
            <text:p>senddsq</text:p>
          </table:table-cell>
          <table:table-cell office:value-type="string" calcext:value-type="string">
            <text:p>core-ref-p2p-network-control-messages</text:p>
          </table:table-cell>
          <table:table-cell/>
          <table:table-cell table:formula="of:=IF([.A28]&lt;&gt;&quot;&quot;;&quot; (\`&quot;&amp;[.A28]&amp;&quot;\` message[s]?)&quot;;&quot;&quot;)" office:value-type="string" office:string-value=" (\`senddsq\` message[s]?)" calcext:value-type="string">
            <text:p><text:s/>(\`senddsq\` message[s]?)</text:p>
          </table:table-cell>
          <table:table-cell table:formula="of:=IF([.B28]&lt;&gt;&quot;&quot;;&quot; \[\1\](&quot;&amp;[.B28]&amp;&quot;#section-&quot;&amp;[.A28]&amp;&quot;)&quot;;&quot;&quot;)" office:value-type="string" office:string-value=" \[\1\](core-ref-p2p-network-control-messages#section-senddsq)" calcext:value-type="string">
            <text:p><text:s/>\[\1\](core-ref-p2p-network-control-messages#section-senddsq)</text:p>
          </table:table-cell>
          <table:table-cell table:number-columns-repeated="2"/>
          <table:table-cell table:formula="of:=IF([.E28]&lt;&gt;&quot;&quot;;&quot;-pe &quot;&quot;s~&quot;&amp;[.D28]&amp;&quot;~&quot;&amp;[.E28]&amp;&quot;~g;&quot;&quot; \&quot;;&quot;&quot;)" office:value-type="string" office:string-value="-pe &quot;s~ (\`senddsq\` message[s]?)~ \[\1\](core-ref-p2p-network-control-messages#section-senddsq)~g;&quot; \" calcext:value-type="string">
            <text:p>-pe "s~ (\`senddsq\` message[s]?)~ \[\1\](core-ref-p2p-network-control-messages#section-senddsq)~g;" \</text:p>
          </table:table-cell>
        </table:table-row>
        <table:table-row table:style-name="ro1">
          <table:table-cell office:value-type="string" calcext:value-type="string">
            <text:p>sendheaders</text:p>
          </table:table-cell>
          <table:table-cell office:value-type="string" calcext:value-type="string">
            <text:p>core-ref-p2p-network-control-messages</text:p>
          </table:table-cell>
          <table:table-cell/>
          <table:table-cell table:formula="of:=IF([.A29]&lt;&gt;&quot;&quot;;&quot; (\`&quot;&amp;[.A29]&amp;&quot;\` message[s]?)&quot;;&quot;&quot;)" office:value-type="string" office:string-value=" (\`sendheaders\` message[s]?)" calcext:value-type="string">
            <text:p><text:s/>(\`sendheaders\` message[s]?)</text:p>
          </table:table-cell>
          <table:table-cell table:formula="of:=IF([.B29]&lt;&gt;&quot;&quot;;&quot; \[\1\](&quot;&amp;[.B29]&amp;&quot;#section-&quot;&amp;[.A29]&amp;&quot;)&quot;;&quot;&quot;)" office:value-type="string" office:string-value=" \[\1\](core-ref-p2p-network-control-messages#section-sendheaders)" calcext:value-type="string">
            <text:p><text:s/>\[\1\](core-ref-p2p-network-control-messages#section-sendheaders)</text:p>
          </table:table-cell>
          <table:table-cell table:number-columns-repeated="2"/>
          <table:table-cell table:formula="of:=IF([.E29]&lt;&gt;&quot;&quot;;&quot;-pe &quot;&quot;s~&quot;&amp;[.D29]&amp;&quot;~&quot;&amp;[.E29]&amp;&quot;~g;&quot;&quot; \&quot;;&quot;&quot;)" office:value-type="string" office:string-value="-pe &quot;s~ (\`sendheaders\` message[s]?)~ \[\1\](core-ref-p2p-network-control-messages#section-sendheaders)~g;&quot; \" calcext:value-type="string">
            <text:p>-pe "s~ (\`sendheaders\` message[s]?)~ \[\1\](core-ref-p2p-network-control-messages#section-sendheaders)~g;" \</text:p>
          </table:table-cell>
        </table:table-row>
        <table:table-row table:style-name="ro1">
          <table:table-cell office:value-type="string" calcext:value-type="string">
            <text:p>spork</text:p>
          </table:table-cell>
          <table:table-cell office:value-type="string" calcext:value-type="string">
            <text:p>core-ref-p2p-network-control-messages</text:p>
          </table:table-cell>
          <table:table-cell/>
          <table:table-cell table:formula="of:=IF([.A30]&lt;&gt;&quot;&quot;;&quot; (\`&quot;&amp;[.A30]&amp;&quot;\` message[s]?)&quot;;&quot;&quot;)" office:value-type="string" office:string-value=" (\`spork\` message[s]?)" calcext:value-type="string">
            <text:p><text:s/>(\`spork\` message[s]?)</text:p>
          </table:table-cell>
          <table:table-cell table:formula="of:=IF([.B30]&lt;&gt;&quot;&quot;;&quot; \[\1\](&quot;&amp;[.B30]&amp;&quot;#section-&quot;&amp;[.A30]&amp;&quot;)&quot;;&quot;&quot;)" office:value-type="string" office:string-value=" \[\1\](core-ref-p2p-network-control-messages#section-spork)" calcext:value-type="string">
            <text:p><text:s/>\[\1\](core-ref-p2p-network-control-messages#section-spork)</text:p>
          </table:table-cell>
          <table:table-cell table:number-columns-repeated="2"/>
          <table:table-cell table:formula="of:=IF([.E30]&lt;&gt;&quot;&quot;;&quot;-pe &quot;&quot;s~&quot;&amp;[.D30]&amp;&quot;~&quot;&amp;[.E30]&amp;&quot;~g;&quot;&quot; \&quot;;&quot;&quot;)" office:value-type="string" office:string-value="-pe &quot;s~ (\`spork\` message[s]?)~ \[\1\](core-ref-p2p-network-control-messages#section-spork)~g;&quot; \" calcext:value-type="string">
            <text:p>-pe "s~ (\`spork\` message[s]?)~ \[\1\](core-ref-p2p-network-control-messages#section-spork)~g;" \</text:p>
          </table:table-cell>
        </table:table-row>
        <table:table-row table:style-name="ro1">
          <table:table-cell office:value-type="string" calcext:value-type="string">
            <text:p>verack</text:p>
          </table:table-cell>
          <table:table-cell office:value-type="string" calcext:value-type="string">
            <text:p>core-ref-p2p-network-control-messages</text:p>
          </table:table-cell>
          <table:table-cell/>
          <table:table-cell table:formula="of:=IF([.A31]&lt;&gt;&quot;&quot;;&quot; (\`&quot;&amp;[.A31]&amp;&quot;\` message[s]?)&quot;;&quot;&quot;)" office:value-type="string" office:string-value=" (\`verack\` message[s]?)" calcext:value-type="string">
            <text:p><text:s/>(\`verack\` message[s]?)</text:p>
          </table:table-cell>
          <table:table-cell table:formula="of:=IF([.B31]&lt;&gt;&quot;&quot;;&quot; \[\1\](&quot;&amp;[.B31]&amp;&quot;#section-&quot;&amp;[.A31]&amp;&quot;)&quot;;&quot;&quot;)" office:value-type="string" office:string-value=" \[\1\](core-ref-p2p-network-control-messages#section-verack)" calcext:value-type="string">
            <text:p><text:s/>\[\1\](core-ref-p2p-network-control-messages#section-verack)</text:p>
          </table:table-cell>
          <table:table-cell table:number-columns-repeated="2"/>
          <table:table-cell table:formula="of:=IF([.E31]&lt;&gt;&quot;&quot;;&quot;-pe &quot;&quot;s~&quot;&amp;[.D31]&amp;&quot;~&quot;&amp;[.E31]&amp;&quot;~g;&quot;&quot; \&quot;;&quot;&quot;)" office:value-type="string" office:string-value="-pe &quot;s~ (\`verack\` message[s]?)~ \[\1\](core-ref-p2p-network-control-messages#section-verack)~g;&quot; \" calcext:value-type="string">
            <text:p>-pe "s~ (\`verack\` message[s]?)~ \[\1\](core-ref-p2p-network-control-messages#section-verack)~g;" \</text:p>
          </table:table-cell>
        </table:table-row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core-ref-p2p-network-control-messages</text:p>
          </table:table-cell>
          <table:table-cell/>
          <table:table-cell table:formula="of:=IF([.A32]&lt;&gt;&quot;&quot;;&quot; (\`&quot;&amp;[.A32]&amp;&quot;\` message[s]?)&quot;;&quot;&quot;)" office:value-type="string" office:string-value=" (\`version\` message[s]?)" calcext:value-type="string">
            <text:p><text:s/>(\`version\` message[s]?)</text:p>
          </table:table-cell>
          <table:table-cell table:formula="of:=IF([.B32]&lt;&gt;&quot;&quot;;&quot; \[\1\](&quot;&amp;[.B32]&amp;&quot;#section-&quot;&amp;[.A32]&amp;&quot;)&quot;;&quot;&quot;)" office:value-type="string" office:string-value=" \[\1\](core-ref-p2p-network-control-messages#section-version)" calcext:value-type="string">
            <text:p><text:s/>\[\1\](core-ref-p2p-network-control-messages#section-version)</text:p>
          </table:table-cell>
          <table:table-cell table:number-columns-repeated="2"/>
          <table:table-cell table:formula="of:=IF([.E32]&lt;&gt;&quot;&quot;;&quot;-pe &quot;&quot;s~&quot;&amp;[.D32]&amp;&quot;~&quot;&amp;[.E32]&amp;&quot;~g;&quot;&quot; \&quot;;&quot;&quot;)" office:value-type="string" office:string-value="-pe &quot;s~ (\`version\` message[s]?)~ \[\1\](core-ref-p2p-network-control-messages#section-version)~g;&quot; \" calcext:value-type="string">
            <text:p>-pe "s~ (\`version\` message[s]?)~ \[\1\](core-ref-p2p-network-control-messages#section-version)~g;" \</text:p>
          </table:table-cell>
        </table:table-row>
        <table:table-row table:style-name="ro1">
          <table:table-cell office:value-type="string" calcext:value-type="string">
            <text:p>govobj</text:p>
          </table:table-cell>
          <table:table-cell office:value-type="string" calcext:value-type="string">
            <text:p>core-ref-p2p-network-governance-messages</text:p>
          </table:table-cell>
          <table:table-cell/>
          <table:table-cell table:formula="of:=IF([.A33]&lt;&gt;&quot;&quot;;&quot; (\`&quot;&amp;[.A33]&amp;&quot;\` message[s]?)&quot;;&quot;&quot;)" office:value-type="string" office:string-value=" (\`govobj\` message[s]?)" calcext:value-type="string">
            <text:p><text:s/>(\`govobj\` message[s]?)</text:p>
          </table:table-cell>
          <table:table-cell table:formula="of:=IF([.B33]&lt;&gt;&quot;&quot;;&quot; \[\1\](&quot;&amp;[.B33]&amp;&quot;#section-&quot;&amp;[.A33]&amp;&quot;)&quot;;&quot;&quot;)" office:value-type="string" office:string-value=" \[\1\](core-ref-p2p-network-governance-messages#section-govobj)" calcext:value-type="string">
            <text:p><text:s/>\[\1\](core-ref-p2p-network-governance-messages#section-govobj)</text:p>
          </table:table-cell>
          <table:table-cell table:number-columns-repeated="2"/>
          <table:table-cell table:formula="of:=IF([.E33]&lt;&gt;&quot;&quot;;&quot;-pe &quot;&quot;s~&quot;&amp;[.D33]&amp;&quot;~&quot;&amp;[.E33]&amp;&quot;~g;&quot;&quot; \&quot;;&quot;&quot;)" office:value-type="string" office:string-value="-pe &quot;s~ (\`govobj\` message[s]?)~ \[\1\](core-ref-p2p-network-governance-messages#section-govobj)~g;&quot; \" calcext:value-type="string">
            <text:p>-pe "s~ (\`govobj\` message[s]?)~ \[\1\](core-ref-p2p-network-governance-messages#section-govobj)~g;" \</text:p>
          </table:table-cell>
        </table:table-row>
        <table:table-row table:style-name="ro1">
          <table:table-cell office:value-type="string" calcext:value-type="string">
            <text:p>govobjvote</text:p>
          </table:table-cell>
          <table:table-cell office:value-type="string" calcext:value-type="string">
            <text:p>core-ref-p2p-network-governance-messages</text:p>
          </table:table-cell>
          <table:table-cell/>
          <table:table-cell table:formula="of:=IF([.A34]&lt;&gt;&quot;&quot;;&quot; (\`&quot;&amp;[.A34]&amp;&quot;\` message[s]?)&quot;;&quot;&quot;)" office:value-type="string" office:string-value=" (\`govobjvote\` message[s]?)" calcext:value-type="string">
            <text:p><text:s/>(\`govobjvote\` message[s]?)</text:p>
          </table:table-cell>
          <table:table-cell table:formula="of:=IF([.B34]&lt;&gt;&quot;&quot;;&quot; \[\1\](&quot;&amp;[.B34]&amp;&quot;#section-&quot;&amp;[.A34]&amp;&quot;)&quot;;&quot;&quot;)" office:value-type="string" office:string-value=" \[\1\](core-ref-p2p-network-governance-messages#section-govobjvote)" calcext:value-type="string">
            <text:p><text:s/>\[\1\](core-ref-p2p-network-governance-messages#section-govobjvote)</text:p>
          </table:table-cell>
          <table:table-cell table:number-columns-repeated="2"/>
          <table:table-cell table:formula="of:=IF([.E34]&lt;&gt;&quot;&quot;;&quot;-pe &quot;&quot;s~&quot;&amp;[.D34]&amp;&quot;~&quot;&amp;[.E34]&amp;&quot;~g;&quot;&quot; \&quot;;&quot;&quot;)" office:value-type="string" office:string-value="-pe &quot;s~ (\`govobjvote\` message[s]?)~ \[\1\](core-ref-p2p-network-governance-messages#section-govobjvote)~g;&quot; \" calcext:value-type="string">
            <text:p>-pe "s~ (\`govobjvote\` message[s]?)~ \[\1\](core-ref-p2p-network-governance-messages#section-govobjvote)~g;" \</text:p>
          </table:table-cell>
        </table:table-row>
        <table:table-row table:style-name="ro1">
          <table:table-cell office:value-type="string" calcext:value-type="string">
            <text:p>govsync</text:p>
          </table:table-cell>
          <table:table-cell office:value-type="string" calcext:value-type="string">
            <text:p>core-ref-p2p-network-governance-messages</text:p>
          </table:table-cell>
          <table:table-cell/>
          <table:table-cell table:formula="of:=IF([.A35]&lt;&gt;&quot;&quot;;&quot; (\`&quot;&amp;[.A35]&amp;&quot;\` message[s]?)&quot;;&quot;&quot;)" office:value-type="string" office:string-value=" (\`govsync\` message[s]?)" calcext:value-type="string">
            <text:p><text:s/>(\`govsync\` message[s]?)</text:p>
          </table:table-cell>
          <table:table-cell table:formula="of:=IF([.B35]&lt;&gt;&quot;&quot;;&quot; \[\1\](&quot;&amp;[.B35]&amp;&quot;#section-&quot;&amp;[.A35]&amp;&quot;)&quot;;&quot;&quot;)" office:value-type="string" office:string-value=" \[\1\](core-ref-p2p-network-governance-messages#section-govsync)" calcext:value-type="string">
            <text:p><text:s/>\[\1\](core-ref-p2p-network-governance-messages#section-govsync)</text:p>
          </table:table-cell>
          <table:table-cell table:number-columns-repeated="2"/>
          <table:table-cell table:formula="of:=IF([.E35]&lt;&gt;&quot;&quot;;&quot;-pe &quot;&quot;s~&quot;&amp;[.D35]&amp;&quot;~&quot;&amp;[.E35]&amp;&quot;~g;&quot;&quot; \&quot;;&quot;&quot;)" office:value-type="string" office:string-value="-pe &quot;s~ (\`govsync\` message[s]?)~ \[\1\](core-ref-p2p-network-governance-messages#section-govsync)~g;&quot; \" calcext:value-type="string">
            <text:p>-pe "s~ (\`govsync\` message[s]?)~ \[\1\](core-ref-p2p-network-governance-messages#section-govsync)~g;" \</text:p>
          </table:table-cell>
        </table:table-row>
        <table:table-row table:style-name="ro1">
          <table:table-cell office:value-type="string" calcext:value-type="string">
            <text:p>clsig</text:p>
          </table:table-cell>
          <table:table-cell office:value-type="string" calcext:value-type="string">
            <text:p>core-ref-p2p-network-instantsend-messages</text:p>
          </table:table-cell>
          <table:table-cell/>
          <table:table-cell table:formula="of:=IF([.A36]&lt;&gt;&quot;&quot;;&quot; (\`&quot;&amp;[.A36]&amp;&quot;\` message[s]?)&quot;;&quot;&quot;)" office:value-type="string" office:string-value=" (\`clsig\` message[s]?)" calcext:value-type="string">
            <text:p><text:s/>(\`clsig\` message[s]?)</text:p>
          </table:table-cell>
          <table:table-cell table:formula="of:=IF([.B36]&lt;&gt;&quot;&quot;;&quot; \[\1\](&quot;&amp;[.B36]&amp;&quot;#section-&quot;&amp;[.A36]&amp;&quot;)&quot;;&quot;&quot;)" office:value-type="string" office:string-value=" \[\1\](core-ref-p2p-network-instantsend-messages#section-clsig)" calcext:value-type="string">
            <text:p><text:s/>\[\1\](core-ref-p2p-network-instantsend-messages#section-clsig)</text:p>
          </table:table-cell>
          <table:table-cell table:number-columns-repeated="2"/>
          <table:table-cell table:formula="of:=IF([.E36]&lt;&gt;&quot;&quot;;&quot;-pe &quot;&quot;s~&quot;&amp;[.D36]&amp;&quot;~&quot;&amp;[.E36]&amp;&quot;~g;&quot;&quot; \&quot;;&quot;&quot;)" office:value-type="string" office:string-value="-pe &quot;s~ (\`clsig\` message[s]?)~ \[\1\](core-ref-p2p-network-instantsend-messages#section-clsig)~g;&quot; \" calcext:value-type="string">
            <text:p>-pe "s~ (\`clsig\` message[s]?)~ \[\1\](core-ref-p2p-network-instantsend-messages#section-clsig)~g;" \</text:p>
          </table:table-cell>
        </table:table-row>
        <table:table-row table:style-name="ro1">
          <table:table-cell office:value-type="string" calcext:value-type="string">
            <text:p>islock</text:p>
          </table:table-cell>
          <table:table-cell office:value-type="string" calcext:value-type="string">
            <text:p>core-ref-p2p-network-instantsend-messages</text:p>
          </table:table-cell>
          <table:table-cell/>
          <table:table-cell table:formula="of:=IF([.A37]&lt;&gt;&quot;&quot;;&quot; (\`&quot;&amp;[.A37]&amp;&quot;\` message[s]?)&quot;;&quot;&quot;)" office:value-type="string" office:string-value=" (\`islock\` message[s]?)" calcext:value-type="string">
            <text:p><text:s/>(\`islock\` message[s]?)</text:p>
          </table:table-cell>
          <table:table-cell table:formula="of:=IF([.B37]&lt;&gt;&quot;&quot;;&quot; \[\1\](&quot;&amp;[.B37]&amp;&quot;#section-&quot;&amp;[.A37]&amp;&quot;)&quot;;&quot;&quot;)" office:value-type="string" office:string-value=" \[\1\](core-ref-p2p-network-instantsend-messages#section-islock)" calcext:value-type="string">
            <text:p><text:s/>\[\1\](core-ref-p2p-network-instantsend-messages#section-islock)</text:p>
          </table:table-cell>
          <table:table-cell table:number-columns-repeated="2"/>
          <table:table-cell table:formula="of:=IF([.E37]&lt;&gt;&quot;&quot;;&quot;-pe &quot;&quot;s~&quot;&amp;[.D37]&amp;&quot;~&quot;&amp;[.E37]&amp;&quot;~g;&quot;&quot; \&quot;;&quot;&quot;)" office:value-type="string" office:string-value="-pe &quot;s~ (\`islock\` message[s]?)~ \[\1\](core-ref-p2p-network-instantsend-messages#section-islock)~g;&quot; \" calcext:value-type="string">
            <text:p>-pe "s~ (\`islock\` message[s]?)~ \[\1\](core-ref-p2p-network-instantsend-messages#section-islock)~g;" \</text:p>
          </table:table-cell>
        </table:table-row>
        <table:table-row table:style-name="ro1">
          <table:table-cell office:value-type="string" calcext:value-type="string">
            <text:p>ssc</text:p>
          </table:table-cell>
          <table:table-cell office:value-type="string" calcext:value-type="string">
            <text:p>core-ref-p2p-network-masternode-messages</text:p>
          </table:table-cell>
          <table:table-cell/>
          <table:table-cell table:formula="of:=IF([.A38]&lt;&gt;&quot;&quot;;&quot; (\`&quot;&amp;[.A38]&amp;&quot;\` message[s]?)&quot;;&quot;&quot;)" office:value-type="string" office:string-value=" (\`ssc\` message[s]?)" calcext:value-type="string">
            <text:p><text:s/>(\`ssc\` message[s]?)</text:p>
          </table:table-cell>
          <table:table-cell table:formula="of:=IF([.B38]&lt;&gt;&quot;&quot;;&quot; \[\1\](&quot;&amp;[.B38]&amp;&quot;#section-&quot;&amp;[.A38]&amp;&quot;)&quot;;&quot;&quot;)" office:value-type="string" office:string-value=" \[\1\](core-ref-p2p-network-masternode-messages#section-ssc)" calcext:value-type="string">
            <text:p><text:s/>\[\1\](core-ref-p2p-network-masternode-messages#section-ssc)</text:p>
          </table:table-cell>
          <table:table-cell table:number-columns-repeated="2"/>
          <table:table-cell table:formula="of:=IF([.E38]&lt;&gt;&quot;&quot;;&quot;-pe &quot;&quot;s~&quot;&amp;[.D38]&amp;&quot;~&quot;&amp;[.E38]&amp;&quot;~g;&quot;&quot; \&quot;;&quot;&quot;)" office:value-type="string" office:string-value="-pe &quot;s~ (\`ssc\` message[s]?)~ \[\1\](core-ref-p2p-network-masternode-messages#section-ssc)~g;&quot; \" calcext:value-type="string">
            <text:p>-pe "s~ (\`ssc\` message[s]?)~ \[\1\](core-ref-p2p-network-masternode-messages#section-ssc)~g;" \</text:p>
          </table:table-cell>
        </table:table-row>
        <table:table-row table:style-name="ro1">
          <table:table-cell office:value-type="string" calcext:value-type="string">
            <text:p>mnauth</text:p>
          </table:table-cell>
          <table:table-cell office:value-type="string" calcext:value-type="string">
            <text:p>core-ref-p2p-network-masternode-messages</text:p>
          </table:table-cell>
          <table:table-cell/>
          <table:table-cell table:formula="of:=IF([.A39]&lt;&gt;&quot;&quot;;&quot; (\`&quot;&amp;[.A39]&amp;&quot;\` message[s]?)&quot;;&quot;&quot;)" office:value-type="string" office:string-value=" (\`mnauth\` message[s]?)" calcext:value-type="string">
            <text:p><text:s/>(\`mnauth\` message[s]?)</text:p>
          </table:table-cell>
          <table:table-cell table:formula="of:=IF([.B39]&lt;&gt;&quot;&quot;;&quot; \[\1\](&quot;&amp;[.B39]&amp;&quot;#section-&quot;&amp;[.A39]&amp;&quot;)&quot;;&quot;&quot;)" office:value-type="string" office:string-value=" \[\1\](core-ref-p2p-network-masternode-messages#section-mnauth)" calcext:value-type="string">
            <text:p><text:s/>\[\1\](core-ref-p2p-network-masternode-messages#section-mnauth)</text:p>
          </table:table-cell>
          <table:table-cell table:number-columns-repeated="2"/>
          <table:table-cell table:formula="of:=IF([.E39]&lt;&gt;&quot;&quot;;&quot;-pe &quot;&quot;s~&quot;&amp;[.D39]&amp;&quot;~&quot;&amp;[.E39]&amp;&quot;~g;&quot;&quot; \&quot;;&quot;&quot;)" office:value-type="string" office:string-value="-pe &quot;s~ (\`mnauth\` message[s]?)~ \[\1\](core-ref-p2p-network-masternode-messages#section-mnauth)~g;&quot; \" calcext:value-type="string">
            <text:p>-pe "s~ (\`mnauth\` message[s]?)~ \[\1\](core-ref-p2p-network-masternode-messages#section-mnauth)~g;" \</text:p>
          </table:table-cell>
        </table:table-row>
        <table:table-row table:style-name="ro1">
          <table:table-cell office:value-type="string" calcext:value-type="string">
            <text:p>dsa</text:p>
          </table:table-cell>
          <table:table-cell office:value-type="string" calcext:value-type="string">
            <text:p>core-ref-p2p-network-privatesend-messages</text:p>
          </table:table-cell>
          <table:table-cell/>
          <table:table-cell table:formula="of:=IF([.A40]&lt;&gt;&quot;&quot;;&quot; (\`&quot;&amp;[.A40]&amp;&quot;\` message[s]?)&quot;;&quot;&quot;)" office:value-type="string" office:string-value=" (\`dsa\` message[s]?)" calcext:value-type="string">
            <text:p><text:s/>(\`dsa\` message[s]?)</text:p>
          </table:table-cell>
          <table:table-cell table:formula="of:=IF([.B40]&lt;&gt;&quot;&quot;;&quot; \[\1\](&quot;&amp;[.B40]&amp;&quot;#section-&quot;&amp;[.A40]&amp;&quot;)&quot;;&quot;&quot;)" office:value-type="string" office:string-value=" \[\1\](core-ref-p2p-network-privatesend-messages#section-dsa)" calcext:value-type="string">
            <text:p><text:s/>\[\1\](core-ref-p2p-network-privatesend-messages#section-dsa)</text:p>
          </table:table-cell>
          <table:table-cell table:number-columns-repeated="2"/>
          <table:table-cell table:formula="of:=IF([.E40]&lt;&gt;&quot;&quot;;&quot;-pe &quot;&quot;s~&quot;&amp;[.D40]&amp;&quot;~&quot;&amp;[.E40]&amp;&quot;~g;&quot;&quot; \&quot;;&quot;&quot;)" office:value-type="string" office:string-value="-pe &quot;s~ (\`dsa\` message[s]?)~ \[\1\](core-ref-p2p-network-privatesend-messages#section-dsa)~g;&quot; \" calcext:value-type="string">
            <text:p>-pe "s~ (\`dsa\` message[s]?)~ \[\1\](core-ref-p2p-network-privatesend-messages#section-dsa)~g;" \</text:p>
          </table:table-cell>
        </table:table-row>
        <table:table-row table:style-name="ro1">
          <table:table-cell office:value-type="string" calcext:value-type="string">
            <text:p>dsc</text:p>
          </table:table-cell>
          <table:table-cell office:value-type="string" calcext:value-type="string">
            <text:p>core-ref-p2p-network-privatesend-messages</text:p>
          </table:table-cell>
          <table:table-cell/>
          <table:table-cell table:formula="of:=IF([.A41]&lt;&gt;&quot;&quot;;&quot; (\`&quot;&amp;[.A41]&amp;&quot;\` message[s]?)&quot;;&quot;&quot;)" office:value-type="string" office:string-value=" (\`dsc\` message[s]?)" calcext:value-type="string">
            <text:p><text:s/>(\`dsc\` message[s]?)</text:p>
          </table:table-cell>
          <table:table-cell table:formula="of:=IF([.B41]&lt;&gt;&quot;&quot;;&quot; \[\1\](&quot;&amp;[.B41]&amp;&quot;#section-&quot;&amp;[.A41]&amp;&quot;)&quot;;&quot;&quot;)" office:value-type="string" office:string-value=" \[\1\](core-ref-p2p-network-privatesend-messages#section-dsc)" calcext:value-type="string">
            <text:p><text:s/>\[\1\](core-ref-p2p-network-privatesend-messages#section-dsc)</text:p>
          </table:table-cell>
          <table:table-cell table:number-columns-repeated="2"/>
          <table:table-cell table:formula="of:=IF([.E41]&lt;&gt;&quot;&quot;;&quot;-pe &quot;&quot;s~&quot;&amp;[.D41]&amp;&quot;~&quot;&amp;[.E41]&amp;&quot;~g;&quot;&quot; \&quot;;&quot;&quot;)" office:value-type="string" office:string-value="-pe &quot;s~ (\`dsc\` message[s]?)~ \[\1\](core-ref-p2p-network-privatesend-messages#section-dsc)~g;&quot; \" calcext:value-type="string">
            <text:p>-pe "s~ (\`dsc\` message[s]?)~ \[\1\](core-ref-p2p-network-privatesend-messages#section-dsc)~g;" \</text:p>
          </table:table-cell>
        </table:table-row>
        <table:table-row table:style-name="ro1">
          <table:table-cell office:value-type="string" calcext:value-type="string">
            <text:p>dsf</text:p>
          </table:table-cell>
          <table:table-cell office:value-type="string" calcext:value-type="string">
            <text:p>core-ref-p2p-network-privatesend-messages</text:p>
          </table:table-cell>
          <table:table-cell/>
          <table:table-cell table:formula="of:=IF([.A42]&lt;&gt;&quot;&quot;;&quot; (\`&quot;&amp;[.A42]&amp;&quot;\` message[s]?)&quot;;&quot;&quot;)" office:value-type="string" office:string-value=" (\`dsf\` message[s]?)" calcext:value-type="string">
            <text:p><text:s/>(\`dsf\` message[s]?)</text:p>
          </table:table-cell>
          <table:table-cell table:formula="of:=IF([.B42]&lt;&gt;&quot;&quot;;&quot; \[\1\](&quot;&amp;[.B42]&amp;&quot;#section-&quot;&amp;[.A42]&amp;&quot;)&quot;;&quot;&quot;)" office:value-type="string" office:string-value=" \[\1\](core-ref-p2p-network-privatesend-messages#section-dsf)" calcext:value-type="string">
            <text:p><text:s/>\[\1\](core-ref-p2p-network-privatesend-messages#section-dsf)</text:p>
          </table:table-cell>
          <table:table-cell table:number-columns-repeated="2"/>
          <table:table-cell table:formula="of:=IF([.E42]&lt;&gt;&quot;&quot;;&quot;-pe &quot;&quot;s~&quot;&amp;[.D42]&amp;&quot;~&quot;&amp;[.E42]&amp;&quot;~g;&quot;&quot; \&quot;;&quot;&quot;)" office:value-type="string" office:string-value="-pe &quot;s~ (\`dsf\` message[s]?)~ \[\1\](core-ref-p2p-network-privatesend-messages#section-dsf)~g;&quot; \" calcext:value-type="string">
            <text:p>-pe "s~ (\`dsf\` message[s]?)~ \[\1\](core-ref-p2p-network-privatesend-messages#section-dsf)~g;" \</text:p>
          </table:table-cell>
        </table:table-row>
        <table:table-row table:style-name="ro1">
          <table:table-cell office:value-type="string" calcext:value-type="string">
            <text:p>dsi</text:p>
          </table:table-cell>
          <table:table-cell office:value-type="string" calcext:value-type="string">
            <text:p>core-ref-p2p-network-privatesend-messages</text:p>
          </table:table-cell>
          <table:table-cell/>
          <table:table-cell table:formula="of:=IF([.A43]&lt;&gt;&quot;&quot;;&quot; (\`&quot;&amp;[.A43]&amp;&quot;\` message[s]?)&quot;;&quot;&quot;)" office:value-type="string" office:string-value=" (\`dsi\` message[s]?)" calcext:value-type="string">
            <text:p><text:s/>(\`dsi\` message[s]?)</text:p>
          </table:table-cell>
          <table:table-cell table:formula="of:=IF([.B43]&lt;&gt;&quot;&quot;;&quot; \[\1\](&quot;&amp;[.B43]&amp;&quot;#section-&quot;&amp;[.A43]&amp;&quot;)&quot;;&quot;&quot;)" office:value-type="string" office:string-value=" \[\1\](core-ref-p2p-network-privatesend-messages#section-dsi)" calcext:value-type="string">
            <text:p><text:s/>\[\1\](core-ref-p2p-network-privatesend-messages#section-dsi)</text:p>
          </table:table-cell>
          <table:table-cell table:number-columns-repeated="2"/>
          <table:table-cell table:formula="of:=IF([.E43]&lt;&gt;&quot;&quot;;&quot;-pe &quot;&quot;s~&quot;&amp;[.D43]&amp;&quot;~&quot;&amp;[.E43]&amp;&quot;~g;&quot;&quot; \&quot;;&quot;&quot;)" office:value-type="string" office:string-value="-pe &quot;s~ (\`dsi\` message[s]?)~ \[\1\](core-ref-p2p-network-privatesend-messages#section-dsi)~g;&quot; \" calcext:value-type="string">
            <text:p>-pe "s~ (\`dsi\` message[s]?)~ \[\1\](core-ref-p2p-network-privatesend-messages#section-dsi)~g;" \</text:p>
          </table:table-cell>
        </table:table-row>
        <table:table-row table:style-name="ro1">
          <table:table-cell office:value-type="string" calcext:value-type="string">
            <text:p>dsq</text:p>
          </table:table-cell>
          <table:table-cell office:value-type="string" calcext:value-type="string">
            <text:p>core-ref-p2p-network-privatesend-messages</text:p>
          </table:table-cell>
          <table:table-cell/>
          <table:table-cell table:formula="of:=IF([.A44]&lt;&gt;&quot;&quot;;&quot; (\`&quot;&amp;[.A44]&amp;&quot;\` message[s]?)&quot;;&quot;&quot;)" office:value-type="string" office:string-value=" (\`dsq\` message[s]?)" calcext:value-type="string">
            <text:p><text:s/>(\`dsq\` message[s]?)</text:p>
          </table:table-cell>
          <table:table-cell table:formula="of:=IF([.B44]&lt;&gt;&quot;&quot;;&quot; \[\1\](&quot;&amp;[.B44]&amp;&quot;#section-&quot;&amp;[.A44]&amp;&quot;)&quot;;&quot;&quot;)" office:value-type="string" office:string-value=" \[\1\](core-ref-p2p-network-privatesend-messages#section-dsq)" calcext:value-type="string">
            <text:p><text:s/>\[\1\](core-ref-p2p-network-privatesend-messages#section-dsq)</text:p>
          </table:table-cell>
          <table:table-cell table:number-columns-repeated="2"/>
          <table:table-cell table:formula="of:=IF([.E44]&lt;&gt;&quot;&quot;;&quot;-pe &quot;&quot;s~&quot;&amp;[.D44]&amp;&quot;~&quot;&amp;[.E44]&amp;&quot;~g;&quot;&quot; \&quot;;&quot;&quot;)" office:value-type="string" office:string-value="-pe &quot;s~ (\`dsq\` message[s]?)~ \[\1\](core-ref-p2p-network-privatesend-messages#section-dsq)~g;&quot; \" calcext:value-type="string">
            <text:p>-pe "s~ (\`dsq\` message[s]?)~ \[\1\](core-ref-p2p-network-privatesend-messages#section-dsq)~g;" \</text:p>
          </table:table-cell>
        </table:table-row>
        <table:table-row table:style-name="ro1">
          <table:table-cell office:value-type="string" calcext:value-type="string">
            <text:p>dss</text:p>
          </table:table-cell>
          <table:table-cell office:value-type="string" calcext:value-type="string">
            <text:p>core-ref-p2p-network-privatesend-messages</text:p>
          </table:table-cell>
          <table:table-cell/>
          <table:table-cell table:formula="of:=IF([.A45]&lt;&gt;&quot;&quot;;&quot; (\`&quot;&amp;[.A45]&amp;&quot;\` message[s]?)&quot;;&quot;&quot;)" office:value-type="string" office:string-value=" (\`dss\` message[s]?)" calcext:value-type="string">
            <text:p><text:s/>(\`dss\` message[s]?)</text:p>
          </table:table-cell>
          <table:table-cell table:formula="of:=IF([.B45]&lt;&gt;&quot;&quot;;&quot; \[\1\](&quot;&amp;[.B45]&amp;&quot;#section-&quot;&amp;[.A45]&amp;&quot;)&quot;;&quot;&quot;)" office:value-type="string" office:string-value=" \[\1\](core-ref-p2p-network-privatesend-messages#section-dss)" calcext:value-type="string">
            <text:p><text:s/>\[\1\](core-ref-p2p-network-privatesend-messages#section-dss)</text:p>
          </table:table-cell>
          <table:table-cell table:number-columns-repeated="2"/>
          <table:table-cell table:formula="of:=IF([.E45]&lt;&gt;&quot;&quot;;&quot;-pe &quot;&quot;s~&quot;&amp;[.D45]&amp;&quot;~&quot;&amp;[.E45]&amp;&quot;~g;&quot;&quot; \&quot;;&quot;&quot;)" office:value-type="string" office:string-value="-pe &quot;s~ (\`dss\` message[s]?)~ \[\1\](core-ref-p2p-network-privatesend-messages#section-dss)~g;&quot; \" calcext:value-type="string">
            <text:p>-pe "s~ (\`dss\` message[s]?)~ \[\1\](core-ref-p2p-network-privatesend-messages#section-dss)~g;" \</text:p>
          </table:table-cell>
        </table:table-row>
        <table:table-row table:style-name="ro1">
          <table:table-cell office:value-type="string" calcext:value-type="string">
            <text:p>dssu</text:p>
          </table:table-cell>
          <table:table-cell office:value-type="string" calcext:value-type="string">
            <text:p>core-ref-p2p-network-privatesend-messages</text:p>
          </table:table-cell>
          <table:table-cell/>
          <table:table-cell table:formula="of:=IF([.A46]&lt;&gt;&quot;&quot;;&quot; (\`&quot;&amp;[.A46]&amp;&quot;\` message[s]?)&quot;;&quot;&quot;)" office:value-type="string" office:string-value=" (\`dssu\` message[s]?)" calcext:value-type="string">
            <text:p><text:s/>(\`dssu\` message[s]?)</text:p>
          </table:table-cell>
          <table:table-cell table:formula="of:=IF([.B46]&lt;&gt;&quot;&quot;;&quot; \[\1\](&quot;&amp;[.B46]&amp;&quot;#section-&quot;&amp;[.A46]&amp;&quot;)&quot;;&quot;&quot;)" office:value-type="string" office:string-value=" \[\1\](core-ref-p2p-network-privatesend-messages#section-dssu)" calcext:value-type="string">
            <text:p><text:s/>\[\1\](core-ref-p2p-network-privatesend-messages#section-dssu)</text:p>
          </table:table-cell>
          <table:table-cell table:number-columns-repeated="2"/>
          <table:table-cell table:formula="of:=IF([.E46]&lt;&gt;&quot;&quot;;&quot;-pe &quot;&quot;s~&quot;&amp;[.D46]&amp;&quot;~&quot;&amp;[.E46]&amp;&quot;~g;&quot;&quot; \&quot;;&quot;&quot;)" office:value-type="string" office:string-value="-pe &quot;s~ (\`dssu\` message[s]?)~ \[\1\](core-ref-p2p-network-privatesend-messages#section-dssu)~g;&quot; \" calcext:value-type="string">
            <text:p>-pe "s~ (\`dssu\` message[s]?)~ \[\1\](core-ref-p2p-network-privatesend-messages#section-dssu)~g;" \</text:p>
          </table:table-cell>
        </table:table-row>
        <table:table-row table:style-name="ro1">
          <table:table-cell office:value-type="string" calcext:value-type="string">
            <text:p>dstx</text:p>
          </table:table-cell>
          <table:table-cell office:value-type="string" calcext:value-type="string">
            <text:p>core-ref-p2p-network-privatesend-messages</text:p>
          </table:table-cell>
          <table:table-cell/>
          <table:table-cell table:formula="of:=IF([.A47]&lt;&gt;&quot;&quot;;&quot; (\`&quot;&amp;[.A47]&amp;&quot;\` message[s]?)&quot;;&quot;&quot;)" office:value-type="string" office:string-value=" (\`dstx\` message[s]?)" calcext:value-type="string">
            <text:p><text:s/>(\`dstx\` message[s]?)</text:p>
          </table:table-cell>
          <table:table-cell table:formula="of:=IF([.B47]&lt;&gt;&quot;&quot;;&quot; \[\1\](&quot;&amp;[.B47]&amp;&quot;#section-&quot;&amp;[.A47]&amp;&quot;)&quot;;&quot;&quot;)" office:value-type="string" office:string-value=" \[\1\](core-ref-p2p-network-privatesend-messages#section-dstx)" calcext:value-type="string">
            <text:p><text:s/>\[\1\](core-ref-p2p-network-privatesend-messages#section-dstx)</text:p>
          </table:table-cell>
          <table:table-cell table:number-columns-repeated="2"/>
          <table:table-cell table:formula="of:=IF([.E47]&lt;&gt;&quot;&quot;;&quot;-pe &quot;&quot;s~&quot;&amp;[.D47]&amp;&quot;~&quot;&amp;[.E47]&amp;&quot;~g;&quot;&quot; \&quot;;&quot;&quot;)" office:value-type="string" office:string-value="-pe &quot;s~ (\`dstx\` message[s]?)~ \[\1\](core-ref-p2p-network-privatesend-messages#section-dstx)~g;&quot; \" calcext:value-type="string">
            <text:p>-pe "s~ (\`dstx\` message[s]?)~ \[\1\](core-ref-p2p-network-privatesend-messages#section-dstx)~g;" \</text:p>
          </table:table-cell>
        </table:table-row>
        <table:table-row table:style-name="ro1">
          <table:table-cell office:value-type="string" calcext:value-type="string">
            <text:p>qcontrib</text:p>
          </table:table-cell>
          <table:table-cell office:value-type="string" calcext:value-type="string">
            <text:p>core-ref-p2p-network-quorum-messages</text:p>
          </table:table-cell>
          <table:table-cell/>
          <table:table-cell table:formula="of:=IF([.A48]&lt;&gt;&quot;&quot;;&quot; (\`&quot;&amp;[.A48]&amp;&quot;\` message[s]?)&quot;;&quot;&quot;)" office:value-type="string" office:string-value=" (\`qcontrib\` message[s]?)" calcext:value-type="string">
            <text:p><text:s/>(\`qcontrib\` message[s]?)</text:p>
          </table:table-cell>
          <table:table-cell table:formula="of:=IF([.B48]&lt;&gt;&quot;&quot;;&quot; \[\1\](&quot;&amp;[.B48]&amp;&quot;#section-&quot;&amp;[.A48]&amp;&quot;)&quot;;&quot;&quot;)" office:value-type="string" office:string-value=" \[\1\](core-ref-p2p-network-quorum-messages#section-qcontrib)" calcext:value-type="string">
            <text:p><text:s/>\[\1\](core-ref-p2p-network-quorum-messages#section-qcontrib)</text:p>
          </table:table-cell>
          <table:table-cell table:number-columns-repeated="2"/>
          <table:table-cell table:formula="of:=IF([.E48]&lt;&gt;&quot;&quot;;&quot;-pe &quot;&quot;s~&quot;&amp;[.D48]&amp;&quot;~&quot;&amp;[.E48]&amp;&quot;~g;&quot;&quot; \&quot;;&quot;&quot;)" office:value-type="string" office:string-value="-pe &quot;s~ (\`qcontrib\` message[s]?)~ \[\1\](core-ref-p2p-network-quorum-messages#section-qcontrib)~g;&quot; \" calcext:value-type="string">
            <text:p>-pe "s~ (\`qcontrib\` message[s]?)~ \[\1\](core-ref-p2p-network-quorum-messages#section-qcontrib)~g;" \</text:p>
          </table:table-cell>
        </table:table-row>
        <table:table-row table:style-name="ro1">
          <table:table-cell office:value-type="string" calcext:value-type="string">
            <text:p>qcomplaint</text:p>
          </table:table-cell>
          <table:table-cell office:value-type="string" calcext:value-type="string">
            <text:p>core-ref-p2p-network-quorum-messages</text:p>
          </table:table-cell>
          <table:table-cell/>
          <table:table-cell table:formula="of:=IF([.A49]&lt;&gt;&quot;&quot;;&quot; (\`&quot;&amp;[.A49]&amp;&quot;\` message[s]?)&quot;;&quot;&quot;)" office:value-type="string" office:string-value=" (\`qcomplaint\` message[s]?)" calcext:value-type="string">
            <text:p><text:s/>(\`qcomplaint\` message[s]?)</text:p>
          </table:table-cell>
          <table:table-cell table:formula="of:=IF([.B49]&lt;&gt;&quot;&quot;;&quot; \[\1\](&quot;&amp;[.B49]&amp;&quot;#section-&quot;&amp;[.A49]&amp;&quot;)&quot;;&quot;&quot;)" office:value-type="string" office:string-value=" \[\1\](core-ref-p2p-network-quorum-messages#section-qcomplaint)" calcext:value-type="string">
            <text:p><text:s/>\[\1\](core-ref-p2p-network-quorum-messages#section-qcomplaint)</text:p>
          </table:table-cell>
          <table:table-cell table:number-columns-repeated="2"/>
          <table:table-cell table:formula="of:=IF([.E49]&lt;&gt;&quot;&quot;;&quot;-pe &quot;&quot;s~&quot;&amp;[.D49]&amp;&quot;~&quot;&amp;[.E49]&amp;&quot;~g;&quot;&quot; \&quot;;&quot;&quot;)" office:value-type="string" office:string-value="-pe &quot;s~ (\`qcomplaint\` message[s]?)~ \[\1\](core-ref-p2p-network-quorum-messages#section-qcomplaint)~g;&quot; \" calcext:value-type="string">
            <text:p>-pe "s~ (\`qcomplaint\` message[s]?)~ \[\1\](core-ref-p2p-network-quorum-messages#section-qcomplaint)~g;" \</text:p>
          </table:table-cell>
        </table:table-row>
        <table:table-row table:style-name="ro1">
          <table:table-cell office:value-type="string" calcext:value-type="string">
            <text:p>qjustify</text:p>
          </table:table-cell>
          <table:table-cell office:value-type="string" calcext:value-type="string">
            <text:p>core-ref-p2p-network-quorum-messages</text:p>
          </table:table-cell>
          <table:table-cell/>
          <table:table-cell table:formula="of:=IF([.A50]&lt;&gt;&quot;&quot;;&quot; (\`&quot;&amp;[.A50]&amp;&quot;\` message[s]?)&quot;;&quot;&quot;)" office:value-type="string" office:string-value=" (\`qjustify\` message[s]?)" calcext:value-type="string">
            <text:p><text:s/>(\`qjustify\` message[s]?)</text:p>
          </table:table-cell>
          <table:table-cell table:formula="of:=IF([.B50]&lt;&gt;&quot;&quot;;&quot; \[\1\](&quot;&amp;[.B50]&amp;&quot;#section-&quot;&amp;[.A50]&amp;&quot;)&quot;;&quot;&quot;)" office:value-type="string" office:string-value=" \[\1\](core-ref-p2p-network-quorum-messages#section-qjustify)" calcext:value-type="string">
            <text:p><text:s/>\[\1\](core-ref-p2p-network-quorum-messages#section-qjustify)</text:p>
          </table:table-cell>
          <table:table-cell table:number-columns-repeated="2"/>
          <table:table-cell table:formula="of:=IF([.E50]&lt;&gt;&quot;&quot;;&quot;-pe &quot;&quot;s~&quot;&amp;[.D50]&amp;&quot;~&quot;&amp;[.E50]&amp;&quot;~g;&quot;&quot; \&quot;;&quot;&quot;)" office:value-type="string" office:string-value="-pe &quot;s~ (\`qjustify\` message[s]?)~ \[\1\](core-ref-p2p-network-quorum-messages#section-qjustify)~g;&quot; \" calcext:value-type="string">
            <text:p>-pe "s~ (\`qjustify\` message[s]?)~ \[\1\](core-ref-p2p-network-quorum-messages#section-qjustify)~g;" \</text:p>
          </table:table-cell>
        </table:table-row>
        <table:table-row table:style-name="ro1">
          <table:table-cell office:value-type="string" calcext:value-type="string">
            <text:p>qpcommit</text:p>
          </table:table-cell>
          <table:table-cell office:value-type="string" calcext:value-type="string">
            <text:p>core-ref-p2p-network-quorum-messages</text:p>
          </table:table-cell>
          <table:table-cell/>
          <table:table-cell table:formula="of:=IF([.A51]&lt;&gt;&quot;&quot;;&quot; (\`&quot;&amp;[.A51]&amp;&quot;\` message[s]?)&quot;;&quot;&quot;)" office:value-type="string" office:string-value=" (\`qpcommit\` message[s]?)" calcext:value-type="string">
            <text:p><text:s/>(\`qpcommit\` message[s]?)</text:p>
          </table:table-cell>
          <table:table-cell table:formula="of:=IF([.B51]&lt;&gt;&quot;&quot;;&quot; \[\1\](&quot;&amp;[.B51]&amp;&quot;#section-&quot;&amp;[.A51]&amp;&quot;)&quot;;&quot;&quot;)" office:value-type="string" office:string-value=" \[\1\](core-ref-p2p-network-quorum-messages#section-qpcommit)" calcext:value-type="string">
            <text:p><text:s/>\[\1\](core-ref-p2p-network-quorum-messages#section-qpcommit)</text:p>
          </table:table-cell>
          <table:table-cell table:number-columns-repeated="2"/>
          <table:table-cell table:formula="of:=IF([.E51]&lt;&gt;&quot;&quot;;&quot;-pe &quot;&quot;s~&quot;&amp;[.D51]&amp;&quot;~&quot;&amp;[.E51]&amp;&quot;~g;&quot;&quot; \&quot;;&quot;&quot;)" office:value-type="string" office:string-value="-pe &quot;s~ (\`qpcommit\` message[s]?)~ \[\1\](core-ref-p2p-network-quorum-messages#section-qpcommit)~g;&quot; \" calcext:value-type="string">
            <text:p>-pe "s~ (\`qpcommit\` message[s]?)~ \[\1\](core-ref-p2p-network-quorum-messages#section-qpcommit)~g;" \</text:p>
          </table:table-cell>
        </table:table-row>
        <table:table-row table:style-name="ro1">
          <table:table-cell office:value-type="string" calcext:value-type="string">
            <text:p>qfcommit</text:p>
          </table:table-cell>
          <table:table-cell office:value-type="string" calcext:value-type="string">
            <text:p>core-ref-p2p-network-quorum-messages</text:p>
          </table:table-cell>
          <table:table-cell/>
          <table:table-cell table:formula="of:=IF([.A52]&lt;&gt;&quot;&quot;;&quot; (\`&quot;&amp;[.A52]&amp;&quot;\` message[s]?)&quot;;&quot;&quot;)" office:value-type="string" office:string-value=" (\`qfcommit\` message[s]?)" calcext:value-type="string">
            <text:p><text:s/>(\`qfcommit\` message[s]?)</text:p>
          </table:table-cell>
          <table:table-cell table:formula="of:=IF([.B52]&lt;&gt;&quot;&quot;;&quot; \[\1\](&quot;&amp;[.B52]&amp;&quot;#section-&quot;&amp;[.A52]&amp;&quot;)&quot;;&quot;&quot;)" office:value-type="string" office:string-value=" \[\1\](core-ref-p2p-network-quorum-messages#section-qfcommit)" calcext:value-type="string">
            <text:p><text:s/>\[\1\](core-ref-p2p-network-quorum-messages#section-qfcommit)</text:p>
          </table:table-cell>
          <table:table-cell table:number-columns-repeated="2"/>
          <table:table-cell table:formula="of:=IF([.E52]&lt;&gt;&quot;&quot;;&quot;-pe &quot;&quot;s~&quot;&amp;[.D52]&amp;&quot;~&quot;&amp;[.E52]&amp;&quot;~g;&quot;&quot; \&quot;;&quot;&quot;)" office:value-type="string" office:string-value="-pe &quot;s~ (\`qfcommit\` message[s]?)~ \[\1\](core-ref-p2p-network-quorum-messages#section-qfcommit)~g;&quot; \" calcext:value-type="string">
            <text:p>-pe "s~ (\`qfcommit\` message[s]?)~ \[\1\](core-ref-p2p-network-quorum-messages#section-qfcommit)~g;" \</text:p>
          </table:table-cell>
        </table:table-row>
        <table:table-row table:style-name="ro1">
          <table:table-cell office:value-type="string" calcext:value-type="string">
            <text:p>qbsigs</text:p>
          </table:table-cell>
          <table:table-cell office:value-type="string" calcext:value-type="string">
            <text:p>core-ref-p2p-network-quorum-messages</text:p>
          </table:table-cell>
          <table:table-cell/>
          <table:table-cell table:formula="of:=IF([.A53]&lt;&gt;&quot;&quot;;&quot; (\`&quot;&amp;[.A53]&amp;&quot;\` message[s]?)&quot;;&quot;&quot;)" office:value-type="string" office:string-value=" (\`qbsigs\` message[s]?)" calcext:value-type="string">
            <text:p><text:s/>(\`qbsigs\` message[s]?)</text:p>
          </table:table-cell>
          <table:table-cell table:formula="of:=IF([.B53]&lt;&gt;&quot;&quot;;&quot; \[\1\](&quot;&amp;[.B53]&amp;&quot;#section-&quot;&amp;[.A53]&amp;&quot;)&quot;;&quot;&quot;)" office:value-type="string" office:string-value=" \[\1\](core-ref-p2p-network-quorum-messages#section-qbsigs)" calcext:value-type="string">
            <text:p><text:s/>\[\1\](core-ref-p2p-network-quorum-messages#section-qbsigs)</text:p>
          </table:table-cell>
          <table:table-cell table:number-columns-repeated="2"/>
          <table:table-cell table:formula="of:=IF([.E53]&lt;&gt;&quot;&quot;;&quot;-pe &quot;&quot;s~&quot;&amp;[.D53]&amp;&quot;~&quot;&amp;[.E53]&amp;&quot;~g;&quot;&quot; \&quot;;&quot;&quot;)" office:value-type="string" office:string-value="-pe &quot;s~ (\`qbsigs\` message[s]?)~ \[\1\](core-ref-p2p-network-quorum-messages#section-qbsigs)~g;&quot; \" calcext:value-type="string">
            <text:p>-pe "s~ (\`qbsigs\` message[s]?)~ \[\1\](core-ref-p2p-network-quorum-messages#section-qbsigs)~g;" \</text:p>
          </table:table-cell>
        </table:table-row>
        <table:table-row table:style-name="ro1">
          <table:table-cell office:value-type="string" calcext:value-type="string">
            <text:p>qgetsigs</text:p>
          </table:table-cell>
          <table:table-cell office:value-type="string" calcext:value-type="string">
            <text:p>core-ref-p2p-network-quorum-messages</text:p>
          </table:table-cell>
          <table:table-cell/>
          <table:table-cell table:formula="of:=IF([.A54]&lt;&gt;&quot;&quot;;&quot; (\`&quot;&amp;[.A54]&amp;&quot;\` message[s]?)&quot;;&quot;&quot;)" office:value-type="string" office:string-value=" (\`qgetsigs\` message[s]?)" calcext:value-type="string">
            <text:p><text:s/>(\`qgetsigs\` message[s]?)</text:p>
          </table:table-cell>
          <table:table-cell table:formula="of:=IF([.B54]&lt;&gt;&quot;&quot;;&quot; \[\1\](&quot;&amp;[.B54]&amp;&quot;#section-&quot;&amp;[.A54]&amp;&quot;)&quot;;&quot;&quot;)" office:value-type="string" office:string-value=" \[\1\](core-ref-p2p-network-quorum-messages#section-qgetsigs)" calcext:value-type="string">
            <text:p><text:s/>\[\1\](core-ref-p2p-network-quorum-messages#section-qgetsigs)</text:p>
          </table:table-cell>
          <table:table-cell table:number-columns-repeated="2"/>
          <table:table-cell table:formula="of:=IF([.E54]&lt;&gt;&quot;&quot;;&quot;-pe &quot;&quot;s~&quot;&amp;[.D54]&amp;&quot;~&quot;&amp;[.E54]&amp;&quot;~g;&quot;&quot; \&quot;;&quot;&quot;)" office:value-type="string" office:string-value="-pe &quot;s~ (\`qgetsigs\` message[s]?)~ \[\1\](core-ref-p2p-network-quorum-messages#section-qgetsigs)~g;&quot; \" calcext:value-type="string">
            <text:p>-pe "s~ (\`qgetsigs\` message[s]?)~ \[\1\](core-ref-p2p-network-quorum-messages#section-qgetsigs)~g;" \</text:p>
          </table:table-cell>
        </table:table-row>
        <table:table-row table:style-name="ro1">
          <table:table-cell office:value-type="string" calcext:value-type="string">
            <text:p>qsendrecsigs</text:p>
          </table:table-cell>
          <table:table-cell office:value-type="string" calcext:value-type="string">
            <text:p>core-ref-p2p-network-quorum-messages</text:p>
          </table:table-cell>
          <table:table-cell/>
          <table:table-cell table:formula="of:=IF([.A55]&lt;&gt;&quot;&quot;;&quot; (\`&quot;&amp;[.A55]&amp;&quot;\` message[s]?)&quot;;&quot;&quot;)" office:value-type="string" office:string-value=" (\`qsendrecsigs\` message[s]?)" calcext:value-type="string">
            <text:p><text:s/>(\`qsendrecsigs\` message[s]?)</text:p>
          </table:table-cell>
          <table:table-cell table:formula="of:=IF([.B55]&lt;&gt;&quot;&quot;;&quot; \[\1\](&quot;&amp;[.B55]&amp;&quot;#section-&quot;&amp;[.A55]&amp;&quot;)&quot;;&quot;&quot;)" office:value-type="string" office:string-value=" \[\1\](core-ref-p2p-network-quorum-messages#section-qsendrecsigs)" calcext:value-type="string">
            <text:p><text:s/>\[\1\](core-ref-p2p-network-quorum-messages#section-qsendrecsigs)</text:p>
          </table:table-cell>
          <table:table-cell table:number-columns-repeated="2"/>
          <table:table-cell table:formula="of:=IF([.E55]&lt;&gt;&quot;&quot;;&quot;-pe &quot;&quot;s~&quot;&amp;[.D55]&amp;&quot;~&quot;&amp;[.E55]&amp;&quot;~g;&quot;&quot; \&quot;;&quot;&quot;)" office:value-type="string" office:string-value="-pe &quot;s~ (\`qsendrecsigs\` message[s]?)~ \[\1\](core-ref-p2p-network-quorum-messages#section-qsendrecsigs)~g;&quot; \" calcext:value-type="string">
            <text:p>-pe "s~ (\`qsendrecsigs\` message[s]?)~ \[\1\](core-ref-p2p-network-quorum-messages#section-qsendrecsigs)~g;" \</text:p>
          </table:table-cell>
        </table:table-row>
        <table:table-row table:style-name="ro1">
          <table:table-cell office:value-type="string" calcext:value-type="string">
            <text:p>qsigrec</text:p>
          </table:table-cell>
          <table:table-cell office:value-type="string" calcext:value-type="string">
            <text:p>core-ref-p2p-network-quorum-messages</text:p>
          </table:table-cell>
          <table:table-cell/>
          <table:table-cell table:formula="of:=IF([.A56]&lt;&gt;&quot;&quot;;&quot; (\`&quot;&amp;[.A56]&amp;&quot;\` message[s]?)&quot;;&quot;&quot;)" office:value-type="string" office:string-value=" (\`qsigrec\` message[s]?)" calcext:value-type="string">
            <text:p><text:s/>(\`qsigrec\` message[s]?)</text:p>
          </table:table-cell>
          <table:table-cell table:formula="of:=IF([.B56]&lt;&gt;&quot;&quot;;&quot; \[\1\](&quot;&amp;[.B56]&amp;&quot;#section-&quot;&amp;[.A56]&amp;&quot;)&quot;;&quot;&quot;)" office:value-type="string" office:string-value=" \[\1\](core-ref-p2p-network-quorum-messages#section-qsigrec)" calcext:value-type="string">
            <text:p><text:s/>\[\1\](core-ref-p2p-network-quorum-messages#section-qsigrec)</text:p>
          </table:table-cell>
          <table:table-cell table:number-columns-repeated="2"/>
          <table:table-cell table:formula="of:=IF([.E56]&lt;&gt;&quot;&quot;;&quot;-pe &quot;&quot;s~&quot;&amp;[.D56]&amp;&quot;~&quot;&amp;[.E56]&amp;&quot;~g;&quot;&quot; \&quot;;&quot;&quot;)" office:value-type="string" office:string-value="-pe &quot;s~ (\`qsigrec\` message[s]?)~ \[\1\](core-ref-p2p-network-quorum-messages#section-qsigrec)~g;&quot; \" calcext:value-type="string">
            <text:p>-pe "s~ (\`qsigrec\` message[s]?)~ \[\1\](core-ref-p2p-network-quorum-messages#section-qsigrec)~g;" \</text:p>
          </table:table-cell>
        </table:table-row>
        <table:table-row table:style-name="ro1">
          <table:table-cell office:value-type="string" calcext:value-type="string">
            <text:p>qsigsesann</text:p>
          </table:table-cell>
          <table:table-cell office:value-type="string" calcext:value-type="string">
            <text:p>core-ref-p2p-network-quorum-messages</text:p>
          </table:table-cell>
          <table:table-cell/>
          <table:table-cell table:formula="of:=IF([.A57]&lt;&gt;&quot;&quot;;&quot; (\`&quot;&amp;[.A57]&amp;&quot;\` message[s]?)&quot;;&quot;&quot;)" office:value-type="string" office:string-value=" (\`qsigsesann\` message[s]?)" calcext:value-type="string">
            <text:p><text:s/>(\`qsigsesann\` message[s]?)</text:p>
          </table:table-cell>
          <table:table-cell table:formula="of:=IF([.B57]&lt;&gt;&quot;&quot;;&quot; \[\1\](&quot;&amp;[.B57]&amp;&quot;#section-&quot;&amp;[.A57]&amp;&quot;)&quot;;&quot;&quot;)" office:value-type="string" office:string-value=" \[\1\](core-ref-p2p-network-quorum-messages#section-qsigsesann)" calcext:value-type="string">
            <text:p><text:s/>\[\1\](core-ref-p2p-network-quorum-messages#section-qsigsesann)</text:p>
          </table:table-cell>
          <table:table-cell table:number-columns-repeated="2"/>
          <table:table-cell table:formula="of:=IF([.E57]&lt;&gt;&quot;&quot;;&quot;-pe &quot;&quot;s~&quot;&amp;[.D57]&amp;&quot;~&quot;&amp;[.E57]&amp;&quot;~g;&quot;&quot; \&quot;;&quot;&quot;)" office:value-type="string" office:string-value="-pe &quot;s~ (\`qsigsesann\` message[s]?)~ \[\1\](core-ref-p2p-network-quorum-messages#section-qsigsesann)~g;&quot; \" calcext:value-type="string">
            <text:p>-pe "s~ (\`qsigsesann\` message[s]?)~ \[\1\](core-ref-p2p-network-quorum-messages#section-qsigsesann)~g;" \</text:p>
          </table:table-cell>
        </table:table-row>
        <table:table-row table:style-name="ro1">
          <table:table-cell office:value-type="string" calcext:value-type="string">
            <text:p>qsigsinv</text:p>
          </table:table-cell>
          <table:table-cell office:value-type="string" calcext:value-type="string">
            <text:p>core-ref-p2p-network-quorum-messages</text:p>
          </table:table-cell>
          <table:table-cell/>
          <table:table-cell table:formula="of:=IF([.A58]&lt;&gt;&quot;&quot;;&quot; (\`&quot;&amp;[.A58]&amp;&quot;\` message[s]?)&quot;;&quot;&quot;)" office:value-type="string" office:string-value=" (\`qsigsinv\` message[s]?)" calcext:value-type="string">
            <text:p><text:s/>(\`qsigsinv\` message[s]?)</text:p>
          </table:table-cell>
          <table:table-cell table:formula="of:=IF([.B58]&lt;&gt;&quot;&quot;;&quot; \[\1\](&quot;&amp;[.B58]&amp;&quot;#section-&quot;&amp;[.A58]&amp;&quot;)&quot;;&quot;&quot;)" office:value-type="string" office:string-value=" \[\1\](core-ref-p2p-network-quorum-messages#section-qsigsinv)" calcext:value-type="string">
            <text:p><text:s/>\[\1\](core-ref-p2p-network-quorum-messages#section-qsigsinv)</text:p>
          </table:table-cell>
          <table:table-cell table:number-columns-repeated="2"/>
          <table:table-cell table:formula="of:=IF([.E58]&lt;&gt;&quot;&quot;;&quot;-pe &quot;&quot;s~&quot;&amp;[.D58]&amp;&quot;~&quot;&amp;[.E58]&amp;&quot;~g;&quot;&quot; \&quot;;&quot;&quot;)" office:value-type="string" office:string-value="-pe &quot;s~ (\`qsigsinv\` message[s]?)~ \[\1\](core-ref-p2p-network-quorum-messages#section-qsigsinv)~g;&quot; \" calcext:value-type="string">
            <text:p>-pe "s~ (\`qsigsinv\` message[s]?)~ \[\1\](core-ref-p2p-network-quorum-messages#section-qsigsinv)~g;" \</text:p>
          </table:table-cell>
        </table:table-row>
        <table:table-row table:style-name="ro1">
          <table:table-cell office:value-type="string" calcext:value-type="string">
            <text:p>qwatch</text:p>
          </table:table-cell>
          <table:table-cell office:value-type="string" calcext:value-type="string">
            <text:p>core-ref-p2p-network-quorum-messages</text:p>
          </table:table-cell>
          <table:table-cell/>
          <table:table-cell table:formula="of:=IF([.A59]&lt;&gt;&quot;&quot;;&quot; (\`&quot;&amp;[.A59]&amp;&quot;\` message[s]?)&quot;;&quot;&quot;)" office:value-type="string" office:string-value=" (\`qwatch\` message[s]?)" calcext:value-type="string">
            <text:p><text:s/>(\`qwatch\` message[s]?)</text:p>
          </table:table-cell>
          <table:table-cell table:formula="of:=IF([.B59]&lt;&gt;&quot;&quot;;&quot; \[\1\](&quot;&amp;[.B59]&amp;&quot;#section-&quot;&amp;[.A59]&amp;&quot;)&quot;;&quot;&quot;)" office:value-type="string" office:string-value=" \[\1\](core-ref-p2p-network-quorum-messages#section-qwatch)" calcext:value-type="string">
            <text:p><text:s/>\[\1\](core-ref-p2p-network-quorum-messages#section-qwatch)</text:p>
          </table:table-cell>
          <table:table-cell table:number-columns-repeated="2"/>
          <table:table-cell table:formula="of:=IF([.E59]&lt;&gt;&quot;&quot;;&quot;-pe &quot;&quot;s~&quot;&amp;[.D59]&amp;&quot;~&quot;&amp;[.E59]&amp;&quot;~g;&quot;&quot; \&quot;;&quot;&quot;)" office:value-type="string" office:string-value="-pe &quot;s~ (\`qwatch\` message[s]?)~ \[\1\](core-ref-p2p-network-quorum-messages#section-qwatch)~g;&quot; \" calcext:value-type="string">
            <text:p>-pe "s~ (\`qwatch\` message[s]?)~ \[\1\](core-ref-p2p-network-quorum-messages#section-qwatch)~g;" \</text:p>
          </table:table-cell>
        </table:table-row>
        <table:table-row table:style-name="ro1">
          <table:table-cell table:number-columns-repeated="3"/>
          <table:table-cell table:formula="of:=IF([.A60]&lt;&gt;&quot;&quot;;&quot; (\`&quot;&amp;[.A60]&amp;&quot;\` message[s]?)&quot;;&quot;&quot;)">
            <text:p/>
          </table:table-cell>
          <table:table-cell table:formula="of:=IF([.B60]&lt;&gt;&quot;&quot;;&quot; \[\1\](&quot;&amp;[.B60]&amp;&quot;#section-&quot;&amp;[.A60]&amp;&quot;)&quot;;&quot;&quot;)">
            <text:p/>
          </table:table-cell>
          <table:table-cell table:number-columns-repeated="2"/>
          <table:table-cell table:formula="of:=IF([.E60]&lt;&gt;&quot;&quot;;&quot;-pe &quot;&quot;s~&quot;&amp;[.D60]&amp;&quot;~&quot;&amp;[.E60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61]&lt;&gt;&quot;&quot;;&quot; (\`&quot;&amp;[.A61]&amp;&quot;\` message[s]?)&quot;;&quot;&quot;)">
            <text:p/>
          </table:table-cell>
          <table:table-cell table:formula="of:=IF([.B61]&lt;&gt;&quot;&quot;;&quot; \[\1\](&quot;&amp;[.B61]&amp;&quot;#section-&quot;&amp;[.A61]&amp;&quot;)&quot;;&quot;&quot;)">
            <text:p/>
          </table:table-cell>
          <table:table-cell table:number-columns-repeated="2"/>
          <table:table-cell table:formula="of:=IF([.E61]&lt;&gt;&quot;&quot;;&quot;-pe &quot;&quot;s~&quot;&amp;[.D61]&amp;&quot;~&quot;&amp;[.E61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62]&lt;&gt;&quot;&quot;;&quot; (\`&quot;&amp;[.A62]&amp;&quot;\` message[s]?)&quot;;&quot;&quot;)">
            <text:p/>
          </table:table-cell>
          <table:table-cell table:formula="of:=IF([.B62]&lt;&gt;&quot;&quot;;&quot; \[\1\](&quot;&amp;[.B62]&amp;&quot;#section-&quot;&amp;[.A62]&amp;&quot;)&quot;;&quot;&quot;)">
            <text:p/>
          </table:table-cell>
          <table:table-cell table:number-columns-repeated="2"/>
          <table:table-cell table:formula="of:=IF([.E62]&lt;&gt;&quot;&quot;;&quot;-pe &quot;&quot;s~&quot;&amp;[.D62]&amp;&quot;~&quot;&amp;[.E62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63]&lt;&gt;&quot;&quot;;&quot; (\`&quot;&amp;[.A63]&amp;&quot;\` message[s]?)&quot;;&quot;&quot;)">
            <text:p/>
          </table:table-cell>
          <table:table-cell table:formula="of:=IF([.B63]&lt;&gt;&quot;&quot;;&quot; \[\1\](&quot;&amp;[.B63]&amp;&quot;#section-&quot;&amp;[.A63]&amp;&quot;)&quot;;&quot;&quot;)">
            <text:p/>
          </table:table-cell>
          <table:table-cell table:number-columns-repeated="2"/>
          <table:table-cell table:formula="of:=IF([.E63]&lt;&gt;&quot;&quot;;&quot;-pe &quot;&quot;s~&quot;&amp;[.D63]&amp;&quot;~&quot;&amp;[.E63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64]&lt;&gt;&quot;&quot;;&quot; (\`&quot;&amp;[.A64]&amp;&quot;\` message[s]?)&quot;;&quot;&quot;)">
            <text:p/>
          </table:table-cell>
          <table:table-cell table:formula="of:=IF([.B64]&lt;&gt;&quot;&quot;;&quot; \[\1\](&quot;&amp;[.B64]&amp;&quot;#section-&quot;&amp;[.A64]&amp;&quot;)&quot;;&quot;&quot;)">
            <text:p/>
          </table:table-cell>
          <table:table-cell table:number-columns-repeated="2"/>
          <table:table-cell table:formula="of:=IF([.E64]&lt;&gt;&quot;&quot;;&quot;-pe &quot;&quot;s~&quot;&amp;[.D64]&amp;&quot;~&quot;&amp;[.E64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65]&lt;&gt;&quot;&quot;;&quot; (\`&quot;&amp;[.A65]&amp;&quot;\` message[s]?)&quot;;&quot;&quot;)">
            <text:p/>
          </table:table-cell>
          <table:table-cell table:formula="of:=IF([.B65]&lt;&gt;&quot;&quot;;&quot; \[\1\](&quot;&amp;[.B65]&amp;&quot;#section-&quot;&amp;[.A65]&amp;&quot;)&quot;;&quot;&quot;)">
            <text:p/>
          </table:table-cell>
          <table:table-cell table:number-columns-repeated="2"/>
          <table:table-cell table:formula="of:=IF([.E65]&lt;&gt;&quot;&quot;;&quot;-pe &quot;&quot;s~&quot;&amp;[.D65]&amp;&quot;~&quot;&amp;[.E65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66]&lt;&gt;&quot;&quot;;&quot; (\`&quot;&amp;[.A66]&amp;&quot;\` message[s]?)&quot;;&quot;&quot;)">
            <text:p/>
          </table:table-cell>
          <table:table-cell table:formula="of:=IF([.B66]&lt;&gt;&quot;&quot;;&quot; \[\1\](&quot;&amp;[.B66]&amp;&quot;#section-&quot;&amp;[.A66]&amp;&quot;)&quot;;&quot;&quot;)">
            <text:p/>
          </table:table-cell>
          <table:table-cell table:number-columns-repeated="2"/>
          <table:table-cell table:formula="of:=IF([.E66]&lt;&gt;&quot;&quot;;&quot;-pe &quot;&quot;s~&quot;&amp;[.D66]&amp;&quot;~&quot;&amp;[.E66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67]&lt;&gt;&quot;&quot;;&quot; (\`&quot;&amp;[.A67]&amp;&quot;\` message[s]?)&quot;;&quot;&quot;)">
            <text:p/>
          </table:table-cell>
          <table:table-cell table:formula="of:=IF([.B67]&lt;&gt;&quot;&quot;;&quot; \[\1\](&quot;&amp;[.B67]&amp;&quot;#section-&quot;&amp;[.A67]&amp;&quot;)&quot;;&quot;&quot;)">
            <text:p/>
          </table:table-cell>
          <table:table-cell table:number-columns-repeated="2"/>
          <table:table-cell table:formula="of:=IF([.E67]&lt;&gt;&quot;&quot;;&quot;-pe &quot;&quot;s~&quot;&amp;[.D67]&amp;&quot;~&quot;&amp;[.E67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68]&lt;&gt;&quot;&quot;;&quot; (\`&quot;&amp;[.A68]&amp;&quot;\` message[s]?)&quot;;&quot;&quot;)">
            <text:p/>
          </table:table-cell>
          <table:table-cell table:formula="of:=IF([.B68]&lt;&gt;&quot;&quot;;&quot; \[\1\](&quot;&amp;[.B68]&amp;&quot;#section-&quot;&amp;[.A68]&amp;&quot;)&quot;;&quot;&quot;)">
            <text:p/>
          </table:table-cell>
          <table:table-cell table:number-columns-repeated="2"/>
          <table:table-cell table:formula="of:=IF([.E68]&lt;&gt;&quot;&quot;;&quot;-pe &quot;&quot;s~&quot;&amp;[.D68]&amp;&quot;~&quot;&amp;[.E68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69]&lt;&gt;&quot;&quot;;&quot; (\`&quot;&amp;[.A69]&amp;&quot;\` message[s]?)&quot;;&quot;&quot;)">
            <text:p/>
          </table:table-cell>
          <table:table-cell table:formula="of:=IF([.B69]&lt;&gt;&quot;&quot;;&quot; \[\1\](&quot;&amp;[.B69]&amp;&quot;#section-&quot;&amp;[.A69]&amp;&quot;)&quot;;&quot;&quot;)">
            <text:p/>
          </table:table-cell>
          <table:table-cell table:number-columns-repeated="2"/>
          <table:table-cell table:formula="of:=IF([.E69]&lt;&gt;&quot;&quot;;&quot;-pe &quot;&quot;s~&quot;&amp;[.D69]&amp;&quot;~&quot;&amp;[.E69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70]&lt;&gt;&quot;&quot;;&quot; (\`&quot;&amp;[.A70]&amp;&quot;\` message[s]?)&quot;;&quot;&quot;)">
            <text:p/>
          </table:table-cell>
          <table:table-cell table:formula="of:=IF([.B70]&lt;&gt;&quot;&quot;;&quot; \[\1\](&quot;&amp;[.B70]&amp;&quot;#section-&quot;&amp;[.A70]&amp;&quot;)&quot;;&quot;&quot;)">
            <text:p/>
          </table:table-cell>
          <table:table-cell table:number-columns-repeated="2"/>
          <table:table-cell table:formula="of:=IF([.E70]&lt;&gt;&quot;&quot;;&quot;-pe &quot;&quot;s~&quot;&amp;[.D70]&amp;&quot;~&quot;&amp;[.E70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71]&lt;&gt;&quot;&quot;;&quot; (\`&quot;&amp;[.A71]&amp;&quot;\` message[s]?)&quot;;&quot;&quot;)">
            <text:p/>
          </table:table-cell>
          <table:table-cell table:formula="of:=IF([.B71]&lt;&gt;&quot;&quot;;&quot; \[\1\](&quot;&amp;[.B71]&amp;&quot;#section-&quot;&amp;[.A71]&amp;&quot;)&quot;;&quot;&quot;)">
            <text:p/>
          </table:table-cell>
          <table:table-cell table:number-columns-repeated="2"/>
          <table:table-cell table:formula="of:=IF([.E71]&lt;&gt;&quot;&quot;;&quot;-pe &quot;&quot;s~&quot;&amp;[.D71]&amp;&quot;~&quot;&amp;[.E71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72]&lt;&gt;&quot;&quot;;&quot; (\`&quot;&amp;[.A72]&amp;&quot;\` message[s]?)&quot;;&quot;&quot;)">
            <text:p/>
          </table:table-cell>
          <table:table-cell table:formula="of:=IF([.B72]&lt;&gt;&quot;&quot;;&quot; \[\1\](&quot;&amp;[.B72]&amp;&quot;#section-&quot;&amp;[.A72]&amp;&quot;)&quot;;&quot;&quot;)">
            <text:p/>
          </table:table-cell>
          <table:table-cell table:number-columns-repeated="2"/>
          <table:table-cell table:formula="of:=IF([.E72]&lt;&gt;&quot;&quot;;&quot;-pe &quot;&quot;s~&quot;&amp;[.D72]&amp;&quot;~&quot;&amp;[.E72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73]&lt;&gt;&quot;&quot;;&quot; (\`&quot;&amp;[.A73]&amp;&quot;\` message[s]?)&quot;;&quot;&quot;)">
            <text:p/>
          </table:table-cell>
          <table:table-cell table:formula="of:=IF([.B73]&lt;&gt;&quot;&quot;;&quot; \[\1\](&quot;&amp;[.B73]&amp;&quot;#section-&quot;&amp;[.A73]&amp;&quot;)&quot;;&quot;&quot;)">
            <text:p/>
          </table:table-cell>
          <table:table-cell table:number-columns-repeated="2"/>
          <table:table-cell table:formula="of:=IF([.E73]&lt;&gt;&quot;&quot;;&quot;-pe &quot;&quot;s~&quot;&amp;[.D73]&amp;&quot;~&quot;&amp;[.E73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74]&lt;&gt;&quot;&quot;;&quot; (\`&quot;&amp;[.A74]&amp;&quot;\` message[s]?)&quot;;&quot;&quot;)">
            <text:p/>
          </table:table-cell>
          <table:table-cell table:formula="of:=IF([.B74]&lt;&gt;&quot;&quot;;&quot; \[\1\](&quot;&amp;[.B74]&amp;&quot;#section-&quot;&amp;[.A74]&amp;&quot;)&quot;;&quot;&quot;)">
            <text:p/>
          </table:table-cell>
          <table:table-cell table:number-columns-repeated="2"/>
          <table:table-cell table:formula="of:=IF([.E74]&lt;&gt;&quot;&quot;;&quot;-pe &quot;&quot;s~&quot;&amp;[.D74]&amp;&quot;~&quot;&amp;[.E74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75]&lt;&gt;&quot;&quot;;&quot; (\`&quot;&amp;[.A75]&amp;&quot;\` message[s]?)&quot;;&quot;&quot;)">
            <text:p/>
          </table:table-cell>
          <table:table-cell table:formula="of:=IF([.B75]&lt;&gt;&quot;&quot;;&quot; \[\1\](&quot;&amp;[.B75]&amp;&quot;#section-&quot;&amp;[.A75]&amp;&quot;)&quot;;&quot;&quot;)">
            <text:p/>
          </table:table-cell>
          <table:table-cell table:number-columns-repeated="2"/>
          <table:table-cell table:formula="of:=IF([.E75]&lt;&gt;&quot;&quot;;&quot;-pe &quot;&quot;s~&quot;&amp;[.D75]&amp;&quot;~&quot;&amp;[.E75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76]&lt;&gt;&quot;&quot;;&quot; (\`&quot;&amp;[.A76]&amp;&quot;\` message[s]?)&quot;;&quot;&quot;)">
            <text:p/>
          </table:table-cell>
          <table:table-cell table:formula="of:=IF([.B76]&lt;&gt;&quot;&quot;;&quot; \[\1\](&quot;&amp;[.B76]&amp;&quot;#section-&quot;&amp;[.A76]&amp;&quot;)&quot;;&quot;&quot;)">
            <text:p/>
          </table:table-cell>
          <table:table-cell table:number-columns-repeated="2"/>
          <table:table-cell table:formula="of:=IF([.E76]&lt;&gt;&quot;&quot;;&quot;-pe &quot;&quot;s~&quot;&amp;[.D76]&amp;&quot;~&quot;&amp;[.E76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77]&lt;&gt;&quot;&quot;;&quot; (\`&quot;&amp;[.A77]&amp;&quot;\` message[s]?)&quot;;&quot;&quot;)">
            <text:p/>
          </table:table-cell>
          <table:table-cell table:formula="of:=IF([.B77]&lt;&gt;&quot;&quot;;&quot; \[\1\](&quot;&amp;[.B77]&amp;&quot;#section-&quot;&amp;[.A77]&amp;&quot;)&quot;;&quot;&quot;)">
            <text:p/>
          </table:table-cell>
          <table:table-cell table:number-columns-repeated="2"/>
          <table:table-cell table:formula="of:=IF([.E77]&lt;&gt;&quot;&quot;;&quot;-pe &quot;&quot;s~&quot;&amp;[.D77]&amp;&quot;~&quot;&amp;[.E77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78]&lt;&gt;&quot;&quot;;&quot; (\`&quot;&amp;[.A78]&amp;&quot;\` message[s]?)&quot;;&quot;&quot;)">
            <text:p/>
          </table:table-cell>
          <table:table-cell table:formula="of:=IF([.B78]&lt;&gt;&quot;&quot;;&quot; \[\1\](&quot;&amp;[.B78]&amp;&quot;#section-&quot;&amp;[.A78]&amp;&quot;)&quot;;&quot;&quot;)">
            <text:p/>
          </table:table-cell>
          <table:table-cell table:number-columns-repeated="2"/>
          <table:table-cell table:formula="of:=IF([.E78]&lt;&gt;&quot;&quot;;&quot;-pe &quot;&quot;s~&quot;&amp;[.D78]&amp;&quot;~&quot;&amp;[.E78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79]&lt;&gt;&quot;&quot;;&quot; (\`&quot;&amp;[.A79]&amp;&quot;\` message[s]?)&quot;;&quot;&quot;)">
            <text:p/>
          </table:table-cell>
          <table:table-cell table:formula="of:=IF([.B79]&lt;&gt;&quot;&quot;;&quot; \[\1\](&quot;&amp;[.B79]&amp;&quot;#section-&quot;&amp;[.A79]&amp;&quot;)&quot;;&quot;&quot;)">
            <text:p/>
          </table:table-cell>
          <table:table-cell table:number-columns-repeated="2"/>
          <table:table-cell table:formula="of:=IF([.E79]&lt;&gt;&quot;&quot;;&quot;-pe &quot;&quot;s~&quot;&amp;[.D79]&amp;&quot;~&quot;&amp;[.E79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80]&lt;&gt;&quot;&quot;;&quot; (\`&quot;&amp;[.A80]&amp;&quot;\` message[s]?)&quot;;&quot;&quot;)">
            <text:p/>
          </table:table-cell>
          <table:table-cell table:formula="of:=IF([.B80]&lt;&gt;&quot;&quot;;&quot; \[\1\](&quot;&amp;[.B80]&amp;&quot;#section-&quot;&amp;[.A80]&amp;&quot;)&quot;;&quot;&quot;)">
            <text:p/>
          </table:table-cell>
          <table:table-cell table:number-columns-repeated="2"/>
          <table:table-cell table:formula="of:=IF([.E80]&lt;&gt;&quot;&quot;;&quot;-pe &quot;&quot;s~&quot;&amp;[.D80]&amp;&quot;~&quot;&amp;[.E80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81]&lt;&gt;&quot;&quot;;&quot; (\`&quot;&amp;[.A81]&amp;&quot;\` message[s]?)&quot;;&quot;&quot;)">
            <text:p/>
          </table:table-cell>
          <table:table-cell table:formula="of:=IF([.B81]&lt;&gt;&quot;&quot;;&quot; \[\1\](&quot;&amp;[.B81]&amp;&quot;#section-&quot;&amp;[.A81]&amp;&quot;)&quot;;&quot;&quot;)">
            <text:p/>
          </table:table-cell>
          <table:table-cell table:number-columns-repeated="2"/>
          <table:table-cell table:formula="of:=IF([.E81]&lt;&gt;&quot;&quot;;&quot;-pe &quot;&quot;s~&quot;&amp;[.D81]&amp;&quot;~&quot;&amp;[.E81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82]&lt;&gt;&quot;&quot;;&quot; (\`&quot;&amp;[.A82]&amp;&quot;\` message[s]?)&quot;;&quot;&quot;)">
            <text:p/>
          </table:table-cell>
          <table:table-cell table:formula="of:=IF([.B82]&lt;&gt;&quot;&quot;;&quot; \[\1\](&quot;&amp;[.B82]&amp;&quot;#section-&quot;&amp;[.A82]&amp;&quot;)&quot;;&quot;&quot;)">
            <text:p/>
          </table:table-cell>
          <table:table-cell table:number-columns-repeated="2"/>
          <table:table-cell table:formula="of:=IF([.E82]&lt;&gt;&quot;&quot;;&quot;-pe &quot;&quot;s~&quot;&amp;[.D82]&amp;&quot;~&quot;&amp;[.E82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83]&lt;&gt;&quot;&quot;;&quot; (\`&quot;&amp;[.A83]&amp;&quot;\` message[s]?)&quot;;&quot;&quot;)">
            <text:p/>
          </table:table-cell>
          <table:table-cell table:formula="of:=IF([.B83]&lt;&gt;&quot;&quot;;&quot; \[\1\](&quot;&amp;[.B83]&amp;&quot;#section-&quot;&amp;[.A83]&amp;&quot;)&quot;;&quot;&quot;)">
            <text:p/>
          </table:table-cell>
          <table:table-cell table:number-columns-repeated="2"/>
          <table:table-cell table:formula="of:=IF([.E83]&lt;&gt;&quot;&quot;;&quot;-pe &quot;&quot;s~&quot;&amp;[.D83]&amp;&quot;~&quot;&amp;[.E83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84]&lt;&gt;&quot;&quot;;&quot; (\`&quot;&amp;[.A84]&amp;&quot;\` message[s]?)&quot;;&quot;&quot;)">
            <text:p/>
          </table:table-cell>
          <table:table-cell table:formula="of:=IF([.B84]&lt;&gt;&quot;&quot;;&quot; \[\1\](&quot;&amp;[.B84]&amp;&quot;#section-&quot;&amp;[.A84]&amp;&quot;)&quot;;&quot;&quot;)">
            <text:p/>
          </table:table-cell>
          <table:table-cell table:number-columns-repeated="2"/>
          <table:table-cell table:formula="of:=IF([.E84]&lt;&gt;&quot;&quot;;&quot;-pe &quot;&quot;s~&quot;&amp;[.D84]&amp;&quot;~&quot;&amp;[.E84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85]&lt;&gt;&quot;&quot;;&quot; (\`&quot;&amp;[.A85]&amp;&quot;\` message[s]?)&quot;;&quot;&quot;)">
            <text:p/>
          </table:table-cell>
          <table:table-cell table:formula="of:=IF([.B85]&lt;&gt;&quot;&quot;;&quot; \[\1\](&quot;&amp;[.B85]&amp;&quot;#section-&quot;&amp;[.A85]&amp;&quot;)&quot;;&quot;&quot;)">
            <text:p/>
          </table:table-cell>
          <table:table-cell table:number-columns-repeated="2"/>
          <table:table-cell table:formula="of:=IF([.E85]&lt;&gt;&quot;&quot;;&quot;-pe &quot;&quot;s~&quot;&amp;[.D85]&amp;&quot;~&quot;&amp;[.E85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86]&lt;&gt;&quot;&quot;;&quot; (\`&quot;&amp;[.A86]&amp;&quot;\` message[s]?)&quot;;&quot;&quot;)">
            <text:p/>
          </table:table-cell>
          <table:table-cell table:formula="of:=IF([.B86]&lt;&gt;&quot;&quot;;&quot; \[\1\](&quot;&amp;[.B86]&amp;&quot;#section-&quot;&amp;[.A86]&amp;&quot;)&quot;;&quot;&quot;)">
            <text:p/>
          </table:table-cell>
          <table:table-cell table:number-columns-repeated="2"/>
          <table:table-cell table:formula="of:=IF([.E86]&lt;&gt;&quot;&quot;;&quot;-pe &quot;&quot;s~&quot;&amp;[.D86]&amp;&quot;~&quot;&amp;[.E86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87]&lt;&gt;&quot;&quot;;&quot; (\`&quot;&amp;[.A87]&amp;&quot;\` message[s]?)&quot;;&quot;&quot;)">
            <text:p/>
          </table:table-cell>
          <table:table-cell table:formula="of:=IF([.B87]&lt;&gt;&quot;&quot;;&quot; \[\1\](&quot;&amp;[.B87]&amp;&quot;#section-&quot;&amp;[.A87]&amp;&quot;)&quot;;&quot;&quot;)">
            <text:p/>
          </table:table-cell>
          <table:table-cell table:number-columns-repeated="2"/>
          <table:table-cell table:formula="of:=IF([.E87]&lt;&gt;&quot;&quot;;&quot;-pe &quot;&quot;s~&quot;&amp;[.D87]&amp;&quot;~&quot;&amp;[.E87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88]&lt;&gt;&quot;&quot;;&quot; (\`&quot;&amp;[.A88]&amp;&quot;\` message[s]?)&quot;;&quot;&quot;)">
            <text:p/>
          </table:table-cell>
          <table:table-cell table:formula="of:=IF([.B88]&lt;&gt;&quot;&quot;;&quot; \[\1\](&quot;&amp;[.B88]&amp;&quot;#section-&quot;&amp;[.A88]&amp;&quot;)&quot;;&quot;&quot;)">
            <text:p/>
          </table:table-cell>
          <table:table-cell table:number-columns-repeated="2"/>
          <table:table-cell table:formula="of:=IF([.E88]&lt;&gt;&quot;&quot;;&quot;-pe &quot;&quot;s~&quot;&amp;[.D88]&amp;&quot;~&quot;&amp;[.E88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89]&lt;&gt;&quot;&quot;;&quot; (\`&quot;&amp;[.A89]&amp;&quot;\` message[s]?)&quot;;&quot;&quot;)">
            <text:p/>
          </table:table-cell>
          <table:table-cell table:formula="of:=IF([.B89]&lt;&gt;&quot;&quot;;&quot; \[\1\](&quot;&amp;[.B89]&amp;&quot;#section-&quot;&amp;[.A89]&amp;&quot;)&quot;;&quot;&quot;)">
            <text:p/>
          </table:table-cell>
          <table:table-cell table:number-columns-repeated="2"/>
          <table:table-cell table:formula="of:=IF([.E89]&lt;&gt;&quot;&quot;;&quot;-pe &quot;&quot;s~&quot;&amp;[.D89]&amp;&quot;~&quot;&amp;[.E89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90]&lt;&gt;&quot;&quot;;&quot; (\`&quot;&amp;[.A90]&amp;&quot;\` message[s]?)&quot;;&quot;&quot;)">
            <text:p/>
          </table:table-cell>
          <table:table-cell table:formula="of:=IF([.B90]&lt;&gt;&quot;&quot;;&quot; \[\1\](&quot;&amp;[.B90]&amp;&quot;#section-&quot;&amp;[.A90]&amp;&quot;)&quot;;&quot;&quot;)">
            <text:p/>
          </table:table-cell>
          <table:table-cell table:number-columns-repeated="2"/>
          <table:table-cell table:formula="of:=IF([.E90]&lt;&gt;&quot;&quot;;&quot;-pe &quot;&quot;s~&quot;&amp;[.D90]&amp;&quot;~&quot;&amp;[.E90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91]&lt;&gt;&quot;&quot;;&quot; (\`&quot;&amp;[.A91]&amp;&quot;\` message[s]?)&quot;;&quot;&quot;)">
            <text:p/>
          </table:table-cell>
          <table:table-cell table:formula="of:=IF([.B91]&lt;&gt;&quot;&quot;;&quot; \[\1\](&quot;&amp;[.B91]&amp;&quot;#section-&quot;&amp;[.A91]&amp;&quot;)&quot;;&quot;&quot;)">
            <text:p/>
          </table:table-cell>
          <table:table-cell table:number-columns-repeated="2"/>
          <table:table-cell table:formula="of:=IF([.E91]&lt;&gt;&quot;&quot;;&quot;-pe &quot;&quot;s~&quot;&amp;[.D91]&amp;&quot;~&quot;&amp;[.E91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92]&lt;&gt;&quot;&quot;;&quot; (\`&quot;&amp;[.A92]&amp;&quot;\` message[s]?)&quot;;&quot;&quot;)">
            <text:p/>
          </table:table-cell>
          <table:table-cell table:formula="of:=IF([.B92]&lt;&gt;&quot;&quot;;&quot; \[\1\](&quot;&amp;[.B92]&amp;&quot;#section-&quot;&amp;[.A92]&amp;&quot;)&quot;;&quot;&quot;)">
            <text:p/>
          </table:table-cell>
          <table:table-cell table:number-columns-repeated="2"/>
          <table:table-cell table:formula="of:=IF([.E92]&lt;&gt;&quot;&quot;;&quot;-pe &quot;&quot;s~&quot;&amp;[.D92]&amp;&quot;~&quot;&amp;[.E92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93]&lt;&gt;&quot;&quot;;&quot; (\`&quot;&amp;[.A93]&amp;&quot;\` message[s]?)&quot;;&quot;&quot;)">
            <text:p/>
          </table:table-cell>
          <table:table-cell table:formula="of:=IF([.B93]&lt;&gt;&quot;&quot;;&quot; \[\1\](&quot;&amp;[.B93]&amp;&quot;#section-&quot;&amp;[.A93]&amp;&quot;)&quot;;&quot;&quot;)">
            <text:p/>
          </table:table-cell>
          <table:table-cell table:number-columns-repeated="2"/>
          <table:table-cell table:formula="of:=IF([.E93]&lt;&gt;&quot;&quot;;&quot;-pe &quot;&quot;s~&quot;&amp;[.D93]&amp;&quot;~&quot;&amp;[.E93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94]&lt;&gt;&quot;&quot;;&quot; (\`&quot;&amp;[.A94]&amp;&quot;\` message[s]?)&quot;;&quot;&quot;)">
            <text:p/>
          </table:table-cell>
          <table:table-cell table:formula="of:=IF([.B94]&lt;&gt;&quot;&quot;;&quot; \[\1\](&quot;&amp;[.B94]&amp;&quot;#section-&quot;&amp;[.A94]&amp;&quot;)&quot;;&quot;&quot;)">
            <text:p/>
          </table:table-cell>
          <table:table-cell table:number-columns-repeated="2"/>
          <table:table-cell table:formula="of:=IF([.E94]&lt;&gt;&quot;&quot;;&quot;-pe &quot;&quot;s~&quot;&amp;[.D94]&amp;&quot;~&quot;&amp;[.E94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95]&lt;&gt;&quot;&quot;;&quot; (\`&quot;&amp;[.A95]&amp;&quot;\` message[s]?)&quot;;&quot;&quot;)">
            <text:p/>
          </table:table-cell>
          <table:table-cell table:formula="of:=IF([.B95]&lt;&gt;&quot;&quot;;&quot; \[\1\](&quot;&amp;[.B95]&amp;&quot;#section-&quot;&amp;[.A95]&amp;&quot;)&quot;;&quot;&quot;)">
            <text:p/>
          </table:table-cell>
          <table:table-cell table:number-columns-repeated="2"/>
          <table:table-cell table:formula="of:=IF([.E95]&lt;&gt;&quot;&quot;;&quot;-pe &quot;&quot;s~&quot;&amp;[.D95]&amp;&quot;~&quot;&amp;[.E95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96]&lt;&gt;&quot;&quot;;&quot; (\`&quot;&amp;[.A96]&amp;&quot;\` message[s]?)&quot;;&quot;&quot;)">
            <text:p/>
          </table:table-cell>
          <table:table-cell table:formula="of:=IF([.B96]&lt;&gt;&quot;&quot;;&quot; \[\1\](&quot;&amp;[.B96]&amp;&quot;#section-&quot;&amp;[.A96]&amp;&quot;)&quot;;&quot;&quot;)">
            <text:p/>
          </table:table-cell>
          <table:table-cell table:number-columns-repeated="2"/>
          <table:table-cell table:formula="of:=IF([.E96]&lt;&gt;&quot;&quot;;&quot;-pe &quot;&quot;s~&quot;&amp;[.D96]&amp;&quot;~&quot;&amp;[.E96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97]&lt;&gt;&quot;&quot;;&quot; (\`&quot;&amp;[.A97]&amp;&quot;\` message[s]?)&quot;;&quot;&quot;)">
            <text:p/>
          </table:table-cell>
          <table:table-cell table:formula="of:=IF([.B97]&lt;&gt;&quot;&quot;;&quot; \[\1\](&quot;&amp;[.B97]&amp;&quot;#section-&quot;&amp;[.A97]&amp;&quot;)&quot;;&quot;&quot;)">
            <text:p/>
          </table:table-cell>
          <table:table-cell table:number-columns-repeated="2"/>
          <table:table-cell table:formula="of:=IF([.E97]&lt;&gt;&quot;&quot;;&quot;-pe &quot;&quot;s~&quot;&amp;[.D97]&amp;&quot;~&quot;&amp;[.E97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98]&lt;&gt;&quot;&quot;;&quot; (\`&quot;&amp;[.A98]&amp;&quot;\` message[s]?)&quot;;&quot;&quot;)">
            <text:p/>
          </table:table-cell>
          <table:table-cell table:formula="of:=IF([.B98]&lt;&gt;&quot;&quot;;&quot; \[\1\](&quot;&amp;[.B98]&amp;&quot;#section-&quot;&amp;[.A98]&amp;&quot;)&quot;;&quot;&quot;)">
            <text:p/>
          </table:table-cell>
          <table:table-cell table:number-columns-repeated="2"/>
          <table:table-cell table:formula="of:=IF([.E98]&lt;&gt;&quot;&quot;;&quot;-pe &quot;&quot;s~&quot;&amp;[.D98]&amp;&quot;~&quot;&amp;[.E98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99]&lt;&gt;&quot;&quot;;&quot; (\`&quot;&amp;[.A99]&amp;&quot;\` message[s]?)&quot;;&quot;&quot;)">
            <text:p/>
          </table:table-cell>
          <table:table-cell table:formula="of:=IF([.B99]&lt;&gt;&quot;&quot;;&quot; \[\1\](&quot;&amp;[.B99]&amp;&quot;#section-&quot;&amp;[.A99]&amp;&quot;)&quot;;&quot;&quot;)">
            <text:p/>
          </table:table-cell>
          <table:table-cell table:number-columns-repeated="2"/>
          <table:table-cell table:formula="of:=IF([.E99]&lt;&gt;&quot;&quot;;&quot;-pe &quot;&quot;s~&quot;&amp;[.D99]&amp;&quot;~&quot;&amp;[.E99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00]&lt;&gt;&quot;&quot;;&quot; (\`&quot;&amp;[.A100]&amp;&quot;\` message[s]?)&quot;;&quot;&quot;)">
            <text:p/>
          </table:table-cell>
          <table:table-cell table:formula="of:=IF([.B100]&lt;&gt;&quot;&quot;;&quot; \[\1\](&quot;&amp;[.B100]&amp;&quot;#section-&quot;&amp;[.A100]&amp;&quot;)&quot;;&quot;&quot;)">
            <text:p/>
          </table:table-cell>
          <table:table-cell table:number-columns-repeated="2"/>
          <table:table-cell table:formula="of:=IF([.E100]&lt;&gt;&quot;&quot;;&quot;-pe &quot;&quot;s~&quot;&amp;[.D100]&amp;&quot;~&quot;&amp;[.E100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01]&lt;&gt;&quot;&quot;;&quot; (\`&quot;&amp;[.A101]&amp;&quot;\` message[s]?)&quot;;&quot;&quot;)">
            <text:p/>
          </table:table-cell>
          <table:table-cell table:formula="of:=IF([.B101]&lt;&gt;&quot;&quot;;&quot; \[\1\](&quot;&amp;[.B101]&amp;&quot;#section-&quot;&amp;[.A101]&amp;&quot;)&quot;;&quot;&quot;)">
            <text:p/>
          </table:table-cell>
          <table:table-cell table:number-columns-repeated="2"/>
          <table:table-cell table:formula="of:=IF([.E101]&lt;&gt;&quot;&quot;;&quot;-pe &quot;&quot;s~&quot;&amp;[.D101]&amp;&quot;~&quot;&amp;[.E101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02]&lt;&gt;&quot;&quot;;&quot; (\`&quot;&amp;[.A102]&amp;&quot;\` message[s]?)&quot;;&quot;&quot;)">
            <text:p/>
          </table:table-cell>
          <table:table-cell table:formula="of:=IF([.B102]&lt;&gt;&quot;&quot;;&quot; \[\1\](&quot;&amp;[.B102]&amp;&quot;#section-&quot;&amp;[.A102]&amp;&quot;)&quot;;&quot;&quot;)">
            <text:p/>
          </table:table-cell>
          <table:table-cell table:number-columns-repeated="2"/>
          <table:table-cell table:formula="of:=IF([.E102]&lt;&gt;&quot;&quot;;&quot;-pe &quot;&quot;s~&quot;&amp;[.D102]&amp;&quot;~&quot;&amp;[.E102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03]&lt;&gt;&quot;&quot;;&quot; (\`&quot;&amp;[.A103]&amp;&quot;\` message[s]?)&quot;;&quot;&quot;)">
            <text:p/>
          </table:table-cell>
          <table:table-cell table:formula="of:=IF([.B103]&lt;&gt;&quot;&quot;;&quot; \[\1\](&quot;&amp;[.B103]&amp;&quot;#section-&quot;&amp;[.A103]&amp;&quot;)&quot;;&quot;&quot;)">
            <text:p/>
          </table:table-cell>
          <table:table-cell table:number-columns-repeated="2"/>
          <table:table-cell table:formula="of:=IF([.E103]&lt;&gt;&quot;&quot;;&quot;-pe &quot;&quot;s~&quot;&amp;[.D103]&amp;&quot;~&quot;&amp;[.E103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04]&lt;&gt;&quot;&quot;;&quot; (\`&quot;&amp;[.A104]&amp;&quot;\` message[s]?)&quot;;&quot;&quot;)">
            <text:p/>
          </table:table-cell>
          <table:table-cell table:formula="of:=IF([.B104]&lt;&gt;&quot;&quot;;&quot; \[\1\](&quot;&amp;[.B104]&amp;&quot;#section-&quot;&amp;[.A104]&amp;&quot;)&quot;;&quot;&quot;)">
            <text:p/>
          </table:table-cell>
          <table:table-cell table:number-columns-repeated="2"/>
          <table:table-cell table:formula="of:=IF([.E104]&lt;&gt;&quot;&quot;;&quot;-pe &quot;&quot;s~&quot;&amp;[.D104]&amp;&quot;~&quot;&amp;[.E104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05]&lt;&gt;&quot;&quot;;&quot; (\`&quot;&amp;[.A105]&amp;&quot;\` message[s]?)&quot;;&quot;&quot;)">
            <text:p/>
          </table:table-cell>
          <table:table-cell table:formula="of:=IF([.B105]&lt;&gt;&quot;&quot;;&quot; \[\1\](&quot;&amp;[.B105]&amp;&quot;#section-&quot;&amp;[.A105]&amp;&quot;)&quot;;&quot;&quot;)">
            <text:p/>
          </table:table-cell>
          <table:table-cell table:number-columns-repeated="2"/>
          <table:table-cell table:formula="of:=IF([.E105]&lt;&gt;&quot;&quot;;&quot;-pe &quot;&quot;s~&quot;&amp;[.D105]&amp;&quot;~&quot;&amp;[.E105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06]&lt;&gt;&quot;&quot;;&quot; (\`&quot;&amp;[.A106]&amp;&quot;\` message[s]?)&quot;;&quot;&quot;)">
            <text:p/>
          </table:table-cell>
          <table:table-cell table:formula="of:=IF([.B106]&lt;&gt;&quot;&quot;;&quot; \[\1\](&quot;&amp;[.B106]&amp;&quot;#section-&quot;&amp;[.A106]&amp;&quot;)&quot;;&quot;&quot;)">
            <text:p/>
          </table:table-cell>
          <table:table-cell table:number-columns-repeated="2"/>
          <table:table-cell table:formula="of:=IF([.E106]&lt;&gt;&quot;&quot;;&quot;-pe &quot;&quot;s~&quot;&amp;[.D106]&amp;&quot;~&quot;&amp;[.E106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07]&lt;&gt;&quot;&quot;;&quot; (\`&quot;&amp;[.A107]&amp;&quot;\` message[s]?)&quot;;&quot;&quot;)">
            <text:p/>
          </table:table-cell>
          <table:table-cell table:formula="of:=IF([.B107]&lt;&gt;&quot;&quot;;&quot; \[\1\](&quot;&amp;[.B107]&amp;&quot;#section-&quot;&amp;[.A107]&amp;&quot;)&quot;;&quot;&quot;)">
            <text:p/>
          </table:table-cell>
          <table:table-cell table:number-columns-repeated="2"/>
          <table:table-cell table:formula="of:=IF([.E107]&lt;&gt;&quot;&quot;;&quot;-pe &quot;&quot;s~&quot;&amp;[.D107]&amp;&quot;~&quot;&amp;[.E107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08]&lt;&gt;&quot;&quot;;&quot; (\`&quot;&amp;[.A108]&amp;&quot;\` message[s]?)&quot;;&quot;&quot;)">
            <text:p/>
          </table:table-cell>
          <table:table-cell table:formula="of:=IF([.B108]&lt;&gt;&quot;&quot;;&quot; \[\1\](&quot;&amp;[.B108]&amp;&quot;#section-&quot;&amp;[.A108]&amp;&quot;)&quot;;&quot;&quot;)">
            <text:p/>
          </table:table-cell>
          <table:table-cell table:number-columns-repeated="2"/>
          <table:table-cell table:formula="of:=IF([.E108]&lt;&gt;&quot;&quot;;&quot;-pe &quot;&quot;s~&quot;&amp;[.D108]&amp;&quot;~&quot;&amp;[.E108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09]&lt;&gt;&quot;&quot;;&quot; (\`&quot;&amp;[.A109]&amp;&quot;\` message[s]?)&quot;;&quot;&quot;)">
            <text:p/>
          </table:table-cell>
          <table:table-cell table:formula="of:=IF([.B109]&lt;&gt;&quot;&quot;;&quot; \[\1\](&quot;&amp;[.B109]&amp;&quot;#section-&quot;&amp;[.A109]&amp;&quot;)&quot;;&quot;&quot;)">
            <text:p/>
          </table:table-cell>
          <table:table-cell table:number-columns-repeated="2"/>
          <table:table-cell table:formula="of:=IF([.E109]&lt;&gt;&quot;&quot;;&quot;-pe &quot;&quot;s~&quot;&amp;[.D109]&amp;&quot;~&quot;&amp;[.E109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10]&lt;&gt;&quot;&quot;;&quot; (\`&quot;&amp;[.A110]&amp;&quot;\` message[s]?)&quot;;&quot;&quot;)">
            <text:p/>
          </table:table-cell>
          <table:table-cell table:formula="of:=IF([.B110]&lt;&gt;&quot;&quot;;&quot; \[\1\](&quot;&amp;[.B110]&amp;&quot;#section-&quot;&amp;[.A110]&amp;&quot;)&quot;;&quot;&quot;)">
            <text:p/>
          </table:table-cell>
          <table:table-cell table:number-columns-repeated="2"/>
          <table:table-cell table:formula="of:=IF([.E110]&lt;&gt;&quot;&quot;;&quot;-pe &quot;&quot;s~&quot;&amp;[.D110]&amp;&quot;~&quot;&amp;[.E110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11]&lt;&gt;&quot;&quot;;&quot; (\`&quot;&amp;[.A111]&amp;&quot;\` message[s]?)&quot;;&quot;&quot;)">
            <text:p/>
          </table:table-cell>
          <table:table-cell table:formula="of:=IF([.B111]&lt;&gt;&quot;&quot;;&quot; \[\1\](&quot;&amp;[.B111]&amp;&quot;#section-&quot;&amp;[.A111]&amp;&quot;)&quot;;&quot;&quot;)">
            <text:p/>
          </table:table-cell>
          <table:table-cell table:number-columns-repeated="2"/>
          <table:table-cell table:formula="of:=IF([.E111]&lt;&gt;&quot;&quot;;&quot;-pe &quot;&quot;s~&quot;&amp;[.D111]&amp;&quot;~&quot;&amp;[.E111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12]&lt;&gt;&quot;&quot;;&quot; (\`&quot;&amp;[.A112]&amp;&quot;\` message[s]?)&quot;;&quot;&quot;)">
            <text:p/>
          </table:table-cell>
          <table:table-cell table:formula="of:=IF([.B112]&lt;&gt;&quot;&quot;;&quot; \[\1\](&quot;&amp;[.B112]&amp;&quot;#section-&quot;&amp;[.A112]&amp;&quot;)&quot;;&quot;&quot;)">
            <text:p/>
          </table:table-cell>
          <table:table-cell table:number-columns-repeated="2"/>
          <table:table-cell table:formula="of:=IF([.E112]&lt;&gt;&quot;&quot;;&quot;-pe &quot;&quot;s~&quot;&amp;[.D112]&amp;&quot;~&quot;&amp;[.E112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13]&lt;&gt;&quot;&quot;;&quot; (\`&quot;&amp;[.A113]&amp;&quot;\` message[s]?)&quot;;&quot;&quot;)">
            <text:p/>
          </table:table-cell>
          <table:table-cell table:formula="of:=IF([.B113]&lt;&gt;&quot;&quot;;&quot; \[\1\](&quot;&amp;[.B113]&amp;&quot;#section-&quot;&amp;[.A113]&amp;&quot;)&quot;;&quot;&quot;)">
            <text:p/>
          </table:table-cell>
          <table:table-cell table:number-columns-repeated="2"/>
          <table:table-cell table:formula="of:=IF([.E113]&lt;&gt;&quot;&quot;;&quot;-pe &quot;&quot;s~&quot;&amp;[.D113]&amp;&quot;~&quot;&amp;[.E113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14]&lt;&gt;&quot;&quot;;&quot; (\`&quot;&amp;[.A114]&amp;&quot;\` message[s]?)&quot;;&quot;&quot;)">
            <text:p/>
          </table:table-cell>
          <table:table-cell table:formula="of:=IF([.B114]&lt;&gt;&quot;&quot;;&quot; \[\1\](&quot;&amp;[.B114]&amp;&quot;#section-&quot;&amp;[.A114]&amp;&quot;)&quot;;&quot;&quot;)">
            <text:p/>
          </table:table-cell>
          <table:table-cell table:number-columns-repeated="2"/>
          <table:table-cell table:formula="of:=IF([.E114]&lt;&gt;&quot;&quot;;&quot;-pe &quot;&quot;s~&quot;&amp;[.D114]&amp;&quot;~&quot;&amp;[.E114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15]&lt;&gt;&quot;&quot;;&quot; (\`&quot;&amp;[.A115]&amp;&quot;\` message[s]?)&quot;;&quot;&quot;)">
            <text:p/>
          </table:table-cell>
          <table:table-cell table:formula="of:=IF([.B115]&lt;&gt;&quot;&quot;;&quot; \[\1\](&quot;&amp;[.B115]&amp;&quot;#section-&quot;&amp;[.A115]&amp;&quot;)&quot;;&quot;&quot;)">
            <text:p/>
          </table:table-cell>
          <table:table-cell table:number-columns-repeated="2"/>
          <table:table-cell table:formula="of:=IF([.E115]&lt;&gt;&quot;&quot;;&quot;-pe &quot;&quot;s~&quot;&amp;[.D115]&amp;&quot;~&quot;&amp;[.E115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16]&lt;&gt;&quot;&quot;;&quot; (\`&quot;&amp;[.A116]&amp;&quot;\` message[s]?)&quot;;&quot;&quot;)">
            <text:p/>
          </table:table-cell>
          <table:table-cell table:formula="of:=IF([.B116]&lt;&gt;&quot;&quot;;&quot; \[\1\](&quot;&amp;[.B116]&amp;&quot;#section-&quot;&amp;[.A116]&amp;&quot;)&quot;;&quot;&quot;)">
            <text:p/>
          </table:table-cell>
          <table:table-cell table:number-columns-repeated="2"/>
          <table:table-cell table:formula="of:=IF([.E116]&lt;&gt;&quot;&quot;;&quot;-pe &quot;&quot;s~&quot;&amp;[.D116]&amp;&quot;~&quot;&amp;[.E116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17]&lt;&gt;&quot;&quot;;&quot; (\`&quot;&amp;[.A117]&amp;&quot;\` message[s]?)&quot;;&quot;&quot;)">
            <text:p/>
          </table:table-cell>
          <table:table-cell table:formula="of:=IF([.B117]&lt;&gt;&quot;&quot;;&quot; \[\1\](&quot;&amp;[.B117]&amp;&quot;#section-&quot;&amp;[.A117]&amp;&quot;)&quot;;&quot;&quot;)">
            <text:p/>
          </table:table-cell>
          <table:table-cell table:number-columns-repeated="2"/>
          <table:table-cell table:formula="of:=IF([.E117]&lt;&gt;&quot;&quot;;&quot;-pe &quot;&quot;s~&quot;&amp;[.D117]&amp;&quot;~&quot;&amp;[.E117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18]&lt;&gt;&quot;&quot;;&quot; (\`&quot;&amp;[.A118]&amp;&quot;\` message[s]?)&quot;;&quot;&quot;)">
            <text:p/>
          </table:table-cell>
          <table:table-cell table:formula="of:=IF([.B118]&lt;&gt;&quot;&quot;;&quot; \[\1\](&quot;&amp;[.B118]&amp;&quot;#section-&quot;&amp;[.A118]&amp;&quot;)&quot;;&quot;&quot;)">
            <text:p/>
          </table:table-cell>
          <table:table-cell table:number-columns-repeated="2"/>
          <table:table-cell table:formula="of:=IF([.E118]&lt;&gt;&quot;&quot;;&quot;-pe &quot;&quot;s~&quot;&amp;[.D118]&amp;&quot;~&quot;&amp;[.E118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19]&lt;&gt;&quot;&quot;;&quot; (\`&quot;&amp;[.A119]&amp;&quot;\` message[s]?)&quot;;&quot;&quot;)">
            <text:p/>
          </table:table-cell>
          <table:table-cell table:formula="of:=IF([.B119]&lt;&gt;&quot;&quot;;&quot; \[\1\](&quot;&amp;[.B119]&amp;&quot;#section-&quot;&amp;[.A119]&amp;&quot;)&quot;;&quot;&quot;)">
            <text:p/>
          </table:table-cell>
          <table:table-cell table:number-columns-repeated="2"/>
          <table:table-cell table:formula="of:=IF([.E119]&lt;&gt;&quot;&quot;;&quot;-pe &quot;&quot;s~&quot;&amp;[.D119]&amp;&quot;~&quot;&amp;[.E119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20]&lt;&gt;&quot;&quot;;&quot; (\`&quot;&amp;[.A120]&amp;&quot;\` message[s]?)&quot;;&quot;&quot;)">
            <text:p/>
          </table:table-cell>
          <table:table-cell table:formula="of:=IF([.B120]&lt;&gt;&quot;&quot;;&quot; \[\1\](&quot;&amp;[.B120]&amp;&quot;#section-&quot;&amp;[.A120]&amp;&quot;)&quot;;&quot;&quot;)">
            <text:p/>
          </table:table-cell>
          <table:table-cell table:number-columns-repeated="2"/>
          <table:table-cell table:formula="of:=IF([.E120]&lt;&gt;&quot;&quot;;&quot;-pe &quot;&quot;s~&quot;&amp;[.D120]&amp;&quot;~&quot;&amp;[.E120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21]&lt;&gt;&quot;&quot;;&quot; (\`&quot;&amp;[.A121]&amp;&quot;\` message[s]?)&quot;;&quot;&quot;)">
            <text:p/>
          </table:table-cell>
          <table:table-cell table:formula="of:=IF([.B121]&lt;&gt;&quot;&quot;;&quot; \[\1\](&quot;&amp;[.B121]&amp;&quot;#section-&quot;&amp;[.A121]&amp;&quot;)&quot;;&quot;&quot;)">
            <text:p/>
          </table:table-cell>
          <table:table-cell table:number-columns-repeated="2"/>
          <table:table-cell table:formula="of:=IF([.E121]&lt;&gt;&quot;&quot;;&quot;-pe &quot;&quot;s~&quot;&amp;[.D121]&amp;&quot;~&quot;&amp;[.E121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22]&lt;&gt;&quot;&quot;;&quot; (\`&quot;&amp;[.A122]&amp;&quot;\` message[s]?)&quot;;&quot;&quot;)">
            <text:p/>
          </table:table-cell>
          <table:table-cell table:formula="of:=IF([.B122]&lt;&gt;&quot;&quot;;&quot; \[\1\](&quot;&amp;[.B122]&amp;&quot;#section-&quot;&amp;[.A122]&amp;&quot;)&quot;;&quot;&quot;)">
            <text:p/>
          </table:table-cell>
          <table:table-cell table:number-columns-repeated="2"/>
          <table:table-cell table:formula="of:=IF([.E122]&lt;&gt;&quot;&quot;;&quot;-pe &quot;&quot;s~&quot;&amp;[.D122]&amp;&quot;~&quot;&amp;[.E122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23]&lt;&gt;&quot;&quot;;&quot; (\`&quot;&amp;[.A123]&amp;&quot;\` message[s]?)&quot;;&quot;&quot;)">
            <text:p/>
          </table:table-cell>
          <table:table-cell table:formula="of:=IF([.B123]&lt;&gt;&quot;&quot;;&quot; \[\1\](&quot;&amp;[.B123]&amp;&quot;#section-&quot;&amp;[.A123]&amp;&quot;)&quot;;&quot;&quot;)">
            <text:p/>
          </table:table-cell>
          <table:table-cell table:number-columns-repeated="2"/>
          <table:table-cell table:formula="of:=IF([.E123]&lt;&gt;&quot;&quot;;&quot;-pe &quot;&quot;s~&quot;&amp;[.D123]&amp;&quot;~&quot;&amp;[.E123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24]&lt;&gt;&quot;&quot;;&quot; (\`&quot;&amp;[.A124]&amp;&quot;\` message[s]?)&quot;;&quot;&quot;)">
            <text:p/>
          </table:table-cell>
          <table:table-cell table:formula="of:=IF([.B124]&lt;&gt;&quot;&quot;;&quot; \[\1\](&quot;&amp;[.B124]&amp;&quot;#section-&quot;&amp;[.A124]&amp;&quot;)&quot;;&quot;&quot;)">
            <text:p/>
          </table:table-cell>
          <table:table-cell table:number-columns-repeated="2"/>
          <table:table-cell table:formula="of:=IF([.E124]&lt;&gt;&quot;&quot;;&quot;-pe &quot;&quot;s~&quot;&amp;[.D124]&amp;&quot;~&quot;&amp;[.E124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25]&lt;&gt;&quot;&quot;;&quot; (\`&quot;&amp;[.A125]&amp;&quot;\` message[s]?)&quot;;&quot;&quot;)">
            <text:p/>
          </table:table-cell>
          <table:table-cell table:formula="of:=IF([.B125]&lt;&gt;&quot;&quot;;&quot; \[\1\](&quot;&amp;[.B125]&amp;&quot;#section-&quot;&amp;[.A125]&amp;&quot;)&quot;;&quot;&quot;)">
            <text:p/>
          </table:table-cell>
          <table:table-cell table:number-columns-repeated="2"/>
          <table:table-cell table:formula="of:=IF([.E125]&lt;&gt;&quot;&quot;;&quot;-pe &quot;&quot;s~&quot;&amp;[.D125]&amp;&quot;~&quot;&amp;[.E125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26]&lt;&gt;&quot;&quot;;&quot; (\`&quot;&amp;[.A126]&amp;&quot;\` message[s]?)&quot;;&quot;&quot;)">
            <text:p/>
          </table:table-cell>
          <table:table-cell table:formula="of:=IF([.B126]&lt;&gt;&quot;&quot;;&quot; \[\1\](&quot;&amp;[.B126]&amp;&quot;#section-&quot;&amp;[.A126]&amp;&quot;)&quot;;&quot;&quot;)">
            <text:p/>
          </table:table-cell>
          <table:table-cell table:number-columns-repeated="2"/>
          <table:table-cell table:formula="of:=IF([.E126]&lt;&gt;&quot;&quot;;&quot;-pe &quot;&quot;s~&quot;&amp;[.D126]&amp;&quot;~&quot;&amp;[.E126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27]&lt;&gt;&quot;&quot;;&quot; (\`&quot;&amp;[.A127]&amp;&quot;\` message[s]?)&quot;;&quot;&quot;)">
            <text:p/>
          </table:table-cell>
          <table:table-cell table:formula="of:=IF([.B127]&lt;&gt;&quot;&quot;;&quot; \[\1\](&quot;&amp;[.B127]&amp;&quot;#section-&quot;&amp;[.A127]&amp;&quot;)&quot;;&quot;&quot;)">
            <text:p/>
          </table:table-cell>
          <table:table-cell table:number-columns-repeated="2"/>
          <table:table-cell table:formula="of:=IF([.E127]&lt;&gt;&quot;&quot;;&quot;-pe &quot;&quot;s~&quot;&amp;[.D127]&amp;&quot;~&quot;&amp;[.E127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28]&lt;&gt;&quot;&quot;;&quot; (\`&quot;&amp;[.A128]&amp;&quot;\` message[s]?)&quot;;&quot;&quot;)">
            <text:p/>
          </table:table-cell>
          <table:table-cell table:formula="of:=IF([.B128]&lt;&gt;&quot;&quot;;&quot; \[\1\](&quot;&amp;[.B128]&amp;&quot;#section-&quot;&amp;[.A128]&amp;&quot;)&quot;;&quot;&quot;)">
            <text:p/>
          </table:table-cell>
          <table:table-cell table:number-columns-repeated="2"/>
          <table:table-cell table:formula="of:=IF([.E128]&lt;&gt;&quot;&quot;;&quot;-pe &quot;&quot;s~&quot;&amp;[.D128]&amp;&quot;~&quot;&amp;[.E128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29]&lt;&gt;&quot;&quot;;&quot; (\`&quot;&amp;[.A129]&amp;&quot;\` message[s]?)&quot;;&quot;&quot;)">
            <text:p/>
          </table:table-cell>
          <table:table-cell table:formula="of:=IF([.B129]&lt;&gt;&quot;&quot;;&quot; \[\1\](&quot;&amp;[.B129]&amp;&quot;#section-&quot;&amp;[.A129]&amp;&quot;)&quot;;&quot;&quot;)">
            <text:p/>
          </table:table-cell>
          <table:table-cell table:number-columns-repeated="2"/>
          <table:table-cell table:formula="of:=IF([.E129]&lt;&gt;&quot;&quot;;&quot;-pe &quot;&quot;s~&quot;&amp;[.D129]&amp;&quot;~&quot;&amp;[.E129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30]&lt;&gt;&quot;&quot;;&quot; (\`&quot;&amp;[.A130]&amp;&quot;\` message[s]?)&quot;;&quot;&quot;)">
            <text:p/>
          </table:table-cell>
          <table:table-cell table:formula="of:=IF([.B130]&lt;&gt;&quot;&quot;;&quot; \[\1\](&quot;&amp;[.B130]&amp;&quot;#section-&quot;&amp;[.A130]&amp;&quot;)&quot;;&quot;&quot;)">
            <text:p/>
          </table:table-cell>
          <table:table-cell table:number-columns-repeated="2"/>
          <table:table-cell table:formula="of:=IF([.E130]&lt;&gt;&quot;&quot;;&quot;-pe &quot;&quot;s~&quot;&amp;[.D130]&amp;&quot;~&quot;&amp;[.E130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31]&lt;&gt;&quot;&quot;;&quot; (\`&quot;&amp;[.A131]&amp;&quot;\` message[s]?)&quot;;&quot;&quot;)">
            <text:p/>
          </table:table-cell>
          <table:table-cell table:formula="of:=IF([.B131]&lt;&gt;&quot;&quot;;&quot; \[\1\](&quot;&amp;[.B131]&amp;&quot;#section-&quot;&amp;[.A131]&amp;&quot;)&quot;;&quot;&quot;)">
            <text:p/>
          </table:table-cell>
          <table:table-cell table:number-columns-repeated="2"/>
          <table:table-cell table:formula="of:=IF([.E131]&lt;&gt;&quot;&quot;;&quot;-pe &quot;&quot;s~&quot;&amp;[.D131]&amp;&quot;~&quot;&amp;[.E131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32]&lt;&gt;&quot;&quot;;&quot; (\`&quot;&amp;[.A132]&amp;&quot;\` message[s]?)&quot;;&quot;&quot;)">
            <text:p/>
          </table:table-cell>
          <table:table-cell table:formula="of:=IF([.B132]&lt;&gt;&quot;&quot;;&quot; \[\1\](&quot;&amp;[.B132]&amp;&quot;#section-&quot;&amp;[.A132]&amp;&quot;)&quot;;&quot;&quot;)">
            <text:p/>
          </table:table-cell>
          <table:table-cell table:number-columns-repeated="2"/>
          <table:table-cell table:formula="of:=IF([.E132]&lt;&gt;&quot;&quot;;&quot;-pe &quot;&quot;s~&quot;&amp;[.D132]&amp;&quot;~&quot;&amp;[.E132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33]&lt;&gt;&quot;&quot;;&quot; (\`&quot;&amp;[.A133]&amp;&quot;\` message[s]?)&quot;;&quot;&quot;)">
            <text:p/>
          </table:table-cell>
          <table:table-cell table:formula="of:=IF([.B133]&lt;&gt;&quot;&quot;;&quot; \[\1\](&quot;&amp;[.B133]&amp;&quot;#section-&quot;&amp;[.A133]&amp;&quot;)&quot;;&quot;&quot;)">
            <text:p/>
          </table:table-cell>
          <table:table-cell table:number-columns-repeated="2"/>
          <table:table-cell table:formula="of:=IF([.E133]&lt;&gt;&quot;&quot;;&quot;-pe &quot;&quot;s~&quot;&amp;[.D133]&amp;&quot;~&quot;&amp;[.E133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34]&lt;&gt;&quot;&quot;;&quot; (\`&quot;&amp;[.A134]&amp;&quot;\` message[s]?)&quot;;&quot;&quot;)">
            <text:p/>
          </table:table-cell>
          <table:table-cell table:formula="of:=IF([.B134]&lt;&gt;&quot;&quot;;&quot; \[\1\](&quot;&amp;[.B134]&amp;&quot;#section-&quot;&amp;[.A134]&amp;&quot;)&quot;;&quot;&quot;)">
            <text:p/>
          </table:table-cell>
          <table:table-cell table:number-columns-repeated="2"/>
          <table:table-cell table:formula="of:=IF([.E134]&lt;&gt;&quot;&quot;;&quot;-pe &quot;&quot;s~&quot;&amp;[.D134]&amp;&quot;~&quot;&amp;[.E134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35]&lt;&gt;&quot;&quot;;&quot; (\`&quot;&amp;[.A135]&amp;&quot;\` message[s]?)&quot;;&quot;&quot;)">
            <text:p/>
          </table:table-cell>
          <table:table-cell table:formula="of:=IF([.B135]&lt;&gt;&quot;&quot;;&quot; \[\1\](&quot;&amp;[.B135]&amp;&quot;#section-&quot;&amp;[.A135]&amp;&quot;)&quot;;&quot;&quot;)">
            <text:p/>
          </table:table-cell>
          <table:table-cell table:number-columns-repeated="2"/>
          <table:table-cell table:formula="of:=IF([.E135]&lt;&gt;&quot;&quot;;&quot;-pe &quot;&quot;s~&quot;&amp;[.D135]&amp;&quot;~&quot;&amp;[.E135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36]&lt;&gt;&quot;&quot;;&quot; (\`&quot;&amp;[.A136]&amp;&quot;\` message[s]?)&quot;;&quot;&quot;)">
            <text:p/>
          </table:table-cell>
          <table:table-cell table:formula="of:=IF([.B136]&lt;&gt;&quot;&quot;;&quot; \[\1\](&quot;&amp;[.B136]&amp;&quot;#section-&quot;&amp;[.A136]&amp;&quot;)&quot;;&quot;&quot;)">
            <text:p/>
          </table:table-cell>
          <table:table-cell table:number-columns-repeated="2"/>
          <table:table-cell table:formula="of:=IF([.E136]&lt;&gt;&quot;&quot;;&quot;-pe &quot;&quot;s~&quot;&amp;[.D136]&amp;&quot;~&quot;&amp;[.E136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37]&lt;&gt;&quot;&quot;;&quot; (\`&quot;&amp;[.A137]&amp;&quot;\` message[s]?)&quot;;&quot;&quot;)">
            <text:p/>
          </table:table-cell>
          <table:table-cell table:formula="of:=IF([.B137]&lt;&gt;&quot;&quot;;&quot; \[\1\](&quot;&amp;[.B137]&amp;&quot;#section-&quot;&amp;[.A137]&amp;&quot;)&quot;;&quot;&quot;)">
            <text:p/>
          </table:table-cell>
          <table:table-cell table:number-columns-repeated="2"/>
          <table:table-cell table:formula="of:=IF([.E137]&lt;&gt;&quot;&quot;;&quot;-pe &quot;&quot;s~&quot;&amp;[.D137]&amp;&quot;~&quot;&amp;[.E137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38]&lt;&gt;&quot;&quot;;&quot; (\`&quot;&amp;[.A138]&amp;&quot;\` message[s]?)&quot;;&quot;&quot;)">
            <text:p/>
          </table:table-cell>
          <table:table-cell table:formula="of:=IF([.B138]&lt;&gt;&quot;&quot;;&quot; \[\1\](&quot;&amp;[.B138]&amp;&quot;#section-&quot;&amp;[.A138]&amp;&quot;)&quot;;&quot;&quot;)">
            <text:p/>
          </table:table-cell>
          <table:table-cell table:number-columns-repeated="2"/>
          <table:table-cell table:formula="of:=IF([.E138]&lt;&gt;&quot;&quot;;&quot;-pe &quot;&quot;s~&quot;&amp;[.D138]&amp;&quot;~&quot;&amp;[.E138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39]&lt;&gt;&quot;&quot;;&quot; (\`&quot;&amp;[.A139]&amp;&quot;\` message[s]?)&quot;;&quot;&quot;)">
            <text:p/>
          </table:table-cell>
          <table:table-cell table:formula="of:=IF([.B139]&lt;&gt;&quot;&quot;;&quot; \[\1\](&quot;&amp;[.B139]&amp;&quot;#section-&quot;&amp;[.A139]&amp;&quot;)&quot;;&quot;&quot;)">
            <text:p/>
          </table:table-cell>
          <table:table-cell table:number-columns-repeated="2"/>
          <table:table-cell table:formula="of:=IF([.E139]&lt;&gt;&quot;&quot;;&quot;-pe &quot;&quot;s~&quot;&amp;[.D139]&amp;&quot;~&quot;&amp;[.E139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40]&lt;&gt;&quot;&quot;;&quot; (\`&quot;&amp;[.A140]&amp;&quot;\` message[s]?)&quot;;&quot;&quot;)">
            <text:p/>
          </table:table-cell>
          <table:table-cell table:formula="of:=IF([.B140]&lt;&gt;&quot;&quot;;&quot; \[\1\](&quot;&amp;[.B140]&amp;&quot;#section-&quot;&amp;[.A140]&amp;&quot;)&quot;;&quot;&quot;)">
            <text:p/>
          </table:table-cell>
          <table:table-cell table:number-columns-repeated="2"/>
          <table:table-cell table:formula="of:=IF([.E140]&lt;&gt;&quot;&quot;;&quot;-pe &quot;&quot;s~&quot;&amp;[.D140]&amp;&quot;~&quot;&amp;[.E140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41]&lt;&gt;&quot;&quot;;&quot; (\`&quot;&amp;[.A141]&amp;&quot;\` message[s]?)&quot;;&quot;&quot;)">
            <text:p/>
          </table:table-cell>
          <table:table-cell table:formula="of:=IF([.B141]&lt;&gt;&quot;&quot;;&quot; \[\1\](&quot;&amp;[.B141]&amp;&quot;#section-&quot;&amp;[.A141]&amp;&quot;)&quot;;&quot;&quot;)">
            <text:p/>
          </table:table-cell>
          <table:table-cell table:number-columns-repeated="2"/>
          <table:table-cell table:formula="of:=IF([.E141]&lt;&gt;&quot;&quot;;&quot;-pe &quot;&quot;s~&quot;&amp;[.D141]&amp;&quot;~&quot;&amp;[.E141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42]&lt;&gt;&quot;&quot;;&quot; (\`&quot;&amp;[.A142]&amp;&quot;\` message[s]?)&quot;;&quot;&quot;)">
            <text:p/>
          </table:table-cell>
          <table:table-cell table:formula="of:=IF([.B142]&lt;&gt;&quot;&quot;;&quot; \[\1\](&quot;&amp;[.B142]&amp;&quot;#section-&quot;&amp;[.A142]&amp;&quot;)&quot;;&quot;&quot;)">
            <text:p/>
          </table:table-cell>
          <table:table-cell table:number-columns-repeated="2"/>
          <table:table-cell table:formula="of:=IF([.E142]&lt;&gt;&quot;&quot;;&quot;-pe &quot;&quot;s~&quot;&amp;[.D142]&amp;&quot;~&quot;&amp;[.E142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43]&lt;&gt;&quot;&quot;;&quot; (\`&quot;&amp;[.A143]&amp;&quot;\` message[s]?)&quot;;&quot;&quot;)">
            <text:p/>
          </table:table-cell>
          <table:table-cell table:formula="of:=IF([.B143]&lt;&gt;&quot;&quot;;&quot; \[\1\](&quot;&amp;[.B143]&amp;&quot;#section-&quot;&amp;[.A143]&amp;&quot;)&quot;;&quot;&quot;)">
            <text:p/>
          </table:table-cell>
          <table:table-cell table:number-columns-repeated="2"/>
          <table:table-cell table:formula="of:=IF([.E143]&lt;&gt;&quot;&quot;;&quot;-pe &quot;&quot;s~&quot;&amp;[.D143]&amp;&quot;~&quot;&amp;[.E143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44]&lt;&gt;&quot;&quot;;&quot; (\`&quot;&amp;[.A144]&amp;&quot;\` message[s]?)&quot;;&quot;&quot;)">
            <text:p/>
          </table:table-cell>
          <table:table-cell table:formula="of:=IF([.B144]&lt;&gt;&quot;&quot;;&quot; \[\1\](&quot;&amp;[.B144]&amp;&quot;#section-&quot;&amp;[.A144]&amp;&quot;)&quot;;&quot;&quot;)">
            <text:p/>
          </table:table-cell>
          <table:table-cell table:number-columns-repeated="2"/>
          <table:table-cell table:formula="of:=IF([.E144]&lt;&gt;&quot;&quot;;&quot;-pe &quot;&quot;s~&quot;&amp;[.D144]&amp;&quot;~&quot;&amp;[.E144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45]&lt;&gt;&quot;&quot;;&quot; (\`&quot;&amp;[.A145]&amp;&quot;\` message[s]?)&quot;;&quot;&quot;)">
            <text:p/>
          </table:table-cell>
          <table:table-cell table:formula="of:=IF([.B145]&lt;&gt;&quot;&quot;;&quot; \[\1\](&quot;&amp;[.B145]&amp;&quot;#section-&quot;&amp;[.A145]&amp;&quot;)&quot;;&quot;&quot;)">
            <text:p/>
          </table:table-cell>
          <table:table-cell table:number-columns-repeated="2"/>
          <table:table-cell table:formula="of:=IF([.E145]&lt;&gt;&quot;&quot;;&quot;-pe &quot;&quot;s~&quot;&amp;[.D145]&amp;&quot;~&quot;&amp;[.E145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46]&lt;&gt;&quot;&quot;;&quot; (\`&quot;&amp;[.A146]&amp;&quot;\` message[s]?)&quot;;&quot;&quot;)">
            <text:p/>
          </table:table-cell>
          <table:table-cell table:formula="of:=IF([.B146]&lt;&gt;&quot;&quot;;&quot; \[\1\](&quot;&amp;[.B146]&amp;&quot;#section-&quot;&amp;[.A146]&amp;&quot;)&quot;;&quot;&quot;)">
            <text:p/>
          </table:table-cell>
          <table:table-cell table:number-columns-repeated="2"/>
          <table:table-cell table:formula="of:=IF([.E146]&lt;&gt;&quot;&quot;;&quot;-pe &quot;&quot;s~&quot;&amp;[.D146]&amp;&quot;~&quot;&amp;[.E146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47]&lt;&gt;&quot;&quot;;&quot; (\`&quot;&amp;[.A147]&amp;&quot;\` message[s]?)&quot;;&quot;&quot;)">
            <text:p/>
          </table:table-cell>
          <table:table-cell table:formula="of:=IF([.B147]&lt;&gt;&quot;&quot;;&quot; \[\1\](&quot;&amp;[.B147]&amp;&quot;#section-&quot;&amp;[.A147]&amp;&quot;)&quot;;&quot;&quot;)">
            <text:p/>
          </table:table-cell>
          <table:table-cell table:number-columns-repeated="2"/>
          <table:table-cell table:formula="of:=IF([.E147]&lt;&gt;&quot;&quot;;&quot;-pe &quot;&quot;s~&quot;&amp;[.D147]&amp;&quot;~&quot;&amp;[.E147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48]&lt;&gt;&quot;&quot;;&quot; (\`&quot;&amp;[.A148]&amp;&quot;\` message[s]?)&quot;;&quot;&quot;)">
            <text:p/>
          </table:table-cell>
          <table:table-cell table:formula="of:=IF([.B148]&lt;&gt;&quot;&quot;;&quot; \[\1\](&quot;&amp;[.B148]&amp;&quot;#section-&quot;&amp;[.A148]&amp;&quot;)&quot;;&quot;&quot;)">
            <text:p/>
          </table:table-cell>
          <table:table-cell table:number-columns-repeated="2"/>
          <table:table-cell table:formula="of:=IF([.E148]&lt;&gt;&quot;&quot;;&quot;-pe &quot;&quot;s~&quot;&amp;[.D148]&amp;&quot;~&quot;&amp;[.E148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49]&lt;&gt;&quot;&quot;;&quot; (\`&quot;&amp;[.A149]&amp;&quot;\` message[s]?)&quot;;&quot;&quot;)">
            <text:p/>
          </table:table-cell>
          <table:table-cell table:formula="of:=IF([.B149]&lt;&gt;&quot;&quot;;&quot; \[\1\](&quot;&amp;[.B149]&amp;&quot;#section-&quot;&amp;[.A149]&amp;&quot;)&quot;;&quot;&quot;)">
            <text:p/>
          </table:table-cell>
          <table:table-cell table:number-columns-repeated="2"/>
          <table:table-cell table:formula="of:=IF([.E149]&lt;&gt;&quot;&quot;;&quot;-pe &quot;&quot;s~&quot;&amp;[.D149]&amp;&quot;~&quot;&amp;[.E149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50]&lt;&gt;&quot;&quot;;&quot; (\`&quot;&amp;[.A150]&amp;&quot;\` message[s]?)&quot;;&quot;&quot;)">
            <text:p/>
          </table:table-cell>
          <table:table-cell table:formula="of:=IF([.B150]&lt;&gt;&quot;&quot;;&quot; \[\1\](&quot;&amp;[.B150]&amp;&quot;#section-&quot;&amp;[.A150]&amp;&quot;)&quot;;&quot;&quot;)">
            <text:p/>
          </table:table-cell>
          <table:table-cell table:number-columns-repeated="2"/>
          <table:table-cell table:formula="of:=IF([.E150]&lt;&gt;&quot;&quot;;&quot;-pe &quot;&quot;s~&quot;&amp;[.D150]&amp;&quot;~&quot;&amp;[.E150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51]&lt;&gt;&quot;&quot;;&quot; (\`&quot;&amp;[.A151]&amp;&quot;\` message[s]?)&quot;;&quot;&quot;)">
            <text:p/>
          </table:table-cell>
          <table:table-cell table:formula="of:=IF([.B151]&lt;&gt;&quot;&quot;;&quot; \[\1\](&quot;&amp;[.B151]&amp;&quot;#section-&quot;&amp;[.A151]&amp;&quot;)&quot;;&quot;&quot;)">
            <text:p/>
          </table:table-cell>
          <table:table-cell table:number-columns-repeated="2"/>
          <table:table-cell table:formula="of:=IF([.E151]&lt;&gt;&quot;&quot;;&quot;-pe &quot;&quot;s~&quot;&amp;[.D151]&amp;&quot;~&quot;&amp;[.E151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52]&lt;&gt;&quot;&quot;;&quot; (\`&quot;&amp;[.A152]&amp;&quot;\` message[s]?)&quot;;&quot;&quot;)">
            <text:p/>
          </table:table-cell>
          <table:table-cell table:formula="of:=IF([.B152]&lt;&gt;&quot;&quot;;&quot; \[\1\](&quot;&amp;[.B152]&amp;&quot;#section-&quot;&amp;[.A152]&amp;&quot;)&quot;;&quot;&quot;)">
            <text:p/>
          </table:table-cell>
          <table:table-cell table:number-columns-repeated="2"/>
          <table:table-cell table:formula="of:=IF([.E152]&lt;&gt;&quot;&quot;;&quot;-pe &quot;&quot;s~&quot;&amp;[.D152]&amp;&quot;~&quot;&amp;[.E152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53]&lt;&gt;&quot;&quot;;&quot; (\`&quot;&amp;[.A153]&amp;&quot;\` message[s]?)&quot;;&quot;&quot;)">
            <text:p/>
          </table:table-cell>
          <table:table-cell table:formula="of:=IF([.B153]&lt;&gt;&quot;&quot;;&quot; \[\1\](&quot;&amp;[.B153]&amp;&quot;#section-&quot;&amp;[.A153]&amp;&quot;)&quot;;&quot;&quot;)">
            <text:p/>
          </table:table-cell>
          <table:table-cell table:number-columns-repeated="2"/>
          <table:table-cell table:formula="of:=IF([.E153]&lt;&gt;&quot;&quot;;&quot;-pe &quot;&quot;s~&quot;&amp;[.D153]&amp;&quot;~&quot;&amp;[.E153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54]&lt;&gt;&quot;&quot;;&quot; (\`&quot;&amp;[.A154]&amp;&quot;\` message[s]?)&quot;;&quot;&quot;)">
            <text:p/>
          </table:table-cell>
          <table:table-cell table:formula="of:=IF([.B154]&lt;&gt;&quot;&quot;;&quot; \[\1\](&quot;&amp;[.B154]&amp;&quot;#section-&quot;&amp;[.A154]&amp;&quot;)&quot;;&quot;&quot;)">
            <text:p/>
          </table:table-cell>
          <table:table-cell table:number-columns-repeated="2"/>
          <table:table-cell table:formula="of:=IF([.E154]&lt;&gt;&quot;&quot;;&quot;-pe &quot;&quot;s~&quot;&amp;[.D154]&amp;&quot;~&quot;&amp;[.E154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55]&lt;&gt;&quot;&quot;;&quot; (\`&quot;&amp;[.A155]&amp;&quot;\` message[s]?)&quot;;&quot;&quot;)">
            <text:p/>
          </table:table-cell>
          <table:table-cell table:formula="of:=IF([.B155]&lt;&gt;&quot;&quot;;&quot; \[\1\](&quot;&amp;[.B155]&amp;&quot;#section-&quot;&amp;[.A155]&amp;&quot;)&quot;;&quot;&quot;)">
            <text:p/>
          </table:table-cell>
          <table:table-cell table:number-columns-repeated="2"/>
          <table:table-cell table:formula="of:=IF([.E155]&lt;&gt;&quot;&quot;;&quot;-pe &quot;&quot;s~&quot;&amp;[.D155]&amp;&quot;~&quot;&amp;[.E155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56]&lt;&gt;&quot;&quot;;&quot; (\`&quot;&amp;[.A156]&amp;&quot;\` message[s]?)&quot;;&quot;&quot;)">
            <text:p/>
          </table:table-cell>
          <table:table-cell table:formula="of:=IF([.B156]&lt;&gt;&quot;&quot;;&quot; \[\1\](&quot;&amp;[.B156]&amp;&quot;#section-&quot;&amp;[.A156]&amp;&quot;)&quot;;&quot;&quot;)">
            <text:p/>
          </table:table-cell>
          <table:table-cell table:number-columns-repeated="2"/>
          <table:table-cell table:formula="of:=IF([.E156]&lt;&gt;&quot;&quot;;&quot;-pe &quot;&quot;s~&quot;&amp;[.D156]&amp;&quot;~&quot;&amp;[.E156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57]&lt;&gt;&quot;&quot;;&quot; (\`&quot;&amp;[.A157]&amp;&quot;\` message[s]?)&quot;;&quot;&quot;)">
            <text:p/>
          </table:table-cell>
          <table:table-cell table:formula="of:=IF([.B157]&lt;&gt;&quot;&quot;;&quot; \[\1\](&quot;&amp;[.B157]&amp;&quot;#section-&quot;&amp;[.A157]&amp;&quot;)&quot;;&quot;&quot;)">
            <text:p/>
          </table:table-cell>
          <table:table-cell table:number-columns-repeated="2"/>
          <table:table-cell table:formula="of:=IF([.E157]&lt;&gt;&quot;&quot;;&quot;-pe &quot;&quot;s~&quot;&amp;[.D157]&amp;&quot;~&quot;&amp;[.E157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58]&lt;&gt;&quot;&quot;;&quot; (\`&quot;&amp;[.A158]&amp;&quot;\` message[s]?)&quot;;&quot;&quot;)">
            <text:p/>
          </table:table-cell>
          <table:table-cell table:formula="of:=IF([.B158]&lt;&gt;&quot;&quot;;&quot; \[\1\](&quot;&amp;[.B158]&amp;&quot;#section-&quot;&amp;[.A158]&amp;&quot;)&quot;;&quot;&quot;)">
            <text:p/>
          </table:table-cell>
          <table:table-cell table:number-columns-repeated="2"/>
          <table:table-cell table:formula="of:=IF([.E158]&lt;&gt;&quot;&quot;;&quot;-pe &quot;&quot;s~&quot;&amp;[.D158]&amp;&quot;~&quot;&amp;[.E158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59]&lt;&gt;&quot;&quot;;&quot; (\`&quot;&amp;[.A159]&amp;&quot;\` message[s]?)&quot;;&quot;&quot;)">
            <text:p/>
          </table:table-cell>
          <table:table-cell table:formula="of:=IF([.B159]&lt;&gt;&quot;&quot;;&quot; \[\1\](&quot;&amp;[.B159]&amp;&quot;#section-&quot;&amp;[.A159]&amp;&quot;)&quot;;&quot;&quot;)">
            <text:p/>
          </table:table-cell>
          <table:table-cell table:number-columns-repeated="2"/>
          <table:table-cell table:formula="of:=IF([.E159]&lt;&gt;&quot;&quot;;&quot;-pe &quot;&quot;s~&quot;&amp;[.D159]&amp;&quot;~&quot;&amp;[.E159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60]&lt;&gt;&quot;&quot;;&quot; (\`&quot;&amp;[.A160]&amp;&quot;\` message[s]?)&quot;;&quot;&quot;)">
            <text:p/>
          </table:table-cell>
          <table:table-cell table:formula="of:=IF([.B160]&lt;&gt;&quot;&quot;;&quot; \[\1\](&quot;&amp;[.B160]&amp;&quot;#section-&quot;&amp;[.A160]&amp;&quot;)&quot;;&quot;&quot;)">
            <text:p/>
          </table:table-cell>
          <table:table-cell table:number-columns-repeated="2"/>
          <table:table-cell table:formula="of:=IF([.E160]&lt;&gt;&quot;&quot;;&quot;-pe &quot;&quot;s~&quot;&amp;[.D160]&amp;&quot;~&quot;&amp;[.E160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61]&lt;&gt;&quot;&quot;;&quot; (\`&quot;&amp;[.A161]&amp;&quot;\` message[s]?)&quot;;&quot;&quot;)">
            <text:p/>
          </table:table-cell>
          <table:table-cell table:formula="of:=IF([.B161]&lt;&gt;&quot;&quot;;&quot; \[\1\](&quot;&amp;[.B161]&amp;&quot;#section-&quot;&amp;[.A161]&amp;&quot;)&quot;;&quot;&quot;)">
            <text:p/>
          </table:table-cell>
          <table:table-cell table:number-columns-repeated="2"/>
          <table:table-cell table:formula="of:=IF([.E161]&lt;&gt;&quot;&quot;;&quot;-pe &quot;&quot;s~&quot;&amp;[.D161]&amp;&quot;~&quot;&amp;[.E161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62]&lt;&gt;&quot;&quot;;&quot; (\`&quot;&amp;[.A162]&amp;&quot;\` message[s]?)&quot;;&quot;&quot;)">
            <text:p/>
          </table:table-cell>
          <table:table-cell table:formula="of:=IF([.B162]&lt;&gt;&quot;&quot;;&quot; \[\1\](&quot;&amp;[.B162]&amp;&quot;#section-&quot;&amp;[.A162]&amp;&quot;)&quot;;&quot;&quot;)">
            <text:p/>
          </table:table-cell>
          <table:table-cell table:number-columns-repeated="2"/>
          <table:table-cell table:formula="of:=IF([.E162]&lt;&gt;&quot;&quot;;&quot;-pe &quot;&quot;s~&quot;&amp;[.D162]&amp;&quot;~&quot;&amp;[.E162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63]&lt;&gt;&quot;&quot;;&quot; (\`&quot;&amp;[.A163]&amp;&quot;\` message[s]?)&quot;;&quot;&quot;)">
            <text:p/>
          </table:table-cell>
          <table:table-cell table:formula="of:=IF([.B163]&lt;&gt;&quot;&quot;;&quot; \[\1\](&quot;&amp;[.B163]&amp;&quot;#section-&quot;&amp;[.A163]&amp;&quot;)&quot;;&quot;&quot;)">
            <text:p/>
          </table:table-cell>
          <table:table-cell table:number-columns-repeated="2"/>
          <table:table-cell table:formula="of:=IF([.E163]&lt;&gt;&quot;&quot;;&quot;-pe &quot;&quot;s~&quot;&amp;[.D163]&amp;&quot;~&quot;&amp;[.E163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64]&lt;&gt;&quot;&quot;;&quot; (\`&quot;&amp;[.A164]&amp;&quot;\` message[s]?)&quot;;&quot;&quot;)">
            <text:p/>
          </table:table-cell>
          <table:table-cell table:formula="of:=IF([.B164]&lt;&gt;&quot;&quot;;&quot; \[\1\](&quot;&amp;[.B164]&amp;&quot;#section-&quot;&amp;[.A164]&amp;&quot;)&quot;;&quot;&quot;)">
            <text:p/>
          </table:table-cell>
          <table:table-cell table:number-columns-repeated="2"/>
          <table:table-cell table:formula="of:=IF([.E164]&lt;&gt;&quot;&quot;;&quot;-pe &quot;&quot;s~&quot;&amp;[.D164]&amp;&quot;~&quot;&amp;[.E164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65]&lt;&gt;&quot;&quot;;&quot; (\`&quot;&amp;[.A165]&amp;&quot;\` message[s]?)&quot;;&quot;&quot;)">
            <text:p/>
          </table:table-cell>
          <table:table-cell table:formula="of:=IF([.B165]&lt;&gt;&quot;&quot;;&quot; \[\1\](&quot;&amp;[.B165]&amp;&quot;#section-&quot;&amp;[.A165]&amp;&quot;)&quot;;&quot;&quot;)">
            <text:p/>
          </table:table-cell>
          <table:table-cell table:number-columns-repeated="2"/>
          <table:table-cell table:formula="of:=IF([.E165]&lt;&gt;&quot;&quot;;&quot;-pe &quot;&quot;s~&quot;&amp;[.D165]&amp;&quot;~&quot;&amp;[.E165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66]&lt;&gt;&quot;&quot;;&quot; (\`&quot;&amp;[.A166]&amp;&quot;\` message[s]?)&quot;;&quot;&quot;)">
            <text:p/>
          </table:table-cell>
          <table:table-cell table:formula="of:=IF([.B166]&lt;&gt;&quot;&quot;;&quot; \[\1\](&quot;&amp;[.B166]&amp;&quot;#section-&quot;&amp;[.A166]&amp;&quot;)&quot;;&quot;&quot;)">
            <text:p/>
          </table:table-cell>
          <table:table-cell table:number-columns-repeated="2"/>
          <table:table-cell table:formula="of:=IF([.E166]&lt;&gt;&quot;&quot;;&quot;-pe &quot;&quot;s~&quot;&amp;[.D166]&amp;&quot;~&quot;&amp;[.E166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67]&lt;&gt;&quot;&quot;;&quot; (\`&quot;&amp;[.A167]&amp;&quot;\` message[s]?)&quot;;&quot;&quot;)">
            <text:p/>
          </table:table-cell>
          <table:table-cell table:formula="of:=IF([.B167]&lt;&gt;&quot;&quot;;&quot; \[\1\](&quot;&amp;[.B167]&amp;&quot;#section-&quot;&amp;[.A167]&amp;&quot;)&quot;;&quot;&quot;)">
            <text:p/>
          </table:table-cell>
          <table:table-cell table:number-columns-repeated="2"/>
          <table:table-cell table:formula="of:=IF([.E167]&lt;&gt;&quot;&quot;;&quot;-pe &quot;&quot;s~&quot;&amp;[.D167]&amp;&quot;~&quot;&amp;[.E167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68]&lt;&gt;&quot;&quot;;&quot; (\`&quot;&amp;[.A168]&amp;&quot;\` message[s]?)&quot;;&quot;&quot;)">
            <text:p/>
          </table:table-cell>
          <table:table-cell table:formula="of:=IF([.B168]&lt;&gt;&quot;&quot;;&quot; \[\1\](&quot;&amp;[.B168]&amp;&quot;#section-&quot;&amp;[.A168]&amp;&quot;)&quot;;&quot;&quot;)">
            <text:p/>
          </table:table-cell>
          <table:table-cell table:number-columns-repeated="2"/>
          <table:table-cell table:formula="of:=IF([.E168]&lt;&gt;&quot;&quot;;&quot;-pe &quot;&quot;s~&quot;&amp;[.D168]&amp;&quot;~&quot;&amp;[.E168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69]&lt;&gt;&quot;&quot;;&quot; (\`&quot;&amp;[.A169]&amp;&quot;\` message[s]?)&quot;;&quot;&quot;)">
            <text:p/>
          </table:table-cell>
          <table:table-cell table:formula="of:=IF([.B169]&lt;&gt;&quot;&quot;;&quot; \[\1\](&quot;&amp;[.B169]&amp;&quot;#section-&quot;&amp;[.A169]&amp;&quot;)&quot;;&quot;&quot;)">
            <text:p/>
          </table:table-cell>
          <table:table-cell table:number-columns-repeated="2"/>
          <table:table-cell table:formula="of:=IF([.E169]&lt;&gt;&quot;&quot;;&quot;-pe &quot;&quot;s~&quot;&amp;[.D169]&amp;&quot;~&quot;&amp;[.E169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70]&lt;&gt;&quot;&quot;;&quot; (\`&quot;&amp;[.A170]&amp;&quot;\` message[s]?)&quot;;&quot;&quot;)">
            <text:p/>
          </table:table-cell>
          <table:table-cell table:formula="of:=IF([.B170]&lt;&gt;&quot;&quot;;&quot; \[\1\](&quot;&amp;[.B170]&amp;&quot;#section-&quot;&amp;[.A170]&amp;&quot;)&quot;;&quot;&quot;)">
            <text:p/>
          </table:table-cell>
          <table:table-cell table:number-columns-repeated="2"/>
          <table:table-cell table:formula="of:=IF([.E170]&lt;&gt;&quot;&quot;;&quot;-pe &quot;&quot;s~&quot;&amp;[.D170]&amp;&quot;~&quot;&amp;[.E170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71]&lt;&gt;&quot;&quot;;&quot; (\`&quot;&amp;[.A171]&amp;&quot;\` message[s]?)&quot;;&quot;&quot;)">
            <text:p/>
          </table:table-cell>
          <table:table-cell table:formula="of:=IF([.B171]&lt;&gt;&quot;&quot;;&quot; \[\1\](&quot;&amp;[.B171]&amp;&quot;#section-&quot;&amp;[.A171]&amp;&quot;)&quot;;&quot;&quot;)">
            <text:p/>
          </table:table-cell>
          <table:table-cell table:number-columns-repeated="2"/>
          <table:table-cell table:formula="of:=IF([.E171]&lt;&gt;&quot;&quot;;&quot;-pe &quot;&quot;s~&quot;&amp;[.D171]&amp;&quot;~&quot;&amp;[.E171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72]&lt;&gt;&quot;&quot;;&quot; (\`&quot;&amp;[.A172]&amp;&quot;\` message[s]?)&quot;;&quot;&quot;)">
            <text:p/>
          </table:table-cell>
          <table:table-cell table:formula="of:=IF([.B172]&lt;&gt;&quot;&quot;;&quot; \[\1\](&quot;&amp;[.B172]&amp;&quot;#section-&quot;&amp;[.A172]&amp;&quot;)&quot;;&quot;&quot;)">
            <text:p/>
          </table:table-cell>
          <table:table-cell table:number-columns-repeated="2"/>
          <table:table-cell table:formula="of:=IF([.E172]&lt;&gt;&quot;&quot;;&quot;-pe &quot;&quot;s~&quot;&amp;[.D172]&amp;&quot;~&quot;&amp;[.E172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73]&lt;&gt;&quot;&quot;;&quot; (\`&quot;&amp;[.A173]&amp;&quot;\` message[s]?)&quot;;&quot;&quot;)">
            <text:p/>
          </table:table-cell>
          <table:table-cell table:formula="of:=IF([.B173]&lt;&gt;&quot;&quot;;&quot; \[\1\](&quot;&amp;[.B173]&amp;&quot;#section-&quot;&amp;[.A173]&amp;&quot;)&quot;;&quot;&quot;)">
            <text:p/>
          </table:table-cell>
          <table:table-cell table:number-columns-repeated="2"/>
          <table:table-cell table:formula="of:=IF([.E173]&lt;&gt;&quot;&quot;;&quot;-pe &quot;&quot;s~&quot;&amp;[.D173]&amp;&quot;~&quot;&amp;[.E173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74]&lt;&gt;&quot;&quot;;&quot; (\`&quot;&amp;[.A174]&amp;&quot;\` message[s]?)&quot;;&quot;&quot;)">
            <text:p/>
          </table:table-cell>
          <table:table-cell table:formula="of:=IF([.B174]&lt;&gt;&quot;&quot;;&quot; \[\1\](&quot;&amp;[.B174]&amp;&quot;#section-&quot;&amp;[.A174]&amp;&quot;)&quot;;&quot;&quot;)">
            <text:p/>
          </table:table-cell>
          <table:table-cell table:number-columns-repeated="2"/>
          <table:table-cell table:formula="of:=IF([.E174]&lt;&gt;&quot;&quot;;&quot;-pe &quot;&quot;s~&quot;&amp;[.D174]&amp;&quot;~&quot;&amp;[.E174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75]&lt;&gt;&quot;&quot;;&quot; (\`&quot;&amp;[.A175]&amp;&quot;\` message[s]?)&quot;;&quot;&quot;)">
            <text:p/>
          </table:table-cell>
          <table:table-cell table:formula="of:=IF([.B175]&lt;&gt;&quot;&quot;;&quot; \[\1\](&quot;&amp;[.B175]&amp;&quot;#section-&quot;&amp;[.A175]&amp;&quot;)&quot;;&quot;&quot;)">
            <text:p/>
          </table:table-cell>
          <table:table-cell table:number-columns-repeated="2"/>
          <table:table-cell table:formula="of:=IF([.E175]&lt;&gt;&quot;&quot;;&quot;-pe &quot;&quot;s~&quot;&amp;[.D175]&amp;&quot;~&quot;&amp;[.E175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76]&lt;&gt;&quot;&quot;;&quot; (\`&quot;&amp;[.A176]&amp;&quot;\` message[s]?)&quot;;&quot;&quot;)">
            <text:p/>
          </table:table-cell>
          <table:table-cell table:formula="of:=IF([.B176]&lt;&gt;&quot;&quot;;&quot; \[\1\](&quot;&amp;[.B176]&amp;&quot;#section-&quot;&amp;[.A176]&amp;&quot;)&quot;;&quot;&quot;)">
            <text:p/>
          </table:table-cell>
          <table:table-cell table:number-columns-repeated="2"/>
          <table:table-cell table:formula="of:=IF([.E176]&lt;&gt;&quot;&quot;;&quot;-pe &quot;&quot;s~&quot;&amp;[.D176]&amp;&quot;~&quot;&amp;[.E176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77]&lt;&gt;&quot;&quot;;&quot; (\`&quot;&amp;[.A177]&amp;&quot;\` message[s]?)&quot;;&quot;&quot;)">
            <text:p/>
          </table:table-cell>
          <table:table-cell table:formula="of:=IF([.B177]&lt;&gt;&quot;&quot;;&quot; \[\1\](&quot;&amp;[.B177]&amp;&quot;#section-&quot;&amp;[.A177]&amp;&quot;)&quot;;&quot;&quot;)">
            <text:p/>
          </table:table-cell>
          <table:table-cell table:number-columns-repeated="2"/>
          <table:table-cell table:formula="of:=IF([.E177]&lt;&gt;&quot;&quot;;&quot;-pe &quot;&quot;s~&quot;&amp;[.D177]&amp;&quot;~&quot;&amp;[.E177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78]&lt;&gt;&quot;&quot;;&quot; (\`&quot;&amp;[.A178]&amp;&quot;\` message[s]?)&quot;;&quot;&quot;)">
            <text:p/>
          </table:table-cell>
          <table:table-cell table:formula="of:=IF([.B178]&lt;&gt;&quot;&quot;;&quot; \[\1\](&quot;&amp;[.B178]&amp;&quot;#section-&quot;&amp;[.A178]&amp;&quot;)&quot;;&quot;&quot;)">
            <text:p/>
          </table:table-cell>
          <table:table-cell table:number-columns-repeated="2"/>
          <table:table-cell table:formula="of:=IF([.E178]&lt;&gt;&quot;&quot;;&quot;-pe &quot;&quot;s~&quot;&amp;[.D178]&amp;&quot;~&quot;&amp;[.E178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79]&lt;&gt;&quot;&quot;;&quot; (\`&quot;&amp;[.A179]&amp;&quot;\` message[s]?)&quot;;&quot;&quot;)">
            <text:p/>
          </table:table-cell>
          <table:table-cell table:formula="of:=IF([.B179]&lt;&gt;&quot;&quot;;&quot; \[\1\](&quot;&amp;[.B179]&amp;&quot;#section-&quot;&amp;[.A179]&amp;&quot;)&quot;;&quot;&quot;)">
            <text:p/>
          </table:table-cell>
          <table:table-cell table:number-columns-repeated="2"/>
          <table:table-cell table:formula="of:=IF([.E179]&lt;&gt;&quot;&quot;;&quot;-pe &quot;&quot;s~&quot;&amp;[.D179]&amp;&quot;~&quot;&amp;[.E179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80]&lt;&gt;&quot;&quot;;&quot; (\`&quot;&amp;[.A180]&amp;&quot;\` message[s]?)&quot;;&quot;&quot;)">
            <text:p/>
          </table:table-cell>
          <table:table-cell table:formula="of:=IF([.B180]&lt;&gt;&quot;&quot;;&quot; \[\1\](&quot;&amp;[.B180]&amp;&quot;#section-&quot;&amp;[.A180]&amp;&quot;)&quot;;&quot;&quot;)">
            <text:p/>
          </table:table-cell>
          <table:table-cell table:number-columns-repeated="2"/>
          <table:table-cell table:formula="of:=IF([.E180]&lt;&gt;&quot;&quot;;&quot;-pe &quot;&quot;s~&quot;&amp;[.D180]&amp;&quot;~&quot;&amp;[.E180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81]&lt;&gt;&quot;&quot;;&quot; (\`&quot;&amp;[.A181]&amp;&quot;\` message[s]?)&quot;;&quot;&quot;)">
            <text:p/>
          </table:table-cell>
          <table:table-cell table:formula="of:=IF([.B181]&lt;&gt;&quot;&quot;;&quot; \[\1\](&quot;&amp;[.B181]&amp;&quot;#section-&quot;&amp;[.A181]&amp;&quot;)&quot;;&quot;&quot;)">
            <text:p/>
          </table:table-cell>
          <table:table-cell table:number-columns-repeated="2"/>
          <table:table-cell table:formula="of:=IF([.E181]&lt;&gt;&quot;&quot;;&quot;-pe &quot;&quot;s~&quot;&amp;[.D181]&amp;&quot;~&quot;&amp;[.E181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82]&lt;&gt;&quot;&quot;;&quot; (\`&quot;&amp;[.A182]&amp;&quot;\` message[s]?)&quot;;&quot;&quot;)">
            <text:p/>
          </table:table-cell>
          <table:table-cell table:formula="of:=IF([.B182]&lt;&gt;&quot;&quot;;&quot; \[\1\](&quot;&amp;[.B182]&amp;&quot;#section-&quot;&amp;[.A182]&amp;&quot;)&quot;;&quot;&quot;)">
            <text:p/>
          </table:table-cell>
          <table:table-cell table:number-columns-repeated="2"/>
          <table:table-cell table:formula="of:=IF([.E182]&lt;&gt;&quot;&quot;;&quot;-pe &quot;&quot;s~&quot;&amp;[.D182]&amp;&quot;~&quot;&amp;[.E182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83]&lt;&gt;&quot;&quot;;&quot; (\`&quot;&amp;[.A183]&amp;&quot;\` message[s]?)&quot;;&quot;&quot;)">
            <text:p/>
          </table:table-cell>
          <table:table-cell table:formula="of:=IF([.B183]&lt;&gt;&quot;&quot;;&quot; \[\1\](&quot;&amp;[.B183]&amp;&quot;#section-&quot;&amp;[.A183]&amp;&quot;)&quot;;&quot;&quot;)">
            <text:p/>
          </table:table-cell>
          <table:table-cell table:number-columns-repeated="2"/>
          <table:table-cell table:formula="of:=IF([.E183]&lt;&gt;&quot;&quot;;&quot;-pe &quot;&quot;s~&quot;&amp;[.D183]&amp;&quot;~&quot;&amp;[.E183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84]&lt;&gt;&quot;&quot;;&quot; (\`&quot;&amp;[.A184]&amp;&quot;\` message[s]?)&quot;;&quot;&quot;)">
            <text:p/>
          </table:table-cell>
          <table:table-cell table:formula="of:=IF([.B184]&lt;&gt;&quot;&quot;;&quot; \[\1\](&quot;&amp;[.B184]&amp;&quot;#section-&quot;&amp;[.A184]&amp;&quot;)&quot;;&quot;&quot;)">
            <text:p/>
          </table:table-cell>
          <table:table-cell table:number-columns-repeated="2"/>
          <table:table-cell table:formula="of:=IF([.E184]&lt;&gt;&quot;&quot;;&quot;-pe &quot;&quot;s~&quot;&amp;[.D184]&amp;&quot;~&quot;&amp;[.E184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85]&lt;&gt;&quot;&quot;;&quot; (\`&quot;&amp;[.A185]&amp;&quot;\` message[s]?)&quot;;&quot;&quot;)">
            <text:p/>
          </table:table-cell>
          <table:table-cell table:formula="of:=IF([.B185]&lt;&gt;&quot;&quot;;&quot; \[\1\](&quot;&amp;[.B185]&amp;&quot;#section-&quot;&amp;[.A185]&amp;&quot;)&quot;;&quot;&quot;)">
            <text:p/>
          </table:table-cell>
          <table:table-cell table:number-columns-repeated="2"/>
          <table:table-cell table:formula="of:=IF([.E185]&lt;&gt;&quot;&quot;;&quot;-pe &quot;&quot;s~&quot;&amp;[.D185]&amp;&quot;~&quot;&amp;[.E185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86]&lt;&gt;&quot;&quot;;&quot; (\`&quot;&amp;[.A186]&amp;&quot;\` message[s]?)&quot;;&quot;&quot;)">
            <text:p/>
          </table:table-cell>
          <table:table-cell table:formula="of:=IF([.B186]&lt;&gt;&quot;&quot;;&quot; \[\1\](&quot;&amp;[.B186]&amp;&quot;#section-&quot;&amp;[.A186]&amp;&quot;)&quot;;&quot;&quot;)">
            <text:p/>
          </table:table-cell>
          <table:table-cell table:number-columns-repeated="2"/>
          <table:table-cell table:formula="of:=IF([.E186]&lt;&gt;&quot;&quot;;&quot;-pe &quot;&quot;s~&quot;&amp;[.D186]&amp;&quot;~&quot;&amp;[.E186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87]&lt;&gt;&quot;&quot;;&quot; (\`&quot;&amp;[.A187]&amp;&quot;\` message[s]?)&quot;;&quot;&quot;)">
            <text:p/>
          </table:table-cell>
          <table:table-cell table:formula="of:=IF([.B187]&lt;&gt;&quot;&quot;;&quot; \[\1\](&quot;&amp;[.B187]&amp;&quot;#section-&quot;&amp;[.A187]&amp;&quot;)&quot;;&quot;&quot;)">
            <text:p/>
          </table:table-cell>
          <table:table-cell table:number-columns-repeated="2"/>
          <table:table-cell table:formula="of:=IF([.E187]&lt;&gt;&quot;&quot;;&quot;-pe &quot;&quot;s~&quot;&amp;[.D187]&amp;&quot;~&quot;&amp;[.E187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88]&lt;&gt;&quot;&quot;;&quot; (\`&quot;&amp;[.A188]&amp;&quot;\` message[s]?)&quot;;&quot;&quot;)">
            <text:p/>
          </table:table-cell>
          <table:table-cell table:formula="of:=IF([.B188]&lt;&gt;&quot;&quot;;&quot; \[\1\](&quot;&amp;[.B188]&amp;&quot;#section-&quot;&amp;[.A188]&amp;&quot;)&quot;;&quot;&quot;)">
            <text:p/>
          </table:table-cell>
          <table:table-cell table:number-columns-repeated="2"/>
          <table:table-cell table:formula="of:=IF([.E188]&lt;&gt;&quot;&quot;;&quot;-pe &quot;&quot;s~&quot;&amp;[.D188]&amp;&quot;~&quot;&amp;[.E188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89]&lt;&gt;&quot;&quot;;&quot; (\`&quot;&amp;[.A189]&amp;&quot;\` message[s]?)&quot;;&quot;&quot;)">
            <text:p/>
          </table:table-cell>
          <table:table-cell table:formula="of:=IF([.B189]&lt;&gt;&quot;&quot;;&quot; \[\1\](&quot;&amp;[.B189]&amp;&quot;#section-&quot;&amp;[.A189]&amp;&quot;)&quot;;&quot;&quot;)">
            <text:p/>
          </table:table-cell>
          <table:table-cell table:number-columns-repeated="2"/>
          <table:table-cell table:formula="of:=IF([.E189]&lt;&gt;&quot;&quot;;&quot;-pe &quot;&quot;s~&quot;&amp;[.D189]&amp;&quot;~&quot;&amp;[.E189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90]&lt;&gt;&quot;&quot;;&quot; (\`&quot;&amp;[.A190]&amp;&quot;\` message[s]?)&quot;;&quot;&quot;)">
            <text:p/>
          </table:table-cell>
          <table:table-cell table:formula="of:=IF([.B190]&lt;&gt;&quot;&quot;;&quot; \[\1\](&quot;&amp;[.B190]&amp;&quot;#section-&quot;&amp;[.A190]&amp;&quot;)&quot;;&quot;&quot;)">
            <text:p/>
          </table:table-cell>
          <table:table-cell table:number-columns-repeated="2"/>
          <table:table-cell table:formula="of:=IF([.E190]&lt;&gt;&quot;&quot;;&quot;-pe &quot;&quot;s~&quot;&amp;[.D190]&amp;&quot;~&quot;&amp;[.E190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91]&lt;&gt;&quot;&quot;;&quot; (\`&quot;&amp;[.A191]&amp;&quot;\` message[s]?)&quot;;&quot;&quot;)">
            <text:p/>
          </table:table-cell>
          <table:table-cell table:formula="of:=IF([.B191]&lt;&gt;&quot;&quot;;&quot; \[\1\](&quot;&amp;[.B191]&amp;&quot;#section-&quot;&amp;[.A191]&amp;&quot;)&quot;;&quot;&quot;)">
            <text:p/>
          </table:table-cell>
          <table:table-cell table:number-columns-repeated="2"/>
          <table:table-cell table:formula="of:=IF([.E191]&lt;&gt;&quot;&quot;;&quot;-pe &quot;&quot;s~&quot;&amp;[.D191]&amp;&quot;~&quot;&amp;[.E191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92]&lt;&gt;&quot;&quot;;&quot; (\`&quot;&amp;[.A192]&amp;&quot;\` message[s]?)&quot;;&quot;&quot;)">
            <text:p/>
          </table:table-cell>
          <table:table-cell table:formula="of:=IF([.B192]&lt;&gt;&quot;&quot;;&quot; \[\1\](&quot;&amp;[.B192]&amp;&quot;#section-&quot;&amp;[.A192]&amp;&quot;)&quot;;&quot;&quot;)">
            <text:p/>
          </table:table-cell>
          <table:table-cell table:number-columns-repeated="2"/>
          <table:table-cell table:formula="of:=IF([.E192]&lt;&gt;&quot;&quot;;&quot;-pe &quot;&quot;s~&quot;&amp;[.D192]&amp;&quot;~&quot;&amp;[.E192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93]&lt;&gt;&quot;&quot;;&quot; (\`&quot;&amp;[.A193]&amp;&quot;\` message[s]?)&quot;;&quot;&quot;)">
            <text:p/>
          </table:table-cell>
          <table:table-cell table:formula="of:=IF([.B193]&lt;&gt;&quot;&quot;;&quot; \[\1\](&quot;&amp;[.B193]&amp;&quot;#section-&quot;&amp;[.A193]&amp;&quot;)&quot;;&quot;&quot;)">
            <text:p/>
          </table:table-cell>
          <table:table-cell table:number-columns-repeated="2"/>
          <table:table-cell table:formula="of:=IF([.E193]&lt;&gt;&quot;&quot;;&quot;-pe &quot;&quot;s~&quot;&amp;[.D193]&amp;&quot;~&quot;&amp;[.E193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94]&lt;&gt;&quot;&quot;;&quot; (\`&quot;&amp;[.A194]&amp;&quot;\` message[s]?)&quot;;&quot;&quot;)">
            <text:p/>
          </table:table-cell>
          <table:table-cell table:formula="of:=IF([.B194]&lt;&gt;&quot;&quot;;&quot; \[\1\](&quot;&amp;[.B194]&amp;&quot;#section-&quot;&amp;[.A194]&amp;&quot;)&quot;;&quot;&quot;)">
            <text:p/>
          </table:table-cell>
          <table:table-cell table:number-columns-repeated="2"/>
          <table:table-cell table:formula="of:=IF([.E194]&lt;&gt;&quot;&quot;;&quot;-pe &quot;&quot;s~&quot;&amp;[.D194]&amp;&quot;~&quot;&amp;[.E194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95]&lt;&gt;&quot;&quot;;&quot; (\`&quot;&amp;[.A195]&amp;&quot;\` message[s]?)&quot;;&quot;&quot;)">
            <text:p/>
          </table:table-cell>
          <table:table-cell table:formula="of:=IF([.B195]&lt;&gt;&quot;&quot;;&quot; \[\1\](&quot;&amp;[.B195]&amp;&quot;#section-&quot;&amp;[.A195]&amp;&quot;)&quot;;&quot;&quot;)">
            <text:p/>
          </table:table-cell>
          <table:table-cell table:number-columns-repeated="2"/>
          <table:table-cell table:formula="of:=IF([.E195]&lt;&gt;&quot;&quot;;&quot;-pe &quot;&quot;s~&quot;&amp;[.D195]&amp;&quot;~&quot;&amp;[.E195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96]&lt;&gt;&quot;&quot;;&quot; (\`&quot;&amp;[.A196]&amp;&quot;\` message[s]?)&quot;;&quot;&quot;)">
            <text:p/>
          </table:table-cell>
          <table:table-cell table:formula="of:=IF([.B196]&lt;&gt;&quot;&quot;;&quot; \[\1\](&quot;&amp;[.B196]&amp;&quot;#section-&quot;&amp;[.A196]&amp;&quot;)&quot;;&quot;&quot;)">
            <text:p/>
          </table:table-cell>
          <table:table-cell table:number-columns-repeated="2"/>
          <table:table-cell table:formula="of:=IF([.E196]&lt;&gt;&quot;&quot;;&quot;-pe &quot;&quot;s~&quot;&amp;[.D196]&amp;&quot;~&quot;&amp;[.E196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97]&lt;&gt;&quot;&quot;;&quot; (\`&quot;&amp;[.A197]&amp;&quot;\` message[s]?)&quot;;&quot;&quot;)">
            <text:p/>
          </table:table-cell>
          <table:table-cell table:formula="of:=IF([.B197]&lt;&gt;&quot;&quot;;&quot; \[\1\](&quot;&amp;[.B197]&amp;&quot;#section-&quot;&amp;[.A197]&amp;&quot;)&quot;;&quot;&quot;)">
            <text:p/>
          </table:table-cell>
          <table:table-cell table:number-columns-repeated="2"/>
          <table:table-cell table:formula="of:=IF([.E197]&lt;&gt;&quot;&quot;;&quot;-pe &quot;&quot;s~&quot;&amp;[.D197]&amp;&quot;~&quot;&amp;[.E197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98]&lt;&gt;&quot;&quot;;&quot; (\`&quot;&amp;[.A198]&amp;&quot;\` message[s]?)&quot;;&quot;&quot;)">
            <text:p/>
          </table:table-cell>
          <table:table-cell table:formula="of:=IF([.B198]&lt;&gt;&quot;&quot;;&quot; \[\1\](&quot;&amp;[.B198]&amp;&quot;#section-&quot;&amp;[.A198]&amp;&quot;)&quot;;&quot;&quot;)">
            <text:p/>
          </table:table-cell>
          <table:table-cell table:number-columns-repeated="2"/>
          <table:table-cell table:formula="of:=IF([.E198]&lt;&gt;&quot;&quot;;&quot;-pe &quot;&quot;s~&quot;&amp;[.D198]&amp;&quot;~&quot;&amp;[.E198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99]&lt;&gt;&quot;&quot;;&quot; (\`&quot;&amp;[.A199]&amp;&quot;\` message[s]?)&quot;;&quot;&quot;)">
            <text:p/>
          </table:table-cell>
          <table:table-cell table:formula="of:=IF([.B199]&lt;&gt;&quot;&quot;;&quot; \[\1\](&quot;&amp;[.B199]&amp;&quot;#section-&quot;&amp;[.A199]&amp;&quot;)&quot;;&quot;&quot;)">
            <text:p/>
          </table:table-cell>
          <table:table-cell table:number-columns-repeated="2"/>
          <table:table-cell table:formula="of:=IF([.E199]&lt;&gt;&quot;&quot;;&quot;-pe &quot;&quot;s~&quot;&amp;[.D199]&amp;&quot;~&quot;&amp;[.E199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200]&lt;&gt;&quot;&quot;;&quot; (\`&quot;&amp;[.A200]&amp;&quot;\` message[s]?)&quot;;&quot;&quot;)">
            <text:p/>
          </table:table-cell>
          <table:table-cell table:formula="of:=IF([.B200]&lt;&gt;&quot;&quot;;&quot; \[\1\](&quot;&amp;[.B200]&amp;&quot;#section-&quot;&amp;[.A200]&amp;&quot;)&quot;;&quot;&quot;)">
            <text:p/>
          </table:table-cell>
          <table:table-cell table:number-columns-repeated="2"/>
          <table:table-cell table:formula="of:=IF([.E200]&lt;&gt;&quot;&quot;;&quot;-pe &quot;&quot;s~&quot;&amp;[.D200]&amp;&quot;~&quot;&amp;[.E200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201]&lt;&gt;&quot;&quot;;&quot; (\`&quot;&amp;[.A201]&amp;&quot;\` message[s]?)&quot;;&quot;&quot;)">
            <text:p/>
          </table:table-cell>
          <table:table-cell table:formula="of:=IF([.B201]&lt;&gt;&quot;&quot;;&quot; \[\1\](&quot;&amp;[.B201]&amp;&quot;#section-&quot;&amp;[.A201]&amp;&quot;)&quot;;&quot;&quot;)">
            <text:p/>
          </table:table-cell>
          <table:table-cell table:number-columns-repeated="2"/>
          <table:table-cell table:formula="of:=IF([.E201]&lt;&gt;&quot;&quot;;&quot;-pe &quot;&quot;s~&quot;&amp;[.D201]&amp;&quot;~&quot;&amp;[.E201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202]&lt;&gt;&quot;&quot;;&quot; (\`&quot;&amp;[.A202]&amp;&quot;\` message[s]?)&quot;;&quot;&quot;)">
            <text:p/>
          </table:table-cell>
          <table:table-cell table:formula="of:=IF([.B202]&lt;&gt;&quot;&quot;;&quot; \[\1\](&quot;&amp;[.B202]&amp;&quot;#section-&quot;&amp;[.A202]&amp;&quot;)&quot;;&quot;&quot;)">
            <text:p/>
          </table:table-cell>
          <table:table-cell table:number-columns-repeated="2"/>
          <table:table-cell table:formula="of:=IF([.E202]&lt;&gt;&quot;&quot;;&quot;-pe &quot;&quot;s~&quot;&amp;[.D202]&amp;&quot;~&quot;&amp;[.E202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203]&lt;&gt;&quot;&quot;;&quot; (\`&quot;&amp;[.A203]&amp;&quot;\` message[s]?)&quot;;&quot;&quot;)">
            <text:p/>
          </table:table-cell>
          <table:table-cell table:formula="of:=IF([.B203]&lt;&gt;&quot;&quot;;&quot; \[\1\](&quot;&amp;[.B203]&amp;&quot;#section-&quot;&amp;[.A203]&amp;&quot;)&quot;;&quot;&quot;)">
            <text:p/>
          </table:table-cell>
          <table:table-cell table:number-columns-repeated="2"/>
          <table:table-cell table:formula="of:=IF([.E203]&lt;&gt;&quot;&quot;;&quot;-pe &quot;&quot;s~&quot;&amp;[.D203]&amp;&quot;~&quot;&amp;[.E203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204]&lt;&gt;&quot;&quot;;&quot; (\`&quot;&amp;[.A204]&amp;&quot;\` message[s]?)&quot;;&quot;&quot;)">
            <text:p/>
          </table:table-cell>
          <table:table-cell table:formula="of:=IF([.B204]&lt;&gt;&quot;&quot;;&quot; \[\1\](&quot;&amp;[.B204]&amp;&quot;#section-&quot;&amp;[.A204]&amp;&quot;)&quot;;&quot;&quot;)">
            <text:p/>
          </table:table-cell>
          <table:table-cell table:number-columns-repeated="2"/>
          <table:table-cell table:formula="of:=IF([.E204]&lt;&gt;&quot;&quot;;&quot;-pe &quot;&quot;s~&quot;&amp;[.D204]&amp;&quot;~&quot;&amp;[.E204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205]&lt;&gt;&quot;&quot;;&quot; (\`&quot;&amp;[.A205]&amp;&quot;\` message[s]?)&quot;;&quot;&quot;)">
            <text:p/>
          </table:table-cell>
          <table:table-cell table:formula="of:=IF([.B205]&lt;&gt;&quot;&quot;;&quot; \[\1\](&quot;&amp;[.B205]&amp;&quot;#section-&quot;&amp;[.A205]&amp;&quot;)&quot;;&quot;&quot;)">
            <text:p/>
          </table:table-cell>
          <table:table-cell table:number-columns-repeated="2"/>
          <table:table-cell table:formula="of:=IF([.E205]&lt;&gt;&quot;&quot;;&quot;-pe &quot;&quot;s~&quot;&amp;[.D205]&amp;&quot;~&quot;&amp;[.E205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206]&lt;&gt;&quot;&quot;;&quot; (\`&quot;&amp;[.A206]&amp;&quot;\` message[s]?)&quot;;&quot;&quot;)">
            <text:p/>
          </table:table-cell>
          <table:table-cell table:formula="of:=IF([.B206]&lt;&gt;&quot;&quot;;&quot; \[\1\](&quot;&amp;[.B206]&amp;&quot;#section-&quot;&amp;[.A206]&amp;&quot;)&quot;;&quot;&quot;)">
            <text:p/>
          </table:table-cell>
          <table:table-cell table:number-columns-repeated="2"/>
          <table:table-cell table:formula="of:=IF([.E206]&lt;&gt;&quot;&quot;;&quot;-pe &quot;&quot;s~&quot;&amp;[.D206]&amp;&quot;~&quot;&amp;[.E206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207]&lt;&gt;&quot;&quot;;&quot; (\`&quot;&amp;[.A207]&amp;&quot;\` message[s]?)&quot;;&quot;&quot;)">
            <text:p/>
          </table:table-cell>
          <table:table-cell table:formula="of:=IF([.B207]&lt;&gt;&quot;&quot;;&quot; \[\1\](&quot;&amp;[.B207]&amp;&quot;#section-&quot;&amp;[.A207]&amp;&quot;)&quot;;&quot;&quot;)">
            <text:p/>
          </table:table-cell>
          <table:table-cell table:number-columns-repeated="2"/>
          <table:table-cell table:formula="of:=IF([.E207]&lt;&gt;&quot;&quot;;&quot;-pe &quot;&quot;s~&quot;&amp;[.D207]&amp;&quot;~&quot;&amp;[.E207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208]&lt;&gt;&quot;&quot;;&quot; (\`&quot;&amp;[.A208]&amp;&quot;\` message[s]?)&quot;;&quot;&quot;)">
            <text:p/>
          </table:table-cell>
          <table:table-cell table:formula="of:=IF([.B208]&lt;&gt;&quot;&quot;;&quot; \[\1\](&quot;&amp;[.B208]&amp;&quot;#section-&quot;&amp;[.A208]&amp;&quot;)&quot;;&quot;&quot;)">
            <text:p/>
          </table:table-cell>
          <table:table-cell table:number-columns-repeated="2"/>
          <table:table-cell table:formula="of:=IF([.E208]&lt;&gt;&quot;&quot;;&quot;-pe &quot;&quot;s~&quot;&amp;[.D208]&amp;&quot;~&quot;&amp;[.E208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209]&lt;&gt;&quot;&quot;;&quot; (\`&quot;&amp;[.A209]&amp;&quot;\` message[s]?)&quot;;&quot;&quot;)">
            <text:p/>
          </table:table-cell>
          <table:table-cell table:formula="of:=IF([.B209]&lt;&gt;&quot;&quot;;&quot; \[\1\](&quot;&amp;[.B209]&amp;&quot;#section-&quot;&amp;[.A209]&amp;&quot;)&quot;;&quot;&quot;)">
            <text:p/>
          </table:table-cell>
          <table:table-cell table:number-columns-repeated="2"/>
          <table:table-cell table:formula="of:=IF([.E209]&lt;&gt;&quot;&quot;;&quot;-pe &quot;&quot;s~&quot;&amp;[.D209]&amp;&quot;~&quot;&amp;[.E209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210]&lt;&gt;&quot;&quot;;&quot; (\`&quot;&amp;[.A210]&amp;&quot;\` message[s]?)&quot;;&quot;&quot;)">
            <text:p/>
          </table:table-cell>
          <table:table-cell table:formula="of:=IF([.B210]&lt;&gt;&quot;&quot;;&quot; \[\1\](&quot;&amp;[.B210]&amp;&quot;#section-&quot;&amp;[.A210]&amp;&quot;)&quot;;&quot;&quot;)">
            <text:p/>
          </table:table-cell>
          <table:table-cell table:number-columns-repeated="2"/>
          <table:table-cell table:formula="of:=IF([.E210]&lt;&gt;&quot;&quot;;&quot;-pe &quot;&quot;s~&quot;&amp;[.D210]&amp;&quot;~&quot;&amp;[.E210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211]&lt;&gt;&quot;&quot;;&quot; (\`&quot;&amp;[.A211]&amp;&quot;\` message[s]?)&quot;;&quot;&quot;)">
            <text:p/>
          </table:table-cell>
          <table:table-cell table:formula="of:=IF([.B211]&lt;&gt;&quot;&quot;;&quot; \[\1\](&quot;&amp;[.B211]&amp;&quot;#section-&quot;&amp;[.A211]&amp;&quot;)&quot;;&quot;&quot;)">
            <text:p/>
          </table:table-cell>
          <table:table-cell table:number-columns-repeated="2"/>
          <table:table-cell table:formula="of:=IF([.E211]&lt;&gt;&quot;&quot;;&quot;-pe &quot;&quot;s~&quot;&amp;[.D211]&amp;&quot;~&quot;&amp;[.E211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212]&lt;&gt;&quot;&quot;;&quot; (\`&quot;&amp;[.A212]&amp;&quot;\` message[s]?)&quot;;&quot;&quot;)">
            <text:p/>
          </table:table-cell>
          <table:table-cell table:formula="of:=IF([.B212]&lt;&gt;&quot;&quot;;&quot; \[\1\](&quot;&amp;[.B212]&amp;&quot;#section-&quot;&amp;[.A212]&amp;&quot;)&quot;;&quot;&quot;)">
            <text:p/>
          </table:table-cell>
          <table:table-cell table:number-columns-repeated="2"/>
          <table:table-cell table:formula="of:=IF([.E212]&lt;&gt;&quot;&quot;;&quot;-pe &quot;&quot;s~&quot;&amp;[.D212]&amp;&quot;~&quot;&amp;[.E212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213]&lt;&gt;&quot;&quot;;&quot; (\`&quot;&amp;[.A213]&amp;&quot;\` message[s]?)&quot;;&quot;&quot;)">
            <text:p/>
          </table:table-cell>
          <table:table-cell table:formula="of:=IF([.B213]&lt;&gt;&quot;&quot;;&quot; \[\1\](&quot;&amp;[.B213]&amp;&quot;#section-&quot;&amp;[.A213]&amp;&quot;)&quot;;&quot;&quot;)">
            <text:p/>
          </table:table-cell>
          <table:table-cell table:number-columns-repeated="2"/>
          <table:table-cell table:formula="of:=IF([.E213]&lt;&gt;&quot;&quot;;&quot;-pe &quot;&quot;s~&quot;&amp;[.D213]&amp;&quot;~&quot;&amp;[.E213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214]&lt;&gt;&quot;&quot;;&quot; (\`&quot;&amp;[.A214]&amp;&quot;\` message[s]?)&quot;;&quot;&quot;)">
            <text:p/>
          </table:table-cell>
          <table:table-cell table:formula="of:=IF([.B214]&lt;&gt;&quot;&quot;;&quot; \[\1\](&quot;&amp;[.B214]&amp;&quot;#section-&quot;&amp;[.A214]&amp;&quot;)&quot;;&quot;&quot;)">
            <text:p/>
          </table:table-cell>
          <table:table-cell table:number-columns-repeated="2"/>
          <table:table-cell table:formula="of:=IF([.E214]&lt;&gt;&quot;&quot;;&quot;-pe &quot;&quot;s~&quot;&amp;[.D214]&amp;&quot;~&quot;&amp;[.E214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215]&lt;&gt;&quot;&quot;;&quot; (\`&quot;&amp;[.A215]&amp;&quot;\` message[s]?)&quot;;&quot;&quot;)">
            <text:p/>
          </table:table-cell>
          <table:table-cell table:formula="of:=IF([.B215]&lt;&gt;&quot;&quot;;&quot; \[\1\](&quot;&amp;[.B215]&amp;&quot;#section-&quot;&amp;[.A215]&amp;&quot;)&quot;;&quot;&quot;)">
            <text:p/>
          </table:table-cell>
          <table:table-cell table:number-columns-repeated="2"/>
          <table:table-cell table:formula="of:=IF([.E215]&lt;&gt;&quot;&quot;;&quot;-pe &quot;&quot;s~&quot;&amp;[.D215]&amp;&quot;~&quot;&amp;[.E215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216]&lt;&gt;&quot;&quot;;&quot; (\`&quot;&amp;[.A216]&amp;&quot;\` message[s]?)&quot;;&quot;&quot;)">
            <text:p/>
          </table:table-cell>
          <table:table-cell table:formula="of:=IF([.B216]&lt;&gt;&quot;&quot;;&quot; \[\1\](&quot;&amp;[.B216]&amp;&quot;#section-&quot;&amp;[.A216]&amp;&quot;)&quot;;&quot;&quot;)">
            <text:p/>
          </table:table-cell>
          <table:table-cell table:number-columns-repeated="2"/>
          <table:table-cell table:formula="of:=IF([.E216]&lt;&gt;&quot;&quot;;&quot;-pe &quot;&quot;s~&quot;&amp;[.D216]&amp;&quot;~&quot;&amp;[.E216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217]&lt;&gt;&quot;&quot;;&quot; (\`&quot;&amp;[.A217]&amp;&quot;\` message[s]?)&quot;;&quot;&quot;)">
            <text:p/>
          </table:table-cell>
          <table:table-cell table:formula="of:=IF([.B217]&lt;&gt;&quot;&quot;;&quot; \[\1\](&quot;&amp;[.B217]&amp;&quot;#section-&quot;&amp;[.A217]&amp;&quot;)&quot;;&quot;&quot;)">
            <text:p/>
          </table:table-cell>
          <table:table-cell table:number-columns-repeated="2"/>
          <table:table-cell table:formula="of:=IF([.E217]&lt;&gt;&quot;&quot;;&quot;-pe &quot;&quot;s~&quot;&amp;[.D217]&amp;&quot;~&quot;&amp;[.E217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218]&lt;&gt;&quot;&quot;;&quot; (\`&quot;&amp;[.A218]&amp;&quot;\` message[s]?)&quot;;&quot;&quot;)">
            <text:p/>
          </table:table-cell>
          <table:table-cell table:formula="of:=IF([.B218]&lt;&gt;&quot;&quot;;&quot; \[\1\](&quot;&amp;[.B218]&amp;&quot;#section-&quot;&amp;[.A218]&amp;&quot;)&quot;;&quot;&quot;)">
            <text:p/>
          </table:table-cell>
          <table:table-cell table:number-columns-repeated="2"/>
          <table:table-cell table:formula="of:=IF([.E218]&lt;&gt;&quot;&quot;;&quot;-pe &quot;&quot;s~&quot;&amp;[.D218]&amp;&quot;~&quot;&amp;[.E218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219]&lt;&gt;&quot;&quot;;&quot; (\`&quot;&amp;[.A219]&amp;&quot;\` message[s]?)&quot;;&quot;&quot;)">
            <text:p/>
          </table:table-cell>
          <table:table-cell table:formula="of:=IF([.B219]&lt;&gt;&quot;&quot;;&quot; \[\1\](&quot;&amp;[.B219]&amp;&quot;#section-&quot;&amp;[.A219]&amp;&quot;)&quot;;&quot;&quot;)">
            <text:p/>
          </table:table-cell>
          <table:table-cell table:number-columns-repeated="2"/>
          <table:table-cell table:formula="of:=IF([.E219]&lt;&gt;&quot;&quot;;&quot;-pe &quot;&quot;s~&quot;&amp;[.D219]&amp;&quot;~&quot;&amp;[.E219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220]&lt;&gt;&quot;&quot;;&quot; (\`&quot;&amp;[.A220]&amp;&quot;\` message[s]?)&quot;;&quot;&quot;)">
            <text:p/>
          </table:table-cell>
          <table:table-cell table:formula="of:=IF([.B220]&lt;&gt;&quot;&quot;;&quot; \[\1\](&quot;&amp;[.B220]&amp;&quot;#section-&quot;&amp;[.A220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21]&lt;&gt;&quot;&quot;;&quot; (\`&quot;&amp;[.A221]&amp;&quot;\` message[s]?)&quot;;&quot;&quot;)">
            <text:p/>
          </table:table-cell>
          <table:table-cell table:formula="of:=IF([.B221]&lt;&gt;&quot;&quot;;&quot; \[\1\](&quot;&amp;[.B221]&amp;&quot;#section-&quot;&amp;[.A221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22]&lt;&gt;&quot;&quot;;&quot; (\`&quot;&amp;[.A222]&amp;&quot;\` message[s]?)&quot;;&quot;&quot;)">
            <text:p/>
          </table:table-cell>
          <table:table-cell table:formula="of:=IF([.B222]&lt;&gt;&quot;&quot;;&quot; \[\1\](&quot;&amp;[.B222]&amp;&quot;#section-&quot;&amp;[.A222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23]&lt;&gt;&quot;&quot;;&quot; (\`&quot;&amp;[.A223]&amp;&quot;\` message[s]?)&quot;;&quot;&quot;)">
            <text:p/>
          </table:table-cell>
          <table:table-cell table:formula="of:=IF([.B223]&lt;&gt;&quot;&quot;;&quot; \[\1\](&quot;&amp;[.B223]&amp;&quot;#section-&quot;&amp;[.A223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24]&lt;&gt;&quot;&quot;;&quot; (\`&quot;&amp;[.A224]&amp;&quot;\` message[s]?)&quot;;&quot;&quot;)">
            <text:p/>
          </table:table-cell>
          <table:table-cell table:formula="of:=IF([.B224]&lt;&gt;&quot;&quot;;&quot; \[\1\](&quot;&amp;[.B224]&amp;&quot;#section-&quot;&amp;[.A224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25]&lt;&gt;&quot;&quot;;&quot; (\`&quot;&amp;[.A225]&amp;&quot;\` message[s]?)&quot;;&quot;&quot;)">
            <text:p/>
          </table:table-cell>
          <table:table-cell table:formula="of:=IF([.B225]&lt;&gt;&quot;&quot;;&quot; \[\1\](&quot;&amp;[.B225]&amp;&quot;#section-&quot;&amp;[.A225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26]&lt;&gt;&quot;&quot;;&quot; (\`&quot;&amp;[.A226]&amp;&quot;\` message[s]?)&quot;;&quot;&quot;)">
            <text:p/>
          </table:table-cell>
          <table:table-cell table:formula="of:=IF([.B226]&lt;&gt;&quot;&quot;;&quot; \[\1\](&quot;&amp;[.B226]&amp;&quot;#section-&quot;&amp;[.A226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27]&lt;&gt;&quot;&quot;;&quot; (\`&quot;&amp;[.A227]&amp;&quot;\` message[s]?)&quot;;&quot;&quot;)">
            <text:p/>
          </table:table-cell>
          <table:table-cell table:formula="of:=IF([.B227]&lt;&gt;&quot;&quot;;&quot; \[\1\](&quot;&amp;[.B227]&amp;&quot;#section-&quot;&amp;[.A227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28]&lt;&gt;&quot;&quot;;&quot; (\`&quot;&amp;[.A228]&amp;&quot;\` message[s]?)&quot;;&quot;&quot;)">
            <text:p/>
          </table:table-cell>
          <table:table-cell table:formula="of:=IF([.B228]&lt;&gt;&quot;&quot;;&quot; \[\1\](&quot;&amp;[.B228]&amp;&quot;#section-&quot;&amp;[.A228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29]&lt;&gt;&quot;&quot;;&quot; (\`&quot;&amp;[.A229]&amp;&quot;\` message[s]?)&quot;;&quot;&quot;)">
            <text:p/>
          </table:table-cell>
          <table:table-cell table:formula="of:=IF([.B229]&lt;&gt;&quot;&quot;;&quot; \[\1\](&quot;&amp;[.B229]&amp;&quot;#section-&quot;&amp;[.A229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30]&lt;&gt;&quot;&quot;;&quot; (\`&quot;&amp;[.A230]&amp;&quot;\` message[s]?)&quot;;&quot;&quot;)">
            <text:p/>
          </table:table-cell>
          <table:table-cell table:formula="of:=IF([.B230]&lt;&gt;&quot;&quot;;&quot; \[\1\](&quot;&amp;[.B230]&amp;&quot;#section-&quot;&amp;[.A230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31]&lt;&gt;&quot;&quot;;&quot; (\`&quot;&amp;[.A231]&amp;&quot;\` message[s]?)&quot;;&quot;&quot;)">
            <text:p/>
          </table:table-cell>
          <table:table-cell table:formula="of:=IF([.B231]&lt;&gt;&quot;&quot;;&quot; \[\1\](&quot;&amp;[.B231]&amp;&quot;#section-&quot;&amp;[.A231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32]&lt;&gt;&quot;&quot;;&quot; (\`&quot;&amp;[.A232]&amp;&quot;\` message[s]?)&quot;;&quot;&quot;)">
            <text:p/>
          </table:table-cell>
          <table:table-cell table:formula="of:=IF([.B232]&lt;&gt;&quot;&quot;;&quot; \[\1\](&quot;&amp;[.B232]&amp;&quot;#section-&quot;&amp;[.A232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33]&lt;&gt;&quot;&quot;;&quot; (\`&quot;&amp;[.A233]&amp;&quot;\` message[s]?)&quot;;&quot;&quot;)">
            <text:p/>
          </table:table-cell>
          <table:table-cell table:formula="of:=IF([.B233]&lt;&gt;&quot;&quot;;&quot; \[\1\](&quot;&amp;[.B233]&amp;&quot;#section-&quot;&amp;[.A233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34]&lt;&gt;&quot;&quot;;&quot; (\`&quot;&amp;[.A234]&amp;&quot;\` message[s]?)&quot;;&quot;&quot;)">
            <text:p/>
          </table:table-cell>
          <table:table-cell table:formula="of:=IF([.B234]&lt;&gt;&quot;&quot;;&quot; \[\1\](&quot;&amp;[.B234]&amp;&quot;#section-&quot;&amp;[.A234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35]&lt;&gt;&quot;&quot;;&quot; (\`&quot;&amp;[.A235]&amp;&quot;\` message[s]?)&quot;;&quot;&quot;)">
            <text:p/>
          </table:table-cell>
          <table:table-cell table:formula="of:=IF([.B235]&lt;&gt;&quot;&quot;;&quot; \[\1\](&quot;&amp;[.B235]&amp;&quot;#section-&quot;&amp;[.A235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36]&lt;&gt;&quot;&quot;;&quot; (\`&quot;&amp;[.A236]&amp;&quot;\` message[s]?)&quot;;&quot;&quot;)">
            <text:p/>
          </table:table-cell>
          <table:table-cell table:formula="of:=IF([.B236]&lt;&gt;&quot;&quot;;&quot; \[\1\](&quot;&amp;[.B236]&amp;&quot;#section-&quot;&amp;[.A236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37]&lt;&gt;&quot;&quot;;&quot; (\`&quot;&amp;[.A237]&amp;&quot;\` message[s]?)&quot;;&quot;&quot;)">
            <text:p/>
          </table:table-cell>
          <table:table-cell table:formula="of:=IF([.B237]&lt;&gt;&quot;&quot;;&quot; \[\1\](&quot;&amp;[.B237]&amp;&quot;#section-&quot;&amp;[.A237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38]&lt;&gt;&quot;&quot;;&quot; (\`&quot;&amp;[.A238]&amp;&quot;\` message[s]?)&quot;;&quot;&quot;)">
            <text:p/>
          </table:table-cell>
          <table:table-cell table:formula="of:=IF([.B238]&lt;&gt;&quot;&quot;;&quot; \[\1\](&quot;&amp;[.B238]&amp;&quot;#section-&quot;&amp;[.A238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39]&lt;&gt;&quot;&quot;;&quot; (\`&quot;&amp;[.A239]&amp;&quot;\` message[s]?)&quot;;&quot;&quot;)">
            <text:p/>
          </table:table-cell>
          <table:table-cell table:formula="of:=IF([.B239]&lt;&gt;&quot;&quot;;&quot; \[\1\](&quot;&amp;[.B239]&amp;&quot;#section-&quot;&amp;[.A239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40]&lt;&gt;&quot;&quot;;&quot; (\`&quot;&amp;[.A240]&amp;&quot;\` message[s]?)&quot;;&quot;&quot;)">
            <text:p/>
          </table:table-cell>
          <table:table-cell table:formula="of:=IF([.B240]&lt;&gt;&quot;&quot;;&quot; \[\1\](&quot;&amp;[.B240]&amp;&quot;#section-&quot;&amp;[.A240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41]&lt;&gt;&quot;&quot;;&quot; (\`&quot;&amp;[.A241]&amp;&quot;\` message[s]?)&quot;;&quot;&quot;)">
            <text:p/>
          </table:table-cell>
          <table:table-cell table:formula="of:=IF([.B241]&lt;&gt;&quot;&quot;;&quot; \[\1\](&quot;&amp;[.B241]&amp;&quot;#section-&quot;&amp;[.A241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42]&lt;&gt;&quot;&quot;;&quot; (\`&quot;&amp;[.A242]&amp;&quot;\` message[s]?)&quot;;&quot;&quot;)">
            <text:p/>
          </table:table-cell>
          <table:table-cell table:formula="of:=IF([.B242]&lt;&gt;&quot;&quot;;&quot; \[\1\](&quot;&amp;[.B242]&amp;&quot;#section-&quot;&amp;[.A242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43]&lt;&gt;&quot;&quot;;&quot; (\`&quot;&amp;[.A243]&amp;&quot;\` message[s]?)&quot;;&quot;&quot;)">
            <text:p/>
          </table:table-cell>
          <table:table-cell table:formula="of:=IF([.B243]&lt;&gt;&quot;&quot;;&quot; \[\1\](&quot;&amp;[.B243]&amp;&quot;#section-&quot;&amp;[.A243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44]&lt;&gt;&quot;&quot;;&quot; (\`&quot;&amp;[.A244]&amp;&quot;\` message[s]?)&quot;;&quot;&quot;)">
            <text:p/>
          </table:table-cell>
          <table:table-cell table:formula="of:=IF([.B244]&lt;&gt;&quot;&quot;;&quot; \[\1\](&quot;&amp;[.B244]&amp;&quot;#section-&quot;&amp;[.A244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45]&lt;&gt;&quot;&quot;;&quot; (\`&quot;&amp;[.A245]&amp;&quot;\` message[s]?)&quot;;&quot;&quot;)">
            <text:p/>
          </table:table-cell>
          <table:table-cell table:formula="of:=IF([.B245]&lt;&gt;&quot;&quot;;&quot; \[\1\](&quot;&amp;[.B245]&amp;&quot;#section-&quot;&amp;[.A245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46]&lt;&gt;&quot;&quot;;&quot; (\`&quot;&amp;[.A246]&amp;&quot;\` message[s]?)&quot;;&quot;&quot;)">
            <text:p/>
          </table:table-cell>
          <table:table-cell table:formula="of:=IF([.B246]&lt;&gt;&quot;&quot;;&quot; \[\1\](&quot;&amp;[.B246]&amp;&quot;#section-&quot;&amp;[.A246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47]&lt;&gt;&quot;&quot;;&quot; (\`&quot;&amp;[.A247]&amp;&quot;\` message[s]?)&quot;;&quot;&quot;)">
            <text:p/>
          </table:table-cell>
          <table:table-cell table:formula="of:=IF([.B247]&lt;&gt;&quot;&quot;;&quot; \[\1\](&quot;&amp;[.B247]&amp;&quot;#section-&quot;&amp;[.A247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48]&lt;&gt;&quot;&quot;;&quot; (\`&quot;&amp;[.A248]&amp;&quot;\` message[s]?)&quot;;&quot;&quot;)">
            <text:p/>
          </table:table-cell>
          <table:table-cell table:formula="of:=IF([.B248]&lt;&gt;&quot;&quot;;&quot; \[\1\](&quot;&amp;[.B248]&amp;&quot;#section-&quot;&amp;[.A248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49]&lt;&gt;&quot;&quot;;&quot; (\`&quot;&amp;[.A249]&amp;&quot;\` message[s]?)&quot;;&quot;&quot;)">
            <text:p/>
          </table:table-cell>
          <table:table-cell table:formula="of:=IF([.B249]&lt;&gt;&quot;&quot;;&quot; \[\1\](&quot;&amp;[.B249]&amp;&quot;#section-&quot;&amp;[.A249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50]&lt;&gt;&quot;&quot;;&quot; (\`&quot;&amp;[.A250]&amp;&quot;\` message[s]?)&quot;;&quot;&quot;)">
            <text:p/>
          </table:table-cell>
          <table:table-cell table:formula="of:=IF([.B250]&lt;&gt;&quot;&quot;;&quot; \[\1\](&quot;&amp;[.B250]&amp;&quot;#section-&quot;&amp;[.A250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51]&lt;&gt;&quot;&quot;;&quot; (\`&quot;&amp;[.A251]&amp;&quot;\` message[s]?)&quot;;&quot;&quot;)">
            <text:p/>
          </table:table-cell>
          <table:table-cell table:formula="of:=IF([.B251]&lt;&gt;&quot;&quot;;&quot; \[\1\](&quot;&amp;[.B251]&amp;&quot;#section-&quot;&amp;[.A251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52]&lt;&gt;&quot;&quot;;&quot; (\`&quot;&amp;[.A252]&amp;&quot;\` message[s]?)&quot;;&quot;&quot;)">
            <text:p/>
          </table:table-cell>
          <table:table-cell table:formula="of:=IF([.B252]&lt;&gt;&quot;&quot;;&quot; \[\1\](&quot;&amp;[.B252]&amp;&quot;#section-&quot;&amp;[.A252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53]&lt;&gt;&quot;&quot;;&quot; (\`&quot;&amp;[.A253]&amp;&quot;\` message[s]?)&quot;;&quot;&quot;)">
            <text:p/>
          </table:table-cell>
          <table:table-cell table:formula="of:=IF([.B253]&lt;&gt;&quot;&quot;;&quot; \[\1\](&quot;&amp;[.B253]&amp;&quot;#section-&quot;&amp;[.A253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54]&lt;&gt;&quot;&quot;;&quot; (\`&quot;&amp;[.A254]&amp;&quot;\` message[s]?)&quot;;&quot;&quot;)">
            <text:p/>
          </table:table-cell>
          <table:table-cell table:formula="of:=IF([.B254]&lt;&gt;&quot;&quot;;&quot; \[\1\](&quot;&amp;[.B254]&amp;&quot;#section-&quot;&amp;[.A254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55]&lt;&gt;&quot;&quot;;&quot; (\`&quot;&amp;[.A255]&amp;&quot;\` message[s]?)&quot;;&quot;&quot;)">
            <text:p/>
          </table:table-cell>
          <table:table-cell table:formula="of:=IF([.B255]&lt;&gt;&quot;&quot;;&quot; \[\1\](&quot;&amp;[.B255]&amp;&quot;#section-&quot;&amp;[.A255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56]&lt;&gt;&quot;&quot;;&quot; (\`&quot;&amp;[.A256]&amp;&quot;\` message[s]?)&quot;;&quot;&quot;)">
            <text:p/>
          </table:table-cell>
          <table:table-cell table:formula="of:=IF([.B256]&lt;&gt;&quot;&quot;;&quot; \[\1\](&quot;&amp;[.B256]&amp;&quot;#section-&quot;&amp;[.A256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57]&lt;&gt;&quot;&quot;;&quot; (\`&quot;&amp;[.A257]&amp;&quot;\` message[s]?)&quot;;&quot;&quot;)">
            <text:p/>
          </table:table-cell>
          <table:table-cell table:formula="of:=IF([.B257]&lt;&gt;&quot;&quot;;&quot; \[\1\](&quot;&amp;[.B257]&amp;&quot;#section-&quot;&amp;[.A257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58]&lt;&gt;&quot;&quot;;&quot; (\`&quot;&amp;[.A258]&amp;&quot;\` message[s]?)&quot;;&quot;&quot;)">
            <text:p/>
          </table:table-cell>
          <table:table-cell table:formula="of:=IF([.B258]&lt;&gt;&quot;&quot;;&quot; \[\1\](&quot;&amp;[.B258]&amp;&quot;#section-&quot;&amp;[.A258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59]&lt;&gt;&quot;&quot;;&quot; (\`&quot;&amp;[.A259]&amp;&quot;\` message[s]?)&quot;;&quot;&quot;)">
            <text:p/>
          </table:table-cell>
          <table:table-cell table:formula="of:=IF([.B259]&lt;&gt;&quot;&quot;;&quot; \[\1\](&quot;&amp;[.B259]&amp;&quot;#section-&quot;&amp;[.A259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60]&lt;&gt;&quot;&quot;;&quot; (\`&quot;&amp;[.A260]&amp;&quot;\` message[s]?)&quot;;&quot;&quot;)">
            <text:p/>
          </table:table-cell>
          <table:table-cell table:formula="of:=IF([.B260]&lt;&gt;&quot;&quot;;&quot; \[\1\](&quot;&amp;[.B260]&amp;&quot;#section-&quot;&amp;[.A260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61]&lt;&gt;&quot;&quot;;&quot; (\`&quot;&amp;[.A261]&amp;&quot;\` message[s]?)&quot;;&quot;&quot;)">
            <text:p/>
          </table:table-cell>
          <table:table-cell table:formula="of:=IF([.B261]&lt;&gt;&quot;&quot;;&quot; \[\1\](&quot;&amp;[.B261]&amp;&quot;#section-&quot;&amp;[.A261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62]&lt;&gt;&quot;&quot;;&quot; (\`&quot;&amp;[.A262]&amp;&quot;\` message[s]?)&quot;;&quot;&quot;)">
            <text:p/>
          </table:table-cell>
          <table:table-cell table:formula="of:=IF([.B262]&lt;&gt;&quot;&quot;;&quot; \[\1\](&quot;&amp;[.B262]&amp;&quot;#section-&quot;&amp;[.A262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63]&lt;&gt;&quot;&quot;;&quot; (\`&quot;&amp;[.A263]&amp;&quot;\` message[s]?)&quot;;&quot;&quot;)">
            <text:p/>
          </table:table-cell>
          <table:table-cell table:formula="of:=IF([.B263]&lt;&gt;&quot;&quot;;&quot; \[\1\](&quot;&amp;[.B263]&amp;&quot;#section-&quot;&amp;[.A263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64]&lt;&gt;&quot;&quot;;&quot; (\`&quot;&amp;[.A264]&amp;&quot;\` message[s]?)&quot;;&quot;&quot;)">
            <text:p/>
          </table:table-cell>
          <table:table-cell table:formula="of:=IF([.B264]&lt;&gt;&quot;&quot;;&quot; \[\1\](&quot;&amp;[.B264]&amp;&quot;#section-&quot;&amp;[.A264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65]&lt;&gt;&quot;&quot;;&quot; (\`&quot;&amp;[.A265]&amp;&quot;\` message[s]?)&quot;;&quot;&quot;)">
            <text:p/>
          </table:table-cell>
          <table:table-cell table:formula="of:=IF([.B265]&lt;&gt;&quot;&quot;;&quot; \[\1\](&quot;&amp;[.B265]&amp;&quot;#section-&quot;&amp;[.A265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66]&lt;&gt;&quot;&quot;;&quot; (\`&quot;&amp;[.A266]&amp;&quot;\` message[s]?)&quot;;&quot;&quot;)">
            <text:p/>
          </table:table-cell>
          <table:table-cell table:formula="of:=IF([.B266]&lt;&gt;&quot;&quot;;&quot; \[\1\](&quot;&amp;[.B266]&amp;&quot;#section-&quot;&amp;[.A266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67]&lt;&gt;&quot;&quot;;&quot; (\`&quot;&amp;[.A267]&amp;&quot;\` message[s]?)&quot;;&quot;&quot;)">
            <text:p/>
          </table:table-cell>
          <table:table-cell table:formula="of:=IF([.B267]&lt;&gt;&quot;&quot;;&quot; \[\1\](&quot;&amp;[.B267]&amp;&quot;#section-&quot;&amp;[.A267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68]&lt;&gt;&quot;&quot;;&quot; (\`&quot;&amp;[.A268]&amp;&quot;\` message[s]?)&quot;;&quot;&quot;)">
            <text:p/>
          </table:table-cell>
          <table:table-cell table:formula="of:=IF([.B268]&lt;&gt;&quot;&quot;;&quot; \[\1\](&quot;&amp;[.B268]&amp;&quot;#section-&quot;&amp;[.A268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69]&lt;&gt;&quot;&quot;;&quot; (\`&quot;&amp;[.A269]&amp;&quot;\` message[s]?)&quot;;&quot;&quot;)">
            <text:p/>
          </table:table-cell>
          <table:table-cell table:formula="of:=IF([.B269]&lt;&gt;&quot;&quot;;&quot; \[\1\](&quot;&amp;[.B269]&amp;&quot;#section-&quot;&amp;[.A269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70]&lt;&gt;&quot;&quot;;&quot; (\`&quot;&amp;[.A270]&amp;&quot;\` message[s]?)&quot;;&quot;&quot;)">
            <text:p/>
          </table:table-cell>
          <table:table-cell table:formula="of:=IF([.B270]&lt;&gt;&quot;&quot;;&quot; \[\1\](&quot;&amp;[.B270]&amp;&quot;#section-&quot;&amp;[.A270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71]&lt;&gt;&quot;&quot;;&quot; (\`&quot;&amp;[.A271]&amp;&quot;\` message[s]?)&quot;;&quot;&quot;)">
            <text:p/>
          </table:table-cell>
          <table:table-cell table:formula="of:=IF([.B271]&lt;&gt;&quot;&quot;;&quot; \[\1\](&quot;&amp;[.B271]&amp;&quot;#section-&quot;&amp;[.A271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72]&lt;&gt;&quot;&quot;;&quot; (\`&quot;&amp;[.A272]&amp;&quot;\` message[s]?)&quot;;&quot;&quot;)">
            <text:p/>
          </table:table-cell>
          <table:table-cell table:formula="of:=IF([.B272]&lt;&gt;&quot;&quot;;&quot; \[\1\](&quot;&amp;[.B272]&amp;&quot;#section-&quot;&amp;[.A272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73]&lt;&gt;&quot;&quot;;&quot; (\`&quot;&amp;[.A273]&amp;&quot;\` message[s]?)&quot;;&quot;&quot;)">
            <text:p/>
          </table:table-cell>
          <table:table-cell table:formula="of:=IF([.B273]&lt;&gt;&quot;&quot;;&quot; \[\1\](&quot;&amp;[.B273]&amp;&quot;#section-&quot;&amp;[.A273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74]&lt;&gt;&quot;&quot;;&quot; (\`&quot;&amp;[.A274]&amp;&quot;\` message[s]?)&quot;;&quot;&quot;)">
            <text:p/>
          </table:table-cell>
          <table:table-cell table:formula="of:=IF([.B274]&lt;&gt;&quot;&quot;;&quot; \[\1\](&quot;&amp;[.B274]&amp;&quot;#section-&quot;&amp;[.A274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75]&lt;&gt;&quot;&quot;;&quot; (\`&quot;&amp;[.A275]&amp;&quot;\` message[s]?)&quot;;&quot;&quot;)">
            <text:p/>
          </table:table-cell>
          <table:table-cell table:formula="of:=IF([.B275]&lt;&gt;&quot;&quot;;&quot; \[\1\](&quot;&amp;[.B275]&amp;&quot;#section-&quot;&amp;[.A275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76]&lt;&gt;&quot;&quot;;&quot; (\`&quot;&amp;[.A276]&amp;&quot;\` message[s]?)&quot;;&quot;&quot;)">
            <text:p/>
          </table:table-cell>
          <table:table-cell table:formula="of:=IF([.B276]&lt;&gt;&quot;&quot;;&quot; \[\1\](&quot;&amp;[.B276]&amp;&quot;#section-&quot;&amp;[.A276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77]&lt;&gt;&quot;&quot;;&quot; (\`&quot;&amp;[.A277]&amp;&quot;\` message[s]?)&quot;;&quot;&quot;)">
            <text:p/>
          </table:table-cell>
          <table:table-cell table:formula="of:=IF([.B277]&lt;&gt;&quot;&quot;;&quot; \[\1\](&quot;&amp;[.B277]&amp;&quot;#section-&quot;&amp;[.A277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78]&lt;&gt;&quot;&quot;;&quot; (\`&quot;&amp;[.A278]&amp;&quot;\` message[s]?)&quot;;&quot;&quot;)">
            <text:p/>
          </table:table-cell>
          <table:table-cell table:formula="of:=IF([.B278]&lt;&gt;&quot;&quot;;&quot; \[\1\](&quot;&amp;[.B278]&amp;&quot;#section-&quot;&amp;[.A278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79]&lt;&gt;&quot;&quot;;&quot; (\`&quot;&amp;[.A279]&amp;&quot;\` message[s]?)&quot;;&quot;&quot;)">
            <text:p/>
          </table:table-cell>
          <table:table-cell table:formula="of:=IF([.B279]&lt;&gt;&quot;&quot;;&quot; \[\1\](&quot;&amp;[.B279]&amp;&quot;#section-&quot;&amp;[.A279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80]&lt;&gt;&quot;&quot;;&quot; (\`&quot;&amp;[.A280]&amp;&quot;\` message[s]?)&quot;;&quot;&quot;)">
            <text:p/>
          </table:table-cell>
          <table:table-cell table:formula="of:=IF([.B280]&lt;&gt;&quot;&quot;;&quot; \[\1\](&quot;&amp;[.B280]&amp;&quot;#section-&quot;&amp;[.A280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81]&lt;&gt;&quot;&quot;;&quot; (\`&quot;&amp;[.A281]&amp;&quot;\` message[s]?)&quot;;&quot;&quot;)">
            <text:p/>
          </table:table-cell>
          <table:table-cell table:formula="of:=IF([.B281]&lt;&gt;&quot;&quot;;&quot; \[\1\](&quot;&amp;[.B281]&amp;&quot;#section-&quot;&amp;[.A281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82]&lt;&gt;&quot;&quot;;&quot; (\`&quot;&amp;[.A282]&amp;&quot;\` message[s]?)&quot;;&quot;&quot;)">
            <text:p/>
          </table:table-cell>
          <table:table-cell table:formula="of:=IF([.B282]&lt;&gt;&quot;&quot;;&quot; \[\1\](&quot;&amp;[.B282]&amp;&quot;#section-&quot;&amp;[.A282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83]&lt;&gt;&quot;&quot;;&quot; (\`&quot;&amp;[.A283]&amp;&quot;\` message[s]?)&quot;;&quot;&quot;)">
            <text:p/>
          </table:table-cell>
          <table:table-cell table:formula="of:=IF([.B283]&lt;&gt;&quot;&quot;;&quot; \[\1\](&quot;&amp;[.B283]&amp;&quot;#section-&quot;&amp;[.A283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84]&lt;&gt;&quot;&quot;;&quot; (\`&quot;&amp;[.A284]&amp;&quot;\` message[s]?)&quot;;&quot;&quot;)">
            <text:p/>
          </table:table-cell>
          <table:table-cell table:formula="of:=IF([.B284]&lt;&gt;&quot;&quot;;&quot; \[\1\](&quot;&amp;[.B284]&amp;&quot;#section-&quot;&amp;[.A284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85]&lt;&gt;&quot;&quot;;&quot; (\`&quot;&amp;[.A285]&amp;&quot;\` message[s]?)&quot;;&quot;&quot;)">
            <text:p/>
          </table:table-cell>
          <table:table-cell table:formula="of:=IF([.B285]&lt;&gt;&quot;&quot;;&quot; \[\1\](&quot;&amp;[.B285]&amp;&quot;#section-&quot;&amp;[.A285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86]&lt;&gt;&quot;&quot;;&quot; (\`&quot;&amp;[.A286]&amp;&quot;\` message[s]?)&quot;;&quot;&quot;)">
            <text:p/>
          </table:table-cell>
          <table:table-cell table:formula="of:=IF([.B286]&lt;&gt;&quot;&quot;;&quot; \[\1\](&quot;&amp;[.B286]&amp;&quot;#section-&quot;&amp;[.A286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87]&lt;&gt;&quot;&quot;;&quot; (\`&quot;&amp;[.A287]&amp;&quot;\` message[s]?)&quot;;&quot;&quot;)">
            <text:p/>
          </table:table-cell>
          <table:table-cell table:formula="of:=IF([.B287]&lt;&gt;&quot;&quot;;&quot; \[\1\](&quot;&amp;[.B287]&amp;&quot;#section-&quot;&amp;[.A287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88]&lt;&gt;&quot;&quot;;&quot; (\`&quot;&amp;[.A288]&amp;&quot;\` message[s]?)&quot;;&quot;&quot;)">
            <text:p/>
          </table:table-cell>
          <table:table-cell table:formula="of:=IF([.B288]&lt;&gt;&quot;&quot;;&quot; \[\1\](&quot;&amp;[.B288]&amp;&quot;#section-&quot;&amp;[.A288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89]&lt;&gt;&quot;&quot;;&quot; (\`&quot;&amp;[.A289]&amp;&quot;\` message[s]?)&quot;;&quot;&quot;)">
            <text:p/>
          </table:table-cell>
          <table:table-cell table:formula="of:=IF([.B289]&lt;&gt;&quot;&quot;;&quot; \[\1\](&quot;&amp;[.B289]&amp;&quot;#section-&quot;&amp;[.A289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90]&lt;&gt;&quot;&quot;;&quot; (\`&quot;&amp;[.A290]&amp;&quot;\` message[s]?)&quot;;&quot;&quot;)">
            <text:p/>
          </table:table-cell>
          <table:table-cell table:formula="of:=IF([.B290]&lt;&gt;&quot;&quot;;&quot; \[\1\](&quot;&amp;[.B290]&amp;&quot;#section-&quot;&amp;[.A290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91]&lt;&gt;&quot;&quot;;&quot; (\`&quot;&amp;[.A291]&amp;&quot;\` message[s]?)&quot;;&quot;&quot;)">
            <text:p/>
          </table:table-cell>
          <table:table-cell table:formula="of:=IF([.B291]&lt;&gt;&quot;&quot;;&quot; \[\1\](&quot;&amp;[.B291]&amp;&quot;#section-&quot;&amp;[.A291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92]&lt;&gt;&quot;&quot;;&quot; (\`&quot;&amp;[.A292]&amp;&quot;\` message[s]?)&quot;;&quot;&quot;)">
            <text:p/>
          </table:table-cell>
          <table:table-cell table:formula="of:=IF([.B292]&lt;&gt;&quot;&quot;;&quot; \[\1\](&quot;&amp;[.B292]&amp;&quot;#section-&quot;&amp;[.A292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93]&lt;&gt;&quot;&quot;;&quot; (\`&quot;&amp;[.A293]&amp;&quot;\` message[s]?)&quot;;&quot;&quot;)">
            <text:p/>
          </table:table-cell>
          <table:table-cell table:formula="of:=IF([.B293]&lt;&gt;&quot;&quot;;&quot; \[\1\](&quot;&amp;[.B293]&amp;&quot;#section-&quot;&amp;[.A293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94]&lt;&gt;&quot;&quot;;&quot; (\`&quot;&amp;[.A294]&amp;&quot;\` message[s]?)&quot;;&quot;&quot;)">
            <text:p/>
          </table:table-cell>
          <table:table-cell table:formula="of:=IF([.B294]&lt;&gt;&quot;&quot;;&quot; \[\1\](&quot;&amp;[.B294]&amp;&quot;#section-&quot;&amp;[.A294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95]&lt;&gt;&quot;&quot;;&quot; (\`&quot;&amp;[.A295]&amp;&quot;\` message[s]?)&quot;;&quot;&quot;)">
            <text:p/>
          </table:table-cell>
          <table:table-cell table:formula="of:=IF([.B295]&lt;&gt;&quot;&quot;;&quot; \[\1\](&quot;&amp;[.B295]&amp;&quot;#section-&quot;&amp;[.A295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96]&lt;&gt;&quot;&quot;;&quot; (\`&quot;&amp;[.A296]&amp;&quot;\` message[s]?)&quot;;&quot;&quot;)">
            <text:p/>
          </table:table-cell>
          <table:table-cell table:formula="of:=IF([.B296]&lt;&gt;&quot;&quot;;&quot; \[\1\](&quot;&amp;[.B296]&amp;&quot;#section-&quot;&amp;[.A296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97]&lt;&gt;&quot;&quot;;&quot; (\`&quot;&amp;[.A297]&amp;&quot;\` message[s]?)&quot;;&quot;&quot;)">
            <text:p/>
          </table:table-cell>
          <table:table-cell table:formula="of:=IF([.B297]&lt;&gt;&quot;&quot;;&quot; \[\1\](&quot;&amp;[.B297]&amp;&quot;#section-&quot;&amp;[.A297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98]&lt;&gt;&quot;&quot;;&quot; (\`&quot;&amp;[.A298]&amp;&quot;\` message[s]?)&quot;;&quot;&quot;)">
            <text:p/>
          </table:table-cell>
          <table:table-cell table:formula="of:=IF([.B298]&lt;&gt;&quot;&quot;;&quot; \[\1\](&quot;&amp;[.B298]&amp;&quot;#section-&quot;&amp;[.A298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99]&lt;&gt;&quot;&quot;;&quot; (\`&quot;&amp;[.A299]&amp;&quot;\` message[s]?)&quot;;&quot;&quot;)">
            <text:p/>
          </table:table-cell>
          <table:table-cell table:formula="of:=IF([.B299]&lt;&gt;&quot;&quot;;&quot; \[\1\](&quot;&amp;[.B299]&amp;&quot;#section-&quot;&amp;[.A299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300]&lt;&gt;&quot;&quot;;&quot; (\`&quot;&amp;[.A300]&amp;&quot;\` message[s]?)&quot;;&quot;&quot;)">
            <text:p/>
          </table:table-cell>
          <table:table-cell table:formula="of:=IF([.B300]&lt;&gt;&quot;&quot;;&quot; \[\1\](&quot;&amp;[.B300]&amp;&quot;#section-&quot;&amp;[.A300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301]&lt;&gt;&quot;&quot;;&quot; (\`&quot;&amp;[.A301]&amp;&quot;\` message[s]?)&quot;;&quot;&quot;)">
            <text:p/>
          </table:table-cell>
          <table:table-cell table:formula="of:=IF([.B301]&lt;&gt;&quot;&quot;;&quot; \[\1\](&quot;&amp;[.B301]&amp;&quot;#section-&quot;&amp;[.A301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302]&lt;&gt;&quot;&quot;;&quot; (\`&quot;&amp;[.A302]&amp;&quot;\` message[s]?)&quot;;&quot;&quot;)">
            <text:p/>
          </table:table-cell>
          <table:table-cell table:formula="of:=IF([.B302]&lt;&gt;&quot;&quot;;&quot; \[\1\](&quot;&amp;[.B302]&amp;&quot;#section-&quot;&amp;[.A302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303]&lt;&gt;&quot;&quot;;&quot; (\`&quot;&amp;[.A303]&amp;&quot;\` message[s]?)&quot;;&quot;&quot;)">
            <text:p/>
          </table:table-cell>
          <table:table-cell table:formula="of:=IF([.B303]&lt;&gt;&quot;&quot;;&quot; \[\1\](&quot;&amp;[.B303]&amp;&quot;#section-&quot;&amp;[.A303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304]&lt;&gt;&quot;&quot;;&quot; (\`&quot;&amp;[.A304]&amp;&quot;\` message[s]?)&quot;;&quot;&quot;)">
            <text:p/>
          </table:table-cell>
          <table:table-cell table:formula="of:=IF([.B304]&lt;&gt;&quot;&quot;;&quot; \[\1\](&quot;&amp;[.B304]&amp;&quot;#section-&quot;&amp;[.A304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305]&lt;&gt;&quot;&quot;;&quot; (\`&quot;&amp;[.A305]&amp;&quot;\` message[s]?)&quot;;&quot;&quot;)">
            <text:p/>
          </table:table-cell>
          <table:table-cell table:formula="of:=IF([.B305]&lt;&gt;&quot;&quot;;&quot; \[\1\](&quot;&amp;[.B305]&amp;&quot;#section-&quot;&amp;[.A305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306]&lt;&gt;&quot;&quot;;&quot; (\`&quot;&amp;[.A306]&amp;&quot;\` message[s]?)&quot;;&quot;&quot;)">
            <text:p/>
          </table:table-cell>
          <table:table-cell table:formula="of:=IF([.B306]&lt;&gt;&quot;&quot;;&quot; \[\1\](&quot;&amp;[.B306]&amp;&quot;#section-&quot;&amp;[.A306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307]&lt;&gt;&quot;&quot;;&quot; (\`&quot;&amp;[.A307]&amp;&quot;\` message[s]?)&quot;;&quot;&quot;)">
            <text:p/>
          </table:table-cell>
          <table:table-cell table:formula="of:=IF([.B307]&lt;&gt;&quot;&quot;;&quot; \[\1\](&quot;&amp;[.B307]&amp;&quot;#section-&quot;&amp;[.A307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308]&lt;&gt;&quot;&quot;;&quot; (\`&quot;&amp;[.A308]&amp;&quot;\` message[s]?)&quot;;&quot;&quot;)">
            <text:p/>
          </table:table-cell>
          <table:table-cell table:formula="of:=IF([.B308]&lt;&gt;&quot;&quot;;&quot; \[\1\](&quot;&amp;[.B308]&amp;&quot;#section-&quot;&amp;[.A308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309]&lt;&gt;&quot;&quot;;&quot; (\`&quot;&amp;[.A309]&amp;&quot;\` message[s]?)&quot;;&quot;&quot;)">
            <text:p/>
          </table:table-cell>
          <table:table-cell table:formula="of:=IF([.B309]&lt;&gt;&quot;&quot;;&quot; \[\1\](&quot;&amp;[.B309]&amp;&quot;#section-&quot;&amp;[.A309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310]&lt;&gt;&quot;&quot;;&quot; (\`&quot;&amp;[.A310]&amp;&quot;\` message[s]?)&quot;;&quot;&quot;)">
            <text:p/>
          </table:table-cell>
          <table:table-cell table:formula="of:=IF([.B310]&lt;&gt;&quot;&quot;;&quot; \[\1\](&quot;&amp;[.B310]&amp;&quot;#section-&quot;&amp;[.A310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311]&lt;&gt;&quot;&quot;;&quot; (\`&quot;&amp;[.A311]&amp;&quot;\` message[s]?)&quot;;&quot;&quot;)">
            <text:p/>
          </table:table-cell>
          <table:table-cell table:formula="of:=IF([.B311]&lt;&gt;&quot;&quot;;&quot; \[\1\](&quot;&amp;[.B311]&amp;&quot;#section-&quot;&amp;[.A311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312]&lt;&gt;&quot;&quot;;&quot; (\`&quot;&amp;[.A312]&amp;&quot;\` message[s]?)&quot;;&quot;&quot;)">
            <text:p/>
          </table:table-cell>
          <table:table-cell table:formula="of:=IF([.B312]&lt;&gt;&quot;&quot;;&quot; \[\1\](&quot;&amp;[.B312]&amp;&quot;#section-&quot;&amp;[.A312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313]&lt;&gt;&quot;&quot;;&quot; (\`&quot;&amp;[.A313]&amp;&quot;\` message[s]?)&quot;;&quot;&quot;)">
            <text:p/>
          </table:table-cell>
          <table:table-cell table:formula="of:=IF([.B313]&lt;&gt;&quot;&quot;;&quot; \[\1\](&quot;&amp;[.B313]&amp;&quot;#section-&quot;&amp;[.A313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314]&lt;&gt;&quot;&quot;;&quot; (\`&quot;&amp;[.A314]&amp;&quot;\` message[s]?)&quot;;&quot;&quot;)">
            <text:p/>
          </table:table-cell>
          <table:table-cell table:formula="of:=IF([.B314]&lt;&gt;&quot;&quot;;&quot; \[\1\](&quot;&amp;[.B314]&amp;&quot;#section-&quot;&amp;[.A314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315]&lt;&gt;&quot;&quot;;&quot; (\`&quot;&amp;[.A315]&amp;&quot;\` message[s]?)&quot;;&quot;&quot;)">
            <text:p/>
          </table:table-cell>
          <table:table-cell table:formula="of:=IF([.B315]&lt;&gt;&quot;&quot;;&quot; \[\1\](&quot;&amp;[.B315]&amp;&quot;#section-&quot;&amp;[.A315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316]&lt;&gt;&quot;&quot;;&quot; (\`&quot;&amp;[.A316]&amp;&quot;\` message[s]?)&quot;;&quot;&quot;)">
            <text:p/>
          </table:table-cell>
          <table:table-cell table:formula="of:=IF([.B316]&lt;&gt;&quot;&quot;;&quot; \[\1\](&quot;&amp;[.B316]&amp;&quot;#section-&quot;&amp;[.A316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317]&lt;&gt;&quot;&quot;;&quot; (\`&quot;&amp;[.A317]&amp;&quot;\` message[s]?)&quot;;&quot;&quot;)">
            <text:p/>
          </table:table-cell>
          <table:table-cell table:formula="of:=IF([.B317]&lt;&gt;&quot;&quot;;&quot; \[\1\](&quot;&amp;[.B317]&amp;&quot;#section-&quot;&amp;[.A317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318]&lt;&gt;&quot;&quot;;&quot; (\`&quot;&amp;[.A318]&amp;&quot;\` message[s]?)&quot;;&quot;&quot;)">
            <text:p/>
          </table:table-cell>
          <table:table-cell table:formula="of:=IF([.B318]&lt;&gt;&quot;&quot;;&quot; \[\1\](&quot;&amp;[.B318]&amp;&quot;#section-&quot;&amp;[.A318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319]&lt;&gt;&quot;&quot;;&quot; (\`&quot;&amp;[.A319]&amp;&quot;\` message[s]?)&quot;;&quot;&quot;)">
            <text:p/>
          </table:table-cell>
          <table:table-cell table:formula="of:=IF([.B319]&lt;&gt;&quot;&quot;;&quot; \[\1\](&quot;&amp;[.B319]&amp;&quot;#section-&quot;&amp;[.A319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320]&lt;&gt;&quot;&quot;;&quot; (\`&quot;&amp;[.A320]&amp;&quot;\` message[s]?)&quot;;&quot;&quot;)">
            <text:p/>
          </table:table-cell>
          <table:table-cell table:formula="of:=IF([.B320]&lt;&gt;&quot;&quot;;&quot; \[\1\](&quot;&amp;[.B320]&amp;&quot;#section-&quot;&amp;[.A320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321]&lt;&gt;&quot;&quot;;&quot; (\`&quot;&amp;[.A321]&amp;&quot;\` message[s]?)&quot;;&quot;&quot;)">
            <text:p/>
          </table:table-cell>
          <table:table-cell table:formula="of:=IF([.B321]&lt;&gt;&quot;&quot;;&quot; \[\1\](&quot;&amp;[.B321]&amp;&quot;#section-&quot;&amp;[.A321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B322]&lt;&gt;&quot;&quot;;&quot; \[\1\](&quot;&amp;[.B322]&amp;&quot;#section-&quot;&amp;[.A322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B323]&lt;&gt;&quot;&quot;;&quot; \[\1\](&quot;&amp;[.B323]&amp;&quot;#section-&quot;&amp;[.A323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B324]&lt;&gt;&quot;&quot;;&quot; \[\1\](&quot;&amp;[.B324]&amp;&quot;#section-&quot;&amp;[.A324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B325]&lt;&gt;&quot;&quot;;&quot; \[\1\](&quot;&amp;[.B325]&amp;&quot;#section-&quot;&amp;[.A325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B326]&lt;&gt;&quot;&quot;;&quot; \[\1\](&quot;&amp;[.B326]&amp;&quot;#section-&quot;&amp;[.A326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B327]&lt;&gt;&quot;&quot;;&quot; \[\1\](&quot;&amp;[.B327]&amp;&quot;#section-&quot;&amp;[.A327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B328]&lt;&gt;&quot;&quot;;&quot; \[\1\](&quot;&amp;[.B328]&amp;&quot;#section-&quot;&amp;[.A328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B329]&lt;&gt;&quot;&quot;;&quot; \[\1\](&quot;&amp;[.B329]&amp;&quot;#section-&quot;&amp;[.A329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B330]&lt;&gt;&quot;&quot;;&quot; \[\1\](&quot;&amp;[.B330]&amp;&quot;#section-&quot;&amp;[.A330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B331]&lt;&gt;&quot;&quot;;&quot; \[\1\](&quot;&amp;[.B331]&amp;&quot;#section-&quot;&amp;[.A331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B332]&lt;&gt;&quot;&quot;;&quot; \[\1\](&quot;&amp;[.B332]&amp;&quot;#section-&quot;&amp;[.A332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B333]&lt;&gt;&quot;&quot;;&quot; \[\1\](&quot;&amp;[.B333]&amp;&quot;#section-&quot;&amp;[.A333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B334]&lt;&gt;&quot;&quot;;&quot; \[\1\](&quot;&amp;[.B334]&amp;&quot;#section-&quot;&amp;[.A334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B335]&lt;&gt;&quot;&quot;;&quot; \[\1\](&quot;&amp;[.B335]&amp;&quot;#section-&quot;&amp;[.A335]&amp;&quot;)&quot;;&quot;&quot;)">
            <text:p/>
          </table:table-cell>
          <table:table-cell table:number-columns-repeated="3"/>
        </table:table-row>
        <table:table-row table:style-name="ro1" table:number-rows-repeated="104824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rpc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7" table:default-cell-style-name="ce6"/>
        <table:table-column table:style-name="co5" table:default-cell-style-name="ce6"/>
        <table:table-column table:style-name="co3" table:number-columns-repeated="2" table:default-cell-style-name="ce6"/>
        <table:table-column table:style-name="co6" table:default-cell-style-name="ce6"/>
        <table:table-row table:style-name="ro1">
          <table:table-cell table:style-name="ce1" office:value-type="string" calcext:value-type="string">
            <text:p>Message</text:p>
          </table:table-cell>
          <table:table-cell table:style-name="ce1" office:value-type="string" calcext:value-type="string">
            <text:p>Base url</text:p>
          </table:table-cell>
          <table:table-cell table:style-name="ce1"/>
          <table:table-cell table:style-name="ce3" office:value-type="string" calcext:value-type="string">
            <text:p>Replace this</text:p>
          </table:table-cell>
          <table:table-cell table:style-name="ce3" office:value-type="string" calcext:value-type="string">
            <text:p>With this</text:p>
          </table:table-cell>
          <table:table-cell table:style-name="ce5"/>
          <table:table-cell table:style-name="ce3" office:value-type="string" calcext:value-type="string">
            <text:p>Copy to script</text:p>
          </table:table-cell>
          <table:table-cell table:style-name="ce5"/>
        </table:table-row>
        <table:table-row table:style-name="ro1">
          <table:table-cell table:number-columns-repeated="6"/>
          <table:table-cell office:value-type="string" calcext:value-type="string">
            <text:p>perl \</text:p>
          </table:table-cell>
          <table:table-cell/>
        </table:table-row>
        <table:table-row table:style-name="ro1">
          <table:table-cell office:value-type="string" calcext:value-type="string">
            <text:p>getaddressbalance</text:p>
          </table:table-cell>
          <table:table-cell office:value-type="string" calcext:value-type="string">
            <text:p>core-api-ref-remote-procedure-calls-address-index</text:p>
          </table:table-cell>
          <table:table-cell/>
          <table:table-cell table:formula="of:=IF([.A3]&lt;&gt;&quot;&quot;;&quot; (\`&quot;&amp;[.A3]&amp;&quot;\` RPC[s]?)&quot;;&quot;&quot;)" office:value-type="string" office:string-value=" (\`getaddressbalance\` RPC[s]?)" calcext:value-type="string">
            <text:p><text:s/>(\`getaddressbalance\` RPC[s]?)</text:p>
          </table:table-cell>
          <table:table-cell table:formula="of:=IF([.B3]&lt;&gt;&quot;&quot;;&quot; \[\1\](&quot;&amp;[.B3]&amp;&quot;#section-&quot;&amp;[.A3]&amp;&quot;)&quot;;&quot;&quot;)" office:value-type="string" office:string-value=" \[\1\](core-api-ref-remote-procedure-calls-address-index#section-getaddressbalance)" calcext:value-type="string">
            <text:p><text:s/>\[\1\](core-api-ref-remote-procedure-calls-address-index#section-getaddressbalance)</text:p>
          </table:table-cell>
          <table:table-cell table:number-columns-repeated="2"/>
          <table:table-cell table:formula="of:=IF([.E3]&lt;&gt;&quot;&quot;;&quot;-pe &quot;&quot;s~&quot;&amp;[.D3]&amp;&quot;~&quot;&amp;[.E3]&amp;&quot;~g;&quot;&quot; \&quot;;&quot;&quot;)" office:value-type="string" office:string-value="-pe &quot;s~ (\`getaddressbalance\` RPC[s]?)~ \[\1\](core-api-ref-remote-procedure-calls-address-index#section-getaddressbalance)~g;&quot; \" calcext:value-type="string">
            <text:p>-pe "s~ (\`getaddressbalance\` RPC[s]?)~ \[\1\](core-api-ref-remote-procedure-calls-address-index#section-getaddressbalance)~g;" \</text:p>
          </table:table-cell>
        </table:table-row>
        <table:table-row table:style-name="ro1">
          <table:table-cell office:value-type="string" calcext:value-type="string">
            <text:p>getaddressdeltas</text:p>
          </table:table-cell>
          <table:table-cell office:value-type="string" calcext:value-type="string">
            <text:p>core-api-ref-remote-procedure-calls-address-index</text:p>
          </table:table-cell>
          <table:table-cell/>
          <table:table-cell table:formula="of:=IF([.A4]&lt;&gt;&quot;&quot;;&quot; (\`&quot;&amp;[.A4]&amp;&quot;\` RPC[s]?)&quot;;&quot;&quot;)" office:value-type="string" office:string-value=" (\`getaddressdeltas\` RPC[s]?)" calcext:value-type="string">
            <text:p><text:s/>(\`getaddressdeltas\` RPC[s]?)</text:p>
          </table:table-cell>
          <table:table-cell table:formula="of:=IF([.B4]&lt;&gt;&quot;&quot;;&quot; \[\1\](&quot;&amp;[.B4]&amp;&quot;#section-&quot;&amp;[.A4]&amp;&quot;)&quot;;&quot;&quot;)" office:value-type="string" office:string-value=" \[\1\](core-api-ref-remote-procedure-calls-address-index#section-getaddressdeltas)" calcext:value-type="string">
            <text:p><text:s/>\[\1\](core-api-ref-remote-procedure-calls-address-index#section-getaddressdeltas)</text:p>
          </table:table-cell>
          <table:table-cell table:number-columns-repeated="2"/>
          <table:table-cell table:formula="of:=IF([.E4]&lt;&gt;&quot;&quot;;&quot;-pe &quot;&quot;s~&quot;&amp;[.D4]&amp;&quot;~&quot;&amp;[.E4]&amp;&quot;~g;&quot;&quot; \&quot;;&quot;&quot;)" office:value-type="string" office:string-value="-pe &quot;s~ (\`getaddressdeltas\` RPC[s]?)~ \[\1\](core-api-ref-remote-procedure-calls-address-index#section-getaddressdeltas)~g;&quot; \" calcext:value-type="string">
            <text:p>-pe "s~ (\`getaddressdeltas\` RPC[s]?)~ \[\1\](core-api-ref-remote-procedure-calls-address-index#section-getaddressdeltas)~g;" \</text:p>
          </table:table-cell>
        </table:table-row>
        <table:table-row table:style-name="ro1">
          <table:table-cell office:value-type="string" calcext:value-type="string">
            <text:p>getaddressmempool</text:p>
          </table:table-cell>
          <table:table-cell office:value-type="string" calcext:value-type="string">
            <text:p>core-api-ref-remote-procedure-calls-address-index</text:p>
          </table:table-cell>
          <table:table-cell/>
          <table:table-cell table:formula="of:=IF([.A5]&lt;&gt;&quot;&quot;;&quot; (\`&quot;&amp;[.A5]&amp;&quot;\` RPC[s]?)&quot;;&quot;&quot;)" office:value-type="string" office:string-value=" (\`getaddressmempool\` RPC[s]?)" calcext:value-type="string">
            <text:p><text:s/>(\`getaddressmempool\` RPC[s]?)</text:p>
          </table:table-cell>
          <table:table-cell table:formula="of:=IF([.B5]&lt;&gt;&quot;&quot;;&quot; \[\1\](&quot;&amp;[.B5]&amp;&quot;#section-&quot;&amp;[.A5]&amp;&quot;)&quot;;&quot;&quot;)" office:value-type="string" office:string-value=" \[\1\](core-api-ref-remote-procedure-calls-address-index#section-getaddressmempool)" calcext:value-type="string">
            <text:p><text:s/>\[\1\](core-api-ref-remote-procedure-calls-address-index#section-getaddressmempool)</text:p>
          </table:table-cell>
          <table:table-cell table:number-columns-repeated="2"/>
          <table:table-cell table:formula="of:=IF([.E5]&lt;&gt;&quot;&quot;;&quot;-pe &quot;&quot;s~&quot;&amp;[.D5]&amp;&quot;~&quot;&amp;[.E5]&amp;&quot;~g;&quot;&quot; \&quot;;&quot;&quot;)" office:value-type="string" office:string-value="-pe &quot;s~ (\`getaddressmempool\` RPC[s]?)~ \[\1\](core-api-ref-remote-procedure-calls-address-index#section-getaddressmempool)~g;&quot; \" calcext:value-type="string">
            <text:p>-pe "s~ (\`getaddressmempool\` RPC[s]?)~ \[\1\](core-api-ref-remote-procedure-calls-address-index#section-getaddressmempool)~g;" \</text:p>
          </table:table-cell>
        </table:table-row>
        <table:table-row table:style-name="ro1">
          <table:table-cell office:value-type="string" calcext:value-type="string">
            <text:p>getaddresstxids</text:p>
          </table:table-cell>
          <table:table-cell office:value-type="string" calcext:value-type="string">
            <text:p>core-api-ref-remote-procedure-calls-address-index</text:p>
          </table:table-cell>
          <table:table-cell/>
          <table:table-cell table:formula="of:=IF([.A6]&lt;&gt;&quot;&quot;;&quot; (\`&quot;&amp;[.A6]&amp;&quot;\` RPC[s]?)&quot;;&quot;&quot;)" office:value-type="string" office:string-value=" (\`getaddresstxids\` RPC[s]?)" calcext:value-type="string">
            <text:p><text:s/>(\`getaddresstxids\` RPC[s]?)</text:p>
          </table:table-cell>
          <table:table-cell table:formula="of:=IF([.B6]&lt;&gt;&quot;&quot;;&quot; \[\1\](&quot;&amp;[.B6]&amp;&quot;#section-&quot;&amp;[.A6]&amp;&quot;)&quot;;&quot;&quot;)" office:value-type="string" office:string-value=" \[\1\](core-api-ref-remote-procedure-calls-address-index#section-getaddresstxids)" calcext:value-type="string">
            <text:p><text:s/>\[\1\](core-api-ref-remote-procedure-calls-address-index#section-getaddresstxids)</text:p>
          </table:table-cell>
          <table:table-cell table:number-columns-repeated="2"/>
          <table:table-cell table:formula="of:=IF([.E6]&lt;&gt;&quot;&quot;;&quot;-pe &quot;&quot;s~&quot;&amp;[.D6]&amp;&quot;~&quot;&amp;[.E6]&amp;&quot;~g;&quot;&quot; \&quot;;&quot;&quot;)" office:value-type="string" office:string-value="-pe &quot;s~ (\`getaddresstxids\` RPC[s]?)~ \[\1\](core-api-ref-remote-procedure-calls-address-index#section-getaddresstxids)~g;&quot; \" calcext:value-type="string">
            <text:p>-pe "s~ (\`getaddresstxids\` RPC[s]?)~ \[\1\](core-api-ref-remote-procedure-calls-address-index#section-getaddresstxids)~g;" \</text:p>
          </table:table-cell>
        </table:table-row>
        <table:table-row table:style-name="ro1">
          <table:table-cell office:value-type="string" calcext:value-type="string">
            <text:p>getaddressutxos</text:p>
          </table:table-cell>
          <table:table-cell office:value-type="string" calcext:value-type="string">
            <text:p>core-api-ref-remote-procedure-calls-address-index</text:p>
          </table:table-cell>
          <table:table-cell/>
          <table:table-cell table:formula="of:=IF([.A7]&lt;&gt;&quot;&quot;;&quot; (\`&quot;&amp;[.A7]&amp;&quot;\` RPC[s]?)&quot;;&quot;&quot;)" office:value-type="string" office:string-value=" (\`getaddressutxos\` RPC[s]?)" calcext:value-type="string">
            <text:p><text:s/>(\`getaddressutxos\` RPC[s]?)</text:p>
          </table:table-cell>
          <table:table-cell table:formula="of:=IF([.B7]&lt;&gt;&quot;&quot;;&quot; \[\1\](&quot;&amp;[.B7]&amp;&quot;#section-&quot;&amp;[.A7]&amp;&quot;)&quot;;&quot;&quot;)" office:value-type="string" office:string-value=" \[\1\](core-api-ref-remote-procedure-calls-address-index#section-getaddressutxos)" calcext:value-type="string">
            <text:p><text:s/>\[\1\](core-api-ref-remote-procedure-calls-address-index#section-getaddressutxos)</text:p>
          </table:table-cell>
          <table:table-cell table:number-columns-repeated="2"/>
          <table:table-cell table:formula="of:=IF([.E7]&lt;&gt;&quot;&quot;;&quot;-pe &quot;&quot;s~&quot;&amp;[.D7]&amp;&quot;~&quot;&amp;[.E7]&amp;&quot;~g;&quot;&quot; \&quot;;&quot;&quot;)" office:value-type="string" office:string-value="-pe &quot;s~ (\`getaddressutxos\` RPC[s]?)~ \[\1\](core-api-ref-remote-procedure-calls-address-index#section-getaddressutxos)~g;&quot; \" calcext:value-type="string">
            <text:p>-pe "s~ (\`getaddressutxos\` RPC[s]?)~ \[\1\](core-api-ref-remote-procedure-calls-address-index#section-getaddressutxos)~g;" \</text:p>
          </table:table-cell>
        </table:table-row>
        <table:table-row table:style-name="ro1">
          <table:table-cell office:value-type="string" calcext:value-type="string">
            <text:p>getbestblockhash</text:p>
          </table:table-cell>
          <table:table-cell office:value-type="string" calcext:value-type="string">
            <text:p>core-api-ref-remote-procedure-calls-blockchain</text:p>
          </table:table-cell>
          <table:table-cell/>
          <table:table-cell table:formula="of:=IF([.A8]&lt;&gt;&quot;&quot;;&quot; (\`&quot;&amp;[.A8]&amp;&quot;\` RPC[s]?)&quot;;&quot;&quot;)" office:value-type="string" office:string-value=" (\`getbestblockhash\` RPC[s]?)" calcext:value-type="string">
            <text:p><text:s/>(\`getbestblockhash\` RPC[s]?)</text:p>
          </table:table-cell>
          <table:table-cell table:formula="of:=IF([.B8]&lt;&gt;&quot;&quot;;&quot; \[\1\](&quot;&amp;[.B8]&amp;&quot;#section-&quot;&amp;[.A8]&amp;&quot;)&quot;;&quot;&quot;)" office:value-type="string" office:string-value=" \[\1\](core-api-ref-remote-procedure-calls-blockchain#section-getbestblockhash)" calcext:value-type="string">
            <text:p><text:s/>\[\1\](core-api-ref-remote-procedure-calls-blockchain#section-getbestblockhash)</text:p>
          </table:table-cell>
          <table:table-cell table:number-columns-repeated="2"/>
          <table:table-cell table:formula="of:=IF([.E8]&lt;&gt;&quot;&quot;;&quot;-pe &quot;&quot;s~&quot;&amp;[.D8]&amp;&quot;~&quot;&amp;[.E8]&amp;&quot;~g;&quot;&quot; \&quot;;&quot;&quot;)" office:value-type="string" office:string-value="-pe &quot;s~ (\`getbestblockhash\` RPC[s]?)~ \[\1\](core-api-ref-remote-procedure-calls-blockchain#section-getbestblockhash)~g;&quot; \" calcext:value-type="string">
            <text:p>-pe "s~ (\`getbestblockhash\` RPC[s]?)~ \[\1\](core-api-ref-remote-procedure-calls-blockchain#section-getbestblockhash)~g;" \</text:p>
          </table:table-cell>
        </table:table-row>
        <table:table-row table:style-name="ro1">
          <table:table-cell office:value-type="string" calcext:value-type="string">
            <text:p>getbestchainlock</text:p>
          </table:table-cell>
          <table:table-cell office:value-type="string" calcext:value-type="string">
            <text:p>core-api-ref-remote-procedure-calls-blockchain</text:p>
          </table:table-cell>
          <table:table-cell/>
          <table:table-cell table:formula="of:=IF([.A9]&lt;&gt;&quot;&quot;;&quot; (\`&quot;&amp;[.A9]&amp;&quot;\` RPC[s]?)&quot;;&quot;&quot;)" office:value-type="string" office:string-value=" (\`getbestchainlock\` RPC[s]?)" calcext:value-type="string">
            <text:p><text:s/>(\`getbestchainlock\` RPC[s]?)</text:p>
          </table:table-cell>
          <table:table-cell table:formula="of:=IF([.B9]&lt;&gt;&quot;&quot;;&quot; \[\1\](&quot;&amp;[.B9]&amp;&quot;#section-&quot;&amp;[.A9]&amp;&quot;)&quot;;&quot;&quot;)" office:value-type="string" office:string-value=" \[\1\](core-api-ref-remote-procedure-calls-blockchain#section-getbestchainlock)" calcext:value-type="string">
            <text:p><text:s/>\[\1\](core-api-ref-remote-procedure-calls-blockchain#section-getbestchainlock)</text:p>
          </table:table-cell>
          <table:table-cell table:number-columns-repeated="2"/>
          <table:table-cell table:formula="of:=IF([.E9]&lt;&gt;&quot;&quot;;&quot;-pe &quot;&quot;s~&quot;&amp;[.D9]&amp;&quot;~&quot;&amp;[.E9]&amp;&quot;~g;&quot;&quot; \&quot;;&quot;&quot;)" office:value-type="string" office:string-value="-pe &quot;s~ (\`getbestchainlock\` RPC[s]?)~ \[\1\](core-api-ref-remote-procedure-calls-blockchain#section-getbestchainlock)~g;&quot; \" calcext:value-type="string">
            <text:p>-pe "s~ (\`getbestchainlock\` RPC[s]?)~ \[\1\](core-api-ref-remote-procedure-calls-blockchain#section-getbestchainlock)~g;" \</text:p>
          </table:table-cell>
        </table:table-row>
        <table:table-row table:style-name="ro1">
          <table:table-cell office:value-type="string" calcext:value-type="string">
            <text:p>getblock</text:p>
          </table:table-cell>
          <table:table-cell office:value-type="string" calcext:value-type="string">
            <text:p>core-api-ref-remote-procedure-calls-blockchain</text:p>
          </table:table-cell>
          <table:table-cell/>
          <table:table-cell table:formula="of:=IF([.A10]&lt;&gt;&quot;&quot;;&quot; (\`&quot;&amp;[.A10]&amp;&quot;\` RPC[s]?)&quot;;&quot;&quot;)" office:value-type="string" office:string-value=" (\`getblock\` RPC[s]?)" calcext:value-type="string">
            <text:p><text:s/>(\`getblock\` RPC[s]?)</text:p>
          </table:table-cell>
          <table:table-cell table:formula="of:=IF([.B10]&lt;&gt;&quot;&quot;;&quot; \[\1\](&quot;&amp;[.B10]&amp;&quot;#section-&quot;&amp;[.A10]&amp;&quot;)&quot;;&quot;&quot;)" office:value-type="string" office:string-value=" \[\1\](core-api-ref-remote-procedure-calls-blockchain#section-getblock)" calcext:value-type="string">
            <text:p><text:s/>\[\1\](core-api-ref-remote-procedure-calls-blockchain#section-getblock)</text:p>
          </table:table-cell>
          <table:table-cell table:number-columns-repeated="2"/>
          <table:table-cell table:formula="of:=IF([.E10]&lt;&gt;&quot;&quot;;&quot;-pe &quot;&quot;s~&quot;&amp;[.D10]&amp;&quot;~&quot;&amp;[.E10]&amp;&quot;~g;&quot;&quot; \&quot;;&quot;&quot;)" office:value-type="string" office:string-value="-pe &quot;s~ (\`getblock\` RPC[s]?)~ \[\1\](core-api-ref-remote-procedure-calls-blockchain#section-getblock)~g;&quot; \" calcext:value-type="string">
            <text:p>-pe "s~ (\`getblock\` RPC[s]?)~ \[\1\](core-api-ref-remote-procedure-calls-blockchain#section-getblock)~g;" \</text:p>
          </table:table-cell>
        </table:table-row>
        <table:table-row table:style-name="ro1">
          <table:table-cell office:value-type="string" calcext:value-type="string">
            <text:p>getblockchaininfo</text:p>
          </table:table-cell>
          <table:table-cell office:value-type="string" calcext:value-type="string">
            <text:p>core-api-ref-remote-procedure-calls-blockchain</text:p>
          </table:table-cell>
          <table:table-cell/>
          <table:table-cell table:formula="of:=IF([.A11]&lt;&gt;&quot;&quot;;&quot; (\`&quot;&amp;[.A11]&amp;&quot;\` RPC[s]?)&quot;;&quot;&quot;)" office:value-type="string" office:string-value=" (\`getblockchaininfo\` RPC[s]?)" calcext:value-type="string">
            <text:p><text:s/>(\`getblockchaininfo\` RPC[s]?)</text:p>
          </table:table-cell>
          <table:table-cell table:formula="of:=IF([.B11]&lt;&gt;&quot;&quot;;&quot; \[\1\](&quot;&amp;[.B11]&amp;&quot;#section-&quot;&amp;[.A11]&amp;&quot;)&quot;;&quot;&quot;)" office:value-type="string" office:string-value=" \[\1\](core-api-ref-remote-procedure-calls-blockchain#section-getblockchaininfo)" calcext:value-type="string">
            <text:p><text:s/>\[\1\](core-api-ref-remote-procedure-calls-blockchain#section-getblockchaininfo)</text:p>
          </table:table-cell>
          <table:table-cell table:number-columns-repeated="2"/>
          <table:table-cell table:formula="of:=IF([.E11]&lt;&gt;&quot;&quot;;&quot;-pe &quot;&quot;s~&quot;&amp;[.D11]&amp;&quot;~&quot;&amp;[.E11]&amp;&quot;~g;&quot;&quot; \&quot;;&quot;&quot;)" office:value-type="string" office:string-value="-pe &quot;s~ (\`getblockchaininfo\` RPC[s]?)~ \[\1\](core-api-ref-remote-procedure-calls-blockchain#section-getblockchaininfo)~g;&quot; \" calcext:value-type="string">
            <text:p>-pe "s~ (\`getblockchaininfo\` RPC[s]?)~ \[\1\](core-api-ref-remote-procedure-calls-blockchain#section-getblockchaininfo)~g;" \</text:p>
          </table:table-cell>
        </table:table-row>
        <table:table-row table:style-name="ro1">
          <table:table-cell office:value-type="string" calcext:value-type="string">
            <text:p>getblockcount</text:p>
          </table:table-cell>
          <table:table-cell office:value-type="string" calcext:value-type="string">
            <text:p>core-api-ref-remote-procedure-calls-blockchain</text:p>
          </table:table-cell>
          <table:table-cell/>
          <table:table-cell table:formula="of:=IF([.A12]&lt;&gt;&quot;&quot;;&quot; (\`&quot;&amp;[.A12]&amp;&quot;\` RPC[s]?)&quot;;&quot;&quot;)" office:value-type="string" office:string-value=" (\`getblockcount\` RPC[s]?)" calcext:value-type="string">
            <text:p><text:s/>(\`getblockcount\` RPC[s]?)</text:p>
          </table:table-cell>
          <table:table-cell table:formula="of:=IF([.B12]&lt;&gt;&quot;&quot;;&quot; \[\1\](&quot;&amp;[.B12]&amp;&quot;#section-&quot;&amp;[.A12]&amp;&quot;)&quot;;&quot;&quot;)" office:value-type="string" office:string-value=" \[\1\](core-api-ref-remote-procedure-calls-blockchain#section-getblockcount)" calcext:value-type="string">
            <text:p><text:s/>\[\1\](core-api-ref-remote-procedure-calls-blockchain#section-getblockcount)</text:p>
          </table:table-cell>
          <table:table-cell table:number-columns-repeated="2"/>
          <table:table-cell table:formula="of:=IF([.E12]&lt;&gt;&quot;&quot;;&quot;-pe &quot;&quot;s~&quot;&amp;[.D12]&amp;&quot;~&quot;&amp;[.E12]&amp;&quot;~g;&quot;&quot; \&quot;;&quot;&quot;)" office:value-type="string" office:string-value="-pe &quot;s~ (\`getblockcount\` RPC[s]?)~ \[\1\](core-api-ref-remote-procedure-calls-blockchain#section-getblockcount)~g;&quot; \" calcext:value-type="string">
            <text:p>-pe "s~ (\`getblockcount\` RPC[s]?)~ \[\1\](core-api-ref-remote-procedure-calls-blockchain#section-getblockcount)~g;" \</text:p>
          </table:table-cell>
        </table:table-row>
        <table:table-row table:style-name="ro1">
          <table:table-cell office:value-type="string" calcext:value-type="string">
            <text:p>getblockhash</text:p>
          </table:table-cell>
          <table:table-cell office:value-type="string" calcext:value-type="string">
            <text:p>core-api-ref-remote-procedure-calls-blockchain</text:p>
          </table:table-cell>
          <table:table-cell/>
          <table:table-cell table:formula="of:=IF([.A13]&lt;&gt;&quot;&quot;;&quot; (\`&quot;&amp;[.A13]&amp;&quot;\` RPC[s]?)&quot;;&quot;&quot;)" office:value-type="string" office:string-value=" (\`getblockhash\` RPC[s]?)" calcext:value-type="string">
            <text:p><text:s/>(\`getblockhash\` RPC[s]?)</text:p>
          </table:table-cell>
          <table:table-cell table:formula="of:=IF([.B13]&lt;&gt;&quot;&quot;;&quot; \[\1\](&quot;&amp;[.B13]&amp;&quot;#section-&quot;&amp;[.A13]&amp;&quot;)&quot;;&quot;&quot;)" office:value-type="string" office:string-value=" \[\1\](core-api-ref-remote-procedure-calls-blockchain#section-getblockhash)" calcext:value-type="string">
            <text:p><text:s/>\[\1\](core-api-ref-remote-procedure-calls-blockchain#section-getblockhash)</text:p>
          </table:table-cell>
          <table:table-cell table:number-columns-repeated="2"/>
          <table:table-cell table:formula="of:=IF([.E13]&lt;&gt;&quot;&quot;;&quot;-pe &quot;&quot;s~&quot;&amp;[.D13]&amp;&quot;~&quot;&amp;[.E13]&amp;&quot;~g;&quot;&quot; \&quot;;&quot;&quot;)" office:value-type="string" office:string-value="-pe &quot;s~ (\`getblockhash\` RPC[s]?)~ \[\1\](core-api-ref-remote-procedure-calls-blockchain#section-getblockhash)~g;&quot; \" calcext:value-type="string">
            <text:p>-pe "s~ (\`getblockhash\` RPC[s]?)~ \[\1\](core-api-ref-remote-procedure-calls-blockchain#section-getblockhash)~g;" \</text:p>
          </table:table-cell>
        </table:table-row>
        <table:table-row table:style-name="ro1">
          <table:table-cell office:value-type="string" calcext:value-type="string">
            <text:p>getblockhashes</text:p>
          </table:table-cell>
          <table:table-cell office:value-type="string" calcext:value-type="string">
            <text:p>core-api-ref-remote-procedure-calls-blockchain</text:p>
          </table:table-cell>
          <table:table-cell/>
          <table:table-cell table:formula="of:=IF([.A14]&lt;&gt;&quot;&quot;;&quot; (\`&quot;&amp;[.A14]&amp;&quot;\` RPC[s]?)&quot;;&quot;&quot;)" office:value-type="string" office:string-value=" (\`getblockhashes\` RPC[s]?)" calcext:value-type="string">
            <text:p><text:s/>(\`getblockhashes\` RPC[s]?)</text:p>
          </table:table-cell>
          <table:table-cell table:formula="of:=IF([.B14]&lt;&gt;&quot;&quot;;&quot; \[\1\](&quot;&amp;[.B14]&amp;&quot;#section-&quot;&amp;[.A14]&amp;&quot;)&quot;;&quot;&quot;)" office:value-type="string" office:string-value=" \[\1\](core-api-ref-remote-procedure-calls-blockchain#section-getblockhashes)" calcext:value-type="string">
            <text:p><text:s/>\[\1\](core-api-ref-remote-procedure-calls-blockchain#section-getblockhashes)</text:p>
          </table:table-cell>
          <table:table-cell table:number-columns-repeated="2"/>
          <table:table-cell table:formula="of:=IF([.E14]&lt;&gt;&quot;&quot;;&quot;-pe &quot;&quot;s~&quot;&amp;[.D14]&amp;&quot;~&quot;&amp;[.E14]&amp;&quot;~g;&quot;&quot; \&quot;;&quot;&quot;)" office:value-type="string" office:string-value="-pe &quot;s~ (\`getblockhashes\` RPC[s]?)~ \[\1\](core-api-ref-remote-procedure-calls-blockchain#section-getblockhashes)~g;&quot; \" calcext:value-type="string">
            <text:p>-pe "s~ (\`getblockhashes\` RPC[s]?)~ \[\1\](core-api-ref-remote-procedure-calls-blockchain#section-getblockhashes)~g;" \</text:p>
          </table:table-cell>
        </table:table-row>
        <table:table-row table:style-name="ro1">
          <table:table-cell office:value-type="string" calcext:value-type="string">
            <text:p>getblockheader</text:p>
          </table:table-cell>
          <table:table-cell office:value-type="string" calcext:value-type="string">
            <text:p>core-api-ref-remote-procedure-calls-blockchain</text:p>
          </table:table-cell>
          <table:table-cell/>
          <table:table-cell table:formula="of:=IF([.A15]&lt;&gt;&quot;&quot;;&quot; (\`&quot;&amp;[.A15]&amp;&quot;\` RPC[s]?)&quot;;&quot;&quot;)" office:value-type="string" office:string-value=" (\`getblockheader\` RPC[s]?)" calcext:value-type="string">
            <text:p><text:s/>(\`getblockheader\` RPC[s]?)</text:p>
          </table:table-cell>
          <table:table-cell table:formula="of:=IF([.B15]&lt;&gt;&quot;&quot;;&quot; \[\1\](&quot;&amp;[.B15]&amp;&quot;#section-&quot;&amp;[.A15]&amp;&quot;)&quot;;&quot;&quot;)" office:value-type="string" office:string-value=" \[\1\](core-api-ref-remote-procedure-calls-blockchain#section-getblockheader)" calcext:value-type="string">
            <text:p><text:s/>\[\1\](core-api-ref-remote-procedure-calls-blockchain#section-getblockheader)</text:p>
          </table:table-cell>
          <table:table-cell table:number-columns-repeated="2"/>
          <table:table-cell table:formula="of:=IF([.E15]&lt;&gt;&quot;&quot;;&quot;-pe &quot;&quot;s~&quot;&amp;[.D15]&amp;&quot;~&quot;&amp;[.E15]&amp;&quot;~g;&quot;&quot; \&quot;;&quot;&quot;)" office:value-type="string" office:string-value="-pe &quot;s~ (\`getblockheader\` RPC[s]?)~ \[\1\](core-api-ref-remote-procedure-calls-blockchain#section-getblockheader)~g;&quot; \" calcext:value-type="string">
            <text:p>-pe "s~ (\`getblockheader\` RPC[s]?)~ \[\1\](core-api-ref-remote-procedure-calls-blockchain#section-getblockheader)~g;" \</text:p>
          </table:table-cell>
        </table:table-row>
        <table:table-row table:style-name="ro1">
          <table:table-cell office:value-type="string" calcext:value-type="string">
            <text:p>getblockheaders</text:p>
          </table:table-cell>
          <table:table-cell office:value-type="string" calcext:value-type="string">
            <text:p>core-api-ref-remote-procedure-calls-blockchain</text:p>
          </table:table-cell>
          <table:table-cell/>
          <table:table-cell table:formula="of:=IF([.A16]&lt;&gt;&quot;&quot;;&quot; (\`&quot;&amp;[.A16]&amp;&quot;\` RPC[s]?)&quot;;&quot;&quot;)" office:value-type="string" office:string-value=" (\`getblockheaders\` RPC[s]?)" calcext:value-type="string">
            <text:p><text:s/>(\`getblockheaders\` RPC[s]?)</text:p>
          </table:table-cell>
          <table:table-cell table:formula="of:=IF([.B16]&lt;&gt;&quot;&quot;;&quot; \[\1\](&quot;&amp;[.B16]&amp;&quot;#section-&quot;&amp;[.A16]&amp;&quot;)&quot;;&quot;&quot;)" office:value-type="string" office:string-value=" \[\1\](core-api-ref-remote-procedure-calls-blockchain#section-getblockheaders)" calcext:value-type="string">
            <text:p><text:s/>\[\1\](core-api-ref-remote-procedure-calls-blockchain#section-getblockheaders)</text:p>
          </table:table-cell>
          <table:table-cell table:number-columns-repeated="2"/>
          <table:table-cell table:formula="of:=IF([.E16]&lt;&gt;&quot;&quot;;&quot;-pe &quot;&quot;s~&quot;&amp;[.D16]&amp;&quot;~&quot;&amp;[.E16]&amp;&quot;~g;&quot;&quot; \&quot;;&quot;&quot;)" office:value-type="string" office:string-value="-pe &quot;s~ (\`getblockheaders\` RPC[s]?)~ \[\1\](core-api-ref-remote-procedure-calls-blockchain#section-getblockheaders)~g;&quot; \" calcext:value-type="string">
            <text:p>-pe "s~ (\`getblockheaders\` RPC[s]?)~ \[\1\](core-api-ref-remote-procedure-calls-blockchain#section-getblockheaders)~g;" \</text:p>
          </table:table-cell>
        </table:table-row>
        <table:table-row table:style-name="ro1">
          <table:table-cell office:value-type="string" calcext:value-type="string">
            <text:p>getblockstats</text:p>
          </table:table-cell>
          <table:table-cell office:value-type="string" calcext:value-type="string">
            <text:p>core-api-ref-remote-procedure-calls-blockchain</text:p>
          </table:table-cell>
          <table:table-cell/>
          <table:table-cell table:formula="of:=IF([.A17]&lt;&gt;&quot;&quot;;&quot; (\`&quot;&amp;[.A17]&amp;&quot;\` RPC[s]?)&quot;;&quot;&quot;)" office:value-type="string" office:string-value=" (\`getblockstats\` RPC[s]?)" calcext:value-type="string">
            <text:p><text:s/>(\`getblockstats\` RPC[s]?)</text:p>
          </table:table-cell>
          <table:table-cell table:formula="of:=IF([.B17]&lt;&gt;&quot;&quot;;&quot; \[\1\](&quot;&amp;[.B17]&amp;&quot;#section-&quot;&amp;[.A17]&amp;&quot;)&quot;;&quot;&quot;)" office:value-type="string" office:string-value=" \[\1\](core-api-ref-remote-procedure-calls-blockchain#section-getblockstats)" calcext:value-type="string">
            <text:p><text:s/>\[\1\](core-api-ref-remote-procedure-calls-blockchain#section-getblockstats)</text:p>
          </table:table-cell>
          <table:table-cell table:number-columns-repeated="2"/>
          <table:table-cell table:formula="of:=IF([.E17]&lt;&gt;&quot;&quot;;&quot;-pe &quot;&quot;s~&quot;&amp;[.D17]&amp;&quot;~&quot;&amp;[.E17]&amp;&quot;~g;&quot;&quot; \&quot;;&quot;&quot;)" office:value-type="string" office:string-value="-pe &quot;s~ (\`getblockstats\` RPC[s]?)~ \[\1\](core-api-ref-remote-procedure-calls-blockchain#section-getblockstats)~g;&quot; \" calcext:value-type="string">
            <text:p>-pe "s~ (\`getblockstats\` RPC[s]?)~ \[\1\](core-api-ref-remote-procedure-calls-blockchain#section-getblockstats)~g;" \</text:p>
          </table:table-cell>
        </table:table-row>
        <table:table-row table:style-name="ro1">
          <table:table-cell office:value-type="string" calcext:value-type="string">
            <text:p>getchaintips</text:p>
          </table:table-cell>
          <table:table-cell office:value-type="string" calcext:value-type="string">
            <text:p>core-api-ref-remote-procedure-calls-blockchain</text:p>
          </table:table-cell>
          <table:table-cell/>
          <table:table-cell table:formula="of:=IF([.A18]&lt;&gt;&quot;&quot;;&quot; (\`&quot;&amp;[.A18]&amp;&quot;\` RPC[s]?)&quot;;&quot;&quot;)" office:value-type="string" office:string-value=" (\`getchaintips\` RPC[s]?)" calcext:value-type="string">
            <text:p><text:s/>(\`getchaintips\` RPC[s]?)</text:p>
          </table:table-cell>
          <table:table-cell table:formula="of:=IF([.B18]&lt;&gt;&quot;&quot;;&quot; \[\1\](&quot;&amp;[.B18]&amp;&quot;#section-&quot;&amp;[.A18]&amp;&quot;)&quot;;&quot;&quot;)" office:value-type="string" office:string-value=" \[\1\](core-api-ref-remote-procedure-calls-blockchain#section-getchaintips)" calcext:value-type="string">
            <text:p><text:s/>\[\1\](core-api-ref-remote-procedure-calls-blockchain#section-getchaintips)</text:p>
          </table:table-cell>
          <table:table-cell table:number-columns-repeated="2"/>
          <table:table-cell table:formula="of:=IF([.E18]&lt;&gt;&quot;&quot;;&quot;-pe &quot;&quot;s~&quot;&amp;[.D18]&amp;&quot;~&quot;&amp;[.E18]&amp;&quot;~g;&quot;&quot; \&quot;;&quot;&quot;)" office:value-type="string" office:string-value="-pe &quot;s~ (\`getchaintips\` RPC[s]?)~ \[\1\](core-api-ref-remote-procedure-calls-blockchain#section-getchaintips)~g;&quot; \" calcext:value-type="string">
            <text:p>-pe "s~ (\`getchaintips\` RPC[s]?)~ \[\1\](core-api-ref-remote-procedure-calls-blockchain#section-getchaintips)~g;" \</text:p>
          </table:table-cell>
        </table:table-row>
        <table:table-row table:style-name="ro1">
          <table:table-cell office:value-type="string" calcext:value-type="string">
            <text:p>getchaintxstats</text:p>
          </table:table-cell>
          <table:table-cell office:value-type="string" calcext:value-type="string">
            <text:p>core-api-ref-remote-procedure-calls-blockchain</text:p>
          </table:table-cell>
          <table:table-cell/>
          <table:table-cell table:formula="of:=IF([.A19]&lt;&gt;&quot;&quot;;&quot; (\`&quot;&amp;[.A19]&amp;&quot;\` RPC[s]?)&quot;;&quot;&quot;)" office:value-type="string" office:string-value=" (\`getchaintxstats\` RPC[s]?)" calcext:value-type="string">
            <text:p><text:s/>(\`getchaintxstats\` RPC[s]?)</text:p>
          </table:table-cell>
          <table:table-cell table:formula="of:=IF([.B19]&lt;&gt;&quot;&quot;;&quot; \[\1\](&quot;&amp;[.B19]&amp;&quot;#section-&quot;&amp;[.A19]&amp;&quot;)&quot;;&quot;&quot;)" office:value-type="string" office:string-value=" \[\1\](core-api-ref-remote-procedure-calls-blockchain#section-getchaintxstats)" calcext:value-type="string">
            <text:p><text:s/>\[\1\](core-api-ref-remote-procedure-calls-blockchain#section-getchaintxstats)</text:p>
          </table:table-cell>
          <table:table-cell table:number-columns-repeated="2"/>
          <table:table-cell table:formula="of:=IF([.E19]&lt;&gt;&quot;&quot;;&quot;-pe &quot;&quot;s~&quot;&amp;[.D19]&amp;&quot;~&quot;&amp;[.E19]&amp;&quot;~g;&quot;&quot; \&quot;;&quot;&quot;)" office:value-type="string" office:string-value="-pe &quot;s~ (\`getchaintxstats\` RPC[s]?)~ \[\1\](core-api-ref-remote-procedure-calls-blockchain#section-getchaintxstats)~g;&quot; \" calcext:value-type="string">
            <text:p>-pe "s~ (\`getchaintxstats\` RPC[s]?)~ \[\1\](core-api-ref-remote-procedure-calls-blockchain#section-getchaintxstats)~g;" \</text:p>
          </table:table-cell>
        </table:table-row>
        <table:table-row table:style-name="ro1">
          <table:table-cell office:value-type="string" calcext:value-type="string">
            <text:p>getdifficulty</text:p>
          </table:table-cell>
          <table:table-cell office:value-type="string" calcext:value-type="string">
            <text:p>core-api-ref-remote-procedure-calls-blockchain</text:p>
          </table:table-cell>
          <table:table-cell/>
          <table:table-cell table:formula="of:=IF([.A20]&lt;&gt;&quot;&quot;;&quot; (\`&quot;&amp;[.A20]&amp;&quot;\` RPC[s]?)&quot;;&quot;&quot;)" office:value-type="string" office:string-value=" (\`getdifficulty\` RPC[s]?)" calcext:value-type="string">
            <text:p><text:s/>(\`getdifficulty\` RPC[s]?)</text:p>
          </table:table-cell>
          <table:table-cell table:formula="of:=IF([.B20]&lt;&gt;&quot;&quot;;&quot; \[\1\](&quot;&amp;[.B20]&amp;&quot;#section-&quot;&amp;[.A20]&amp;&quot;)&quot;;&quot;&quot;)" office:value-type="string" office:string-value=" \[\1\](core-api-ref-remote-procedure-calls-blockchain#section-getdifficulty)" calcext:value-type="string">
            <text:p><text:s/>\[\1\](core-api-ref-remote-procedure-calls-blockchain#section-getdifficulty)</text:p>
          </table:table-cell>
          <table:table-cell table:number-columns-repeated="2"/>
          <table:table-cell table:formula="of:=IF([.E20]&lt;&gt;&quot;&quot;;&quot;-pe &quot;&quot;s~&quot;&amp;[.D20]&amp;&quot;~&quot;&amp;[.E20]&amp;&quot;~g;&quot;&quot; \&quot;;&quot;&quot;)" office:value-type="string" office:string-value="-pe &quot;s~ (\`getdifficulty\` RPC[s]?)~ \[\1\](core-api-ref-remote-procedure-calls-blockchain#section-getdifficulty)~g;&quot; \" calcext:value-type="string">
            <text:p>-pe "s~ (\`getdifficulty\` RPC[s]?)~ \[\1\](core-api-ref-remote-procedure-calls-blockchain#section-getdifficulty)~g;" \</text:p>
          </table:table-cell>
        </table:table-row>
        <table:table-row table:style-name="ro1">
          <table:table-cell office:value-type="string" calcext:value-type="string">
            <text:p>getmempoolancestors</text:p>
          </table:table-cell>
          <table:table-cell office:value-type="string" calcext:value-type="string">
            <text:p>core-api-ref-remote-procedure-calls-blockchain</text:p>
          </table:table-cell>
          <table:table-cell/>
          <table:table-cell table:formula="of:=IF([.A21]&lt;&gt;&quot;&quot;;&quot; (\`&quot;&amp;[.A21]&amp;&quot;\` RPC[s]?)&quot;;&quot;&quot;)" office:value-type="string" office:string-value=" (\`getmempoolancestors\` RPC[s]?)" calcext:value-type="string">
            <text:p><text:s/>(\`getmempoolancestors\` RPC[s]?)</text:p>
          </table:table-cell>
          <table:table-cell table:formula="of:=IF([.B21]&lt;&gt;&quot;&quot;;&quot; \[\1\](&quot;&amp;[.B21]&amp;&quot;#section-&quot;&amp;[.A21]&amp;&quot;)&quot;;&quot;&quot;)" office:value-type="string" office:string-value=" \[\1\](core-api-ref-remote-procedure-calls-blockchain#section-getmempoolancestors)" calcext:value-type="string">
            <text:p><text:s/>\[\1\](core-api-ref-remote-procedure-calls-blockchain#section-getmempoolancestors)</text:p>
          </table:table-cell>
          <table:table-cell table:number-columns-repeated="2"/>
          <table:table-cell table:formula="of:=IF([.E21]&lt;&gt;&quot;&quot;;&quot;-pe &quot;&quot;s~&quot;&amp;[.D21]&amp;&quot;~&quot;&amp;[.E21]&amp;&quot;~g;&quot;&quot; \&quot;;&quot;&quot;)" office:value-type="string" office:string-value="-pe &quot;s~ (\`getmempoolancestors\` RPC[s]?)~ \[\1\](core-api-ref-remote-procedure-calls-blockchain#section-getmempoolancestors)~g;&quot; \" calcext:value-type="string">
            <text:p>-pe "s~ (\`getmempoolancestors\` RPC[s]?)~ \[\1\](core-api-ref-remote-procedure-calls-blockchain#section-getmempoolancestors)~g;" \</text:p>
          </table:table-cell>
        </table:table-row>
        <table:table-row table:style-name="ro1">
          <table:table-cell office:value-type="string" calcext:value-type="string">
            <text:p>getmempooldescendants</text:p>
          </table:table-cell>
          <table:table-cell office:value-type="string" calcext:value-type="string">
            <text:p>core-api-ref-remote-procedure-calls-blockchain</text:p>
          </table:table-cell>
          <table:table-cell/>
          <table:table-cell table:formula="of:=IF([.A22]&lt;&gt;&quot;&quot;;&quot; (\`&quot;&amp;[.A22]&amp;&quot;\` RPC[s]?)&quot;;&quot;&quot;)" office:value-type="string" office:string-value=" (\`getmempooldescendants\` RPC[s]?)" calcext:value-type="string">
            <text:p><text:s/>(\`getmempooldescendants\` RPC[s]?)</text:p>
          </table:table-cell>
          <table:table-cell table:formula="of:=IF([.B22]&lt;&gt;&quot;&quot;;&quot; \[\1\](&quot;&amp;[.B22]&amp;&quot;#section-&quot;&amp;[.A22]&amp;&quot;)&quot;;&quot;&quot;)" office:value-type="string" office:string-value=" \[\1\](core-api-ref-remote-procedure-calls-blockchain#section-getmempooldescendants)" calcext:value-type="string">
            <text:p><text:s/>\[\1\](core-api-ref-remote-procedure-calls-blockchain#section-getmempooldescendants)</text:p>
          </table:table-cell>
          <table:table-cell table:number-columns-repeated="2"/>
          <table:table-cell table:formula="of:=IF([.E22]&lt;&gt;&quot;&quot;;&quot;-pe &quot;&quot;s~&quot;&amp;[.D22]&amp;&quot;~&quot;&amp;[.E22]&amp;&quot;~g;&quot;&quot; \&quot;;&quot;&quot;)" office:value-type="string" office:string-value="-pe &quot;s~ (\`getmempooldescendants\` RPC[s]?)~ \[\1\](core-api-ref-remote-procedure-calls-blockchain#section-getmempooldescendants)~g;&quot; \" calcext:value-type="string">
            <text:p>-pe "s~ (\`getmempooldescendants\` RPC[s]?)~ \[\1\](core-api-ref-remote-procedure-calls-blockchain#section-getmempooldescendants)~g;" \</text:p>
          </table:table-cell>
        </table:table-row>
        <table:table-row table:style-name="ro1">
          <table:table-cell office:value-type="string" calcext:value-type="string">
            <text:p>getmempoolentry</text:p>
          </table:table-cell>
          <table:table-cell office:value-type="string" calcext:value-type="string">
            <text:p>core-api-ref-remote-procedure-calls-blockchain</text:p>
          </table:table-cell>
          <table:table-cell/>
          <table:table-cell table:formula="of:=IF([.A23]&lt;&gt;&quot;&quot;;&quot; (\`&quot;&amp;[.A23]&amp;&quot;\` RPC[s]?)&quot;;&quot;&quot;)" office:value-type="string" office:string-value=" (\`getmempoolentry\` RPC[s]?)" calcext:value-type="string">
            <text:p><text:s/>(\`getmempoolentry\` RPC[s]?)</text:p>
          </table:table-cell>
          <table:table-cell table:formula="of:=IF([.B23]&lt;&gt;&quot;&quot;;&quot; \[\1\](&quot;&amp;[.B23]&amp;&quot;#section-&quot;&amp;[.A23]&amp;&quot;)&quot;;&quot;&quot;)" office:value-type="string" office:string-value=" \[\1\](core-api-ref-remote-procedure-calls-blockchain#section-getmempoolentry)" calcext:value-type="string">
            <text:p><text:s/>\[\1\](core-api-ref-remote-procedure-calls-blockchain#section-getmempoolentry)</text:p>
          </table:table-cell>
          <table:table-cell table:number-columns-repeated="2"/>
          <table:table-cell table:formula="of:=IF([.E23]&lt;&gt;&quot;&quot;;&quot;-pe &quot;&quot;s~&quot;&amp;[.D23]&amp;&quot;~&quot;&amp;[.E23]&amp;&quot;~g;&quot;&quot; \&quot;;&quot;&quot;)" office:value-type="string" office:string-value="-pe &quot;s~ (\`getmempoolentry\` RPC[s]?)~ \[\1\](core-api-ref-remote-procedure-calls-blockchain#section-getmempoolentry)~g;&quot; \" calcext:value-type="string">
            <text:p>-pe "s~ (\`getmempoolentry\` RPC[s]?)~ \[\1\](core-api-ref-remote-procedure-calls-blockchain#section-getmempoolentry)~g;" \</text:p>
          </table:table-cell>
        </table:table-row>
        <table:table-row table:style-name="ro1">
          <table:table-cell office:value-type="string" calcext:value-type="string">
            <text:p>getmempoolinfo</text:p>
          </table:table-cell>
          <table:table-cell office:value-type="string" calcext:value-type="string">
            <text:p>core-api-ref-remote-procedure-calls-blockchain</text:p>
          </table:table-cell>
          <table:table-cell/>
          <table:table-cell table:formula="of:=IF([.A24]&lt;&gt;&quot;&quot;;&quot; (\`&quot;&amp;[.A24]&amp;&quot;\` RPC[s]?)&quot;;&quot;&quot;)" office:value-type="string" office:string-value=" (\`getmempoolinfo\` RPC[s]?)" calcext:value-type="string">
            <text:p><text:s/>(\`getmempoolinfo\` RPC[s]?)</text:p>
          </table:table-cell>
          <table:table-cell table:formula="of:=IF([.B24]&lt;&gt;&quot;&quot;;&quot; \[\1\](&quot;&amp;[.B24]&amp;&quot;#section-&quot;&amp;[.A24]&amp;&quot;)&quot;;&quot;&quot;)" office:value-type="string" office:string-value=" \[\1\](core-api-ref-remote-procedure-calls-blockchain#section-getmempoolinfo)" calcext:value-type="string">
            <text:p><text:s/>\[\1\](core-api-ref-remote-procedure-calls-blockchain#section-getmempoolinfo)</text:p>
          </table:table-cell>
          <table:table-cell table:number-columns-repeated="2"/>
          <table:table-cell table:formula="of:=IF([.E24]&lt;&gt;&quot;&quot;;&quot;-pe &quot;&quot;s~&quot;&amp;[.D24]&amp;&quot;~&quot;&amp;[.E24]&amp;&quot;~g;&quot;&quot; \&quot;;&quot;&quot;)" office:value-type="string" office:string-value="-pe &quot;s~ (\`getmempoolinfo\` RPC[s]?)~ \[\1\](core-api-ref-remote-procedure-calls-blockchain#section-getmempoolinfo)~g;&quot; \" calcext:value-type="string">
            <text:p>-pe "s~ (\`getmempoolinfo\` RPC[s]?)~ \[\1\](core-api-ref-remote-procedure-calls-blockchain#section-getmempoolinfo)~g;" \</text:p>
          </table:table-cell>
        </table:table-row>
        <table:table-row table:style-name="ro1">
          <table:table-cell office:value-type="string" calcext:value-type="string">
            <text:p>getrawmempool</text:p>
          </table:table-cell>
          <table:table-cell office:value-type="string" calcext:value-type="string">
            <text:p>core-api-ref-remote-procedure-calls-blockchain</text:p>
          </table:table-cell>
          <table:table-cell/>
          <table:table-cell table:formula="of:=IF([.A25]&lt;&gt;&quot;&quot;;&quot; (\`&quot;&amp;[.A25]&amp;&quot;\` RPC[s]?)&quot;;&quot;&quot;)" office:value-type="string" office:string-value=" (\`getrawmempool\` RPC[s]?)" calcext:value-type="string">
            <text:p><text:s/>(\`getrawmempool\` RPC[s]?)</text:p>
          </table:table-cell>
          <table:table-cell table:formula="of:=IF([.B25]&lt;&gt;&quot;&quot;;&quot; \[\1\](&quot;&amp;[.B25]&amp;&quot;#section-&quot;&amp;[.A25]&amp;&quot;)&quot;;&quot;&quot;)" office:value-type="string" office:string-value=" \[\1\](core-api-ref-remote-procedure-calls-blockchain#section-getrawmempool)" calcext:value-type="string">
            <text:p><text:s/>\[\1\](core-api-ref-remote-procedure-calls-blockchain#section-getrawmempool)</text:p>
          </table:table-cell>
          <table:table-cell table:number-columns-repeated="2"/>
          <table:table-cell table:formula="of:=IF([.E25]&lt;&gt;&quot;&quot;;&quot;-pe &quot;&quot;s~&quot;&amp;[.D25]&amp;&quot;~&quot;&amp;[.E25]&amp;&quot;~g;&quot;&quot; \&quot;;&quot;&quot;)" office:value-type="string" office:string-value="-pe &quot;s~ (\`getrawmempool\` RPC[s]?)~ \[\1\](core-api-ref-remote-procedure-calls-blockchain#section-getrawmempool)~g;&quot; \" calcext:value-type="string">
            <text:p>-pe "s~ (\`getrawmempool\` RPC[s]?)~ \[\1\](core-api-ref-remote-procedure-calls-blockchain#section-getrawmempool)~g;" \</text:p>
          </table:table-cell>
        </table:table-row>
        <table:table-row table:style-name="ro1">
          <table:table-cell office:value-type="string" calcext:value-type="string">
            <text:p>getmerkleblocks</text:p>
          </table:table-cell>
          <table:table-cell office:value-type="string" calcext:value-type="string">
            <text:p>core-api-ref-remote-procedure-calls-blockchain</text:p>
          </table:table-cell>
          <table:table-cell/>
          <table:table-cell table:formula="of:=IF([.A26]&lt;&gt;&quot;&quot;;&quot; (\`&quot;&amp;[.A26]&amp;&quot;\` RPC[s]?)&quot;;&quot;&quot;)" office:value-type="string" office:string-value=" (\`getmerkleblocks\` RPC[s]?)" calcext:value-type="string">
            <text:p><text:s/>(\`getmerkleblocks\` RPC[s]?)</text:p>
          </table:table-cell>
          <table:table-cell table:formula="of:=IF([.B26]&lt;&gt;&quot;&quot;;&quot; \[\1\](&quot;&amp;[.B26]&amp;&quot;#section-&quot;&amp;[.A26]&amp;&quot;)&quot;;&quot;&quot;)" office:value-type="string" office:string-value=" \[\1\](core-api-ref-remote-procedure-calls-blockchain#section-getmerkleblocks)" calcext:value-type="string">
            <text:p><text:s/>\[\1\](core-api-ref-remote-procedure-calls-blockchain#section-getmerkleblocks)</text:p>
          </table:table-cell>
          <table:table-cell table:number-columns-repeated="2"/>
          <table:table-cell table:formula="of:=IF([.E26]&lt;&gt;&quot;&quot;;&quot;-pe &quot;&quot;s~&quot;&amp;[.D26]&amp;&quot;~&quot;&amp;[.E26]&amp;&quot;~g;&quot;&quot; \&quot;;&quot;&quot;)" office:value-type="string" office:string-value="-pe &quot;s~ (\`getmerkleblocks\` RPC[s]?)~ \[\1\](core-api-ref-remote-procedure-calls-blockchain#section-getmerkleblocks)~g;&quot; \" calcext:value-type="string">
            <text:p>-pe "s~ (\`getmerkleblocks\` RPC[s]?)~ \[\1\](core-api-ref-remote-procedure-calls-blockchain#section-getmerkleblocks)~g;" \</text:p>
          </table:table-cell>
        </table:table-row>
        <table:table-row table:style-name="ro1">
          <table:table-cell office:value-type="string" calcext:value-type="string">
            <text:p>getspecialtxes</text:p>
          </table:table-cell>
          <table:table-cell office:value-type="string" calcext:value-type="string">
            <text:p>core-api-ref-remote-procedure-calls-blockchain</text:p>
          </table:table-cell>
          <table:table-cell/>
          <table:table-cell table:formula="of:=IF([.A27]&lt;&gt;&quot;&quot;;&quot; (\`&quot;&amp;[.A27]&amp;&quot;\` RPC[s]?)&quot;;&quot;&quot;)" office:value-type="string" office:string-value=" (\`getspecialtxes\` RPC[s]?)" calcext:value-type="string">
            <text:p><text:s/>(\`getspecialtxes\` RPC[s]?)</text:p>
          </table:table-cell>
          <table:table-cell table:formula="of:=IF([.B27]&lt;&gt;&quot;&quot;;&quot; \[\1\](&quot;&amp;[.B27]&amp;&quot;#section-&quot;&amp;[.A27]&amp;&quot;)&quot;;&quot;&quot;)" office:value-type="string" office:string-value=" \[\1\](core-api-ref-remote-procedure-calls-blockchain#section-getspecialtxes)" calcext:value-type="string">
            <text:p><text:s/>\[\1\](core-api-ref-remote-procedure-calls-blockchain#section-getspecialtxes)</text:p>
          </table:table-cell>
          <table:table-cell table:number-columns-repeated="2"/>
          <table:table-cell table:formula="of:=IF([.E27]&lt;&gt;&quot;&quot;;&quot;-pe &quot;&quot;s~&quot;&amp;[.D27]&amp;&quot;~&quot;&amp;[.E27]&amp;&quot;~g;&quot;&quot; \&quot;;&quot;&quot;)" office:value-type="string" office:string-value="-pe &quot;s~ (\`getspecialtxes\` RPC[s]?)~ \[\1\](core-api-ref-remote-procedure-calls-blockchain#section-getspecialtxes)~g;&quot; \" calcext:value-type="string">
            <text:p>-pe "s~ (\`getspecialtxes\` RPC[s]?)~ \[\1\](core-api-ref-remote-procedure-calls-blockchain#section-getspecialtxes)~g;" \</text:p>
          </table:table-cell>
        </table:table-row>
        <table:table-row table:style-name="ro1">
          <table:table-cell office:value-type="string" calcext:value-type="string">
            <text:p>getspentinfo</text:p>
          </table:table-cell>
          <table:table-cell office:value-type="string" calcext:value-type="string">
            <text:p>core-api-ref-remote-procedure-calls-blockchain</text:p>
          </table:table-cell>
          <table:table-cell/>
          <table:table-cell table:formula="of:=IF([.A28]&lt;&gt;&quot;&quot;;&quot; (\`&quot;&amp;[.A28]&amp;&quot;\` RPC[s]?)&quot;;&quot;&quot;)" office:value-type="string" office:string-value=" (\`getspentinfo\` RPC[s]?)" calcext:value-type="string">
            <text:p><text:s/>(\`getspentinfo\` RPC[s]?)</text:p>
          </table:table-cell>
          <table:table-cell table:formula="of:=IF([.B28]&lt;&gt;&quot;&quot;;&quot; \[\1\](&quot;&amp;[.B28]&amp;&quot;#section-&quot;&amp;[.A28]&amp;&quot;)&quot;;&quot;&quot;)" office:value-type="string" office:string-value=" \[\1\](core-api-ref-remote-procedure-calls-blockchain#section-getspentinfo)" calcext:value-type="string">
            <text:p><text:s/>\[\1\](core-api-ref-remote-procedure-calls-blockchain#section-getspentinfo)</text:p>
          </table:table-cell>
          <table:table-cell table:number-columns-repeated="2"/>
          <table:table-cell table:formula="of:=IF([.E28]&lt;&gt;&quot;&quot;;&quot;-pe &quot;&quot;s~&quot;&amp;[.D28]&amp;&quot;~&quot;&amp;[.E28]&amp;&quot;~g;&quot;&quot; \&quot;;&quot;&quot;)" office:value-type="string" office:string-value="-pe &quot;s~ (\`getspentinfo\` RPC[s]?)~ \[\1\](core-api-ref-remote-procedure-calls-blockchain#section-getspentinfo)~g;&quot; \" calcext:value-type="string">
            <text:p>-pe "s~ (\`getspentinfo\` RPC[s]?)~ \[\1\](core-api-ref-remote-procedure-calls-blockchain#section-getspentinfo)~g;" \</text:p>
          </table:table-cell>
        </table:table-row>
        <table:table-row table:style-name="ro1">
          <table:table-cell office:value-type="string" calcext:value-type="string">
            <text:p>gettxout</text:p>
          </table:table-cell>
          <table:table-cell office:value-type="string" calcext:value-type="string">
            <text:p>core-api-ref-remote-procedure-calls-blockchain</text:p>
          </table:table-cell>
          <table:table-cell/>
          <table:table-cell table:formula="of:=IF([.A29]&lt;&gt;&quot;&quot;;&quot; (\`&quot;&amp;[.A29]&amp;&quot;\` RPC[s]?)&quot;;&quot;&quot;)" office:value-type="string" office:string-value=" (\`gettxout\` RPC[s]?)" calcext:value-type="string">
            <text:p><text:s/>(\`gettxout\` RPC[s]?)</text:p>
          </table:table-cell>
          <table:table-cell table:formula="of:=IF([.B29]&lt;&gt;&quot;&quot;;&quot; \[\1\](&quot;&amp;[.B29]&amp;&quot;#section-&quot;&amp;[.A29]&amp;&quot;)&quot;;&quot;&quot;)" office:value-type="string" office:string-value=" \[\1\](core-api-ref-remote-procedure-calls-blockchain#section-gettxout)" calcext:value-type="string">
            <text:p><text:s/>\[\1\](core-api-ref-remote-procedure-calls-blockchain#section-gettxout)</text:p>
          </table:table-cell>
          <table:table-cell table:number-columns-repeated="2"/>
          <table:table-cell table:formula="of:=IF([.E29]&lt;&gt;&quot;&quot;;&quot;-pe &quot;&quot;s~&quot;&amp;[.D29]&amp;&quot;~&quot;&amp;[.E29]&amp;&quot;~g;&quot;&quot; \&quot;;&quot;&quot;)" office:value-type="string" office:string-value="-pe &quot;s~ (\`gettxout\` RPC[s]?)~ \[\1\](core-api-ref-remote-procedure-calls-blockchain#section-gettxout)~g;&quot; \" calcext:value-type="string">
            <text:p>-pe "s~ (\`gettxout\` RPC[s]?)~ \[\1\](core-api-ref-remote-procedure-calls-blockchain#section-gettxout)~g;" \</text:p>
          </table:table-cell>
        </table:table-row>
        <table:table-row table:style-name="ro1">
          <table:table-cell office:value-type="string" calcext:value-type="string">
            <text:p>gettxoutproof</text:p>
          </table:table-cell>
          <table:table-cell office:value-type="string" calcext:value-type="string">
            <text:p>core-api-ref-remote-procedure-calls-blockchain</text:p>
          </table:table-cell>
          <table:table-cell/>
          <table:table-cell table:formula="of:=IF([.A30]&lt;&gt;&quot;&quot;;&quot; (\`&quot;&amp;[.A30]&amp;&quot;\` RPC[s]?)&quot;;&quot;&quot;)" office:value-type="string" office:string-value=" (\`gettxoutproof\` RPC[s]?)" calcext:value-type="string">
            <text:p><text:s/>(\`gettxoutproof\` RPC[s]?)</text:p>
          </table:table-cell>
          <table:table-cell table:formula="of:=IF([.B30]&lt;&gt;&quot;&quot;;&quot; \[\1\](&quot;&amp;[.B30]&amp;&quot;#section-&quot;&amp;[.A30]&amp;&quot;)&quot;;&quot;&quot;)" office:value-type="string" office:string-value=" \[\1\](core-api-ref-remote-procedure-calls-blockchain#section-gettxoutproof)" calcext:value-type="string">
            <text:p><text:s/>\[\1\](core-api-ref-remote-procedure-calls-blockchain#section-gettxoutproof)</text:p>
          </table:table-cell>
          <table:table-cell table:number-columns-repeated="2"/>
          <table:table-cell table:formula="of:=IF([.E30]&lt;&gt;&quot;&quot;;&quot;-pe &quot;&quot;s~&quot;&amp;[.D30]&amp;&quot;~&quot;&amp;[.E30]&amp;&quot;~g;&quot;&quot; \&quot;;&quot;&quot;)" office:value-type="string" office:string-value="-pe &quot;s~ (\`gettxoutproof\` RPC[s]?)~ \[\1\](core-api-ref-remote-procedure-calls-blockchain#section-gettxoutproof)~g;&quot; \" calcext:value-type="string">
            <text:p>-pe "s~ (\`gettxoutproof\` RPC[s]?)~ \[\1\](core-api-ref-remote-procedure-calls-blockchain#section-gettxoutproof)~g;" \</text:p>
          </table:table-cell>
        </table:table-row>
        <table:table-row table:style-name="ro1">
          <table:table-cell office:value-type="string" calcext:value-type="string">
            <text:p>gettxoutsetinfo</text:p>
          </table:table-cell>
          <table:table-cell office:value-type="string" calcext:value-type="string">
            <text:p>core-api-ref-remote-procedure-calls-blockchain</text:p>
          </table:table-cell>
          <table:table-cell/>
          <table:table-cell table:formula="of:=IF([.A31]&lt;&gt;&quot;&quot;;&quot; (\`&quot;&amp;[.A31]&amp;&quot;\` RPC[s]?)&quot;;&quot;&quot;)" office:value-type="string" office:string-value=" (\`gettxoutsetinfo\` RPC[s]?)" calcext:value-type="string">
            <text:p><text:s/>(\`gettxoutsetinfo\` RPC[s]?)</text:p>
          </table:table-cell>
          <table:table-cell table:formula="of:=IF([.B31]&lt;&gt;&quot;&quot;;&quot; \[\1\](&quot;&amp;[.B31]&amp;&quot;#section-&quot;&amp;[.A31]&amp;&quot;)&quot;;&quot;&quot;)" office:value-type="string" office:string-value=" \[\1\](core-api-ref-remote-procedure-calls-blockchain#section-gettxoutsetinfo)" calcext:value-type="string">
            <text:p><text:s/>\[\1\](core-api-ref-remote-procedure-calls-blockchain#section-gettxoutsetinfo)</text:p>
          </table:table-cell>
          <table:table-cell table:number-columns-repeated="2"/>
          <table:table-cell table:formula="of:=IF([.E31]&lt;&gt;&quot;&quot;;&quot;-pe &quot;&quot;s~&quot;&amp;[.D31]&amp;&quot;~&quot;&amp;[.E31]&amp;&quot;~g;&quot;&quot; \&quot;;&quot;&quot;)" office:value-type="string" office:string-value="-pe &quot;s~ (\`gettxoutsetinfo\` RPC[s]?)~ \[\1\](core-api-ref-remote-procedure-calls-blockchain#section-gettxoutsetinfo)~g;&quot; \" calcext:value-type="string">
            <text:p>-pe "s~ (\`gettxoutsetinfo\` RPC[s]?)~ \[\1\](core-api-ref-remote-procedure-calls-blockchain#section-gettxoutsetinfo)~g;" \</text:p>
          </table:table-cell>
        </table:table-row>
        <table:table-row table:style-name="ro1">
          <table:table-cell office:value-type="string" calcext:value-type="string">
            <text:p>preciousblock</text:p>
          </table:table-cell>
          <table:table-cell office:value-type="string" calcext:value-type="string">
            <text:p>core-api-ref-remote-procedure-calls-blockchain</text:p>
          </table:table-cell>
          <table:table-cell/>
          <table:table-cell table:formula="of:=IF([.A32]&lt;&gt;&quot;&quot;;&quot; (\`&quot;&amp;[.A32]&amp;&quot;\` RPC[s]?)&quot;;&quot;&quot;)" office:value-type="string" office:string-value=" (\`preciousblock\` RPC[s]?)" calcext:value-type="string">
            <text:p><text:s/>(\`preciousblock\` RPC[s]?)</text:p>
          </table:table-cell>
          <table:table-cell table:formula="of:=IF([.B32]&lt;&gt;&quot;&quot;;&quot; \[\1\](&quot;&amp;[.B32]&amp;&quot;#section-&quot;&amp;[.A32]&amp;&quot;)&quot;;&quot;&quot;)" office:value-type="string" office:string-value=" \[\1\](core-api-ref-remote-procedure-calls-blockchain#section-preciousblock)" calcext:value-type="string">
            <text:p><text:s/>\[\1\](core-api-ref-remote-procedure-calls-blockchain#section-preciousblock)</text:p>
          </table:table-cell>
          <table:table-cell table:number-columns-repeated="2"/>
          <table:table-cell table:formula="of:=IF([.E32]&lt;&gt;&quot;&quot;;&quot;-pe &quot;&quot;s~&quot;&amp;[.D32]&amp;&quot;~&quot;&amp;[.E32]&amp;&quot;~g;&quot;&quot; \&quot;;&quot;&quot;)" office:value-type="string" office:string-value="-pe &quot;s~ (\`preciousblock\` RPC[s]?)~ \[\1\](core-api-ref-remote-procedure-calls-blockchain#section-preciousblock)~g;&quot; \" calcext:value-type="string">
            <text:p>-pe "s~ (\`preciousblock\` RPC[s]?)~ \[\1\](core-api-ref-remote-procedure-calls-blockchain#section-preciousblock)~g;" \</text:p>
          </table:table-cell>
        </table:table-row>
        <table:table-row table:style-name="ro1">
          <table:table-cell office:value-type="string" calcext:value-type="string">
            <text:p>pruneblockchain</text:p>
          </table:table-cell>
          <table:table-cell office:value-type="string" calcext:value-type="string">
            <text:p>core-api-ref-remote-procedure-calls-blockchain</text:p>
          </table:table-cell>
          <table:table-cell/>
          <table:table-cell table:formula="of:=IF([.A33]&lt;&gt;&quot;&quot;;&quot; (\`&quot;&amp;[.A33]&amp;&quot;\` RPC[s]?)&quot;;&quot;&quot;)" office:value-type="string" office:string-value=" (\`pruneblockchain\` RPC[s]?)" calcext:value-type="string">
            <text:p><text:s/>(\`pruneblockchain\` RPC[s]?)</text:p>
          </table:table-cell>
          <table:table-cell table:formula="of:=IF([.B33]&lt;&gt;&quot;&quot;;&quot; \[\1\](&quot;&amp;[.B33]&amp;&quot;#section-&quot;&amp;[.A33]&amp;&quot;)&quot;;&quot;&quot;)" office:value-type="string" office:string-value=" \[\1\](core-api-ref-remote-procedure-calls-blockchain#section-pruneblockchain)" calcext:value-type="string">
            <text:p><text:s/>\[\1\](core-api-ref-remote-procedure-calls-blockchain#section-pruneblockchain)</text:p>
          </table:table-cell>
          <table:table-cell table:number-columns-repeated="2"/>
          <table:table-cell table:formula="of:=IF([.E33]&lt;&gt;&quot;&quot;;&quot;-pe &quot;&quot;s~&quot;&amp;[.D33]&amp;&quot;~&quot;&amp;[.E33]&amp;&quot;~g;&quot;&quot; \&quot;;&quot;&quot;)" office:value-type="string" office:string-value="-pe &quot;s~ (\`pruneblockchain\` RPC[s]?)~ \[\1\](core-api-ref-remote-procedure-calls-blockchain#section-pruneblockchain)~g;&quot; \" calcext:value-type="string">
            <text:p>-pe "s~ (\`pruneblockchain\` RPC[s]?)~ \[\1\](core-api-ref-remote-procedure-calls-blockchain#section-pruneblockchain)~g;" \</text:p>
          </table:table-cell>
        </table:table-row>
        <table:table-row table:style-name="ro1">
          <table:table-cell office:value-type="string" calcext:value-type="string">
            <text:p>verifychain</text:p>
          </table:table-cell>
          <table:table-cell office:value-type="string" calcext:value-type="string">
            <text:p>core-api-ref-remote-procedure-calls-blockchain</text:p>
          </table:table-cell>
          <table:table-cell/>
          <table:table-cell table:formula="of:=IF([.A34]&lt;&gt;&quot;&quot;;&quot; (\`&quot;&amp;[.A34]&amp;&quot;\` RPC[s]?)&quot;;&quot;&quot;)" office:value-type="string" office:string-value=" (\`verifychain\` RPC[s]?)" calcext:value-type="string">
            <text:p><text:s/>(\`verifychain\` RPC[s]?)</text:p>
          </table:table-cell>
          <table:table-cell table:formula="of:=IF([.B34]&lt;&gt;&quot;&quot;;&quot; \[\1\](&quot;&amp;[.B34]&amp;&quot;#section-&quot;&amp;[.A34]&amp;&quot;)&quot;;&quot;&quot;)" office:value-type="string" office:string-value=" \[\1\](core-api-ref-remote-procedure-calls-blockchain#section-verifychain)" calcext:value-type="string">
            <text:p><text:s/>\[\1\](core-api-ref-remote-procedure-calls-blockchain#section-verifychain)</text:p>
          </table:table-cell>
          <table:table-cell table:number-columns-repeated="2"/>
          <table:table-cell table:formula="of:=IF([.E34]&lt;&gt;&quot;&quot;;&quot;-pe &quot;&quot;s~&quot;&amp;[.D34]&amp;&quot;~&quot;&amp;[.E34]&amp;&quot;~g;&quot;&quot; \&quot;;&quot;&quot;)" office:value-type="string" office:string-value="-pe &quot;s~ (\`verifychain\` RPC[s]?)~ \[\1\](core-api-ref-remote-procedure-calls-blockchain#section-verifychain)~g;&quot; \" calcext:value-type="string">
            <text:p>-pe "s~ (\`verifychain\` RPC[s]?)~ \[\1\](core-api-ref-remote-procedure-calls-blockchain#section-verifychain)~g;" \</text:p>
          </table:table-cell>
        </table:table-row>
        <table:table-row table:style-name="ro1">
          <table:table-cell office:value-type="string" calcext:value-type="string">
            <text:p>verifytxoutproof</text:p>
          </table:table-cell>
          <table:table-cell office:value-type="string" calcext:value-type="string">
            <text:p>core-api-ref-remote-procedure-calls-blockchain</text:p>
          </table:table-cell>
          <table:table-cell/>
          <table:table-cell table:formula="of:=IF([.A35]&lt;&gt;&quot;&quot;;&quot; (\`&quot;&amp;[.A35]&amp;&quot;\` RPC[s]?)&quot;;&quot;&quot;)" office:value-type="string" office:string-value=" (\`verifytxoutproof\` RPC[s]?)" calcext:value-type="string">
            <text:p><text:s/>(\`verifytxoutproof\` RPC[s]?)</text:p>
          </table:table-cell>
          <table:table-cell table:formula="of:=IF([.B35]&lt;&gt;&quot;&quot;;&quot; \[\1\](&quot;&amp;[.B35]&amp;&quot;#section-&quot;&amp;[.A35]&amp;&quot;)&quot;;&quot;&quot;)" office:value-type="string" office:string-value=" \[\1\](core-api-ref-remote-procedure-calls-blockchain#section-verifytxoutproof)" calcext:value-type="string">
            <text:p><text:s/>\[\1\](core-api-ref-remote-procedure-calls-blockchain#section-verifytxoutproof)</text:p>
          </table:table-cell>
          <table:table-cell table:number-columns-repeated="2"/>
          <table:table-cell table:formula="of:=IF([.E35]&lt;&gt;&quot;&quot;;&quot;-pe &quot;&quot;s~&quot;&amp;[.D35]&amp;&quot;~&quot;&amp;[.E35]&amp;&quot;~g;&quot;&quot; \&quot;;&quot;&quot;)" office:value-type="string" office:string-value="-pe &quot;s~ (\`verifytxoutproof\` RPC[s]?)~ \[\1\](core-api-ref-remote-procedure-calls-blockchain#section-verifytxoutproof)~g;&quot; \" calcext:value-type="string">
            <text:p>-pe "s~ (\`verifytxoutproof\` RPC[s]?)~ \[\1\](core-api-ref-remote-procedure-calls-blockchain#section-verifytxoutproof)~g;" \</text:p>
          </table:table-cell>
        </table:table-row>
        <table:table-row table:style-name="ro1">
          <table:table-cell office:value-type="string" calcext:value-type="string">
            <text:p>debug</text:p>
          </table:table-cell>
          <table:table-cell office:value-type="string" calcext:value-type="string">
            <text:p>core-api-ref-remote-procedure-calls-control</text:p>
          </table:table-cell>
          <table:table-cell/>
          <table:table-cell table:formula="of:=IF([.A36]&lt;&gt;&quot;&quot;;&quot; (\`&quot;&amp;[.A36]&amp;&quot;\` RPC[s]?)&quot;;&quot;&quot;)" office:value-type="string" office:string-value=" (\`debug\` RPC[s]?)" calcext:value-type="string">
            <text:p><text:s/>(\`debug\` RPC[s]?)</text:p>
          </table:table-cell>
          <table:table-cell table:formula="of:=IF([.B36]&lt;&gt;&quot;&quot;;&quot; \[\1\](&quot;&amp;[.B36]&amp;&quot;#section-&quot;&amp;[.A36]&amp;&quot;)&quot;;&quot;&quot;)" office:value-type="string" office:string-value=" \[\1\](core-api-ref-remote-procedure-calls-control#section-debug)" calcext:value-type="string">
            <text:p><text:s/>\[\1\](core-api-ref-remote-procedure-calls-control#section-debug)</text:p>
          </table:table-cell>
          <table:table-cell table:number-columns-repeated="2"/>
          <table:table-cell table:formula="of:=IF([.E36]&lt;&gt;&quot;&quot;;&quot;-pe &quot;&quot;s~&quot;&amp;[.D36]&amp;&quot;~&quot;&amp;[.E36]&amp;&quot;~g;&quot;&quot; \&quot;;&quot;&quot;)" office:value-type="string" office:string-value="-pe &quot;s~ (\`debug\` RPC[s]?)~ \[\1\](core-api-ref-remote-procedure-calls-control#section-debug)~g;&quot; \" calcext:value-type="string">
            <text:p>-pe "s~ (\`debug\` RPC[s]?)~ \[\1\](core-api-ref-remote-procedure-calls-control#section-debug)~g;" \</text:p>
          </table:table-cell>
        </table:table-row>
        <table:table-row table:style-name="ro1">
          <table:table-cell office:value-type="string" calcext:value-type="string">
            <text:p>getinfo</text:p>
          </table:table-cell>
          <table:table-cell office:value-type="string" calcext:value-type="string">
            <text:p>core-api-ref-remote-procedure-calls-control</text:p>
          </table:table-cell>
          <table:table-cell/>
          <table:table-cell table:formula="of:=IF([.A37]&lt;&gt;&quot;&quot;;&quot; (\`&quot;&amp;[.A37]&amp;&quot;\` RPC[s]?)&quot;;&quot;&quot;)" office:value-type="string" office:string-value=" (\`getinfo\` RPC[s]?)" calcext:value-type="string">
            <text:p><text:s/>(\`getinfo\` RPC[s]?)</text:p>
          </table:table-cell>
          <table:table-cell table:formula="of:=IF([.B37]&lt;&gt;&quot;&quot;;&quot; \[\1\](&quot;&amp;[.B37]&amp;&quot;#section-&quot;&amp;[.A37]&amp;&quot;)&quot;;&quot;&quot;)" office:value-type="string" office:string-value=" \[\1\](core-api-ref-remote-procedure-calls-control#section-getinfo)" calcext:value-type="string">
            <text:p><text:s/>\[\1\](core-api-ref-remote-procedure-calls-control#section-getinfo)</text:p>
          </table:table-cell>
          <table:table-cell table:number-columns-repeated="2"/>
          <table:table-cell table:formula="of:=IF([.E37]&lt;&gt;&quot;&quot;;&quot;-pe &quot;&quot;s~&quot;&amp;[.D37]&amp;&quot;~&quot;&amp;[.E37]&amp;&quot;~g;&quot;&quot; \&quot;;&quot;&quot;)" office:value-type="string" office:string-value="-pe &quot;s~ (\`getinfo\` RPC[s]?)~ \[\1\](core-api-ref-remote-procedure-calls-control#section-getinfo)~g;&quot; \" calcext:value-type="string">
            <text:p>-pe "s~ (\`getinfo\` RPC[s]?)~ \[\1\](core-api-ref-remote-procedure-calls-control#section-getinfo)~g;" \</text:p>
          </table:table-cell>
        </table:table-row>
        <table:table-row table:style-name="ro1">
          <table:table-cell office:value-type="string" calcext:value-type="string">
            <text:p>getmemoryinfo</text:p>
          </table:table-cell>
          <table:table-cell office:value-type="string" calcext:value-type="string">
            <text:p>core-api-ref-remote-procedure-calls-control</text:p>
          </table:table-cell>
          <table:table-cell/>
          <table:table-cell table:formula="of:=IF([.A38]&lt;&gt;&quot;&quot;;&quot; (\`&quot;&amp;[.A38]&amp;&quot;\` RPC[s]?)&quot;;&quot;&quot;)" office:value-type="string" office:string-value=" (\`getmemoryinfo\` RPC[s]?)" calcext:value-type="string">
            <text:p><text:s/>(\`getmemoryinfo\` RPC[s]?)</text:p>
          </table:table-cell>
          <table:table-cell table:formula="of:=IF([.B38]&lt;&gt;&quot;&quot;;&quot; \[\1\](&quot;&amp;[.B38]&amp;&quot;#section-&quot;&amp;[.A38]&amp;&quot;)&quot;;&quot;&quot;)" office:value-type="string" office:string-value=" \[\1\](core-api-ref-remote-procedure-calls-control#section-getmemoryinfo)" calcext:value-type="string">
            <text:p><text:s/>\[\1\](core-api-ref-remote-procedure-calls-control#section-getmemoryinfo)</text:p>
          </table:table-cell>
          <table:table-cell table:number-columns-repeated="2"/>
          <table:table-cell table:formula="of:=IF([.E38]&lt;&gt;&quot;&quot;;&quot;-pe &quot;&quot;s~&quot;&amp;[.D38]&amp;&quot;~&quot;&amp;[.E38]&amp;&quot;~g;&quot;&quot; \&quot;;&quot;&quot;)" office:value-type="string" office:string-value="-pe &quot;s~ (\`getmemoryinfo\` RPC[s]?)~ \[\1\](core-api-ref-remote-procedure-calls-control#section-getmemoryinfo)~g;&quot; \" calcext:value-type="string">
            <text:p>-pe "s~ (\`getmemoryinfo\` RPC[s]?)~ \[\1\](core-api-ref-remote-procedure-calls-control#section-getmemoryinfo)~g;" \</text:p>
          </table:table-cell>
        </table:table-row>
        <table:table-row table:style-name="ro1">
          <table:table-cell office:value-type="string" calcext:value-type="string">
            <text:p>help</text:p>
          </table:table-cell>
          <table:table-cell office:value-type="string" calcext:value-type="string">
            <text:p>core-api-ref-remote-procedure-calls-control</text:p>
          </table:table-cell>
          <table:table-cell/>
          <table:table-cell table:formula="of:=IF([.A39]&lt;&gt;&quot;&quot;;&quot; (\`&quot;&amp;[.A39]&amp;&quot;\` RPC[s]?)&quot;;&quot;&quot;)" office:value-type="string" office:string-value=" (\`help\` RPC[s]?)" calcext:value-type="string">
            <text:p><text:s/>(\`help\` RPC[s]?)</text:p>
          </table:table-cell>
          <table:table-cell table:formula="of:=IF([.B39]&lt;&gt;&quot;&quot;;&quot; \[\1\](&quot;&amp;[.B39]&amp;&quot;#section-&quot;&amp;[.A39]&amp;&quot;)&quot;;&quot;&quot;)" office:value-type="string" office:string-value=" \[\1\](core-api-ref-remote-procedure-calls-control#section-help)" calcext:value-type="string">
            <text:p><text:s/>\[\1\](core-api-ref-remote-procedure-calls-control#section-help)</text:p>
          </table:table-cell>
          <table:table-cell table:number-columns-repeated="2"/>
          <table:table-cell table:formula="of:=IF([.E39]&lt;&gt;&quot;&quot;;&quot;-pe &quot;&quot;s~&quot;&amp;[.D39]&amp;&quot;~&quot;&amp;[.E39]&amp;&quot;~g;&quot;&quot; \&quot;;&quot;&quot;)" office:value-type="string" office:string-value="-pe &quot;s~ (\`help\` RPC[s]?)~ \[\1\](core-api-ref-remote-procedure-calls-control#section-help)~g;&quot; \" calcext:value-type="string">
            <text:p>-pe "s~ (\`help\` RPC[s]?)~ \[\1\](core-api-ref-remote-procedure-calls-control#section-help)~g;" \</text:p>
          </table:table-cell>
        </table:table-row>
        <table:table-row table:style-name="ro1">
          <table:table-cell office:value-type="string" calcext:value-type="string">
            <text:p>logging</text:p>
          </table:table-cell>
          <table:table-cell office:value-type="string" calcext:value-type="string">
            <text:p>core-api-ref-remote-procedure-calls-control</text:p>
          </table:table-cell>
          <table:table-cell/>
          <table:table-cell table:formula="of:=IF([.A40]&lt;&gt;&quot;&quot;;&quot; (\`&quot;&amp;[.A40]&amp;&quot;\` RPC[s]?)&quot;;&quot;&quot;)" office:value-type="string" office:string-value=" (\`logging\` RPC[s]?)" calcext:value-type="string">
            <text:p><text:s/>(\`logging\` RPC[s]?)</text:p>
          </table:table-cell>
          <table:table-cell table:formula="of:=IF([.B40]&lt;&gt;&quot;&quot;;&quot; \[\1\](&quot;&amp;[.B40]&amp;&quot;#section-&quot;&amp;[.A40]&amp;&quot;)&quot;;&quot;&quot;)" office:value-type="string" office:string-value=" \[\1\](core-api-ref-remote-procedure-calls-control#section-logging)" calcext:value-type="string">
            <text:p><text:s/>\[\1\](core-api-ref-remote-procedure-calls-control#section-logging)</text:p>
          </table:table-cell>
          <table:table-cell table:number-columns-repeated="2"/>
          <table:table-cell table:formula="of:=IF([.E40]&lt;&gt;&quot;&quot;;&quot;-pe &quot;&quot;s~&quot;&amp;[.D40]&amp;&quot;~&quot;&amp;[.E40]&amp;&quot;~g;&quot;&quot; \&quot;;&quot;&quot;)" office:value-type="string" office:string-value="-pe &quot;s~ (\`logging\` RPC[s]?)~ \[\1\](core-api-ref-remote-procedure-calls-control#section-logging)~g;&quot; \" calcext:value-type="string">
            <text:p>-pe "s~ (\`logging\` RPC[s]?)~ \[\1\](core-api-ref-remote-procedure-calls-control#section-logging)~g;" \</text:p>
          </table:table-cell>
        </table:table-row>
        <table:table-row table:style-name="ro1">
          <table:table-cell office:value-type="string" calcext:value-type="string">
            <text:p>stop</text:p>
          </table:table-cell>
          <table:table-cell office:value-type="string" calcext:value-type="string">
            <text:p>core-api-ref-remote-procedure-calls-control</text:p>
          </table:table-cell>
          <table:table-cell/>
          <table:table-cell table:formula="of:=IF([.A41]&lt;&gt;&quot;&quot;;&quot; (\`&quot;&amp;[.A41]&amp;&quot;\` RPC[s]?)&quot;;&quot;&quot;)" office:value-type="string" office:string-value=" (\`stop\` RPC[s]?)" calcext:value-type="string">
            <text:p><text:s/>(\`stop\` RPC[s]?)</text:p>
          </table:table-cell>
          <table:table-cell table:formula="of:=IF([.B41]&lt;&gt;&quot;&quot;;&quot; \[\1\](&quot;&amp;[.B41]&amp;&quot;#section-&quot;&amp;[.A41]&amp;&quot;)&quot;;&quot;&quot;)" office:value-type="string" office:string-value=" \[\1\](core-api-ref-remote-procedure-calls-control#section-stop)" calcext:value-type="string">
            <text:p><text:s/>\[\1\](core-api-ref-remote-procedure-calls-control#section-stop)</text:p>
          </table:table-cell>
          <table:table-cell table:number-columns-repeated="2"/>
          <table:table-cell table:formula="of:=IF([.E41]&lt;&gt;&quot;&quot;;&quot;-pe &quot;&quot;s~&quot;&amp;[.D41]&amp;&quot;~&quot;&amp;[.E41]&amp;&quot;~g;&quot;&quot; \&quot;;&quot;&quot;)" office:value-type="string" office:string-value="-pe &quot;s~ (\`stop\` RPC[s]?)~ \[\1\](core-api-ref-remote-procedure-calls-control#section-stop)~g;&quot; \" calcext:value-type="string">
            <text:p>-pe "s~ (\`stop\` RPC[s]?)~ \[\1\](core-api-ref-remote-procedure-calls-control#section-stop)~g;" \</text:p>
          </table:table-cell>
        </table:table-row>
        <table:table-row table:style-name="ro1">
          <table:table-cell office:value-type="string" calcext:value-type="string">
            <text:p>uptime</text:p>
          </table:table-cell>
          <table:table-cell office:value-type="string" calcext:value-type="string">
            <text:p>core-api-ref-remote-procedure-calls-control</text:p>
          </table:table-cell>
          <table:table-cell/>
          <table:table-cell table:formula="of:=IF([.A42]&lt;&gt;&quot;&quot;;&quot; (\`&quot;&amp;[.A42]&amp;&quot;\` RPC[s]?)&quot;;&quot;&quot;)" office:value-type="string" office:string-value=" (\`uptime\` RPC[s]?)" calcext:value-type="string">
            <text:p><text:s/>(\`uptime\` RPC[s]?)</text:p>
          </table:table-cell>
          <table:table-cell table:formula="of:=IF([.B42]&lt;&gt;&quot;&quot;;&quot; \[\1\](&quot;&amp;[.B42]&amp;&quot;#section-&quot;&amp;[.A42]&amp;&quot;)&quot;;&quot;&quot;)" office:value-type="string" office:string-value=" \[\1\](core-api-ref-remote-procedure-calls-control#section-uptime)" calcext:value-type="string">
            <text:p><text:s/>\[\1\](core-api-ref-remote-procedure-calls-control#section-uptime)</text:p>
          </table:table-cell>
          <table:table-cell table:number-columns-repeated="2"/>
          <table:table-cell table:formula="of:=IF([.E42]&lt;&gt;&quot;&quot;;&quot;-pe &quot;&quot;s~&quot;&amp;[.D42]&amp;&quot;~&quot;&amp;[.E42]&amp;&quot;~g;&quot;&quot; \&quot;;&quot;&quot;)" office:value-type="string" office:string-value="-pe &quot;s~ (\`uptime\` RPC[s]?)~ \[\1\](core-api-ref-remote-procedure-calls-control#section-uptime)~g;&quot; \" calcext:value-type="string">
            <text:p>-pe "s~ (\`uptime\` RPC[s]?)~ \[\1\](core-api-ref-remote-procedure-calls-control#section-uptime)~g;" \</text:p>
          </table:table-cell>
        </table:table-row>
        <table:table-row table:style-name="ro1">
          <table:table-cell office:value-type="string" calcext:value-type="string">
            <text:p>getgovernanceinfo</text:p>
          </table:table-cell>
          <table:table-cell office:value-type="string" calcext:value-type="string">
            <text:p>core-api-ref-remote-procedure-calls-dash</text:p>
          </table:table-cell>
          <table:table-cell/>
          <table:table-cell table:formula="of:=IF([.A43]&lt;&gt;&quot;&quot;;&quot; (\`&quot;&amp;[.A43]&amp;&quot;\` RPC[s]?)&quot;;&quot;&quot;)" office:value-type="string" office:string-value=" (\`getgovernanceinfo\` RPC[s]?)" calcext:value-type="string">
            <text:p><text:s/>(\`getgovernanceinfo\` RPC[s]?)</text:p>
          </table:table-cell>
          <table:table-cell table:formula="of:=IF([.B43]&lt;&gt;&quot;&quot;;&quot; \[\1\](&quot;&amp;[.B43]&amp;&quot;#section-&quot;&amp;[.A43]&amp;&quot;)&quot;;&quot;&quot;)" office:value-type="string" office:string-value=" \[\1\](core-api-ref-remote-procedure-calls-dash#section-getgovernanceinfo)" calcext:value-type="string">
            <text:p><text:s/>\[\1\](core-api-ref-remote-procedure-calls-dash#section-getgovernanceinfo)</text:p>
          </table:table-cell>
          <table:table-cell table:number-columns-repeated="2"/>
          <table:table-cell table:formula="of:=IF([.E43]&lt;&gt;&quot;&quot;;&quot;-pe &quot;&quot;s~&quot;&amp;[.D43]&amp;&quot;~&quot;&amp;[.E43]&amp;&quot;~g;&quot;&quot; \&quot;;&quot;&quot;)" office:value-type="string" office:string-value="-pe &quot;s~ (\`getgovernanceinfo\` RPC[s]?)~ \[\1\](core-api-ref-remote-procedure-calls-dash#section-getgovernanceinfo)~g;&quot; \" calcext:value-type="string">
            <text:p>-pe "s~ (\`getgovernanceinfo\` RPC[s]?)~ \[\1\](core-api-ref-remote-procedure-calls-dash#section-getgovernanceinfo)~g;" \</text:p>
          </table:table-cell>
        </table:table-row>
        <table:table-row table:style-name="ro1">
          <table:table-cell office:value-type="string" calcext:value-type="string">
            <text:p>getpoolinfo</text:p>
          </table:table-cell>
          <table:table-cell office:value-type="string" calcext:value-type="string">
            <text:p>core-api-ref-remote-procedure-calls-dash</text:p>
          </table:table-cell>
          <table:table-cell/>
          <table:table-cell table:formula="of:=IF([.A44]&lt;&gt;&quot;&quot;;&quot; (\`&quot;&amp;[.A44]&amp;&quot;\` RPC[s]?)&quot;;&quot;&quot;)" office:value-type="string" office:string-value=" (\`getpoolinfo\` RPC[s]?)" calcext:value-type="string">
            <text:p><text:s/>(\`getpoolinfo\` RPC[s]?)</text:p>
          </table:table-cell>
          <table:table-cell table:formula="of:=IF([.B44]&lt;&gt;&quot;&quot;;&quot; \[\1\](&quot;&amp;[.B44]&amp;&quot;#section-&quot;&amp;[.A44]&amp;&quot;)&quot;;&quot;&quot;)" office:value-type="string" office:string-value=" \[\1\](core-api-ref-remote-procedure-calls-dash#section-getpoolinfo)" calcext:value-type="string">
            <text:p><text:s/>\[\1\](core-api-ref-remote-procedure-calls-dash#section-getpoolinfo)</text:p>
          </table:table-cell>
          <table:table-cell table:number-columns-repeated="2"/>
          <table:table-cell table:formula="of:=IF([.E44]&lt;&gt;&quot;&quot;;&quot;-pe &quot;&quot;s~&quot;&amp;[.D44]&amp;&quot;~&quot;&amp;[.E44]&amp;&quot;~g;&quot;&quot; \&quot;;&quot;&quot;)" office:value-type="string" office:string-value="-pe &quot;s~ (\`getpoolinfo\` RPC[s]?)~ \[\1\](core-api-ref-remote-procedure-calls-dash#section-getpoolinfo)~g;&quot; \" calcext:value-type="string">
            <text:p>-pe "s~ (\`getpoolinfo\` RPC[s]?)~ \[\1\](core-api-ref-remote-procedure-calls-dash#section-getpoolinfo)~g;" \</text:p>
          </table:table-cell>
        </table:table-row>
        <table:table-row table:style-name="ro1">
          <table:table-cell office:value-type="string" calcext:value-type="string">
            <text:p>getprivatesendinfo</text:p>
          </table:table-cell>
          <table:table-cell office:value-type="string" calcext:value-type="string">
            <text:p>core-api-ref-remote-procedure-calls-dash</text:p>
          </table:table-cell>
          <table:table-cell/>
          <table:table-cell table:formula="of:=IF([.A45]&lt;&gt;&quot;&quot;;&quot; (\`&quot;&amp;[.A45]&amp;&quot;\` RPC[s]?)&quot;;&quot;&quot;)" office:value-type="string" office:string-value=" (\`getprivatesendinfo\` RPC[s]?)" calcext:value-type="string">
            <text:p><text:s/>(\`getprivatesendinfo\` RPC[s]?)</text:p>
          </table:table-cell>
          <table:table-cell table:formula="of:=IF([.B45]&lt;&gt;&quot;&quot;;&quot; \[\1\](&quot;&amp;[.B45]&amp;&quot;#section-&quot;&amp;[.A45]&amp;&quot;)&quot;;&quot;&quot;)" office:value-type="string" office:string-value=" \[\1\](core-api-ref-remote-procedure-calls-dash#section-getprivatesendinfo)" calcext:value-type="string">
            <text:p><text:s/>\[\1\](core-api-ref-remote-procedure-calls-dash#section-getprivatesendinfo)</text:p>
          </table:table-cell>
          <table:table-cell table:number-columns-repeated="2"/>
          <table:table-cell table:formula="of:=IF([.E45]&lt;&gt;&quot;&quot;;&quot;-pe &quot;&quot;s~&quot;&amp;[.D45]&amp;&quot;~&quot;&amp;[.E45]&amp;&quot;~g;&quot;&quot; \&quot;;&quot;&quot;)" office:value-type="string" office:string-value="-pe &quot;s~ (\`getprivatesendinfo\` RPC[s]?)~ \[\1\](core-api-ref-remote-procedure-calls-dash#section-getprivatesendinfo)~g;&quot; \" calcext:value-type="string">
            <text:p>-pe "s~ (\`getprivatesendinfo\` RPC[s]?)~ \[\1\](core-api-ref-remote-procedure-calls-dash#section-getprivatesendinfo)~g;" \</text:p>
          </table:table-cell>
        </table:table-row>
        <table:table-row table:style-name="ro1">
          <table:table-cell office:value-type="string" calcext:value-type="string">
            <text:p>getsuperblockbudget</text:p>
          </table:table-cell>
          <table:table-cell office:value-type="string" calcext:value-type="string">
            <text:p>core-api-ref-remote-procedure-calls-dash</text:p>
          </table:table-cell>
          <table:table-cell/>
          <table:table-cell table:formula="of:=IF([.A46]&lt;&gt;&quot;&quot;;&quot; (\`&quot;&amp;[.A46]&amp;&quot;\` RPC[s]?)&quot;;&quot;&quot;)" office:value-type="string" office:string-value=" (\`getsuperblockbudget\` RPC[s]?)" calcext:value-type="string">
            <text:p><text:s/>(\`getsuperblockbudget\` RPC[s]?)</text:p>
          </table:table-cell>
          <table:table-cell table:formula="of:=IF([.B46]&lt;&gt;&quot;&quot;;&quot; \[\1\](&quot;&amp;[.B46]&amp;&quot;#section-&quot;&amp;[.A46]&amp;&quot;)&quot;;&quot;&quot;)" office:value-type="string" office:string-value=" \[\1\](core-api-ref-remote-procedure-calls-dash#section-getsuperblockbudget)" calcext:value-type="string">
            <text:p><text:s/>\[\1\](core-api-ref-remote-procedure-calls-dash#section-getsuperblockbudget)</text:p>
          </table:table-cell>
          <table:table-cell table:number-columns-repeated="2"/>
          <table:table-cell table:formula="of:=IF([.E46]&lt;&gt;&quot;&quot;;&quot;-pe &quot;&quot;s~&quot;&amp;[.D46]&amp;&quot;~&quot;&amp;[.E46]&amp;&quot;~g;&quot;&quot; \&quot;;&quot;&quot;)" office:value-type="string" office:string-value="-pe &quot;s~ (\`getsuperblockbudget\` RPC[s]?)~ \[\1\](core-api-ref-remote-procedure-calls-dash#section-getsuperblockbudget)~g;&quot; \" calcext:value-type="string">
            <text:p>-pe "s~ (\`getsuperblockbudget\` RPC[s]?)~ \[\1\](core-api-ref-remote-procedure-calls-dash#section-getsuperblockbudget)~g;" \</text:p>
          </table:table-cell>
        </table:table-row>
        <table:table-row table:style-name="ro1">
          <table:table-cell office:value-type="string" calcext:value-type="string">
            <text:p>gobject</text:p>
          </table:table-cell>
          <table:table-cell office:value-type="string" calcext:value-type="string">
            <text:p>core-api-ref-remote-procedure-calls-dash</text:p>
          </table:table-cell>
          <table:table-cell/>
          <table:table-cell table:formula="of:=IF([.A47]&lt;&gt;&quot;&quot;;&quot; (\`&quot;&amp;[.A47]&amp;&quot;\` RPC[s]?)&quot;;&quot;&quot;)" office:value-type="string" office:string-value=" (\`gobject\` RPC[s]?)" calcext:value-type="string">
            <text:p><text:s/>(\`gobject\` RPC[s]?)</text:p>
          </table:table-cell>
          <table:table-cell table:formula="of:=IF([.B47]&lt;&gt;&quot;&quot;;&quot; \[\1\](&quot;&amp;[.B47]&amp;&quot;#section-&quot;&amp;[.A47]&amp;&quot;)&quot;;&quot;&quot;)" office:value-type="string" office:string-value=" \[\1\](core-api-ref-remote-procedure-calls-dash#section-gobject)" calcext:value-type="string">
            <text:p><text:s/>\[\1\](core-api-ref-remote-procedure-calls-dash#section-gobject)</text:p>
          </table:table-cell>
          <table:table-cell table:number-columns-repeated="2"/>
          <table:table-cell table:formula="of:=IF([.E47]&lt;&gt;&quot;&quot;;&quot;-pe &quot;&quot;s~&quot;&amp;[.D47]&amp;&quot;~&quot;&amp;[.E47]&amp;&quot;~g;&quot;&quot; \&quot;;&quot;&quot;)" office:value-type="string" office:string-value="-pe &quot;s~ (\`gobject\` RPC[s]?)~ \[\1\](core-api-ref-remote-procedure-calls-dash#section-gobject)~g;&quot; \" calcext:value-type="string">
            <text:p>-pe "s~ (\`gobject\` RPC[s]?)~ \[\1\](core-api-ref-remote-procedure-calls-dash#section-gobject)~g;" \</text:p>
          </table:table-cell>
        </table:table-row>
        <table:table-row table:style-name="ro1">
          <table:table-cell office:value-type="string" calcext:value-type="string">
            <text:p>masternode</text:p>
          </table:table-cell>
          <table:table-cell office:value-type="string" calcext:value-type="string">
            <text:p>core-api-ref-remote-procedure-calls-dash</text:p>
          </table:table-cell>
          <table:table-cell/>
          <table:table-cell table:formula="of:=IF([.A48]&lt;&gt;&quot;&quot;;&quot; (\`&quot;&amp;[.A48]&amp;&quot;\` RPC[s]?)&quot;;&quot;&quot;)" office:value-type="string" office:string-value=" (\`masternode\` RPC[s]?)" calcext:value-type="string">
            <text:p><text:s/>(\`masternode\` RPC[s]?)</text:p>
          </table:table-cell>
          <table:table-cell table:formula="of:=IF([.B48]&lt;&gt;&quot;&quot;;&quot; \[\1\](&quot;&amp;[.B48]&amp;&quot;#section-&quot;&amp;[.A48]&amp;&quot;)&quot;;&quot;&quot;)" office:value-type="string" office:string-value=" \[\1\](core-api-ref-remote-procedure-calls-dash#section-masternode)" calcext:value-type="string">
            <text:p><text:s/>\[\1\](core-api-ref-remote-procedure-calls-dash#section-masternode)</text:p>
          </table:table-cell>
          <table:table-cell table:number-columns-repeated="2"/>
          <table:table-cell table:formula="of:=IF([.E48]&lt;&gt;&quot;&quot;;&quot;-pe &quot;&quot;s~&quot;&amp;[.D48]&amp;&quot;~&quot;&amp;[.E48]&amp;&quot;~g;&quot;&quot; \&quot;;&quot;&quot;)" office:value-type="string" office:string-value="-pe &quot;s~ (\`masternode\` RPC[s]?)~ \[\1\](core-api-ref-remote-procedure-calls-dash#section-masternode)~g;&quot; \" calcext:value-type="string">
            <text:p>-pe "s~ (\`masternode\` RPC[s]?)~ \[\1\](core-api-ref-remote-procedure-calls-dash#section-masternode)~g;" \</text:p>
          </table:table-cell>
        </table:table-row>
        <table:table-row table:style-name="ro1">
          <table:table-cell office:value-type="string" calcext:value-type="string">
            <text:p>masternodelist</text:p>
          </table:table-cell>
          <table:table-cell office:value-type="string" calcext:value-type="string">
            <text:p>core-api-ref-remote-procedure-calls-dash</text:p>
          </table:table-cell>
          <table:table-cell/>
          <table:table-cell table:formula="of:=IF([.A49]&lt;&gt;&quot;&quot;;&quot; (\`&quot;&amp;[.A49]&amp;&quot;\` RPC[s]?)&quot;;&quot;&quot;)" office:value-type="string" office:string-value=" (\`masternodelist\` RPC[s]?)" calcext:value-type="string">
            <text:p><text:s/>(\`masternodelist\` RPC[s]?)</text:p>
          </table:table-cell>
          <table:table-cell table:formula="of:=IF([.B49]&lt;&gt;&quot;&quot;;&quot; \[\1\](&quot;&amp;[.B49]&amp;&quot;#section-&quot;&amp;[.A49]&amp;&quot;)&quot;;&quot;&quot;)" office:value-type="string" office:string-value=" \[\1\](core-api-ref-remote-procedure-calls-dash#section-masternodelist)" calcext:value-type="string">
            <text:p><text:s/>\[\1\](core-api-ref-remote-procedure-calls-dash#section-masternodelist)</text:p>
          </table:table-cell>
          <table:table-cell table:number-columns-repeated="2"/>
          <table:table-cell table:formula="of:=IF([.E49]&lt;&gt;&quot;&quot;;&quot;-pe &quot;&quot;s~&quot;&amp;[.D49]&amp;&quot;~&quot;&amp;[.E49]&amp;&quot;~g;&quot;&quot; \&quot;;&quot;&quot;)" office:value-type="string" office:string-value="-pe &quot;s~ (\`masternodelist\` RPC[s]?)~ \[\1\](core-api-ref-remote-procedure-calls-dash#section-masternodelist)~g;&quot; \" calcext:value-type="string">
            <text:p>-pe "s~ (\`masternodelist\` RPC[s]?)~ \[\1\](core-api-ref-remote-procedure-calls-dash#section-masternodelist)~g;" \</text:p>
          </table:table-cell>
        </table:table-row>
        <table:table-row table:style-name="ro1">
          <table:table-cell office:value-type="string" calcext:value-type="string">
            <text:p>mnsync</text:p>
          </table:table-cell>
          <table:table-cell office:value-type="string" calcext:value-type="string">
            <text:p>core-api-ref-remote-procedure-calls-dash</text:p>
          </table:table-cell>
          <table:table-cell/>
          <table:table-cell table:formula="of:=IF([.A50]&lt;&gt;&quot;&quot;;&quot; (\`&quot;&amp;[.A50]&amp;&quot;\` RPC[s]?)&quot;;&quot;&quot;)" office:value-type="string" office:string-value=" (\`mnsync\` RPC[s]?)" calcext:value-type="string">
            <text:p><text:s/>(\`mnsync\` RPC[s]?)</text:p>
          </table:table-cell>
          <table:table-cell table:formula="of:=IF([.B50]&lt;&gt;&quot;&quot;;&quot; \[\1\](&quot;&amp;[.B50]&amp;&quot;#section-&quot;&amp;[.A50]&amp;&quot;)&quot;;&quot;&quot;)" office:value-type="string" office:string-value=" \[\1\](core-api-ref-remote-procedure-calls-dash#section-mnsync)" calcext:value-type="string">
            <text:p><text:s/>\[\1\](core-api-ref-remote-procedure-calls-dash#section-mnsync)</text:p>
          </table:table-cell>
          <table:table-cell table:number-columns-repeated="2"/>
          <table:table-cell table:formula="of:=IF([.E50]&lt;&gt;&quot;&quot;;&quot;-pe &quot;&quot;s~&quot;&amp;[.D50]&amp;&quot;~&quot;&amp;[.E50]&amp;&quot;~g;&quot;&quot; \&quot;;&quot;&quot;)" office:value-type="string" office:string-value="-pe &quot;s~ (\`mnsync\` RPC[s]?)~ \[\1\](core-api-ref-remote-procedure-calls-dash#section-mnsync)~g;&quot; \" calcext:value-type="string">
            <text:p>-pe "s~ (\`mnsync\` RPC[s]?)~ \[\1\](core-api-ref-remote-procedure-calls-dash#section-mnsync)~g;" \</text:p>
          </table:table-cell>
        </table:table-row>
        <table:table-row table:style-name="ro1">
          <table:table-cell office:value-type="string" calcext:value-type="string">
            <text:p>privatesend</text:p>
          </table:table-cell>
          <table:table-cell office:value-type="string" calcext:value-type="string">
            <text:p>core-api-ref-remote-procedure-calls-dash</text:p>
          </table:table-cell>
          <table:table-cell/>
          <table:table-cell table:formula="of:=IF([.A51]&lt;&gt;&quot;&quot;;&quot; (\`&quot;&amp;[.A51]&amp;&quot;\` RPC[s]?)&quot;;&quot;&quot;)" office:value-type="string" office:string-value=" (\`privatesend\` RPC[s]?)" calcext:value-type="string">
            <text:p><text:s/>(\`privatesend\` RPC[s]?)</text:p>
          </table:table-cell>
          <table:table-cell table:formula="of:=IF([.B51]&lt;&gt;&quot;&quot;;&quot; \[\1\](&quot;&amp;[.B51]&amp;&quot;#section-&quot;&amp;[.A51]&amp;&quot;)&quot;;&quot;&quot;)" office:value-type="string" office:string-value=" \[\1\](core-api-ref-remote-procedure-calls-dash#section-privatesend)" calcext:value-type="string">
            <text:p><text:s/>\[\1\](core-api-ref-remote-procedure-calls-dash#section-privatesend)</text:p>
          </table:table-cell>
          <table:table-cell table:number-columns-repeated="2"/>
          <table:table-cell table:formula="of:=IF([.E51]&lt;&gt;&quot;&quot;;&quot;-pe &quot;&quot;s~&quot;&amp;[.D51]&amp;&quot;~&quot;&amp;[.E51]&amp;&quot;~g;&quot;&quot; \&quot;;&quot;&quot;)" office:value-type="string" office:string-value="-pe &quot;s~ (\`privatesend\` RPC[s]?)~ \[\1\](core-api-ref-remote-procedure-calls-dash#section-privatesend)~g;&quot; \" calcext:value-type="string">
            <text:p>-pe "s~ (\`privatesend\` RPC[s]?)~ \[\1\](core-api-ref-remote-procedure-calls-dash#section-privatesend)~g;" \</text:p>
          </table:table-cell>
        </table:table-row>
        <table:table-row table:style-name="ro1">
          <table:table-cell office:value-type="string" calcext:value-type="string">
            <text:p>spork</text:p>
          </table:table-cell>
          <table:table-cell office:value-type="string" calcext:value-type="string">
            <text:p>core-api-ref-remote-procedure-calls-dash</text:p>
          </table:table-cell>
          <table:table-cell/>
          <table:table-cell table:formula="of:=IF([.A52]&lt;&gt;&quot;&quot;;&quot; (\`&quot;&amp;[.A52]&amp;&quot;\` RPC[s]?)&quot;;&quot;&quot;)" office:value-type="string" office:string-value=" (\`spork\` RPC[s]?)" calcext:value-type="string">
            <text:p><text:s/>(\`spork\` RPC[s]?)</text:p>
          </table:table-cell>
          <table:table-cell table:formula="of:=IF([.B52]&lt;&gt;&quot;&quot;;&quot; \[\1\](&quot;&amp;[.B52]&amp;&quot;#section-&quot;&amp;[.A52]&amp;&quot;)&quot;;&quot;&quot;)" office:value-type="string" office:string-value=" \[\1\](core-api-ref-remote-procedure-calls-dash#section-spork)" calcext:value-type="string">
            <text:p><text:s/>\[\1\](core-api-ref-remote-procedure-calls-dash#section-spork)</text:p>
          </table:table-cell>
          <table:table-cell table:number-columns-repeated="2"/>
          <table:table-cell table:formula="of:=IF([.E52]&lt;&gt;&quot;&quot;;&quot;-pe &quot;&quot;s~&quot;&amp;[.D52]&amp;&quot;~&quot;&amp;[.E52]&amp;&quot;~g;&quot;&quot; \&quot;;&quot;&quot;)" office:value-type="string" office:string-value="-pe &quot;s~ (\`spork\` RPC[s]?)~ \[\1\](core-api-ref-remote-procedure-calls-dash#section-spork)~g;&quot; \" calcext:value-type="string">
            <text:p>-pe "s~ (\`spork\` RPC[s]?)~ \[\1\](core-api-ref-remote-procedure-calls-dash#section-spork)~g;" \</text:p>
          </table:table-cell>
        </table:table-row>
        <table:table-row table:style-name="ro1">
          <table:table-cell office:value-type="string" calcext:value-type="string">
            <text:p>voteraw</text:p>
          </table:table-cell>
          <table:table-cell office:value-type="string" calcext:value-type="string">
            <text:p>core-api-ref-remote-procedure-calls-dash</text:p>
          </table:table-cell>
          <table:table-cell/>
          <table:table-cell table:formula="of:=IF([.A53]&lt;&gt;&quot;&quot;;&quot; (\`&quot;&amp;[.A53]&amp;&quot;\` RPC[s]?)&quot;;&quot;&quot;)" office:value-type="string" office:string-value=" (\`voteraw\` RPC[s]?)" calcext:value-type="string">
            <text:p><text:s/>(\`voteraw\` RPC[s]?)</text:p>
          </table:table-cell>
          <table:table-cell table:formula="of:=IF([.B53]&lt;&gt;&quot;&quot;;&quot; \[\1\](&quot;&amp;[.B53]&amp;&quot;#section-&quot;&amp;[.A53]&amp;&quot;)&quot;;&quot;&quot;)" office:value-type="string" office:string-value=" \[\1\](core-api-ref-remote-procedure-calls-dash#section-voteraw)" calcext:value-type="string">
            <text:p><text:s/>\[\1\](core-api-ref-remote-procedure-calls-dash#section-voteraw)</text:p>
          </table:table-cell>
          <table:table-cell table:number-columns-repeated="2"/>
          <table:table-cell table:formula="of:=IF([.E53]&lt;&gt;&quot;&quot;;&quot;-pe &quot;&quot;s~&quot;&amp;[.D53]&amp;&quot;~&quot;&amp;[.E53]&amp;&quot;~g;&quot;&quot; \&quot;;&quot;&quot;)" office:value-type="string" office:string-value="-pe &quot;s~ (\`voteraw\` RPC[s]?)~ \[\1\](core-api-ref-remote-procedure-calls-dash#section-voteraw)~g;&quot; \" calcext:value-type="string">
            <text:p>-pe "s~ (\`voteraw\` RPC[s]?)~ \[\1\](core-api-ref-remote-procedure-calls-dash#section-voteraw)~g;" \</text:p>
          </table:table-cell>
        </table:table-row>
        <table:table-row table:style-name="ro1">
          <table:table-cell office:value-type="string" calcext:value-type="string">
            <text:p>bls</text:p>
          </table:table-cell>
          <table:table-cell office:value-type="string" calcext:value-type="string">
            <text:p>core-api-ref-remote-procedure-calls-evolution</text:p>
          </table:table-cell>
          <table:table-cell/>
          <table:table-cell table:formula="of:=IF([.A54]&lt;&gt;&quot;&quot;;&quot; (\`&quot;&amp;[.A54]&amp;&quot;\` RPC[s]?)&quot;;&quot;&quot;)" office:value-type="string" office:string-value=" (\`bls\` RPC[s]?)" calcext:value-type="string">
            <text:p><text:s/>(\`bls\` RPC[s]?)</text:p>
          </table:table-cell>
          <table:table-cell table:formula="of:=IF([.B54]&lt;&gt;&quot;&quot;;&quot; \[\1\](&quot;&amp;[.B54]&amp;&quot;#section-&quot;&amp;[.A54]&amp;&quot;)&quot;;&quot;&quot;)" office:value-type="string" office:string-value=" \[\1\](core-api-ref-remote-procedure-calls-evolution#section-bls)" calcext:value-type="string">
            <text:p><text:s/>\[\1\](core-api-ref-remote-procedure-calls-evolution#section-bls)</text:p>
          </table:table-cell>
          <table:table-cell table:number-columns-repeated="2"/>
          <table:table-cell table:formula="of:=IF([.E54]&lt;&gt;&quot;&quot;;&quot;-pe &quot;&quot;s~&quot;&amp;[.D54]&amp;&quot;~&quot;&amp;[.E54]&amp;&quot;~g;&quot;&quot; \&quot;;&quot;&quot;)" office:value-type="string" office:string-value="-pe &quot;s~ (\`bls\` RPC[s]?)~ \[\1\](core-api-ref-remote-procedure-calls-evolution#section-bls)~g;&quot; \" calcext:value-type="string">
            <text:p>-pe "s~ (\`bls\` RPC[s]?)~ \[\1\](core-api-ref-remote-procedure-calls-evolution#section-bls)~g;" \</text:p>
          </table:table-cell>
        </table:table-row>
        <table:table-row table:style-name="ro1">
          <table:table-cell office:value-type="string" calcext:value-type="string">
            <text:p>protx</text:p>
          </table:table-cell>
          <table:table-cell office:value-type="string" calcext:value-type="string">
            <text:p>core-api-ref-remote-procedure-calls-evolution</text:p>
          </table:table-cell>
          <table:table-cell/>
          <table:table-cell table:formula="of:=IF([.A55]&lt;&gt;&quot;&quot;;&quot; (\`&quot;&amp;[.A55]&amp;&quot;\` RPC[s]?)&quot;;&quot;&quot;)" office:value-type="string" office:string-value=" (\`protx\` RPC[s]?)" calcext:value-type="string">
            <text:p><text:s/>(\`protx\` RPC[s]?)</text:p>
          </table:table-cell>
          <table:table-cell table:formula="of:=IF([.B55]&lt;&gt;&quot;&quot;;&quot; \[\1\](&quot;&amp;[.B55]&amp;&quot;#section-&quot;&amp;[.A55]&amp;&quot;)&quot;;&quot;&quot;)" office:value-type="string" office:string-value=" \[\1\](core-api-ref-remote-procedure-calls-evolution#section-protx)" calcext:value-type="string">
            <text:p><text:s/>\[\1\](core-api-ref-remote-procedure-calls-evolution#section-protx)</text:p>
          </table:table-cell>
          <table:table-cell table:number-columns-repeated="2"/>
          <table:table-cell table:formula="of:=IF([.E55]&lt;&gt;&quot;&quot;;&quot;-pe &quot;&quot;s~&quot;&amp;[.D55]&amp;&quot;~&quot;&amp;[.E55]&amp;&quot;~g;&quot;&quot; \&quot;;&quot;&quot;)" office:value-type="string" office:string-value="-pe &quot;s~ (\`protx\` RPC[s]?)~ \[\1\](core-api-ref-remote-procedure-calls-evolution#section-protx)~g;&quot; \" calcext:value-type="string">
            <text:p>-pe "s~ (\`protx\` RPC[s]?)~ \[\1\](core-api-ref-remote-procedure-calls-evolution#section-protx)~g;" \</text:p>
          </table:table-cell>
        </table:table-row>
        <table:table-row table:style-name="ro1">
          <table:table-cell office:value-type="string" calcext:value-type="string">
            <text:p>quorum</text:p>
          </table:table-cell>
          <table:table-cell office:value-type="string" calcext:value-type="string">
            <text:p>core-api-ref-remote-procedure-calls-evolution</text:p>
          </table:table-cell>
          <table:table-cell/>
          <table:table-cell table:formula="of:=IF([.A56]&lt;&gt;&quot;&quot;;&quot; (\`&quot;&amp;[.A56]&amp;&quot;\` RPC[s]?)&quot;;&quot;&quot;)" office:value-type="string" office:string-value=" (\`quorum\` RPC[s]?)" calcext:value-type="string">
            <text:p><text:s/>(\`quorum\` RPC[s]?)</text:p>
          </table:table-cell>
          <table:table-cell table:formula="of:=IF([.B56]&lt;&gt;&quot;&quot;;&quot; \[\1\](&quot;&amp;[.B56]&amp;&quot;#section-&quot;&amp;[.A56]&amp;&quot;)&quot;;&quot;&quot;)" office:value-type="string" office:string-value=" \[\1\](core-api-ref-remote-procedure-calls-evolution#section-quorum)" calcext:value-type="string">
            <text:p><text:s/>\[\1\](core-api-ref-remote-procedure-calls-evolution#section-quorum)</text:p>
          </table:table-cell>
          <table:table-cell table:number-columns-repeated="2"/>
          <table:table-cell table:formula="of:=IF([.E56]&lt;&gt;&quot;&quot;;&quot;-pe &quot;&quot;s~&quot;&amp;[.D56]&amp;&quot;~&quot;&amp;[.E56]&amp;&quot;~g;&quot;&quot; \&quot;;&quot;&quot;)" office:value-type="string" office:string-value="-pe &quot;s~ (\`quorum\` RPC[s]?)~ \[\1\](core-api-ref-remote-procedure-calls-evolution#section-quorum)~g;&quot; \" calcext:value-type="string">
            <text:p>-pe "s~ (\`quorum\` RPC[s]?)~ \[\1\](core-api-ref-remote-procedure-calls-evolution#section-quorum)~g;" \</text:p>
          </table:table-cell>
        </table:table-row>
        <table:table-row table:style-name="ro1">
          <table:table-cell office:value-type="string" calcext:value-type="string">
            <text:p>generate</text:p>
          </table:table-cell>
          <table:table-cell office:value-type="string" calcext:value-type="string">
            <text:p>core-api-ref-remote-procedure-calls-generating</text:p>
          </table:table-cell>
          <table:table-cell/>
          <table:table-cell table:formula="of:=IF([.A57]&lt;&gt;&quot;&quot;;&quot; (\`&quot;&amp;[.A57]&amp;&quot;\` RPC[s]?)&quot;;&quot;&quot;)" office:value-type="string" office:string-value=" (\`generate\` RPC[s]?)" calcext:value-type="string">
            <text:p><text:s/>(\`generate\` RPC[s]?)</text:p>
          </table:table-cell>
          <table:table-cell table:formula="of:=IF([.B57]&lt;&gt;&quot;&quot;;&quot; \[\1\](&quot;&amp;[.B57]&amp;&quot;#section-&quot;&amp;[.A57]&amp;&quot;)&quot;;&quot;&quot;)" office:value-type="string" office:string-value=" \[\1\](core-api-ref-remote-procedure-calls-generating#section-generate)" calcext:value-type="string">
            <text:p><text:s/>\[\1\](core-api-ref-remote-procedure-calls-generating#section-generate)</text:p>
          </table:table-cell>
          <table:table-cell table:number-columns-repeated="2"/>
          <table:table-cell table:formula="of:=IF([.E57]&lt;&gt;&quot;&quot;;&quot;-pe &quot;&quot;s~&quot;&amp;[.D57]&amp;&quot;~&quot;&amp;[.E57]&amp;&quot;~g;&quot;&quot; \&quot;;&quot;&quot;)" office:value-type="string" office:string-value="-pe &quot;s~ (\`generate\` RPC[s]?)~ \[\1\](core-api-ref-remote-procedure-calls-generating#section-generate)~g;&quot; \" calcext:value-type="string">
            <text:p>-pe "s~ (\`generate\` RPC[s]?)~ \[\1\](core-api-ref-remote-procedure-calls-generating#section-generate)~g;" \</text:p>
          </table:table-cell>
        </table:table-row>
        <table:table-row table:style-name="ro1">
          <table:table-cell office:value-type="string" calcext:value-type="string">
            <text:p>generatetoaddress</text:p>
          </table:table-cell>
          <table:table-cell office:value-type="string" calcext:value-type="string">
            <text:p>core-api-ref-remote-procedure-calls-generating</text:p>
          </table:table-cell>
          <table:table-cell/>
          <table:table-cell table:formula="of:=IF([.A58]&lt;&gt;&quot;&quot;;&quot; (\`&quot;&amp;[.A58]&amp;&quot;\` RPC[s]?)&quot;;&quot;&quot;)" office:value-type="string" office:string-value=" (\`generatetoaddress\` RPC[s]?)" calcext:value-type="string">
            <text:p><text:s/>(\`generatetoaddress\` RPC[s]?)</text:p>
          </table:table-cell>
          <table:table-cell table:formula="of:=IF([.B58]&lt;&gt;&quot;&quot;;&quot; \[\1\](&quot;&amp;[.B58]&amp;&quot;#section-&quot;&amp;[.A58]&amp;&quot;)&quot;;&quot;&quot;)" office:value-type="string" office:string-value=" \[\1\](core-api-ref-remote-procedure-calls-generating#section-generatetoaddress)" calcext:value-type="string">
            <text:p><text:s/>\[\1\](core-api-ref-remote-procedure-calls-generating#section-generatetoaddress)</text:p>
          </table:table-cell>
          <table:table-cell table:number-columns-repeated="2"/>
          <table:table-cell table:formula="of:=IF([.E58]&lt;&gt;&quot;&quot;;&quot;-pe &quot;&quot;s~&quot;&amp;[.D58]&amp;&quot;~&quot;&amp;[.E58]&amp;&quot;~g;&quot;&quot; \&quot;;&quot;&quot;)" office:value-type="string" office:string-value="-pe &quot;s~ (\`generatetoaddress\` RPC[s]?)~ \[\1\](core-api-ref-remote-procedure-calls-generating#section-generatetoaddress)~g;&quot; \" calcext:value-type="string">
            <text:p>-pe "s~ (\`generatetoaddress\` RPC[s]?)~ \[\1\](core-api-ref-remote-procedure-calls-generating#section-generatetoaddress)~g;" \</text:p>
          </table:table-cell>
        </table:table-row>
        <table:table-row table:style-name="ro1">
          <table:table-cell office:value-type="string" calcext:value-type="string">
            <text:p>getblocktemplate</text:p>
          </table:table-cell>
          <table:table-cell office:value-type="string" calcext:value-type="string">
            <text:p>core-api-ref-remote-procedure-calls-mining</text:p>
          </table:table-cell>
          <table:table-cell/>
          <table:table-cell table:formula="of:=IF([.A59]&lt;&gt;&quot;&quot;;&quot; (\`&quot;&amp;[.A59]&amp;&quot;\` RPC[s]?)&quot;;&quot;&quot;)" office:value-type="string" office:string-value=" (\`getblocktemplate\` RPC[s]?)" calcext:value-type="string">
            <text:p><text:s/>(\`getblocktemplate\` RPC[s]?)</text:p>
          </table:table-cell>
          <table:table-cell table:formula="of:=IF([.B59]&lt;&gt;&quot;&quot;;&quot; \[\1\](&quot;&amp;[.B59]&amp;&quot;#section-&quot;&amp;[.A59]&amp;&quot;)&quot;;&quot;&quot;)" office:value-type="string" office:string-value=" \[\1\](core-api-ref-remote-procedure-calls-mining#section-getblocktemplate)" calcext:value-type="string">
            <text:p><text:s/>\[\1\](core-api-ref-remote-procedure-calls-mining#section-getblocktemplate)</text:p>
          </table:table-cell>
          <table:table-cell table:number-columns-repeated="2"/>
          <table:table-cell table:formula="of:=IF([.E59]&lt;&gt;&quot;&quot;;&quot;-pe &quot;&quot;s~&quot;&amp;[.D59]&amp;&quot;~&quot;&amp;[.E59]&amp;&quot;~g;&quot;&quot; \&quot;;&quot;&quot;)" office:value-type="string" office:string-value="-pe &quot;s~ (\`getblocktemplate\` RPC[s]?)~ \[\1\](core-api-ref-remote-procedure-calls-mining#section-getblocktemplate)~g;&quot; \" calcext:value-type="string">
            <text:p>-pe "s~ (\`getblocktemplate\` RPC[s]?)~ \[\1\](core-api-ref-remote-procedure-calls-mining#section-getblocktemplate)~g;" \</text:p>
          </table:table-cell>
        </table:table-row>
        <table:table-row table:style-name="ro1">
          <table:table-cell office:value-type="string" calcext:value-type="string">
            <text:p>getmininginfo</text:p>
          </table:table-cell>
          <table:table-cell office:value-type="string" calcext:value-type="string">
            <text:p>core-api-ref-remote-procedure-calls-mining</text:p>
          </table:table-cell>
          <table:table-cell/>
          <table:table-cell table:formula="of:=IF([.A60]&lt;&gt;&quot;&quot;;&quot; (\`&quot;&amp;[.A60]&amp;&quot;\` RPC[s]?)&quot;;&quot;&quot;)" office:value-type="string" office:string-value=" (\`getmininginfo\` RPC[s]?)" calcext:value-type="string">
            <text:p><text:s/>(\`getmininginfo\` RPC[s]?)</text:p>
          </table:table-cell>
          <table:table-cell table:formula="of:=IF([.B60]&lt;&gt;&quot;&quot;;&quot; \[\1\](&quot;&amp;[.B60]&amp;&quot;#section-&quot;&amp;[.A60]&amp;&quot;)&quot;;&quot;&quot;)" office:value-type="string" office:string-value=" \[\1\](core-api-ref-remote-procedure-calls-mining#section-getmininginfo)" calcext:value-type="string">
            <text:p><text:s/>\[\1\](core-api-ref-remote-procedure-calls-mining#section-getmininginfo)</text:p>
          </table:table-cell>
          <table:table-cell table:number-columns-repeated="2"/>
          <table:table-cell table:formula="of:=IF([.E60]&lt;&gt;&quot;&quot;;&quot;-pe &quot;&quot;s~&quot;&amp;[.D60]&amp;&quot;~&quot;&amp;[.E60]&amp;&quot;~g;&quot;&quot; \&quot;;&quot;&quot;)" office:value-type="string" office:string-value="-pe &quot;s~ (\`getmininginfo\` RPC[s]?)~ \[\1\](core-api-ref-remote-procedure-calls-mining#section-getmininginfo)~g;&quot; \" calcext:value-type="string">
            <text:p>-pe "s~ (\`getmininginfo\` RPC[s]?)~ \[\1\](core-api-ref-remote-procedure-calls-mining#section-getmininginfo)~g;" \</text:p>
          </table:table-cell>
        </table:table-row>
        <table:table-row table:style-name="ro1">
          <table:table-cell office:value-type="string" calcext:value-type="string">
            <text:p>getnetworkhashps</text:p>
          </table:table-cell>
          <table:table-cell office:value-type="string" calcext:value-type="string">
            <text:p>core-api-ref-remote-procedure-calls-mining</text:p>
          </table:table-cell>
          <table:table-cell/>
          <table:table-cell table:formula="of:=IF([.A61]&lt;&gt;&quot;&quot;;&quot; (\`&quot;&amp;[.A61]&amp;&quot;\` RPC[s]?)&quot;;&quot;&quot;)" office:value-type="string" office:string-value=" (\`getnetworkhashps\` RPC[s]?)" calcext:value-type="string">
            <text:p><text:s/>(\`getnetworkhashps\` RPC[s]?)</text:p>
          </table:table-cell>
          <table:table-cell table:formula="of:=IF([.B61]&lt;&gt;&quot;&quot;;&quot; \[\1\](&quot;&amp;[.B61]&amp;&quot;#section-&quot;&amp;[.A61]&amp;&quot;)&quot;;&quot;&quot;)" office:value-type="string" office:string-value=" \[\1\](core-api-ref-remote-procedure-calls-mining#section-getnetworkhashps)" calcext:value-type="string">
            <text:p><text:s/>\[\1\](core-api-ref-remote-procedure-calls-mining#section-getnetworkhashps)</text:p>
          </table:table-cell>
          <table:table-cell table:number-columns-repeated="2"/>
          <table:table-cell table:formula="of:=IF([.E61]&lt;&gt;&quot;&quot;;&quot;-pe &quot;&quot;s~&quot;&amp;[.D61]&amp;&quot;~&quot;&amp;[.E61]&amp;&quot;~g;&quot;&quot; \&quot;;&quot;&quot;)" office:value-type="string" office:string-value="-pe &quot;s~ (\`getnetworkhashps\` RPC[s]?)~ \[\1\](core-api-ref-remote-procedure-calls-mining#section-getnetworkhashps)~g;&quot; \" calcext:value-type="string">
            <text:p>-pe "s~ (\`getnetworkhashps\` RPC[s]?)~ \[\1\](core-api-ref-remote-procedure-calls-mining#section-getnetworkhashps)~g;" \</text:p>
          </table:table-cell>
        </table:table-row>
        <table:table-row table:style-name="ro1">
          <table:table-cell office:value-type="string" calcext:value-type="string">
            <text:p>prioritisetransaction</text:p>
          </table:table-cell>
          <table:table-cell office:value-type="string" calcext:value-type="string">
            <text:p>core-api-ref-remote-procedure-calls-mining</text:p>
          </table:table-cell>
          <table:table-cell/>
          <table:table-cell table:formula="of:=IF([.A62]&lt;&gt;&quot;&quot;;&quot; (\`&quot;&amp;[.A62]&amp;&quot;\` RPC[s]?)&quot;;&quot;&quot;)" office:value-type="string" office:string-value=" (\`prioritisetransaction\` RPC[s]?)" calcext:value-type="string">
            <text:p><text:s/>(\`prioritisetransaction\` RPC[s]?)</text:p>
          </table:table-cell>
          <table:table-cell table:formula="of:=IF([.B62]&lt;&gt;&quot;&quot;;&quot; \[\1\](&quot;&amp;[.B62]&amp;&quot;#section-&quot;&amp;[.A62]&amp;&quot;)&quot;;&quot;&quot;)" office:value-type="string" office:string-value=" \[\1\](core-api-ref-remote-procedure-calls-mining#section-prioritisetransaction)" calcext:value-type="string">
            <text:p><text:s/>\[\1\](core-api-ref-remote-procedure-calls-mining#section-prioritisetransaction)</text:p>
          </table:table-cell>
          <table:table-cell table:number-columns-repeated="2"/>
          <table:table-cell table:formula="of:=IF([.E62]&lt;&gt;&quot;&quot;;&quot;-pe &quot;&quot;s~&quot;&amp;[.D62]&amp;&quot;~&quot;&amp;[.E62]&amp;&quot;~g;&quot;&quot; \&quot;;&quot;&quot;)" office:value-type="string" office:string-value="-pe &quot;s~ (\`prioritisetransaction\` RPC[s]?)~ \[\1\](core-api-ref-remote-procedure-calls-mining#section-prioritisetransaction)~g;&quot; \" calcext:value-type="string">
            <text:p>-pe "s~ (\`prioritisetransaction\` RPC[s]?)~ \[\1\](core-api-ref-remote-procedure-calls-mining#section-prioritisetransaction)~g;" \</text:p>
          </table:table-cell>
        </table:table-row>
        <table:table-row table:style-name="ro1">
          <table:table-cell office:value-type="string" calcext:value-type="string">
            <text:p>submitblock</text:p>
          </table:table-cell>
          <table:table-cell office:value-type="string" calcext:value-type="string">
            <text:p>core-api-ref-remote-procedure-calls-mining</text:p>
          </table:table-cell>
          <table:table-cell/>
          <table:table-cell table:formula="of:=IF([.A63]&lt;&gt;&quot;&quot;;&quot; (\`&quot;&amp;[.A63]&amp;&quot;\` RPC[s]?)&quot;;&quot;&quot;)" office:value-type="string" office:string-value=" (\`submitblock\` RPC[s]?)" calcext:value-type="string">
            <text:p><text:s/>(\`submitblock\` RPC[s]?)</text:p>
          </table:table-cell>
          <table:table-cell table:formula="of:=IF([.B63]&lt;&gt;&quot;&quot;;&quot; \[\1\](&quot;&amp;[.B63]&amp;&quot;#section-&quot;&amp;[.A63]&amp;&quot;)&quot;;&quot;&quot;)" office:value-type="string" office:string-value=" \[\1\](core-api-ref-remote-procedure-calls-mining#section-submitblock)" calcext:value-type="string">
            <text:p><text:s/>\[\1\](core-api-ref-remote-procedure-calls-mining#section-submitblock)</text:p>
          </table:table-cell>
          <table:table-cell table:number-columns-repeated="2"/>
          <table:table-cell table:formula="of:=IF([.E63]&lt;&gt;&quot;&quot;;&quot;-pe &quot;&quot;s~&quot;&amp;[.D63]&amp;&quot;~&quot;&amp;[.E63]&amp;&quot;~g;&quot;&quot; \&quot;;&quot;&quot;)" office:value-type="string" office:string-value="-pe &quot;s~ (\`submitblock\` RPC[s]?)~ \[\1\](core-api-ref-remote-procedure-calls-mining#section-submitblock)~g;&quot; \" calcext:value-type="string">
            <text:p>-pe "s~ (\`submitblock\` RPC[s]?)~ \[\1\](core-api-ref-remote-procedure-calls-mining#section-submitblock)~g;" \</text:p>
          </table:table-cell>
        </table:table-row>
        <table:table-row table:style-name="ro1">
          <table:table-cell office:value-type="string" calcext:value-type="string">
            <text:p>addnode</text:p>
          </table:table-cell>
          <table:table-cell office:value-type="string" calcext:value-type="string">
            <text:p>core-api-ref-remote-procedure-calls-network</text:p>
          </table:table-cell>
          <table:table-cell/>
          <table:table-cell table:formula="of:=IF([.A64]&lt;&gt;&quot;&quot;;&quot; (\`&quot;&amp;[.A64]&amp;&quot;\` RPC[s]?)&quot;;&quot;&quot;)" office:value-type="string" office:string-value=" (\`addnode\` RPC[s]?)" calcext:value-type="string">
            <text:p><text:s/>(\`addnode\` RPC[s]?)</text:p>
          </table:table-cell>
          <table:table-cell table:formula="of:=IF([.B64]&lt;&gt;&quot;&quot;;&quot; \[\1\](&quot;&amp;[.B64]&amp;&quot;#section-&quot;&amp;[.A64]&amp;&quot;)&quot;;&quot;&quot;)" office:value-type="string" office:string-value=" \[\1\](core-api-ref-remote-procedure-calls-network#section-addnode)" calcext:value-type="string">
            <text:p><text:s/>\[\1\](core-api-ref-remote-procedure-calls-network#section-addnode)</text:p>
          </table:table-cell>
          <table:table-cell table:number-columns-repeated="2"/>
          <table:table-cell table:formula="of:=IF([.E64]&lt;&gt;&quot;&quot;;&quot;-pe &quot;&quot;s~&quot;&amp;[.D64]&amp;&quot;~&quot;&amp;[.E64]&amp;&quot;~g;&quot;&quot; \&quot;;&quot;&quot;)" office:value-type="string" office:string-value="-pe &quot;s~ (\`addnode\` RPC[s]?)~ \[\1\](core-api-ref-remote-procedure-calls-network#section-addnode)~g;&quot; \" calcext:value-type="string">
            <text:p>-pe "s~ (\`addnode\` RPC[s]?)~ \[\1\](core-api-ref-remote-procedure-calls-network#section-addnode)~g;" \</text:p>
          </table:table-cell>
        </table:table-row>
        <table:table-row table:style-name="ro1">
          <table:table-cell office:value-type="string" calcext:value-type="string">
            <text:p>clearbanned</text:p>
          </table:table-cell>
          <table:table-cell office:value-type="string" calcext:value-type="string">
            <text:p>core-api-ref-remote-procedure-calls-network</text:p>
          </table:table-cell>
          <table:table-cell/>
          <table:table-cell table:formula="of:=IF([.A65]&lt;&gt;&quot;&quot;;&quot; (\`&quot;&amp;[.A65]&amp;&quot;\` RPC[s]?)&quot;;&quot;&quot;)" office:value-type="string" office:string-value=" (\`clearbanned\` RPC[s]?)" calcext:value-type="string">
            <text:p><text:s/>(\`clearbanned\` RPC[s]?)</text:p>
          </table:table-cell>
          <table:table-cell table:formula="of:=IF([.B65]&lt;&gt;&quot;&quot;;&quot; \[\1\](&quot;&amp;[.B65]&amp;&quot;#section-&quot;&amp;[.A65]&amp;&quot;)&quot;;&quot;&quot;)" office:value-type="string" office:string-value=" \[\1\](core-api-ref-remote-procedure-calls-network#section-clearbanned)" calcext:value-type="string">
            <text:p><text:s/>\[\1\](core-api-ref-remote-procedure-calls-network#section-clearbanned)</text:p>
          </table:table-cell>
          <table:table-cell table:number-columns-repeated="2"/>
          <table:table-cell table:formula="of:=IF([.E65]&lt;&gt;&quot;&quot;;&quot;-pe &quot;&quot;s~&quot;&amp;[.D65]&amp;&quot;~&quot;&amp;[.E65]&amp;&quot;~g;&quot;&quot; \&quot;;&quot;&quot;)" office:value-type="string" office:string-value="-pe &quot;s~ (\`clearbanned\` RPC[s]?)~ \[\1\](core-api-ref-remote-procedure-calls-network#section-clearbanned)~g;&quot; \" calcext:value-type="string">
            <text:p>-pe "s~ (\`clearbanned\` RPC[s]?)~ \[\1\](core-api-ref-remote-procedure-calls-network#section-clearbanned)~g;" \</text:p>
          </table:table-cell>
        </table:table-row>
        <table:table-row table:style-name="ro1">
          <table:table-cell office:value-type="string" calcext:value-type="string">
            <text:p>disconnectnode</text:p>
          </table:table-cell>
          <table:table-cell office:value-type="string" calcext:value-type="string">
            <text:p>core-api-ref-remote-procedure-calls-network</text:p>
          </table:table-cell>
          <table:table-cell/>
          <table:table-cell table:formula="of:=IF([.A66]&lt;&gt;&quot;&quot;;&quot; (\`&quot;&amp;[.A66]&amp;&quot;\` RPC[s]?)&quot;;&quot;&quot;)" office:value-type="string" office:string-value=" (\`disconnectnode\` RPC[s]?)" calcext:value-type="string">
            <text:p><text:s/>(\`disconnectnode\` RPC[s]?)</text:p>
          </table:table-cell>
          <table:table-cell table:formula="of:=IF([.B66]&lt;&gt;&quot;&quot;;&quot; \[\1\](&quot;&amp;[.B66]&amp;&quot;#section-&quot;&amp;[.A66]&amp;&quot;)&quot;;&quot;&quot;)" office:value-type="string" office:string-value=" \[\1\](core-api-ref-remote-procedure-calls-network#section-disconnectnode)" calcext:value-type="string">
            <text:p><text:s/>\[\1\](core-api-ref-remote-procedure-calls-network#section-disconnectnode)</text:p>
          </table:table-cell>
          <table:table-cell table:number-columns-repeated="2"/>
          <table:table-cell table:formula="of:=IF([.E66]&lt;&gt;&quot;&quot;;&quot;-pe &quot;&quot;s~&quot;&amp;[.D66]&amp;&quot;~&quot;&amp;[.E66]&amp;&quot;~g;&quot;&quot; \&quot;;&quot;&quot;)" office:value-type="string" office:string-value="-pe &quot;s~ (\`disconnectnode\` RPC[s]?)~ \[\1\](core-api-ref-remote-procedure-calls-network#section-disconnectnode)~g;&quot; \" calcext:value-type="string">
            <text:p>-pe "s~ (\`disconnectnode\` RPC[s]?)~ \[\1\](core-api-ref-remote-procedure-calls-network#section-disconnectnode)~g;" \</text:p>
          </table:table-cell>
        </table:table-row>
        <table:table-row table:style-name="ro1">
          <table:table-cell office:value-type="string" calcext:value-type="string">
            <text:p>getaddednodeinfo</text:p>
          </table:table-cell>
          <table:table-cell office:value-type="string" calcext:value-type="string">
            <text:p>core-api-ref-remote-procedure-calls-network</text:p>
          </table:table-cell>
          <table:table-cell/>
          <table:table-cell table:formula="of:=IF([.A67]&lt;&gt;&quot;&quot;;&quot; (\`&quot;&amp;[.A67]&amp;&quot;\` RPC[s]?)&quot;;&quot;&quot;)" office:value-type="string" office:string-value=" (\`getaddednodeinfo\` RPC[s]?)" calcext:value-type="string">
            <text:p><text:s/>(\`getaddednodeinfo\` RPC[s]?)</text:p>
          </table:table-cell>
          <table:table-cell table:formula="of:=IF([.B67]&lt;&gt;&quot;&quot;;&quot; \[\1\](&quot;&amp;[.B67]&amp;&quot;#section-&quot;&amp;[.A67]&amp;&quot;)&quot;;&quot;&quot;)" office:value-type="string" office:string-value=" \[\1\](core-api-ref-remote-procedure-calls-network#section-getaddednodeinfo)" calcext:value-type="string">
            <text:p><text:s/>\[\1\](core-api-ref-remote-procedure-calls-network#section-getaddednodeinfo)</text:p>
          </table:table-cell>
          <table:table-cell table:number-columns-repeated="2"/>
          <table:table-cell table:formula="of:=IF([.E67]&lt;&gt;&quot;&quot;;&quot;-pe &quot;&quot;s~&quot;&amp;[.D67]&amp;&quot;~&quot;&amp;[.E67]&amp;&quot;~g;&quot;&quot; \&quot;;&quot;&quot;)" office:value-type="string" office:string-value="-pe &quot;s~ (\`getaddednodeinfo\` RPC[s]?)~ \[\1\](core-api-ref-remote-procedure-calls-network#section-getaddednodeinfo)~g;&quot; \" calcext:value-type="string">
            <text:p>-pe "s~ (\`getaddednodeinfo\` RPC[s]?)~ \[\1\](core-api-ref-remote-procedure-calls-network#section-getaddednodeinfo)~g;" \</text:p>
          </table:table-cell>
        </table:table-row>
        <table:table-row table:style-name="ro1">
          <table:table-cell office:value-type="string" calcext:value-type="string">
            <text:p>getconnectioncount</text:p>
          </table:table-cell>
          <table:table-cell office:value-type="string" calcext:value-type="string">
            <text:p>core-api-ref-remote-procedure-calls-network</text:p>
          </table:table-cell>
          <table:table-cell/>
          <table:table-cell table:formula="of:=IF([.A68]&lt;&gt;&quot;&quot;;&quot; (\`&quot;&amp;[.A68]&amp;&quot;\` RPC[s]?)&quot;;&quot;&quot;)" office:value-type="string" office:string-value=" (\`getconnectioncount\` RPC[s]?)" calcext:value-type="string">
            <text:p><text:s/>(\`getconnectioncount\` RPC[s]?)</text:p>
          </table:table-cell>
          <table:table-cell table:formula="of:=IF([.B68]&lt;&gt;&quot;&quot;;&quot; \[\1\](&quot;&amp;[.B68]&amp;&quot;#section-&quot;&amp;[.A68]&amp;&quot;)&quot;;&quot;&quot;)" office:value-type="string" office:string-value=" \[\1\](core-api-ref-remote-procedure-calls-network#section-getconnectioncount)" calcext:value-type="string">
            <text:p><text:s/>\[\1\](core-api-ref-remote-procedure-calls-network#section-getconnectioncount)</text:p>
          </table:table-cell>
          <table:table-cell table:number-columns-repeated="2"/>
          <table:table-cell table:formula="of:=IF([.E68]&lt;&gt;&quot;&quot;;&quot;-pe &quot;&quot;s~&quot;&amp;[.D68]&amp;&quot;~&quot;&amp;[.E68]&amp;&quot;~g;&quot;&quot; \&quot;;&quot;&quot;)" office:value-type="string" office:string-value="-pe &quot;s~ (\`getconnectioncount\` RPC[s]?)~ \[\1\](core-api-ref-remote-procedure-calls-network#section-getconnectioncount)~g;&quot; \" calcext:value-type="string">
            <text:p>-pe "s~ (\`getconnectioncount\` RPC[s]?)~ \[\1\](core-api-ref-remote-procedure-calls-network#section-getconnectioncount)~g;" \</text:p>
          </table:table-cell>
        </table:table-row>
        <table:table-row table:style-name="ro1">
          <table:table-cell office:value-type="string" calcext:value-type="string">
            <text:p>getnettotals</text:p>
          </table:table-cell>
          <table:table-cell office:value-type="string" calcext:value-type="string">
            <text:p>core-api-ref-remote-procedure-calls-network</text:p>
          </table:table-cell>
          <table:table-cell/>
          <table:table-cell table:formula="of:=IF([.A69]&lt;&gt;&quot;&quot;;&quot; (\`&quot;&amp;[.A69]&amp;&quot;\` RPC[s]?)&quot;;&quot;&quot;)" office:value-type="string" office:string-value=" (\`getnettotals\` RPC[s]?)" calcext:value-type="string">
            <text:p><text:s/>(\`getnettotals\` RPC[s]?)</text:p>
          </table:table-cell>
          <table:table-cell table:formula="of:=IF([.B69]&lt;&gt;&quot;&quot;;&quot; \[\1\](&quot;&amp;[.B69]&amp;&quot;#section-&quot;&amp;[.A69]&amp;&quot;)&quot;;&quot;&quot;)" office:value-type="string" office:string-value=" \[\1\](core-api-ref-remote-procedure-calls-network#section-getnettotals)" calcext:value-type="string">
            <text:p><text:s/>\[\1\](core-api-ref-remote-procedure-calls-network#section-getnettotals)</text:p>
          </table:table-cell>
          <table:table-cell table:number-columns-repeated="2"/>
          <table:table-cell table:formula="of:=IF([.E69]&lt;&gt;&quot;&quot;;&quot;-pe &quot;&quot;s~&quot;&amp;[.D69]&amp;&quot;~&quot;&amp;[.E69]&amp;&quot;~g;&quot;&quot; \&quot;;&quot;&quot;)" office:value-type="string" office:string-value="-pe &quot;s~ (\`getnettotals\` RPC[s]?)~ \[\1\](core-api-ref-remote-procedure-calls-network#section-getnettotals)~g;&quot; \" calcext:value-type="string">
            <text:p>-pe "s~ (\`getnettotals\` RPC[s]?)~ \[\1\](core-api-ref-remote-procedure-calls-network#section-getnettotals)~g;" \</text:p>
          </table:table-cell>
        </table:table-row>
        <table:table-row table:style-name="ro1">
          <table:table-cell office:value-type="string" calcext:value-type="string">
            <text:p>getnetworkinfo</text:p>
          </table:table-cell>
          <table:table-cell office:value-type="string" calcext:value-type="string">
            <text:p>core-api-ref-remote-procedure-calls-network</text:p>
          </table:table-cell>
          <table:table-cell/>
          <table:table-cell table:formula="of:=IF([.A70]&lt;&gt;&quot;&quot;;&quot; (\`&quot;&amp;[.A70]&amp;&quot;\` RPC[s]?)&quot;;&quot;&quot;)" office:value-type="string" office:string-value=" (\`getnetworkinfo\` RPC[s]?)" calcext:value-type="string">
            <text:p><text:s/>(\`getnetworkinfo\` RPC[s]?)</text:p>
          </table:table-cell>
          <table:table-cell table:formula="of:=IF([.B70]&lt;&gt;&quot;&quot;;&quot; \[\1\](&quot;&amp;[.B70]&amp;&quot;#section-&quot;&amp;[.A70]&amp;&quot;)&quot;;&quot;&quot;)" office:value-type="string" office:string-value=" \[\1\](core-api-ref-remote-procedure-calls-network#section-getnetworkinfo)" calcext:value-type="string">
            <text:p><text:s/>\[\1\](core-api-ref-remote-procedure-calls-network#section-getnetworkinfo)</text:p>
          </table:table-cell>
          <table:table-cell table:number-columns-repeated="2"/>
          <table:table-cell table:formula="of:=IF([.E70]&lt;&gt;&quot;&quot;;&quot;-pe &quot;&quot;s~&quot;&amp;[.D70]&amp;&quot;~&quot;&amp;[.E70]&amp;&quot;~g;&quot;&quot; \&quot;;&quot;&quot;)" office:value-type="string" office:string-value="-pe &quot;s~ (\`getnetworkinfo\` RPC[s]?)~ \[\1\](core-api-ref-remote-procedure-calls-network#section-getnetworkinfo)~g;&quot; \" calcext:value-type="string">
            <text:p>-pe "s~ (\`getnetworkinfo\` RPC[s]?)~ \[\1\](core-api-ref-remote-procedure-calls-network#section-getnetworkinfo)~g;" \</text:p>
          </table:table-cell>
        </table:table-row>
        <table:table-row table:style-name="ro1">
          <table:table-cell office:value-type="string" calcext:value-type="string">
            <text:p>getpeerinfo</text:p>
          </table:table-cell>
          <table:table-cell office:value-type="string" calcext:value-type="string">
            <text:p>core-api-ref-remote-procedure-calls-network</text:p>
          </table:table-cell>
          <table:table-cell/>
          <table:table-cell table:formula="of:=IF([.A71]&lt;&gt;&quot;&quot;;&quot; (\`&quot;&amp;[.A71]&amp;&quot;\` RPC[s]?)&quot;;&quot;&quot;)" office:value-type="string" office:string-value=" (\`getpeerinfo\` RPC[s]?)" calcext:value-type="string">
            <text:p><text:s/>(\`getpeerinfo\` RPC[s]?)</text:p>
          </table:table-cell>
          <table:table-cell table:formula="of:=IF([.B71]&lt;&gt;&quot;&quot;;&quot; \[\1\](&quot;&amp;[.B71]&amp;&quot;#section-&quot;&amp;[.A71]&amp;&quot;)&quot;;&quot;&quot;)" office:value-type="string" office:string-value=" \[\1\](core-api-ref-remote-procedure-calls-network#section-getpeerinfo)" calcext:value-type="string">
            <text:p><text:s/>\[\1\](core-api-ref-remote-procedure-calls-network#section-getpeerinfo)</text:p>
          </table:table-cell>
          <table:table-cell table:number-columns-repeated="2"/>
          <table:table-cell table:formula="of:=IF([.E71]&lt;&gt;&quot;&quot;;&quot;-pe &quot;&quot;s~&quot;&amp;[.D71]&amp;&quot;~&quot;&amp;[.E71]&amp;&quot;~g;&quot;&quot; \&quot;;&quot;&quot;)" office:value-type="string" office:string-value="-pe &quot;s~ (\`getpeerinfo\` RPC[s]?)~ \[\1\](core-api-ref-remote-procedure-calls-network#section-getpeerinfo)~g;&quot; \" calcext:value-type="string">
            <text:p>-pe "s~ (\`getpeerinfo\` RPC[s]?)~ \[\1\](core-api-ref-remote-procedure-calls-network#section-getpeerinfo)~g;" \</text:p>
          </table:table-cell>
        </table:table-row>
        <table:table-row table:style-name="ro1">
          <table:table-cell office:value-type="string" calcext:value-type="string">
            <text:p>listbanned</text:p>
          </table:table-cell>
          <table:table-cell office:value-type="string" calcext:value-type="string">
            <text:p>core-api-ref-remote-procedure-calls-network</text:p>
          </table:table-cell>
          <table:table-cell/>
          <table:table-cell table:formula="of:=IF([.A72]&lt;&gt;&quot;&quot;;&quot; (\`&quot;&amp;[.A72]&amp;&quot;\` RPC[s]?)&quot;;&quot;&quot;)" office:value-type="string" office:string-value=" (\`listbanned\` RPC[s]?)" calcext:value-type="string">
            <text:p><text:s/>(\`listbanned\` RPC[s]?)</text:p>
          </table:table-cell>
          <table:table-cell table:formula="of:=IF([.B72]&lt;&gt;&quot;&quot;;&quot; \[\1\](&quot;&amp;[.B72]&amp;&quot;#section-&quot;&amp;[.A72]&amp;&quot;)&quot;;&quot;&quot;)" office:value-type="string" office:string-value=" \[\1\](core-api-ref-remote-procedure-calls-network#section-listbanned)" calcext:value-type="string">
            <text:p><text:s/>\[\1\](core-api-ref-remote-procedure-calls-network#section-listbanned)</text:p>
          </table:table-cell>
          <table:table-cell table:number-columns-repeated="2"/>
          <table:table-cell table:formula="of:=IF([.E72]&lt;&gt;&quot;&quot;;&quot;-pe &quot;&quot;s~&quot;&amp;[.D72]&amp;&quot;~&quot;&amp;[.E72]&amp;&quot;~g;&quot;&quot; \&quot;;&quot;&quot;)" office:value-type="string" office:string-value="-pe &quot;s~ (\`listbanned\` RPC[s]?)~ \[\1\](core-api-ref-remote-procedure-calls-network#section-listbanned)~g;&quot; \" calcext:value-type="string">
            <text:p>-pe "s~ (\`listbanned\` RPC[s]?)~ \[\1\](core-api-ref-remote-procedure-calls-network#section-listbanned)~g;" \</text:p>
          </table:table-cell>
        </table:table-row>
        <table:table-row table:style-name="ro1">
          <table:table-cell office:value-type="string" calcext:value-type="string">
            <text:p>ping</text:p>
          </table:table-cell>
          <table:table-cell office:value-type="string" calcext:value-type="string">
            <text:p>core-api-ref-remote-procedure-calls-network</text:p>
          </table:table-cell>
          <table:table-cell/>
          <table:table-cell table:formula="of:=IF([.A73]&lt;&gt;&quot;&quot;;&quot; (\`&quot;&amp;[.A73]&amp;&quot;\` RPC[s]?)&quot;;&quot;&quot;)" office:value-type="string" office:string-value=" (\`ping\` RPC[s]?)" calcext:value-type="string">
            <text:p><text:s/>(\`ping\` RPC[s]?)</text:p>
          </table:table-cell>
          <table:table-cell table:formula="of:=IF([.B73]&lt;&gt;&quot;&quot;;&quot; \[\1\](&quot;&amp;[.B73]&amp;&quot;#section-&quot;&amp;[.A73]&amp;&quot;)&quot;;&quot;&quot;)" office:value-type="string" office:string-value=" \[\1\](core-api-ref-remote-procedure-calls-network#section-ping)" calcext:value-type="string">
            <text:p><text:s/>\[\1\](core-api-ref-remote-procedure-calls-network#section-ping)</text:p>
          </table:table-cell>
          <table:table-cell table:number-columns-repeated="2"/>
          <table:table-cell table:formula="of:=IF([.E73]&lt;&gt;&quot;&quot;;&quot;-pe &quot;&quot;s~&quot;&amp;[.D73]&amp;&quot;~&quot;&amp;[.E73]&amp;&quot;~g;&quot;&quot; \&quot;;&quot;&quot;)" office:value-type="string" office:string-value="-pe &quot;s~ (\`ping\` RPC[s]?)~ \[\1\](core-api-ref-remote-procedure-calls-network#section-ping)~g;&quot; \" calcext:value-type="string">
            <text:p>-pe "s~ (\`ping\` RPC[s]?)~ \[\1\](core-api-ref-remote-procedure-calls-network#section-ping)~g;" \</text:p>
          </table:table-cell>
        </table:table-row>
        <table:table-row table:style-name="ro1">
          <table:table-cell office:value-type="string" calcext:value-type="string">
            <text:p>setban</text:p>
          </table:table-cell>
          <table:table-cell office:value-type="string" calcext:value-type="string">
            <text:p>core-api-ref-remote-procedure-calls-network</text:p>
          </table:table-cell>
          <table:table-cell/>
          <table:table-cell table:formula="of:=IF([.A74]&lt;&gt;&quot;&quot;;&quot; (\`&quot;&amp;[.A74]&amp;&quot;\` RPC[s]?)&quot;;&quot;&quot;)" office:value-type="string" office:string-value=" (\`setban\` RPC[s]?)" calcext:value-type="string">
            <text:p><text:s/>(\`setban\` RPC[s]?)</text:p>
          </table:table-cell>
          <table:table-cell table:formula="of:=IF([.B74]&lt;&gt;&quot;&quot;;&quot; \[\1\](&quot;&amp;[.B74]&amp;&quot;#section-&quot;&amp;[.A74]&amp;&quot;)&quot;;&quot;&quot;)" office:value-type="string" office:string-value=" \[\1\](core-api-ref-remote-procedure-calls-network#section-setban)" calcext:value-type="string">
            <text:p><text:s/>\[\1\](core-api-ref-remote-procedure-calls-network#section-setban)</text:p>
          </table:table-cell>
          <table:table-cell table:number-columns-repeated="2"/>
          <table:table-cell table:formula="of:=IF([.E74]&lt;&gt;&quot;&quot;;&quot;-pe &quot;&quot;s~&quot;&amp;[.D74]&amp;&quot;~&quot;&amp;[.E74]&amp;&quot;~g;&quot;&quot; \&quot;;&quot;&quot;)" office:value-type="string" office:string-value="-pe &quot;s~ (\`setban\` RPC[s]?)~ \[\1\](core-api-ref-remote-procedure-calls-network#section-setban)~g;&quot; \" calcext:value-type="string">
            <text:p>-pe "s~ (\`setban\` RPC[s]?)~ \[\1\](core-api-ref-remote-procedure-calls-network#section-setban)~g;" \</text:p>
          </table:table-cell>
        </table:table-row>
        <table:table-row table:style-name="ro1">
          <table:table-cell office:value-type="string" calcext:value-type="string">
            <text:p>setnetworkactive</text:p>
          </table:table-cell>
          <table:table-cell office:value-type="string" calcext:value-type="string">
            <text:p>core-api-ref-remote-procedure-calls-network</text:p>
          </table:table-cell>
          <table:table-cell/>
          <table:table-cell table:formula="of:=IF([.A75]&lt;&gt;&quot;&quot;;&quot; (\`&quot;&amp;[.A75]&amp;&quot;\` RPC[s]?)&quot;;&quot;&quot;)" office:value-type="string" office:string-value=" (\`setnetworkactive\` RPC[s]?)" calcext:value-type="string">
            <text:p><text:s/>(\`setnetworkactive\` RPC[s]?)</text:p>
          </table:table-cell>
          <table:table-cell table:formula="of:=IF([.B75]&lt;&gt;&quot;&quot;;&quot; \[\1\](&quot;&amp;[.B75]&amp;&quot;#section-&quot;&amp;[.A75]&amp;&quot;)&quot;;&quot;&quot;)" office:value-type="string" office:string-value=" \[\1\](core-api-ref-remote-procedure-calls-network#section-setnetworkactive)" calcext:value-type="string">
            <text:p><text:s/>\[\1\](core-api-ref-remote-procedure-calls-network#section-setnetworkactive)</text:p>
          </table:table-cell>
          <table:table-cell table:number-columns-repeated="2"/>
          <table:table-cell table:formula="of:=IF([.E75]&lt;&gt;&quot;&quot;;&quot;-pe &quot;&quot;s~&quot;&amp;[.D75]&amp;&quot;~&quot;&amp;[.E75]&amp;&quot;~g;&quot;&quot; \&quot;;&quot;&quot;)" office:value-type="string" office:string-value="-pe &quot;s~ (\`setnetworkactive\` RPC[s]?)~ \[\1\](core-api-ref-remote-procedure-calls-network#section-setnetworkactive)~g;&quot; \" calcext:value-type="string">
            <text:p>-pe "s~ (\`setnetworkactive\` RPC[s]?)~ \[\1\](core-api-ref-remote-procedure-calls-network#section-setnetworkactive)~g;" \</text:p>
          </table:table-cell>
        </table:table-row>
        <table:table-row table:style-name="ro1">
          <table:table-cell office:value-type="string" calcext:value-type="string">
            <text:p>combinerawtransaction</text:p>
          </table:table-cell>
          <table:table-cell office:value-type="string" calcext:value-type="string">
            <text:p>core-api-ref-remote-procedure-calls-raw-transaction</text:p>
          </table:table-cell>
          <table:table-cell/>
          <table:table-cell table:formula="of:=IF([.A76]&lt;&gt;&quot;&quot;;&quot; (\`&quot;&amp;[.A76]&amp;&quot;\` RPC[s]?)&quot;;&quot;&quot;)" office:value-type="string" office:string-value=" (\`combinerawtransaction\` RPC[s]?)" calcext:value-type="string">
            <text:p><text:s/>(\`combinerawtransaction\` RPC[s]?)</text:p>
          </table:table-cell>
          <table:table-cell table:formula="of:=IF([.B76]&lt;&gt;&quot;&quot;;&quot; \[\1\](&quot;&amp;[.B76]&amp;&quot;#section-&quot;&amp;[.A76]&amp;&quot;)&quot;;&quot;&quot;)" office:value-type="string" office:string-value=" \[\1\](core-api-ref-remote-procedure-calls-raw-transaction#section-combinerawtransaction)" calcext:value-type="string">
            <text:p><text:s/>\[\1\](core-api-ref-remote-procedure-calls-raw-transaction#section-combinerawtransaction)</text:p>
          </table:table-cell>
          <table:table-cell table:number-columns-repeated="2"/>
          <table:table-cell table:formula="of:=IF([.E76]&lt;&gt;&quot;&quot;;&quot;-pe &quot;&quot;s~&quot;&amp;[.D76]&amp;&quot;~&quot;&amp;[.E76]&amp;&quot;~g;&quot;&quot; \&quot;;&quot;&quot;)" office:value-type="string" office:string-value="-pe &quot;s~ (\`combinerawtransaction\` RPC[s]?)~ \[\1\](core-api-ref-remote-procedure-calls-raw-transaction#section-combinerawtransaction)~g;&quot; \" calcext:value-type="string">
            <text:p>-pe "s~ (\`combinerawtransaction\` RPC[s]?)~ \[\1\](core-api-ref-remote-procedure-calls-raw-transaction#section-combinerawtransaction)~g;" \</text:p>
          </table:table-cell>
        </table:table-row>
        <table:table-row table:style-name="ro1">
          <table:table-cell office:value-type="string" calcext:value-type="string">
            <text:p>createrawtransaction</text:p>
          </table:table-cell>
          <table:table-cell office:value-type="string" calcext:value-type="string">
            <text:p>core-api-ref-remote-procedure-calls-raw-transaction</text:p>
          </table:table-cell>
          <table:table-cell/>
          <table:table-cell table:formula="of:=IF([.A77]&lt;&gt;&quot;&quot;;&quot; (\`&quot;&amp;[.A77]&amp;&quot;\` RPC[s]?)&quot;;&quot;&quot;)" office:value-type="string" office:string-value=" (\`createrawtransaction\` RPC[s]?)" calcext:value-type="string">
            <text:p><text:s/>(\`createrawtransaction\` RPC[s]?)</text:p>
          </table:table-cell>
          <table:table-cell table:formula="of:=IF([.B77]&lt;&gt;&quot;&quot;;&quot; \[\1\](&quot;&amp;[.B77]&amp;&quot;#section-&quot;&amp;[.A77]&amp;&quot;)&quot;;&quot;&quot;)" office:value-type="string" office:string-value=" \[\1\](core-api-ref-remote-procedure-calls-raw-transaction#section-createrawtransaction)" calcext:value-type="string">
            <text:p><text:s/>\[\1\](core-api-ref-remote-procedure-calls-raw-transaction#section-createrawtransaction)</text:p>
          </table:table-cell>
          <table:table-cell table:number-columns-repeated="2"/>
          <table:table-cell table:formula="of:=IF([.E77]&lt;&gt;&quot;&quot;;&quot;-pe &quot;&quot;s~&quot;&amp;[.D77]&amp;&quot;~&quot;&amp;[.E77]&amp;&quot;~g;&quot;&quot; \&quot;;&quot;&quot;)" office:value-type="string" office:string-value="-pe &quot;s~ (\`createrawtransaction\` RPC[s]?)~ \[\1\](core-api-ref-remote-procedure-calls-raw-transaction#section-createrawtransaction)~g;&quot; \" calcext:value-type="string">
            <text:p>-pe "s~ (\`createrawtransaction\` RPC[s]?)~ \[\1\](core-api-ref-remote-procedure-calls-raw-transaction#section-createrawtransaction)~g;" \</text:p>
          </table:table-cell>
        </table:table-row>
        <table:table-row table:style-name="ro1">
          <table:table-cell office:value-type="string" calcext:value-type="string">
            <text:p>decoderawtransaction</text:p>
          </table:table-cell>
          <table:table-cell office:value-type="string" calcext:value-type="string">
            <text:p>core-api-ref-remote-procedure-calls-raw-transaction</text:p>
          </table:table-cell>
          <table:table-cell/>
          <table:table-cell table:formula="of:=IF([.A78]&lt;&gt;&quot;&quot;;&quot; (\`&quot;&amp;[.A78]&amp;&quot;\` RPC[s]?)&quot;;&quot;&quot;)" office:value-type="string" office:string-value=" (\`decoderawtransaction\` RPC[s]?)" calcext:value-type="string">
            <text:p><text:s/>(\`decoderawtransaction\` RPC[s]?)</text:p>
          </table:table-cell>
          <table:table-cell table:formula="of:=IF([.B78]&lt;&gt;&quot;&quot;;&quot; \[\1\](&quot;&amp;[.B78]&amp;&quot;#section-&quot;&amp;[.A78]&amp;&quot;)&quot;;&quot;&quot;)" office:value-type="string" office:string-value=" \[\1\](core-api-ref-remote-procedure-calls-raw-transaction#section-decoderawtransaction)" calcext:value-type="string">
            <text:p><text:s/>\[\1\](core-api-ref-remote-procedure-calls-raw-transaction#section-decoderawtransaction)</text:p>
          </table:table-cell>
          <table:table-cell table:number-columns-repeated="2"/>
          <table:table-cell table:formula="of:=IF([.E78]&lt;&gt;&quot;&quot;;&quot;-pe &quot;&quot;s~&quot;&amp;[.D78]&amp;&quot;~&quot;&amp;[.E78]&amp;&quot;~g;&quot;&quot; \&quot;;&quot;&quot;)" office:value-type="string" office:string-value="-pe &quot;s~ (\`decoderawtransaction\` RPC[s]?)~ \[\1\](core-api-ref-remote-procedure-calls-raw-transaction#section-decoderawtransaction)~g;&quot; \" calcext:value-type="string">
            <text:p>-pe "s~ (\`decoderawtransaction\` RPC[s]?)~ \[\1\](core-api-ref-remote-procedure-calls-raw-transaction#section-decoderawtransaction)~g;" \</text:p>
          </table:table-cell>
        </table:table-row>
        <table:table-row table:style-name="ro1">
          <table:table-cell office:value-type="string" calcext:value-type="string">
            <text:p>decodescript</text:p>
          </table:table-cell>
          <table:table-cell office:value-type="string" calcext:value-type="string">
            <text:p>core-api-ref-remote-procedure-calls-raw-transaction</text:p>
          </table:table-cell>
          <table:table-cell/>
          <table:table-cell table:formula="of:=IF([.A79]&lt;&gt;&quot;&quot;;&quot; (\`&quot;&amp;[.A79]&amp;&quot;\` RPC[s]?)&quot;;&quot;&quot;)" office:value-type="string" office:string-value=" (\`decodescript\` RPC[s]?)" calcext:value-type="string">
            <text:p><text:s/>(\`decodescript\` RPC[s]?)</text:p>
          </table:table-cell>
          <table:table-cell table:formula="of:=IF([.B79]&lt;&gt;&quot;&quot;;&quot; \[\1\](&quot;&amp;[.B79]&amp;&quot;#section-&quot;&amp;[.A79]&amp;&quot;)&quot;;&quot;&quot;)" office:value-type="string" office:string-value=" \[\1\](core-api-ref-remote-procedure-calls-raw-transaction#section-decodescript)" calcext:value-type="string">
            <text:p><text:s/>\[\1\](core-api-ref-remote-procedure-calls-raw-transaction#section-decodescript)</text:p>
          </table:table-cell>
          <table:table-cell table:number-columns-repeated="2"/>
          <table:table-cell table:formula="of:=IF([.E79]&lt;&gt;&quot;&quot;;&quot;-pe &quot;&quot;s~&quot;&amp;[.D79]&amp;&quot;~&quot;&amp;[.E79]&amp;&quot;~g;&quot;&quot; \&quot;;&quot;&quot;)" office:value-type="string" office:string-value="-pe &quot;s~ (\`decodescript\` RPC[s]?)~ \[\1\](core-api-ref-remote-procedure-calls-raw-transaction#section-decodescript)~g;&quot; \" calcext:value-type="string">
            <text:p>-pe "s~ (\`decodescript\` RPC[s]?)~ \[\1\](core-api-ref-remote-procedure-calls-raw-transaction#section-decodescript)~g;" \</text:p>
          </table:table-cell>
        </table:table-row>
        <table:table-row table:style-name="ro1">
          <table:table-cell office:value-type="string" calcext:value-type="string">
            <text:p>fundrawtransaction</text:p>
          </table:table-cell>
          <table:table-cell office:value-type="string" calcext:value-type="string">
            <text:p>core-api-ref-remote-procedure-calls-raw-transaction</text:p>
          </table:table-cell>
          <table:table-cell/>
          <table:table-cell table:formula="of:=IF([.A80]&lt;&gt;&quot;&quot;;&quot; (\`&quot;&amp;[.A80]&amp;&quot;\` RPC[s]?)&quot;;&quot;&quot;)" office:value-type="string" office:string-value=" (\`fundrawtransaction\` RPC[s]?)" calcext:value-type="string">
            <text:p><text:s/>(\`fundrawtransaction\` RPC[s]?)</text:p>
          </table:table-cell>
          <table:table-cell table:formula="of:=IF([.B80]&lt;&gt;&quot;&quot;;&quot; \[\1\](&quot;&amp;[.B80]&amp;&quot;#section-&quot;&amp;[.A80]&amp;&quot;)&quot;;&quot;&quot;)" office:value-type="string" office:string-value=" \[\1\](core-api-ref-remote-procedure-calls-raw-transaction#section-fundrawtransaction)" calcext:value-type="string">
            <text:p><text:s/>\[\1\](core-api-ref-remote-procedure-calls-raw-transaction#section-fundrawtransaction)</text:p>
          </table:table-cell>
          <table:table-cell table:number-columns-repeated="2"/>
          <table:table-cell table:formula="of:=IF([.E80]&lt;&gt;&quot;&quot;;&quot;-pe &quot;&quot;s~&quot;&amp;[.D80]&amp;&quot;~&quot;&amp;[.E80]&amp;&quot;~g;&quot;&quot; \&quot;;&quot;&quot;)" office:value-type="string" office:string-value="-pe &quot;s~ (\`fundrawtransaction\` RPC[s]?)~ \[\1\](core-api-ref-remote-procedure-calls-raw-transaction#section-fundrawtransaction)~g;&quot; \" calcext:value-type="string">
            <text:p>-pe "s~ (\`fundrawtransaction\` RPC[s]?)~ \[\1\](core-api-ref-remote-procedure-calls-raw-transaction#section-fundrawtransaction)~g;" \</text:p>
          </table:table-cell>
        </table:table-row>
        <table:table-row table:style-name="ro1">
          <table:table-cell office:value-type="string" calcext:value-type="string">
            <text:p>getrawtransaction</text:p>
          </table:table-cell>
          <table:table-cell office:value-type="string" calcext:value-type="string">
            <text:p>core-api-ref-remote-procedure-calls-raw-transaction</text:p>
          </table:table-cell>
          <table:table-cell/>
          <table:table-cell table:formula="of:=IF([.A81]&lt;&gt;&quot;&quot;;&quot; (\`&quot;&amp;[.A81]&amp;&quot;\` RPC[s]?)&quot;;&quot;&quot;)" office:value-type="string" office:string-value=" (\`getrawtransaction\` RPC[s]?)" calcext:value-type="string">
            <text:p><text:s/>(\`getrawtransaction\` RPC[s]?)</text:p>
          </table:table-cell>
          <table:table-cell table:formula="of:=IF([.B81]&lt;&gt;&quot;&quot;;&quot; \[\1\](&quot;&amp;[.B81]&amp;&quot;#section-&quot;&amp;[.A81]&amp;&quot;)&quot;;&quot;&quot;)" office:value-type="string" office:string-value=" \[\1\](core-api-ref-remote-procedure-calls-raw-transaction#section-getrawtransaction)" calcext:value-type="string">
            <text:p><text:s/>\[\1\](core-api-ref-remote-procedure-calls-raw-transaction#section-getrawtransaction)</text:p>
          </table:table-cell>
          <table:table-cell table:number-columns-repeated="2"/>
          <table:table-cell table:formula="of:=IF([.E81]&lt;&gt;&quot;&quot;;&quot;-pe &quot;&quot;s~&quot;&amp;[.D81]&amp;&quot;~&quot;&amp;[.E81]&amp;&quot;~g;&quot;&quot; \&quot;;&quot;&quot;)" office:value-type="string" office:string-value="-pe &quot;s~ (\`getrawtransaction\` RPC[s]?)~ \[\1\](core-api-ref-remote-procedure-calls-raw-transaction#section-getrawtransaction)~g;&quot; \" calcext:value-type="string">
            <text:p>-pe "s~ (\`getrawtransaction\` RPC[s]?)~ \[\1\](core-api-ref-remote-procedure-calls-raw-transaction#section-getrawtransaction)~g;" \</text:p>
          </table:table-cell>
        </table:table-row>
        <table:table-row table:style-name="ro1">
          <table:table-cell office:value-type="string" calcext:value-type="string">
            <text:p>sendrawtransaction</text:p>
          </table:table-cell>
          <table:table-cell office:value-type="string" calcext:value-type="string">
            <text:p>core-api-ref-remote-procedure-calls-raw-transaction</text:p>
          </table:table-cell>
          <table:table-cell/>
          <table:table-cell table:formula="of:=IF([.A82]&lt;&gt;&quot;&quot;;&quot; (\`&quot;&amp;[.A82]&amp;&quot;\` RPC[s]?)&quot;;&quot;&quot;)" office:value-type="string" office:string-value=" (\`sendrawtransaction\` RPC[s]?)" calcext:value-type="string">
            <text:p><text:s/>(\`sendrawtransaction\` RPC[s]?)</text:p>
          </table:table-cell>
          <table:table-cell table:formula="of:=IF([.B82]&lt;&gt;&quot;&quot;;&quot; \[\1\](&quot;&amp;[.B82]&amp;&quot;#section-&quot;&amp;[.A82]&amp;&quot;)&quot;;&quot;&quot;)" office:value-type="string" office:string-value=" \[\1\](core-api-ref-remote-procedure-calls-raw-transaction#section-sendrawtransaction)" calcext:value-type="string">
            <text:p><text:s/>\[\1\](core-api-ref-remote-procedure-calls-raw-transaction#section-sendrawtransaction)</text:p>
          </table:table-cell>
          <table:table-cell table:number-columns-repeated="2"/>
          <table:table-cell table:formula="of:=IF([.E82]&lt;&gt;&quot;&quot;;&quot;-pe &quot;&quot;s~&quot;&amp;[.D82]&amp;&quot;~&quot;&amp;[.E82]&amp;&quot;~g;&quot;&quot; \&quot;;&quot;&quot;)" office:value-type="string" office:string-value="-pe &quot;s~ (\`sendrawtransaction\` RPC[s]?)~ \[\1\](core-api-ref-remote-procedure-calls-raw-transaction#section-sendrawtransaction)~g;&quot; \" calcext:value-type="string">
            <text:p>-pe "s~ (\`sendrawtransaction\` RPC[s]?)~ \[\1\](core-api-ref-remote-procedure-calls-raw-transaction#section-sendrawtransaction)~g;" \</text:p>
          </table:table-cell>
        </table:table-row>
        <table:table-row table:style-name="ro1">
          <table:table-cell office:value-type="string" calcext:value-type="string">
            <text:p>signrawtransaction</text:p>
          </table:table-cell>
          <table:table-cell office:value-type="string" calcext:value-type="string">
            <text:p>core-api-ref-remote-procedure-calls-raw-transaction</text:p>
          </table:table-cell>
          <table:table-cell/>
          <table:table-cell table:formula="of:=IF([.A83]&lt;&gt;&quot;&quot;;&quot; (\`&quot;&amp;[.A83]&amp;&quot;\` RPC[s]?)&quot;;&quot;&quot;)" office:value-type="string" office:string-value=" (\`signrawtransaction\` RPC[s]?)" calcext:value-type="string">
            <text:p><text:s/>(\`signrawtransaction\` RPC[s]?)</text:p>
          </table:table-cell>
          <table:table-cell table:formula="of:=IF([.B83]&lt;&gt;&quot;&quot;;&quot; \[\1\](&quot;&amp;[.B83]&amp;&quot;#section-&quot;&amp;[.A83]&amp;&quot;)&quot;;&quot;&quot;)" office:value-type="string" office:string-value=" \[\1\](core-api-ref-remote-procedure-calls-raw-transaction#section-signrawtransaction)" calcext:value-type="string">
            <text:p><text:s/>\[\1\](core-api-ref-remote-procedure-calls-raw-transaction#section-signrawtransaction)</text:p>
          </table:table-cell>
          <table:table-cell table:number-columns-repeated="2"/>
          <table:table-cell table:formula="of:=IF([.E83]&lt;&gt;&quot;&quot;;&quot;-pe &quot;&quot;s~&quot;&amp;[.D83]&amp;&quot;~&quot;&amp;[.E83]&amp;&quot;~g;&quot;&quot; \&quot;;&quot;&quot;)" office:value-type="string" office:string-value="-pe &quot;s~ (\`signrawtransaction\` RPC[s]?)~ \[\1\](core-api-ref-remote-procedure-calls-raw-transaction#section-signrawtransaction)~g;&quot; \" calcext:value-type="string">
            <text:p>-pe "s~ (\`signrawtransaction\` RPC[s]?)~ \[\1\](core-api-ref-remote-procedure-calls-raw-transaction#section-signrawtransaction)~g;" \</text:p>
          </table:table-cell>
        </table:table-row>
        <table:table-row table:style-name="ro1">
          <table:table-cell office:value-type="string" calcext:value-type="string">
            <text:p>createmultisig</text:p>
          </table:table-cell>
          <table:table-cell office:value-type="string" calcext:value-type="string">
            <text:p>core-api-ref-remote-procedure-calls-utility</text:p>
          </table:table-cell>
          <table:table-cell/>
          <table:table-cell table:formula="of:=IF([.A84]&lt;&gt;&quot;&quot;;&quot; (\`&quot;&amp;[.A84]&amp;&quot;\` RPC[s]?)&quot;;&quot;&quot;)" office:value-type="string" office:string-value=" (\`createmultisig\` RPC[s]?)" calcext:value-type="string">
            <text:p><text:s/>(\`createmultisig\` RPC[s]?)</text:p>
          </table:table-cell>
          <table:table-cell table:formula="of:=IF([.B84]&lt;&gt;&quot;&quot;;&quot; \[\1\](&quot;&amp;[.B84]&amp;&quot;#section-&quot;&amp;[.A84]&amp;&quot;)&quot;;&quot;&quot;)" office:value-type="string" office:string-value=" \[\1\](core-api-ref-remote-procedure-calls-utility#section-createmultisig)" calcext:value-type="string">
            <text:p><text:s/>\[\1\](core-api-ref-remote-procedure-calls-utility#section-createmultisig)</text:p>
          </table:table-cell>
          <table:table-cell table:number-columns-repeated="2"/>
          <table:table-cell table:formula="of:=IF([.E84]&lt;&gt;&quot;&quot;;&quot;-pe &quot;&quot;s~&quot;&amp;[.D84]&amp;&quot;~&quot;&amp;[.E84]&amp;&quot;~g;&quot;&quot; \&quot;;&quot;&quot;)" office:value-type="string" office:string-value="-pe &quot;s~ (\`createmultisig\` RPC[s]?)~ \[\1\](core-api-ref-remote-procedure-calls-utility#section-createmultisig)~g;&quot; \" calcext:value-type="string">
            <text:p>-pe "s~ (\`createmultisig\` RPC[s]?)~ \[\1\](core-api-ref-remote-procedure-calls-utility#section-createmultisig)~g;" \</text:p>
          </table:table-cell>
        </table:table-row>
        <table:table-row table:style-name="ro1">
          <table:table-cell office:value-type="string" calcext:value-type="string">
            <text:p>estimatefee</text:p>
          </table:table-cell>
          <table:table-cell office:value-type="string" calcext:value-type="string">
            <text:p>core-api-ref-remote-procedure-calls-utility</text:p>
          </table:table-cell>
          <table:table-cell/>
          <table:table-cell table:formula="of:=IF([.A85]&lt;&gt;&quot;&quot;;&quot; (\`&quot;&amp;[.A85]&amp;&quot;\` RPC[s]?)&quot;;&quot;&quot;)" office:value-type="string" office:string-value=" (\`estimatefee\` RPC[s]?)" calcext:value-type="string">
            <text:p><text:s/>(\`estimatefee\` RPC[s]?)</text:p>
          </table:table-cell>
          <table:table-cell table:formula="of:=IF([.B85]&lt;&gt;&quot;&quot;;&quot; \[\1\](&quot;&amp;[.B85]&amp;&quot;#section-&quot;&amp;[.A85]&amp;&quot;)&quot;;&quot;&quot;)" office:value-type="string" office:string-value=" \[\1\](core-api-ref-remote-procedure-calls-utility#section-estimatefee)" calcext:value-type="string">
            <text:p><text:s/>\[\1\](core-api-ref-remote-procedure-calls-utility#section-estimatefee)</text:p>
          </table:table-cell>
          <table:table-cell table:number-columns-repeated="2"/>
          <table:table-cell table:formula="of:=IF([.E85]&lt;&gt;&quot;&quot;;&quot;-pe &quot;&quot;s~&quot;&amp;[.D85]&amp;&quot;~&quot;&amp;[.E85]&amp;&quot;~g;&quot;&quot; \&quot;;&quot;&quot;)" office:value-type="string" office:string-value="-pe &quot;s~ (\`estimatefee\` RPC[s]?)~ \[\1\](core-api-ref-remote-procedure-calls-utility#section-estimatefee)~g;&quot; \" calcext:value-type="string">
            <text:p>-pe "s~ (\`estimatefee\` RPC[s]?)~ \[\1\](core-api-ref-remote-procedure-calls-utility#section-estimatefee)~g;" \</text:p>
          </table:table-cell>
        </table:table-row>
        <table:table-row table:style-name="ro1">
          <table:table-cell office:value-type="string" calcext:value-type="string">
            <text:p>estimatesmartfee</text:p>
          </table:table-cell>
          <table:table-cell office:value-type="string" calcext:value-type="string">
            <text:p>core-api-ref-remote-procedure-calls-utility</text:p>
          </table:table-cell>
          <table:table-cell/>
          <table:table-cell table:formula="of:=IF([.A86]&lt;&gt;&quot;&quot;;&quot; (\`&quot;&amp;[.A86]&amp;&quot;\` RPC[s]?)&quot;;&quot;&quot;)" office:value-type="string" office:string-value=" (\`estimatesmartfee\` RPC[s]?)" calcext:value-type="string">
            <text:p><text:s/>(\`estimatesmartfee\` RPC[s]?)</text:p>
          </table:table-cell>
          <table:table-cell table:formula="of:=IF([.B86]&lt;&gt;&quot;&quot;;&quot; \[\1\](&quot;&amp;[.B86]&amp;&quot;#section-&quot;&amp;[.A86]&amp;&quot;)&quot;;&quot;&quot;)" office:value-type="string" office:string-value=" \[\1\](core-api-ref-remote-procedure-calls-utility#section-estimatesmartfee)" calcext:value-type="string">
            <text:p><text:s/>\[\1\](core-api-ref-remote-procedure-calls-utility#section-estimatesmartfee)</text:p>
          </table:table-cell>
          <table:table-cell table:number-columns-repeated="2"/>
          <table:table-cell table:formula="of:=IF([.E86]&lt;&gt;&quot;&quot;;&quot;-pe &quot;&quot;s~&quot;&amp;[.D86]&amp;&quot;~&quot;&amp;[.E86]&amp;&quot;~g;&quot;&quot; \&quot;;&quot;&quot;)" office:value-type="string" office:string-value="-pe &quot;s~ (\`estimatesmartfee\` RPC[s]?)~ \[\1\](core-api-ref-remote-procedure-calls-utility#section-estimatesmartfee)~g;&quot; \" calcext:value-type="string">
            <text:p>-pe "s~ (\`estimatesmartfee\` RPC[s]?)~ \[\1\](core-api-ref-remote-procedure-calls-utility#section-estimatesmartfee)~g;" \</text:p>
          </table:table-cell>
        </table:table-row>
        <table:table-row table:style-name="ro1">
          <table:table-cell office:value-type="string" calcext:value-type="string">
            <text:p>signmessagewithprivkey</text:p>
          </table:table-cell>
          <table:table-cell office:value-type="string" calcext:value-type="string">
            <text:p>core-api-ref-remote-procedure-calls-utility</text:p>
          </table:table-cell>
          <table:table-cell/>
          <table:table-cell table:formula="of:=IF([.A87]&lt;&gt;&quot;&quot;;&quot; (\`&quot;&amp;[.A87]&amp;&quot;\` RPC[s]?)&quot;;&quot;&quot;)" office:value-type="string" office:string-value=" (\`signmessagewithprivkey\` RPC[s]?)" calcext:value-type="string">
            <text:p><text:s/>(\`signmessagewithprivkey\` RPC[s]?)</text:p>
          </table:table-cell>
          <table:table-cell table:formula="of:=IF([.B87]&lt;&gt;&quot;&quot;;&quot; \[\1\](&quot;&amp;[.B87]&amp;&quot;#section-&quot;&amp;[.A87]&amp;&quot;)&quot;;&quot;&quot;)" office:value-type="string" office:string-value=" \[\1\](core-api-ref-remote-procedure-calls-utility#section-signmessagewithprivkey)" calcext:value-type="string">
            <text:p><text:s/>\[\1\](core-api-ref-remote-procedure-calls-utility#section-signmessagewithprivkey)</text:p>
          </table:table-cell>
          <table:table-cell table:number-columns-repeated="2"/>
          <table:table-cell table:formula="of:=IF([.E87]&lt;&gt;&quot;&quot;;&quot;-pe &quot;&quot;s~&quot;&amp;[.D87]&amp;&quot;~&quot;&amp;[.E87]&amp;&quot;~g;&quot;&quot; \&quot;;&quot;&quot;)" office:value-type="string" office:string-value="-pe &quot;s~ (\`signmessagewithprivkey\` RPC[s]?)~ \[\1\](core-api-ref-remote-procedure-calls-utility#section-signmessagewithprivkey)~g;&quot; \" calcext:value-type="string">
            <text:p>-pe "s~ (\`signmessagewithprivkey\` RPC[s]?)~ \[\1\](core-api-ref-remote-procedure-calls-utility#section-signmessagewithprivkey)~g;" \</text:p>
          </table:table-cell>
        </table:table-row>
        <table:table-row table:style-name="ro1">
          <table:table-cell office:value-type="string" calcext:value-type="string">
            <text:p>validateaddress</text:p>
          </table:table-cell>
          <table:table-cell office:value-type="string" calcext:value-type="string">
            <text:p>core-api-ref-remote-procedure-calls-utility</text:p>
          </table:table-cell>
          <table:table-cell/>
          <table:table-cell table:formula="of:=IF([.A88]&lt;&gt;&quot;&quot;;&quot; (\`&quot;&amp;[.A88]&amp;&quot;\` RPC[s]?)&quot;;&quot;&quot;)" office:value-type="string" office:string-value=" (\`validateaddress\` RPC[s]?)" calcext:value-type="string">
            <text:p><text:s/>(\`validateaddress\` RPC[s]?)</text:p>
          </table:table-cell>
          <table:table-cell table:formula="of:=IF([.B88]&lt;&gt;&quot;&quot;;&quot; \[\1\](&quot;&amp;[.B88]&amp;&quot;#section-&quot;&amp;[.A88]&amp;&quot;)&quot;;&quot;&quot;)" office:value-type="string" office:string-value=" \[\1\](core-api-ref-remote-procedure-calls-utility#section-validateaddress)" calcext:value-type="string">
            <text:p><text:s/>\[\1\](core-api-ref-remote-procedure-calls-utility#section-validateaddress)</text:p>
          </table:table-cell>
          <table:table-cell table:number-columns-repeated="2"/>
          <table:table-cell table:formula="of:=IF([.E88]&lt;&gt;&quot;&quot;;&quot;-pe &quot;&quot;s~&quot;&amp;[.D88]&amp;&quot;~&quot;&amp;[.E88]&amp;&quot;~g;&quot;&quot; \&quot;;&quot;&quot;)" office:value-type="string" office:string-value="-pe &quot;s~ (\`validateaddress\` RPC[s]?)~ \[\1\](core-api-ref-remote-procedure-calls-utility#section-validateaddress)~g;&quot; \" calcext:value-type="string">
            <text:p>-pe "s~ (\`validateaddress\` RPC[s]?)~ \[\1\](core-api-ref-remote-procedure-calls-utility#section-validateaddress)~g;" \</text:p>
          </table:table-cell>
        </table:table-row>
        <table:table-row table:style-name="ro1">
          <table:table-cell office:value-type="string" calcext:value-type="string">
            <text:p>verifymessage</text:p>
          </table:table-cell>
          <table:table-cell office:value-type="string" calcext:value-type="string">
            <text:p>core-api-ref-remote-procedure-calls-utility</text:p>
          </table:table-cell>
          <table:table-cell/>
          <table:table-cell table:formula="of:=IF([.A89]&lt;&gt;&quot;&quot;;&quot; (\`&quot;&amp;[.A89]&amp;&quot;\` RPC[s]?)&quot;;&quot;&quot;)" office:value-type="string" office:string-value=" (\`verifymessage\` RPC[s]?)" calcext:value-type="string">
            <text:p><text:s/>(\`verifymessage\` RPC[s]?)</text:p>
          </table:table-cell>
          <table:table-cell table:formula="of:=IF([.B89]&lt;&gt;&quot;&quot;;&quot; \[\1\](&quot;&amp;[.B89]&amp;&quot;#section-&quot;&amp;[.A89]&amp;&quot;)&quot;;&quot;&quot;)" office:value-type="string" office:string-value=" \[\1\](core-api-ref-remote-procedure-calls-utility#section-verifymessage)" calcext:value-type="string">
            <text:p><text:s/>\[\1\](core-api-ref-remote-procedure-calls-utility#section-verifymessage)</text:p>
          </table:table-cell>
          <table:table-cell table:number-columns-repeated="2"/>
          <table:table-cell table:formula="of:=IF([.E89]&lt;&gt;&quot;&quot;;&quot;-pe &quot;&quot;s~&quot;&amp;[.D89]&amp;&quot;~&quot;&amp;[.E89]&amp;&quot;~g;&quot;&quot; \&quot;;&quot;&quot;)" office:value-type="string" office:string-value="-pe &quot;s~ (\`verifymessage\` RPC[s]?)~ \[\1\](core-api-ref-remote-procedure-calls-utility#section-verifymessage)~g;&quot; \" calcext:value-type="string">
            <text:p>-pe "s~ (\`verifymessage\` RPC[s]?)~ \[\1\](core-api-ref-remote-procedure-calls-utility#section-verifymessage)~g;" \</text:p>
          </table:table-cell>
        </table:table-row>
        <table:table-row table:style-name="ro1">
          <table:table-cell office:value-type="string" calcext:value-type="string">
            <text:p>abandontransaction</text:p>
          </table:table-cell>
          <table:table-cell office:value-type="string" calcext:value-type="string">
            <text:p>core-api-ref-remote-procedure-calls-wallet</text:p>
          </table:table-cell>
          <table:table-cell/>
          <table:table-cell table:formula="of:=IF([.A90]&lt;&gt;&quot;&quot;;&quot; (\`&quot;&amp;[.A90]&amp;&quot;\` RPC[s]?)&quot;;&quot;&quot;)" office:value-type="string" office:string-value=" (\`abandontransaction\` RPC[s]?)" calcext:value-type="string">
            <text:p><text:s/>(\`abandontransaction\` RPC[s]?)</text:p>
          </table:table-cell>
          <table:table-cell table:formula="of:=IF([.B90]&lt;&gt;&quot;&quot;;&quot; \[\1\](&quot;&amp;[.B90]&amp;&quot;#section-&quot;&amp;[.A90]&amp;&quot;)&quot;;&quot;&quot;)" office:value-type="string" office:string-value=" \[\1\](core-api-ref-remote-procedure-calls-wallet#section-abandontransaction)" calcext:value-type="string">
            <text:p><text:s/>\[\1\](core-api-ref-remote-procedure-calls-wallet#section-abandontransaction)</text:p>
          </table:table-cell>
          <table:table-cell table:number-columns-repeated="2"/>
          <table:table-cell table:formula="of:=IF([.E90]&lt;&gt;&quot;&quot;;&quot;-pe &quot;&quot;s~&quot;&amp;[.D90]&amp;&quot;~&quot;&amp;[.E90]&amp;&quot;~g;&quot;&quot; \&quot;;&quot;&quot;)" office:value-type="string" office:string-value="-pe &quot;s~ (\`abandontransaction\` RPC[s]?)~ \[\1\](core-api-ref-remote-procedure-calls-wallet#section-abandontransaction)~g;&quot; \" calcext:value-type="string">
            <text:p>-pe "s~ (\`abandontransaction\` RPC[s]?)~ \[\1\](core-api-ref-remote-procedure-calls-wallet#section-abandontransaction)~g;" \</text:p>
          </table:table-cell>
        </table:table-row>
        <table:table-row table:style-name="ro1">
          <table:table-cell office:value-type="string" calcext:value-type="string">
            <text:p>abortrescan</text:p>
          </table:table-cell>
          <table:table-cell office:value-type="string" calcext:value-type="string">
            <text:p>core-api-ref-remote-procedure-calls-wallet</text:p>
          </table:table-cell>
          <table:table-cell/>
          <table:table-cell table:formula="of:=IF([.A91]&lt;&gt;&quot;&quot;;&quot; (\`&quot;&amp;[.A91]&amp;&quot;\` RPC[s]?)&quot;;&quot;&quot;)" office:value-type="string" office:string-value=" (\`abortrescan\` RPC[s]?)" calcext:value-type="string">
            <text:p><text:s/>(\`abortrescan\` RPC[s]?)</text:p>
          </table:table-cell>
          <table:table-cell table:formula="of:=IF([.B91]&lt;&gt;&quot;&quot;;&quot; \[\1\](&quot;&amp;[.B91]&amp;&quot;#section-&quot;&amp;[.A91]&amp;&quot;)&quot;;&quot;&quot;)" office:value-type="string" office:string-value=" \[\1\](core-api-ref-remote-procedure-calls-wallet#section-abortrescan)" calcext:value-type="string">
            <text:p><text:s/>\[\1\](core-api-ref-remote-procedure-calls-wallet#section-abortrescan)</text:p>
          </table:table-cell>
          <table:table-cell table:number-columns-repeated="2"/>
          <table:table-cell table:formula="of:=IF([.E91]&lt;&gt;&quot;&quot;;&quot;-pe &quot;&quot;s~&quot;&amp;[.D91]&amp;&quot;~&quot;&amp;[.E91]&amp;&quot;~g;&quot;&quot; \&quot;;&quot;&quot;)" office:value-type="string" office:string-value="-pe &quot;s~ (\`abortrescan\` RPC[s]?)~ \[\1\](core-api-ref-remote-procedure-calls-wallet#section-abortrescan)~g;&quot; \" calcext:value-type="string">
            <text:p>-pe "s~ (\`abortrescan\` RPC[s]?)~ \[\1\](core-api-ref-remote-procedure-calls-wallet#section-abortrescan)~g;" \</text:p>
          </table:table-cell>
        </table:table-row>
        <table:table-row table:style-name="ro1">
          <table:table-cell office:value-type="string" calcext:value-type="string">
            <text:p>addmultisigaddress</text:p>
          </table:table-cell>
          <table:table-cell office:value-type="string" calcext:value-type="string">
            <text:p>core-api-ref-remote-procedure-calls-wallet</text:p>
          </table:table-cell>
          <table:table-cell/>
          <table:table-cell table:formula="of:=IF([.A92]&lt;&gt;&quot;&quot;;&quot; (\`&quot;&amp;[.A92]&amp;&quot;\` RPC[s]?)&quot;;&quot;&quot;)" office:value-type="string" office:string-value=" (\`addmultisigaddress\` RPC[s]?)" calcext:value-type="string">
            <text:p><text:s/>(\`addmultisigaddress\` RPC[s]?)</text:p>
          </table:table-cell>
          <table:table-cell table:formula="of:=IF([.B92]&lt;&gt;&quot;&quot;;&quot; \[\1\](&quot;&amp;[.B92]&amp;&quot;#section-&quot;&amp;[.A92]&amp;&quot;)&quot;;&quot;&quot;)" office:value-type="string" office:string-value=" \[\1\](core-api-ref-remote-procedure-calls-wallet#section-addmultisigaddress)" calcext:value-type="string">
            <text:p><text:s/>\[\1\](core-api-ref-remote-procedure-calls-wallet#section-addmultisigaddress)</text:p>
          </table:table-cell>
          <table:table-cell table:number-columns-repeated="2"/>
          <table:table-cell table:formula="of:=IF([.E92]&lt;&gt;&quot;&quot;;&quot;-pe &quot;&quot;s~&quot;&amp;[.D92]&amp;&quot;~&quot;&amp;[.E92]&amp;&quot;~g;&quot;&quot; \&quot;;&quot;&quot;)" office:value-type="string" office:string-value="-pe &quot;s~ (\`addmultisigaddress\` RPC[s]?)~ \[\1\](core-api-ref-remote-procedure-calls-wallet#section-addmultisigaddress)~g;&quot; \" calcext:value-type="string">
            <text:p>-pe "s~ (\`addmultisigaddress\` RPC[s]?)~ \[\1\](core-api-ref-remote-procedure-calls-wallet#section-addmultisigaddress)~g;" \</text:p>
          </table:table-cell>
        </table:table-row>
        <table:table-row table:style-name="ro1">
          <table:table-cell office:value-type="string" calcext:value-type="string">
            <text:p>backupwallet</text:p>
          </table:table-cell>
          <table:table-cell office:value-type="string" calcext:value-type="string">
            <text:p>core-api-ref-remote-procedure-calls-wallet</text:p>
          </table:table-cell>
          <table:table-cell/>
          <table:table-cell table:formula="of:=IF([.A93]&lt;&gt;&quot;&quot;;&quot; (\`&quot;&amp;[.A93]&amp;&quot;\` RPC[s]?)&quot;;&quot;&quot;)" office:value-type="string" office:string-value=" (\`backupwallet\` RPC[s]?)" calcext:value-type="string">
            <text:p><text:s/>(\`backupwallet\` RPC[s]?)</text:p>
          </table:table-cell>
          <table:table-cell table:formula="of:=IF([.B93]&lt;&gt;&quot;&quot;;&quot; \[\1\](&quot;&amp;[.B93]&amp;&quot;#section-&quot;&amp;[.A93]&amp;&quot;)&quot;;&quot;&quot;)" office:value-type="string" office:string-value=" \[\1\](core-api-ref-remote-procedure-calls-wallet#section-backupwallet)" calcext:value-type="string">
            <text:p><text:s/>\[\1\](core-api-ref-remote-procedure-calls-wallet#section-backupwallet)</text:p>
          </table:table-cell>
          <table:table-cell table:number-columns-repeated="2"/>
          <table:table-cell table:formula="of:=IF([.E93]&lt;&gt;&quot;&quot;;&quot;-pe &quot;&quot;s~&quot;&amp;[.D93]&amp;&quot;~&quot;&amp;[.E93]&amp;&quot;~g;&quot;&quot; \&quot;;&quot;&quot;)" office:value-type="string" office:string-value="-pe &quot;s~ (\`backupwallet\` RPC[s]?)~ \[\1\](core-api-ref-remote-procedure-calls-wallet#section-backupwallet)~g;&quot; \" calcext:value-type="string">
            <text:p>-pe "s~ (\`backupwallet\` RPC[s]?)~ \[\1\](core-api-ref-remote-procedure-calls-wallet#section-backupwallet)~g;" \</text:p>
          </table:table-cell>
        </table:table-row>
        <table:table-row table:style-name="ro1">
          <table:table-cell office:value-type="string" calcext:value-type="string">
            <text:p>dumphdinfo</text:p>
          </table:table-cell>
          <table:table-cell office:value-type="string" calcext:value-type="string">
            <text:p>core-api-ref-remote-procedure-calls-wallet</text:p>
          </table:table-cell>
          <table:table-cell/>
          <table:table-cell table:formula="of:=IF([.A94]&lt;&gt;&quot;&quot;;&quot; (\`&quot;&amp;[.A94]&amp;&quot;\` RPC[s]?)&quot;;&quot;&quot;)" office:value-type="string" office:string-value=" (\`dumphdinfo\` RPC[s]?)" calcext:value-type="string">
            <text:p><text:s/>(\`dumphdinfo\` RPC[s]?)</text:p>
          </table:table-cell>
          <table:table-cell table:formula="of:=IF([.B94]&lt;&gt;&quot;&quot;;&quot; \[\1\](&quot;&amp;[.B94]&amp;&quot;#section-&quot;&amp;[.A94]&amp;&quot;)&quot;;&quot;&quot;)" office:value-type="string" office:string-value=" \[\1\](core-api-ref-remote-procedure-calls-wallet#section-dumphdinfo)" calcext:value-type="string">
            <text:p><text:s/>\[\1\](core-api-ref-remote-procedure-calls-wallet#section-dumphdinfo)</text:p>
          </table:table-cell>
          <table:table-cell table:number-columns-repeated="2"/>
          <table:table-cell table:formula="of:=IF([.E94]&lt;&gt;&quot;&quot;;&quot;-pe &quot;&quot;s~&quot;&amp;[.D94]&amp;&quot;~&quot;&amp;[.E94]&amp;&quot;~g;&quot;&quot; \&quot;;&quot;&quot;)" office:value-type="string" office:string-value="-pe &quot;s~ (\`dumphdinfo\` RPC[s]?)~ \[\1\](core-api-ref-remote-procedure-calls-wallet#section-dumphdinfo)~g;&quot; \" calcext:value-type="string">
            <text:p>-pe "s~ (\`dumphdinfo\` RPC[s]?)~ \[\1\](core-api-ref-remote-procedure-calls-wallet#section-dumphdinfo)~g;" \</text:p>
          </table:table-cell>
        </table:table-row>
        <table:table-row table:style-name="ro1">
          <table:table-cell office:value-type="string" calcext:value-type="string">
            <text:p>dumpprivkey</text:p>
          </table:table-cell>
          <table:table-cell office:value-type="string" calcext:value-type="string">
            <text:p>core-api-ref-remote-procedure-calls-wallet</text:p>
          </table:table-cell>
          <table:table-cell/>
          <table:table-cell table:formula="of:=IF([.A95]&lt;&gt;&quot;&quot;;&quot; (\`&quot;&amp;[.A95]&amp;&quot;\` RPC[s]?)&quot;;&quot;&quot;)" office:value-type="string" office:string-value=" (\`dumpprivkey\` RPC[s]?)" calcext:value-type="string">
            <text:p><text:s/>(\`dumpprivkey\` RPC[s]?)</text:p>
          </table:table-cell>
          <table:table-cell table:formula="of:=IF([.B95]&lt;&gt;&quot;&quot;;&quot; \[\1\](&quot;&amp;[.B95]&amp;&quot;#section-&quot;&amp;[.A95]&amp;&quot;)&quot;;&quot;&quot;)" office:value-type="string" office:string-value=" \[\1\](core-api-ref-remote-procedure-calls-wallet#section-dumpprivkey)" calcext:value-type="string">
            <text:p><text:s/>\[\1\](core-api-ref-remote-procedure-calls-wallet#section-dumpprivkey)</text:p>
          </table:table-cell>
          <table:table-cell table:number-columns-repeated="2"/>
          <table:table-cell table:formula="of:=IF([.E95]&lt;&gt;&quot;&quot;;&quot;-pe &quot;&quot;s~&quot;&amp;[.D95]&amp;&quot;~&quot;&amp;[.E95]&amp;&quot;~g;&quot;&quot; \&quot;;&quot;&quot;)" office:value-type="string" office:string-value="-pe &quot;s~ (\`dumpprivkey\` RPC[s]?)~ \[\1\](core-api-ref-remote-procedure-calls-wallet#section-dumpprivkey)~g;&quot; \" calcext:value-type="string">
            <text:p>-pe "s~ (\`dumpprivkey\` RPC[s]?)~ \[\1\](core-api-ref-remote-procedure-calls-wallet#section-dumpprivkey)~g;" \</text:p>
          </table:table-cell>
        </table:table-row>
        <table:table-row table:style-name="ro1">
          <table:table-cell office:value-type="string" calcext:value-type="string">
            <text:p>dumpwallet</text:p>
          </table:table-cell>
          <table:table-cell office:value-type="string" calcext:value-type="string">
            <text:p>core-api-ref-remote-procedure-calls-wallet</text:p>
          </table:table-cell>
          <table:table-cell/>
          <table:table-cell table:formula="of:=IF([.A96]&lt;&gt;&quot;&quot;;&quot; (\`&quot;&amp;[.A96]&amp;&quot;\` RPC[s]?)&quot;;&quot;&quot;)" office:value-type="string" office:string-value=" (\`dumpwallet\` RPC[s]?)" calcext:value-type="string">
            <text:p><text:s/>(\`dumpwallet\` RPC[s]?)</text:p>
          </table:table-cell>
          <table:table-cell table:formula="of:=IF([.B96]&lt;&gt;&quot;&quot;;&quot; \[\1\](&quot;&amp;[.B96]&amp;&quot;#section-&quot;&amp;[.A96]&amp;&quot;)&quot;;&quot;&quot;)" office:value-type="string" office:string-value=" \[\1\](core-api-ref-remote-procedure-calls-wallet#section-dumpwallet)" calcext:value-type="string">
            <text:p><text:s/>\[\1\](core-api-ref-remote-procedure-calls-wallet#section-dumpwallet)</text:p>
          </table:table-cell>
          <table:table-cell table:number-columns-repeated="2"/>
          <table:table-cell table:formula="of:=IF([.E96]&lt;&gt;&quot;&quot;;&quot;-pe &quot;&quot;s~&quot;&amp;[.D96]&amp;&quot;~&quot;&amp;[.E96]&amp;&quot;~g;&quot;&quot; \&quot;;&quot;&quot;)" office:value-type="string" office:string-value="-pe &quot;s~ (\`dumpwallet\` RPC[s]?)~ \[\1\](core-api-ref-remote-procedure-calls-wallet#section-dumpwallet)~g;&quot; \" calcext:value-type="string">
            <text:p>-pe "s~ (\`dumpwallet\` RPC[s]?)~ \[\1\](core-api-ref-remote-procedure-calls-wallet#section-dumpwallet)~g;" \</text:p>
          </table:table-cell>
        </table:table-row>
        <table:table-row table:style-name="ro1">
          <table:table-cell office:value-type="string" calcext:value-type="string">
            <text:p>encryptwallet</text:p>
          </table:table-cell>
          <table:table-cell office:value-type="string" calcext:value-type="string">
            <text:p>core-api-ref-remote-procedure-calls-wallet</text:p>
          </table:table-cell>
          <table:table-cell/>
          <table:table-cell table:formula="of:=IF([.A97]&lt;&gt;&quot;&quot;;&quot; (\`&quot;&amp;[.A97]&amp;&quot;\` RPC[s]?)&quot;;&quot;&quot;)" office:value-type="string" office:string-value=" (\`encryptwallet\` RPC[s]?)" calcext:value-type="string">
            <text:p><text:s/>(\`encryptwallet\` RPC[s]?)</text:p>
          </table:table-cell>
          <table:table-cell table:formula="of:=IF([.B97]&lt;&gt;&quot;&quot;;&quot; \[\1\](&quot;&amp;[.B97]&amp;&quot;#section-&quot;&amp;[.A97]&amp;&quot;)&quot;;&quot;&quot;)" office:value-type="string" office:string-value=" \[\1\](core-api-ref-remote-procedure-calls-wallet#section-encryptwallet)" calcext:value-type="string">
            <text:p><text:s/>\[\1\](core-api-ref-remote-procedure-calls-wallet#section-encryptwallet)</text:p>
          </table:table-cell>
          <table:table-cell table:number-columns-repeated="2"/>
          <table:table-cell table:formula="of:=IF([.E97]&lt;&gt;&quot;&quot;;&quot;-pe &quot;&quot;s~&quot;&amp;[.D97]&amp;&quot;~&quot;&amp;[.E97]&amp;&quot;~g;&quot;&quot; \&quot;;&quot;&quot;)" office:value-type="string" office:string-value="-pe &quot;s~ (\`encryptwallet\` RPC[s]?)~ \[\1\](core-api-ref-remote-procedure-calls-wallet#section-encryptwallet)~g;&quot; \" calcext:value-type="string">
            <text:p>-pe "s~ (\`encryptwallet\` RPC[s]?)~ \[\1\](core-api-ref-remote-procedure-calls-wallet#section-encryptwallet)~g;" \</text:p>
          </table:table-cell>
        </table:table-row>
        <table:table-row table:style-name="ro1">
          <table:table-cell office:value-type="string" calcext:value-type="string">
            <text:p>getaccount</text:p>
          </table:table-cell>
          <table:table-cell office:value-type="string" calcext:value-type="string">
            <text:p>core-api-ref-remote-procedure-calls-wallet</text:p>
          </table:table-cell>
          <table:table-cell/>
          <table:table-cell table:formula="of:=IF([.A98]&lt;&gt;&quot;&quot;;&quot; (\`&quot;&amp;[.A98]&amp;&quot;\` RPC[s]?)&quot;;&quot;&quot;)" office:value-type="string" office:string-value=" (\`getaccount\` RPC[s]?)" calcext:value-type="string">
            <text:p><text:s/>(\`getaccount\` RPC[s]?)</text:p>
          </table:table-cell>
          <table:table-cell table:formula="of:=IF([.B98]&lt;&gt;&quot;&quot;;&quot; \[\1\](&quot;&amp;[.B98]&amp;&quot;#section-&quot;&amp;[.A98]&amp;&quot;)&quot;;&quot;&quot;)" office:value-type="string" office:string-value=" \[\1\](core-api-ref-remote-procedure-calls-wallet#section-getaccount)" calcext:value-type="string">
            <text:p><text:s/>\[\1\](core-api-ref-remote-procedure-calls-wallet#section-getaccount)</text:p>
          </table:table-cell>
          <table:table-cell table:number-columns-repeated="2"/>
          <table:table-cell table:formula="of:=IF([.E98]&lt;&gt;&quot;&quot;;&quot;-pe &quot;&quot;s~&quot;&amp;[.D98]&amp;&quot;~&quot;&amp;[.E98]&amp;&quot;~g;&quot;&quot; \&quot;;&quot;&quot;)" office:value-type="string" office:string-value="-pe &quot;s~ (\`getaccount\` RPC[s]?)~ \[\1\](core-api-ref-remote-procedure-calls-wallet#section-getaccount)~g;&quot; \" calcext:value-type="string">
            <text:p>-pe "s~ (\`getaccount\` RPC[s]?)~ \[\1\](core-api-ref-remote-procedure-calls-wallet#section-getaccount)~g;" \</text:p>
          </table:table-cell>
        </table:table-row>
        <table:table-row table:style-name="ro1">
          <table:table-cell office:value-type="string" calcext:value-type="string">
            <text:p>getaccountaddress</text:p>
          </table:table-cell>
          <table:table-cell office:value-type="string" calcext:value-type="string">
            <text:p>core-api-ref-remote-procedure-calls-wallet</text:p>
          </table:table-cell>
          <table:table-cell/>
          <table:table-cell table:formula="of:=IF([.A99]&lt;&gt;&quot;&quot;;&quot; (\`&quot;&amp;[.A99]&amp;&quot;\` RPC[s]?)&quot;;&quot;&quot;)" office:value-type="string" office:string-value=" (\`getaccountaddress\` RPC[s]?)" calcext:value-type="string">
            <text:p><text:s/>(\`getaccountaddress\` RPC[s]?)</text:p>
          </table:table-cell>
          <table:table-cell table:formula="of:=IF([.B99]&lt;&gt;&quot;&quot;;&quot; \[\1\](&quot;&amp;[.B99]&amp;&quot;#section-&quot;&amp;[.A99]&amp;&quot;)&quot;;&quot;&quot;)" office:value-type="string" office:string-value=" \[\1\](core-api-ref-remote-procedure-calls-wallet#section-getaccountaddress)" calcext:value-type="string">
            <text:p><text:s/>\[\1\](core-api-ref-remote-procedure-calls-wallet#section-getaccountaddress)</text:p>
          </table:table-cell>
          <table:table-cell table:number-columns-repeated="2"/>
          <table:table-cell table:formula="of:=IF([.E99]&lt;&gt;&quot;&quot;;&quot;-pe &quot;&quot;s~&quot;&amp;[.D99]&amp;&quot;~&quot;&amp;[.E99]&amp;&quot;~g;&quot;&quot; \&quot;;&quot;&quot;)" office:value-type="string" office:string-value="-pe &quot;s~ (\`getaccountaddress\` RPC[s]?)~ \[\1\](core-api-ref-remote-procedure-calls-wallet#section-getaccountaddress)~g;&quot; \" calcext:value-type="string">
            <text:p>-pe "s~ (\`getaccountaddress\` RPC[s]?)~ \[\1\](core-api-ref-remote-procedure-calls-wallet#section-getaccountaddress)~g;" \</text:p>
          </table:table-cell>
        </table:table-row>
        <table:table-row table:style-name="ro1">
          <table:table-cell office:value-type="string" calcext:value-type="string">
            <text:p>getaddressesbyaccount</text:p>
          </table:table-cell>
          <table:table-cell office:value-type="string" calcext:value-type="string">
            <text:p>core-api-ref-remote-procedure-calls-wallet</text:p>
          </table:table-cell>
          <table:table-cell/>
          <table:table-cell table:formula="of:=IF([.A100]&lt;&gt;&quot;&quot;;&quot; (\`&quot;&amp;[.A100]&amp;&quot;\` RPC[s]?)&quot;;&quot;&quot;)" office:value-type="string" office:string-value=" (\`getaddressesbyaccount\` RPC[s]?)" calcext:value-type="string">
            <text:p><text:s/>(\`getaddressesbyaccount\` RPC[s]?)</text:p>
          </table:table-cell>
          <table:table-cell table:formula="of:=IF([.B100]&lt;&gt;&quot;&quot;;&quot; \[\1\](&quot;&amp;[.B100]&amp;&quot;#section-&quot;&amp;[.A100]&amp;&quot;)&quot;;&quot;&quot;)" office:value-type="string" office:string-value=" \[\1\](core-api-ref-remote-procedure-calls-wallet#section-getaddressesbyaccount)" calcext:value-type="string">
            <text:p><text:s/>\[\1\](core-api-ref-remote-procedure-calls-wallet#section-getaddressesbyaccount)</text:p>
          </table:table-cell>
          <table:table-cell table:number-columns-repeated="2"/>
          <table:table-cell table:formula="of:=IF([.E100]&lt;&gt;&quot;&quot;;&quot;-pe &quot;&quot;s~&quot;&amp;[.D100]&amp;&quot;~&quot;&amp;[.E100]&amp;&quot;~g;&quot;&quot; \&quot;;&quot;&quot;)" office:value-type="string" office:string-value="-pe &quot;s~ (\`getaddressesbyaccount\` RPC[s]?)~ \[\1\](core-api-ref-remote-procedure-calls-wallet#section-getaddressesbyaccount)~g;&quot; \" calcext:value-type="string">
            <text:p>-pe "s~ (\`getaddressesbyaccount\` RPC[s]?)~ \[\1\](core-api-ref-remote-procedure-calls-wallet#section-getaddressesbyaccount)~g;" \</text:p>
          </table:table-cell>
        </table:table-row>
        <table:table-row table:style-name="ro1">
          <table:table-cell office:value-type="string" calcext:value-type="string">
            <text:p>getbalance</text:p>
          </table:table-cell>
          <table:table-cell office:value-type="string" calcext:value-type="string">
            <text:p>core-api-ref-remote-procedure-calls-wallet</text:p>
          </table:table-cell>
          <table:table-cell/>
          <table:table-cell table:formula="of:=IF([.A101]&lt;&gt;&quot;&quot;;&quot; (\`&quot;&amp;[.A101]&amp;&quot;\` RPC[s]?)&quot;;&quot;&quot;)" office:value-type="string" office:string-value=" (\`getbalance\` RPC[s]?)" calcext:value-type="string">
            <text:p><text:s/>(\`getbalance\` RPC[s]?)</text:p>
          </table:table-cell>
          <table:table-cell table:formula="of:=IF([.B101]&lt;&gt;&quot;&quot;;&quot; \[\1\](&quot;&amp;[.B101]&amp;&quot;#section-&quot;&amp;[.A101]&amp;&quot;)&quot;;&quot;&quot;)" office:value-type="string" office:string-value=" \[\1\](core-api-ref-remote-procedure-calls-wallet#section-getbalance)" calcext:value-type="string">
            <text:p><text:s/>\[\1\](core-api-ref-remote-procedure-calls-wallet#section-getbalance)</text:p>
          </table:table-cell>
          <table:table-cell table:number-columns-repeated="2"/>
          <table:table-cell table:formula="of:=IF([.E101]&lt;&gt;&quot;&quot;;&quot;-pe &quot;&quot;s~&quot;&amp;[.D101]&amp;&quot;~&quot;&amp;[.E101]&amp;&quot;~g;&quot;&quot; \&quot;;&quot;&quot;)" office:value-type="string" office:string-value="-pe &quot;s~ (\`getbalance\` RPC[s]?)~ \[\1\](core-api-ref-remote-procedure-calls-wallet#section-getbalance)~g;&quot; \" calcext:value-type="string">
            <text:p>-pe "s~ (\`getbalance\` RPC[s]?)~ \[\1\](core-api-ref-remote-procedure-calls-wallet#section-getbalance)~g;" \</text:p>
          </table:table-cell>
        </table:table-row>
        <table:table-row table:style-name="ro1">
          <table:table-cell office:value-type="string" calcext:value-type="string">
            <text:p>getnewaddress</text:p>
          </table:table-cell>
          <table:table-cell office:value-type="string" calcext:value-type="string">
            <text:p>core-api-ref-remote-procedure-calls-wallet</text:p>
          </table:table-cell>
          <table:table-cell/>
          <table:table-cell table:formula="of:=IF([.A102]&lt;&gt;&quot;&quot;;&quot; (\`&quot;&amp;[.A102]&amp;&quot;\` RPC[s]?)&quot;;&quot;&quot;)" office:value-type="string" office:string-value=" (\`getnewaddress\` RPC[s]?)" calcext:value-type="string">
            <text:p><text:s/>(\`getnewaddress\` RPC[s]?)</text:p>
          </table:table-cell>
          <table:table-cell table:formula="of:=IF([.B102]&lt;&gt;&quot;&quot;;&quot; \[\1\](&quot;&amp;[.B102]&amp;&quot;#section-&quot;&amp;[.A102]&amp;&quot;)&quot;;&quot;&quot;)" office:value-type="string" office:string-value=" \[\1\](core-api-ref-remote-procedure-calls-wallet#section-getnewaddress)" calcext:value-type="string">
            <text:p><text:s/>\[\1\](core-api-ref-remote-procedure-calls-wallet#section-getnewaddress)</text:p>
          </table:table-cell>
          <table:table-cell table:number-columns-repeated="2"/>
          <table:table-cell table:formula="of:=IF([.E102]&lt;&gt;&quot;&quot;;&quot;-pe &quot;&quot;s~&quot;&amp;[.D102]&amp;&quot;~&quot;&amp;[.E102]&amp;&quot;~g;&quot;&quot; \&quot;;&quot;&quot;)" office:value-type="string" office:string-value="-pe &quot;s~ (\`getnewaddress\` RPC[s]?)~ \[\1\](core-api-ref-remote-procedure-calls-wallet#section-getnewaddress)~g;&quot; \" calcext:value-type="string">
            <text:p>-pe "s~ (\`getnewaddress\` RPC[s]?)~ \[\1\](core-api-ref-remote-procedure-calls-wallet#section-getnewaddress)~g;" \</text:p>
          </table:table-cell>
        </table:table-row>
        <table:table-row table:style-name="ro1">
          <table:table-cell office:value-type="string" calcext:value-type="string">
            <text:p>getrawchangeaddress</text:p>
          </table:table-cell>
          <table:table-cell office:value-type="string" calcext:value-type="string">
            <text:p>core-api-ref-remote-procedure-calls-wallet</text:p>
          </table:table-cell>
          <table:table-cell/>
          <table:table-cell table:formula="of:=IF([.A103]&lt;&gt;&quot;&quot;;&quot; (\`&quot;&amp;[.A103]&amp;&quot;\` RPC[s]?)&quot;;&quot;&quot;)" office:value-type="string" office:string-value=" (\`getrawchangeaddress\` RPC[s]?)" calcext:value-type="string">
            <text:p><text:s/>(\`getrawchangeaddress\` RPC[s]?)</text:p>
          </table:table-cell>
          <table:table-cell table:formula="of:=IF([.B103]&lt;&gt;&quot;&quot;;&quot; \[\1\](&quot;&amp;[.B103]&amp;&quot;#section-&quot;&amp;[.A103]&amp;&quot;)&quot;;&quot;&quot;)" office:value-type="string" office:string-value=" \[\1\](core-api-ref-remote-procedure-calls-wallet#section-getrawchangeaddress)" calcext:value-type="string">
            <text:p><text:s/>\[\1\](core-api-ref-remote-procedure-calls-wallet#section-getrawchangeaddress)</text:p>
          </table:table-cell>
          <table:table-cell table:number-columns-repeated="2"/>
          <table:table-cell table:formula="of:=IF([.E103]&lt;&gt;&quot;&quot;;&quot;-pe &quot;&quot;s~&quot;&amp;[.D103]&amp;&quot;~&quot;&amp;[.E103]&amp;&quot;~g;&quot;&quot; \&quot;;&quot;&quot;)" office:value-type="string" office:string-value="-pe &quot;s~ (\`getrawchangeaddress\` RPC[s]?)~ \[\1\](core-api-ref-remote-procedure-calls-wallet#section-getrawchangeaddress)~g;&quot; \" calcext:value-type="string">
            <text:p>-pe "s~ (\`getrawchangeaddress\` RPC[s]?)~ \[\1\](core-api-ref-remote-procedure-calls-wallet#section-getrawchangeaddress)~g;" \</text:p>
          </table:table-cell>
        </table:table-row>
        <table:table-row table:style-name="ro1">
          <table:table-cell office:value-type="string" calcext:value-type="string">
            <text:p>getreceivedbyaccount</text:p>
          </table:table-cell>
          <table:table-cell office:value-type="string" calcext:value-type="string">
            <text:p>core-api-ref-remote-procedure-calls-wallet</text:p>
          </table:table-cell>
          <table:table-cell/>
          <table:table-cell table:formula="of:=IF([.A104]&lt;&gt;&quot;&quot;;&quot; (\`&quot;&amp;[.A104]&amp;&quot;\` RPC[s]?)&quot;;&quot;&quot;)" office:value-type="string" office:string-value=" (\`getreceivedbyaccount\` RPC[s]?)" calcext:value-type="string">
            <text:p><text:s/>(\`getreceivedbyaccount\` RPC[s]?)</text:p>
          </table:table-cell>
          <table:table-cell table:formula="of:=IF([.B104]&lt;&gt;&quot;&quot;;&quot; \[\1\](&quot;&amp;[.B104]&amp;&quot;#section-&quot;&amp;[.A104]&amp;&quot;)&quot;;&quot;&quot;)" office:value-type="string" office:string-value=" \[\1\](core-api-ref-remote-procedure-calls-wallet#section-getreceivedbyaccount)" calcext:value-type="string">
            <text:p><text:s/>\[\1\](core-api-ref-remote-procedure-calls-wallet#section-getreceivedbyaccount)</text:p>
          </table:table-cell>
          <table:table-cell table:number-columns-repeated="2"/>
          <table:table-cell table:formula="of:=IF([.E104]&lt;&gt;&quot;&quot;;&quot;-pe &quot;&quot;s~&quot;&amp;[.D104]&amp;&quot;~&quot;&amp;[.E104]&amp;&quot;~g;&quot;&quot; \&quot;;&quot;&quot;)" office:value-type="string" office:string-value="-pe &quot;s~ (\`getreceivedbyaccount\` RPC[s]?)~ \[\1\](core-api-ref-remote-procedure-calls-wallet#section-getreceivedbyaccount)~g;&quot; \" calcext:value-type="string">
            <text:p>-pe "s~ (\`getreceivedbyaccount\` RPC[s]?)~ \[\1\](core-api-ref-remote-procedure-calls-wallet#section-getreceivedbyaccount)~g;" \</text:p>
          </table:table-cell>
        </table:table-row>
        <table:table-row table:style-name="ro1">
          <table:table-cell office:value-type="string" calcext:value-type="string">
            <text:p>getreceivedbyaddress</text:p>
          </table:table-cell>
          <table:table-cell office:value-type="string" calcext:value-type="string">
            <text:p>core-api-ref-remote-procedure-calls-wallet</text:p>
          </table:table-cell>
          <table:table-cell/>
          <table:table-cell table:formula="of:=IF([.A105]&lt;&gt;&quot;&quot;;&quot; (\`&quot;&amp;[.A105]&amp;&quot;\` RPC[s]?)&quot;;&quot;&quot;)" office:value-type="string" office:string-value=" (\`getreceivedbyaddress\` RPC[s]?)" calcext:value-type="string">
            <text:p><text:s/>(\`getreceivedbyaddress\` RPC[s]?)</text:p>
          </table:table-cell>
          <table:table-cell table:formula="of:=IF([.B105]&lt;&gt;&quot;&quot;;&quot; \[\1\](&quot;&amp;[.B105]&amp;&quot;#section-&quot;&amp;[.A105]&amp;&quot;)&quot;;&quot;&quot;)" office:value-type="string" office:string-value=" \[\1\](core-api-ref-remote-procedure-calls-wallet#section-getreceivedbyaddress)" calcext:value-type="string">
            <text:p><text:s/>\[\1\](core-api-ref-remote-procedure-calls-wallet#section-getreceivedbyaddress)</text:p>
          </table:table-cell>
          <table:table-cell table:number-columns-repeated="2"/>
          <table:table-cell table:formula="of:=IF([.E105]&lt;&gt;&quot;&quot;;&quot;-pe &quot;&quot;s~&quot;&amp;[.D105]&amp;&quot;~&quot;&amp;[.E105]&amp;&quot;~g;&quot;&quot; \&quot;;&quot;&quot;)" office:value-type="string" office:string-value="-pe &quot;s~ (\`getreceivedbyaddress\` RPC[s]?)~ \[\1\](core-api-ref-remote-procedure-calls-wallet#section-getreceivedbyaddress)~g;&quot; \" calcext:value-type="string">
            <text:p>-pe "s~ (\`getreceivedbyaddress\` RPC[s]?)~ \[\1\](core-api-ref-remote-procedure-calls-wallet#section-getreceivedbyaddress)~g;" \</text:p>
          </table:table-cell>
        </table:table-row>
        <table:table-row table:style-name="ro1">
          <table:table-cell office:value-type="string" calcext:value-type="string">
            <text:p>gettransaction</text:p>
          </table:table-cell>
          <table:table-cell office:value-type="string" calcext:value-type="string">
            <text:p>core-api-ref-remote-procedure-calls-wallet</text:p>
          </table:table-cell>
          <table:table-cell/>
          <table:table-cell table:formula="of:=IF([.A106]&lt;&gt;&quot;&quot;;&quot; (\`&quot;&amp;[.A106]&amp;&quot;\` RPC[s]?)&quot;;&quot;&quot;)" office:value-type="string" office:string-value=" (\`gettransaction\` RPC[s]?)" calcext:value-type="string">
            <text:p><text:s/>(\`gettransaction\` RPC[s]?)</text:p>
          </table:table-cell>
          <table:table-cell table:formula="of:=IF([.B106]&lt;&gt;&quot;&quot;;&quot; \[\1\](&quot;&amp;[.B106]&amp;&quot;#section-&quot;&amp;[.A106]&amp;&quot;)&quot;;&quot;&quot;)" office:value-type="string" office:string-value=" \[\1\](core-api-ref-remote-procedure-calls-wallet#section-gettransaction)" calcext:value-type="string">
            <text:p><text:s/>\[\1\](core-api-ref-remote-procedure-calls-wallet#section-gettransaction)</text:p>
          </table:table-cell>
          <table:table-cell table:number-columns-repeated="2"/>
          <table:table-cell table:formula="of:=IF([.E106]&lt;&gt;&quot;&quot;;&quot;-pe &quot;&quot;s~&quot;&amp;[.D106]&amp;&quot;~&quot;&amp;[.E106]&amp;&quot;~g;&quot;&quot; \&quot;;&quot;&quot;)" office:value-type="string" office:string-value="-pe &quot;s~ (\`gettransaction\` RPC[s]?)~ \[\1\](core-api-ref-remote-procedure-calls-wallet#section-gettransaction)~g;&quot; \" calcext:value-type="string">
            <text:p>-pe "s~ (\`gettransaction\` RPC[s]?)~ \[\1\](core-api-ref-remote-procedure-calls-wallet#section-gettransaction)~g;" \</text:p>
          </table:table-cell>
        </table:table-row>
        <table:table-row table:style-name="ro1">
          <table:table-cell office:value-type="string" calcext:value-type="string">
            <text:p>getunconfirmedbalance</text:p>
          </table:table-cell>
          <table:table-cell office:value-type="string" calcext:value-type="string">
            <text:p>core-api-ref-remote-procedure-calls-wallet</text:p>
          </table:table-cell>
          <table:table-cell/>
          <table:table-cell table:formula="of:=IF([.A107]&lt;&gt;&quot;&quot;;&quot; (\`&quot;&amp;[.A107]&amp;&quot;\` RPC[s]?)&quot;;&quot;&quot;)" office:value-type="string" office:string-value=" (\`getunconfirmedbalance\` RPC[s]?)" calcext:value-type="string">
            <text:p><text:s/>(\`getunconfirmedbalance\` RPC[s]?)</text:p>
          </table:table-cell>
          <table:table-cell table:formula="of:=IF([.B107]&lt;&gt;&quot;&quot;;&quot; \[\1\](&quot;&amp;[.B107]&amp;&quot;#section-&quot;&amp;[.A107]&amp;&quot;)&quot;;&quot;&quot;)" office:value-type="string" office:string-value=" \[\1\](core-api-ref-remote-procedure-calls-wallet#section-getunconfirmedbalance)" calcext:value-type="string">
            <text:p><text:s/>\[\1\](core-api-ref-remote-procedure-calls-wallet#section-getunconfirmedbalance)</text:p>
          </table:table-cell>
          <table:table-cell table:number-columns-repeated="2"/>
          <table:table-cell table:formula="of:=IF([.E107]&lt;&gt;&quot;&quot;;&quot;-pe &quot;&quot;s~&quot;&amp;[.D107]&amp;&quot;~&quot;&amp;[.E107]&amp;&quot;~g;&quot;&quot; \&quot;;&quot;&quot;)" office:value-type="string" office:string-value="-pe &quot;s~ (\`getunconfirmedbalance\` RPC[s]?)~ \[\1\](core-api-ref-remote-procedure-calls-wallet#section-getunconfirmedbalance)~g;&quot; \" calcext:value-type="string">
            <text:p>-pe "s~ (\`getunconfirmedbalance\` RPC[s]?)~ \[\1\](core-api-ref-remote-procedure-calls-wallet#section-getunconfirmedbalance)~g;" \</text:p>
          </table:table-cell>
        </table:table-row>
        <table:table-row table:style-name="ro1">
          <table:table-cell office:value-type="string" calcext:value-type="string">
            <text:p>getwalletinfo</text:p>
          </table:table-cell>
          <table:table-cell office:value-type="string" calcext:value-type="string">
            <text:p>core-api-ref-remote-procedure-calls-wallet</text:p>
          </table:table-cell>
          <table:table-cell/>
          <table:table-cell table:formula="of:=IF([.A108]&lt;&gt;&quot;&quot;;&quot; (\`&quot;&amp;[.A108]&amp;&quot;\` RPC[s]?)&quot;;&quot;&quot;)" office:value-type="string" office:string-value=" (\`getwalletinfo\` RPC[s]?)" calcext:value-type="string">
            <text:p><text:s/>(\`getwalletinfo\` RPC[s]?)</text:p>
          </table:table-cell>
          <table:table-cell table:formula="of:=IF([.B108]&lt;&gt;&quot;&quot;;&quot; \[\1\](&quot;&amp;[.B108]&amp;&quot;#section-&quot;&amp;[.A108]&amp;&quot;)&quot;;&quot;&quot;)" office:value-type="string" office:string-value=" \[\1\](core-api-ref-remote-procedure-calls-wallet#section-getwalletinfo)" calcext:value-type="string">
            <text:p><text:s/>\[\1\](core-api-ref-remote-procedure-calls-wallet#section-getwalletinfo)</text:p>
          </table:table-cell>
          <table:table-cell table:number-columns-repeated="2"/>
          <table:table-cell table:formula="of:=IF([.E108]&lt;&gt;&quot;&quot;;&quot;-pe &quot;&quot;s~&quot;&amp;[.D108]&amp;&quot;~&quot;&amp;[.E108]&amp;&quot;~g;&quot;&quot; \&quot;;&quot;&quot;)" office:value-type="string" office:string-value="-pe &quot;s~ (\`getwalletinfo\` RPC[s]?)~ \[\1\](core-api-ref-remote-procedure-calls-wallet#section-getwalletinfo)~g;&quot; \" calcext:value-type="string">
            <text:p>-pe "s~ (\`getwalletinfo\` RPC[s]?)~ \[\1\](core-api-ref-remote-procedure-calls-wallet#section-getwalletinfo)~g;" \</text:p>
          </table:table-cell>
        </table:table-row>
        <table:table-row table:style-name="ro1">
          <table:table-cell office:value-type="string" calcext:value-type="string">
            <text:p>importaddress</text:p>
          </table:table-cell>
          <table:table-cell office:value-type="string" calcext:value-type="string">
            <text:p>core-api-ref-remote-procedure-calls-wallet</text:p>
          </table:table-cell>
          <table:table-cell/>
          <table:table-cell table:formula="of:=IF([.A109]&lt;&gt;&quot;&quot;;&quot; (\`&quot;&amp;[.A109]&amp;&quot;\` RPC[s]?)&quot;;&quot;&quot;)" office:value-type="string" office:string-value=" (\`importaddress\` RPC[s]?)" calcext:value-type="string">
            <text:p><text:s/>(\`importaddress\` RPC[s]?)</text:p>
          </table:table-cell>
          <table:table-cell table:formula="of:=IF([.B109]&lt;&gt;&quot;&quot;;&quot; \[\1\](&quot;&amp;[.B109]&amp;&quot;#section-&quot;&amp;[.A109]&amp;&quot;)&quot;;&quot;&quot;)" office:value-type="string" office:string-value=" \[\1\](core-api-ref-remote-procedure-calls-wallet#section-importaddress)" calcext:value-type="string">
            <text:p><text:s/>\[\1\](core-api-ref-remote-procedure-calls-wallet#section-importaddress)</text:p>
          </table:table-cell>
          <table:table-cell table:number-columns-repeated="2"/>
          <table:table-cell table:formula="of:=IF([.E109]&lt;&gt;&quot;&quot;;&quot;-pe &quot;&quot;s~&quot;&amp;[.D109]&amp;&quot;~&quot;&amp;[.E109]&amp;&quot;~g;&quot;&quot; \&quot;;&quot;&quot;)" office:value-type="string" office:string-value="-pe &quot;s~ (\`importaddress\` RPC[s]?)~ \[\1\](core-api-ref-remote-procedure-calls-wallet#section-importaddress)~g;&quot; \" calcext:value-type="string">
            <text:p>-pe "s~ (\`importaddress\` RPC[s]?)~ \[\1\](core-api-ref-remote-procedure-calls-wallet#section-importaddress)~g;" \</text:p>
          </table:table-cell>
        </table:table-row>
        <table:table-row table:style-name="ro1">
          <table:table-cell office:value-type="string" calcext:value-type="string">
            <text:p>importelectrumwallet</text:p>
          </table:table-cell>
          <table:table-cell office:value-type="string" calcext:value-type="string">
            <text:p>core-api-ref-remote-procedure-calls-wallet</text:p>
          </table:table-cell>
          <table:table-cell/>
          <table:table-cell table:formula="of:=IF([.A110]&lt;&gt;&quot;&quot;;&quot; (\`&quot;&amp;[.A110]&amp;&quot;\` RPC[s]?)&quot;;&quot;&quot;)" office:value-type="string" office:string-value=" (\`importelectrumwallet\` RPC[s]?)" calcext:value-type="string">
            <text:p><text:s/>(\`importelectrumwallet\` RPC[s]?)</text:p>
          </table:table-cell>
          <table:table-cell table:formula="of:=IF([.B110]&lt;&gt;&quot;&quot;;&quot; \[\1\](&quot;&amp;[.B110]&amp;&quot;#section-&quot;&amp;[.A110]&amp;&quot;)&quot;;&quot;&quot;)" office:value-type="string" office:string-value=" \[\1\](core-api-ref-remote-procedure-calls-wallet#section-importelectrumwallet)" calcext:value-type="string">
            <text:p><text:s/>\[\1\](core-api-ref-remote-procedure-calls-wallet#section-importelectrumwallet)</text:p>
          </table:table-cell>
          <table:table-cell table:number-columns-repeated="2"/>
          <table:table-cell table:formula="of:=IF([.E110]&lt;&gt;&quot;&quot;;&quot;-pe &quot;&quot;s~&quot;&amp;[.D110]&amp;&quot;~&quot;&amp;[.E110]&amp;&quot;~g;&quot;&quot; \&quot;;&quot;&quot;)" office:value-type="string" office:string-value="-pe &quot;s~ (\`importelectrumwallet\` RPC[s]?)~ \[\1\](core-api-ref-remote-procedure-calls-wallet#section-importelectrumwallet)~g;&quot; \" calcext:value-type="string">
            <text:p>-pe "s~ (\`importelectrumwallet\` RPC[s]?)~ \[\1\](core-api-ref-remote-procedure-calls-wallet#section-importelectrumwallet)~g;" \</text:p>
          </table:table-cell>
        </table:table-row>
        <table:table-row table:style-name="ro1">
          <table:table-cell office:value-type="string" calcext:value-type="string">
            <text:p>importmulti</text:p>
          </table:table-cell>
          <table:table-cell office:value-type="string" calcext:value-type="string">
            <text:p>core-api-ref-remote-procedure-calls-wallet</text:p>
          </table:table-cell>
          <table:table-cell/>
          <table:table-cell table:formula="of:=IF([.A111]&lt;&gt;&quot;&quot;;&quot; (\`&quot;&amp;[.A111]&amp;&quot;\` RPC[s]?)&quot;;&quot;&quot;)" office:value-type="string" office:string-value=" (\`importmulti\` RPC[s]?)" calcext:value-type="string">
            <text:p><text:s/>(\`importmulti\` RPC[s]?)</text:p>
          </table:table-cell>
          <table:table-cell table:formula="of:=IF([.B111]&lt;&gt;&quot;&quot;;&quot; \[\1\](&quot;&amp;[.B111]&amp;&quot;#section-&quot;&amp;[.A111]&amp;&quot;)&quot;;&quot;&quot;)" office:value-type="string" office:string-value=" \[\1\](core-api-ref-remote-procedure-calls-wallet#section-importmulti)" calcext:value-type="string">
            <text:p><text:s/>\[\1\](core-api-ref-remote-procedure-calls-wallet#section-importmulti)</text:p>
          </table:table-cell>
          <table:table-cell table:number-columns-repeated="2"/>
          <table:table-cell table:formula="of:=IF([.E111]&lt;&gt;&quot;&quot;;&quot;-pe &quot;&quot;s~&quot;&amp;[.D111]&amp;&quot;~&quot;&amp;[.E111]&amp;&quot;~g;&quot;&quot; \&quot;;&quot;&quot;)" office:value-type="string" office:string-value="-pe &quot;s~ (\`importmulti\` RPC[s]?)~ \[\1\](core-api-ref-remote-procedure-calls-wallet#section-importmulti)~g;&quot; \" calcext:value-type="string">
            <text:p>-pe "s~ (\`importmulti\` RPC[s]?)~ \[\1\](core-api-ref-remote-procedure-calls-wallet#section-importmulti)~g;" \</text:p>
          </table:table-cell>
        </table:table-row>
        <table:table-row table:style-name="ro1">
          <table:table-cell office:value-type="string" calcext:value-type="string">
            <text:p>importprivkey</text:p>
          </table:table-cell>
          <table:table-cell office:value-type="string" calcext:value-type="string">
            <text:p>core-api-ref-remote-procedure-calls-wallet</text:p>
          </table:table-cell>
          <table:table-cell/>
          <table:table-cell table:formula="of:=IF([.A112]&lt;&gt;&quot;&quot;;&quot; (\`&quot;&amp;[.A112]&amp;&quot;\` RPC[s]?)&quot;;&quot;&quot;)" office:value-type="string" office:string-value=" (\`importprivkey\` RPC[s]?)" calcext:value-type="string">
            <text:p><text:s/>(\`importprivkey\` RPC[s]?)</text:p>
          </table:table-cell>
          <table:table-cell table:formula="of:=IF([.B112]&lt;&gt;&quot;&quot;;&quot; \[\1\](&quot;&amp;[.B112]&amp;&quot;#section-&quot;&amp;[.A112]&amp;&quot;)&quot;;&quot;&quot;)" office:value-type="string" office:string-value=" \[\1\](core-api-ref-remote-procedure-calls-wallet#section-importprivkey)" calcext:value-type="string">
            <text:p><text:s/>\[\1\](core-api-ref-remote-procedure-calls-wallet#section-importprivkey)</text:p>
          </table:table-cell>
          <table:table-cell table:number-columns-repeated="2"/>
          <table:table-cell table:formula="of:=IF([.E112]&lt;&gt;&quot;&quot;;&quot;-pe &quot;&quot;s~&quot;&amp;[.D112]&amp;&quot;~&quot;&amp;[.E112]&amp;&quot;~g;&quot;&quot; \&quot;;&quot;&quot;)" office:value-type="string" office:string-value="-pe &quot;s~ (\`importprivkey\` RPC[s]?)~ \[\1\](core-api-ref-remote-procedure-calls-wallet#section-importprivkey)~g;&quot; \" calcext:value-type="string">
            <text:p>-pe "s~ (\`importprivkey\` RPC[s]?)~ \[\1\](core-api-ref-remote-procedure-calls-wallet#section-importprivkey)~g;" \</text:p>
          </table:table-cell>
        </table:table-row>
        <table:table-row table:style-name="ro1">
          <table:table-cell office:value-type="string" calcext:value-type="string">
            <text:p>importprunedfunds</text:p>
          </table:table-cell>
          <table:table-cell office:value-type="string" calcext:value-type="string">
            <text:p>core-api-ref-remote-procedure-calls-wallet</text:p>
          </table:table-cell>
          <table:table-cell/>
          <table:table-cell table:formula="of:=IF([.A113]&lt;&gt;&quot;&quot;;&quot; (\`&quot;&amp;[.A113]&amp;&quot;\` RPC[s]?)&quot;;&quot;&quot;)" office:value-type="string" office:string-value=" (\`importprunedfunds\` RPC[s]?)" calcext:value-type="string">
            <text:p><text:s/>(\`importprunedfunds\` RPC[s]?)</text:p>
          </table:table-cell>
          <table:table-cell table:formula="of:=IF([.B113]&lt;&gt;&quot;&quot;;&quot; \[\1\](&quot;&amp;[.B113]&amp;&quot;#section-&quot;&amp;[.A113]&amp;&quot;)&quot;;&quot;&quot;)" office:value-type="string" office:string-value=" \[\1\](core-api-ref-remote-procedure-calls-wallet#section-importprunedfunds)" calcext:value-type="string">
            <text:p><text:s/>\[\1\](core-api-ref-remote-procedure-calls-wallet#section-importprunedfunds)</text:p>
          </table:table-cell>
          <table:table-cell table:number-columns-repeated="2"/>
          <table:table-cell table:formula="of:=IF([.E113]&lt;&gt;&quot;&quot;;&quot;-pe &quot;&quot;s~&quot;&amp;[.D113]&amp;&quot;~&quot;&amp;[.E113]&amp;&quot;~g;&quot;&quot; \&quot;;&quot;&quot;)" office:value-type="string" office:string-value="-pe &quot;s~ (\`importprunedfunds\` RPC[s]?)~ \[\1\](core-api-ref-remote-procedure-calls-wallet#section-importprunedfunds)~g;&quot; \" calcext:value-type="string">
            <text:p>-pe "s~ (\`importprunedfunds\` RPC[s]?)~ \[\1\](core-api-ref-remote-procedure-calls-wallet#section-importprunedfunds)~g;" \</text:p>
          </table:table-cell>
        </table:table-row>
        <table:table-row table:style-name="ro1">
          <table:table-cell office:value-type="string" calcext:value-type="string">
            <text:p>importpubkey</text:p>
          </table:table-cell>
          <table:table-cell office:value-type="string" calcext:value-type="string">
            <text:p>core-api-ref-remote-procedure-calls-wallet</text:p>
          </table:table-cell>
          <table:table-cell/>
          <table:table-cell table:formula="of:=IF([.A114]&lt;&gt;&quot;&quot;;&quot; (\`&quot;&amp;[.A114]&amp;&quot;\` RPC[s]?)&quot;;&quot;&quot;)" office:value-type="string" office:string-value=" (\`importpubkey\` RPC[s]?)" calcext:value-type="string">
            <text:p><text:s/>(\`importpubkey\` RPC[s]?)</text:p>
          </table:table-cell>
          <table:table-cell table:formula="of:=IF([.B114]&lt;&gt;&quot;&quot;;&quot; \[\1\](&quot;&amp;[.B114]&amp;&quot;#section-&quot;&amp;[.A114]&amp;&quot;)&quot;;&quot;&quot;)" office:value-type="string" office:string-value=" \[\1\](core-api-ref-remote-procedure-calls-wallet#section-importpubkey)" calcext:value-type="string">
            <text:p><text:s/>\[\1\](core-api-ref-remote-procedure-calls-wallet#section-importpubkey)</text:p>
          </table:table-cell>
          <table:table-cell table:number-columns-repeated="2"/>
          <table:table-cell table:formula="of:=IF([.E114]&lt;&gt;&quot;&quot;;&quot;-pe &quot;&quot;s~&quot;&amp;[.D114]&amp;&quot;~&quot;&amp;[.E114]&amp;&quot;~g;&quot;&quot; \&quot;;&quot;&quot;)" office:value-type="string" office:string-value="-pe &quot;s~ (\`importpubkey\` RPC[s]?)~ \[\1\](core-api-ref-remote-procedure-calls-wallet#section-importpubkey)~g;&quot; \" calcext:value-type="string">
            <text:p>-pe "s~ (\`importpubkey\` RPC[s]?)~ \[\1\](core-api-ref-remote-procedure-calls-wallet#section-importpubkey)~g;" \</text:p>
          </table:table-cell>
        </table:table-row>
        <table:table-row table:style-name="ro1">
          <table:table-cell office:value-type="string" calcext:value-type="string">
            <text:p>importwallet</text:p>
          </table:table-cell>
          <table:table-cell office:value-type="string" calcext:value-type="string">
            <text:p>core-api-ref-remote-procedure-calls-wallet</text:p>
          </table:table-cell>
          <table:table-cell/>
          <table:table-cell table:formula="of:=IF([.A115]&lt;&gt;&quot;&quot;;&quot; (\`&quot;&amp;[.A115]&amp;&quot;\` RPC[s]?)&quot;;&quot;&quot;)" office:value-type="string" office:string-value=" (\`importwallet\` RPC[s]?)" calcext:value-type="string">
            <text:p><text:s/>(\`importwallet\` RPC[s]?)</text:p>
          </table:table-cell>
          <table:table-cell table:formula="of:=IF([.B115]&lt;&gt;&quot;&quot;;&quot; \[\1\](&quot;&amp;[.B115]&amp;&quot;#section-&quot;&amp;[.A115]&amp;&quot;)&quot;;&quot;&quot;)" office:value-type="string" office:string-value=" \[\1\](core-api-ref-remote-procedure-calls-wallet#section-importwallet)" calcext:value-type="string">
            <text:p><text:s/>\[\1\](core-api-ref-remote-procedure-calls-wallet#section-importwallet)</text:p>
          </table:table-cell>
          <table:table-cell table:number-columns-repeated="2"/>
          <table:table-cell table:formula="of:=IF([.E115]&lt;&gt;&quot;&quot;;&quot;-pe &quot;&quot;s~&quot;&amp;[.D115]&amp;&quot;~&quot;&amp;[.E115]&amp;&quot;~g;&quot;&quot; \&quot;;&quot;&quot;)" office:value-type="string" office:string-value="-pe &quot;s~ (\`importwallet\` RPC[s]?)~ \[\1\](core-api-ref-remote-procedure-calls-wallet#section-importwallet)~g;&quot; \" calcext:value-type="string">
            <text:p>-pe "s~ (\`importwallet\` RPC[s]?)~ \[\1\](core-api-ref-remote-procedure-calls-wallet#section-importwallet)~g;" \</text:p>
          </table:table-cell>
        </table:table-row>
        <table:table-row table:style-name="ro1">
          <table:table-cell office:value-type="string" calcext:value-type="string">
            <text:p>keepass</text:p>
          </table:table-cell>
          <table:table-cell office:value-type="string" calcext:value-type="string">
            <text:p>core-api-ref-remote-procedure-calls-wallet</text:p>
          </table:table-cell>
          <table:table-cell/>
          <table:table-cell table:formula="of:=IF([.A116]&lt;&gt;&quot;&quot;;&quot; (\`&quot;&amp;[.A116]&amp;&quot;\` RPC[s]?)&quot;;&quot;&quot;)" office:value-type="string" office:string-value=" (\`keepass\` RPC[s]?)" calcext:value-type="string">
            <text:p><text:s/>(\`keepass\` RPC[s]?)</text:p>
          </table:table-cell>
          <table:table-cell table:formula="of:=IF([.B116]&lt;&gt;&quot;&quot;;&quot; \[\1\](&quot;&amp;[.B116]&amp;&quot;#section-&quot;&amp;[.A116]&amp;&quot;)&quot;;&quot;&quot;)" office:value-type="string" office:string-value=" \[\1\](core-api-ref-remote-procedure-calls-wallet#section-keepass)" calcext:value-type="string">
            <text:p><text:s/>\[\1\](core-api-ref-remote-procedure-calls-wallet#section-keepass)</text:p>
          </table:table-cell>
          <table:table-cell table:number-columns-repeated="2"/>
          <table:table-cell table:formula="of:=IF([.E116]&lt;&gt;&quot;&quot;;&quot;-pe &quot;&quot;s~&quot;&amp;[.D116]&amp;&quot;~&quot;&amp;[.E116]&amp;&quot;~g;&quot;&quot; \&quot;;&quot;&quot;)" office:value-type="string" office:string-value="-pe &quot;s~ (\`keepass\` RPC[s]?)~ \[\1\](core-api-ref-remote-procedure-calls-wallet#section-keepass)~g;&quot; \" calcext:value-type="string">
            <text:p>-pe "s~ (\`keepass\` RPC[s]?)~ \[\1\](core-api-ref-remote-procedure-calls-wallet#section-keepass)~g;" \</text:p>
          </table:table-cell>
        </table:table-row>
        <table:table-row table:style-name="ro1">
          <table:table-cell office:value-type="string" calcext:value-type="string">
            <text:p>keypoolrefill</text:p>
          </table:table-cell>
          <table:table-cell office:value-type="string" calcext:value-type="string">
            <text:p>core-api-ref-remote-procedure-calls-wallet</text:p>
          </table:table-cell>
          <table:table-cell/>
          <table:table-cell table:formula="of:=IF([.A117]&lt;&gt;&quot;&quot;;&quot; (\`&quot;&amp;[.A117]&amp;&quot;\` RPC[s]?)&quot;;&quot;&quot;)" office:value-type="string" office:string-value=" (\`keypoolrefill\` RPC[s]?)" calcext:value-type="string">
            <text:p><text:s/>(\`keypoolrefill\` RPC[s]?)</text:p>
          </table:table-cell>
          <table:table-cell table:formula="of:=IF([.B117]&lt;&gt;&quot;&quot;;&quot; \[\1\](&quot;&amp;[.B117]&amp;&quot;#section-&quot;&amp;[.A117]&amp;&quot;)&quot;;&quot;&quot;)" office:value-type="string" office:string-value=" \[\1\](core-api-ref-remote-procedure-calls-wallet#section-keypoolrefill)" calcext:value-type="string">
            <text:p><text:s/>\[\1\](core-api-ref-remote-procedure-calls-wallet#section-keypoolrefill)</text:p>
          </table:table-cell>
          <table:table-cell table:number-columns-repeated="2"/>
          <table:table-cell table:formula="of:=IF([.E117]&lt;&gt;&quot;&quot;;&quot;-pe &quot;&quot;s~&quot;&amp;[.D117]&amp;&quot;~&quot;&amp;[.E117]&amp;&quot;~g;&quot;&quot; \&quot;;&quot;&quot;)" office:value-type="string" office:string-value="-pe &quot;s~ (\`keypoolrefill\` RPC[s]?)~ \[\1\](core-api-ref-remote-procedure-calls-wallet#section-keypoolrefill)~g;&quot; \" calcext:value-type="string">
            <text:p>-pe "s~ (\`keypoolrefill\` RPC[s]?)~ \[\1\](core-api-ref-remote-procedure-calls-wallet#section-keypoolrefill)~g;" \</text:p>
          </table:table-cell>
        </table:table-row>
        <table:table-row table:style-name="ro1">
          <table:table-cell office:value-type="string" calcext:value-type="string">
            <text:p>listaccounts</text:p>
          </table:table-cell>
          <table:table-cell office:value-type="string" calcext:value-type="string">
            <text:p>core-api-ref-remote-procedure-calls-wallet</text:p>
          </table:table-cell>
          <table:table-cell/>
          <table:table-cell table:formula="of:=IF([.A118]&lt;&gt;&quot;&quot;;&quot; (\`&quot;&amp;[.A118]&amp;&quot;\` RPC[s]?)&quot;;&quot;&quot;)" office:value-type="string" office:string-value=" (\`listaccounts\` RPC[s]?)" calcext:value-type="string">
            <text:p><text:s/>(\`listaccounts\` RPC[s]?)</text:p>
          </table:table-cell>
          <table:table-cell table:formula="of:=IF([.B118]&lt;&gt;&quot;&quot;;&quot; \[\1\](&quot;&amp;[.B118]&amp;&quot;#section-&quot;&amp;[.A118]&amp;&quot;)&quot;;&quot;&quot;)" office:value-type="string" office:string-value=" \[\1\](core-api-ref-remote-procedure-calls-wallet#section-listaccounts)" calcext:value-type="string">
            <text:p><text:s/>\[\1\](core-api-ref-remote-procedure-calls-wallet#section-listaccounts)</text:p>
          </table:table-cell>
          <table:table-cell table:number-columns-repeated="2"/>
          <table:table-cell table:formula="of:=IF([.E118]&lt;&gt;&quot;&quot;;&quot;-pe &quot;&quot;s~&quot;&amp;[.D118]&amp;&quot;~&quot;&amp;[.E118]&amp;&quot;~g;&quot;&quot; \&quot;;&quot;&quot;)" office:value-type="string" office:string-value="-pe &quot;s~ (\`listaccounts\` RPC[s]?)~ \[\1\](core-api-ref-remote-procedure-calls-wallet#section-listaccounts)~g;&quot; \" calcext:value-type="string">
            <text:p>-pe "s~ (\`listaccounts\` RPC[s]?)~ \[\1\](core-api-ref-remote-procedure-calls-wallet#section-listaccounts)~g;" \</text:p>
          </table:table-cell>
        </table:table-row>
        <table:table-row table:style-name="ro1">
          <table:table-cell office:value-type="string" calcext:value-type="string">
            <text:p>listaddressbalances</text:p>
          </table:table-cell>
          <table:table-cell office:value-type="string" calcext:value-type="string">
            <text:p>core-api-ref-remote-procedure-calls-wallet</text:p>
          </table:table-cell>
          <table:table-cell/>
          <table:table-cell table:formula="of:=IF([.A119]&lt;&gt;&quot;&quot;;&quot; (\`&quot;&amp;[.A119]&amp;&quot;\` RPC[s]?)&quot;;&quot;&quot;)" office:value-type="string" office:string-value=" (\`listaddressbalances\` RPC[s]?)" calcext:value-type="string">
            <text:p><text:s/>(\`listaddressbalances\` RPC[s]?)</text:p>
          </table:table-cell>
          <table:table-cell table:formula="of:=IF([.B119]&lt;&gt;&quot;&quot;;&quot; \[\1\](&quot;&amp;[.B119]&amp;&quot;#section-&quot;&amp;[.A119]&amp;&quot;)&quot;;&quot;&quot;)" office:value-type="string" office:string-value=" \[\1\](core-api-ref-remote-procedure-calls-wallet#section-listaddressbalances)" calcext:value-type="string">
            <text:p><text:s/>\[\1\](core-api-ref-remote-procedure-calls-wallet#section-listaddressbalances)</text:p>
          </table:table-cell>
          <table:table-cell table:number-columns-repeated="2"/>
          <table:table-cell table:formula="of:=IF([.E119]&lt;&gt;&quot;&quot;;&quot;-pe &quot;&quot;s~&quot;&amp;[.D119]&amp;&quot;~&quot;&amp;[.E119]&amp;&quot;~g;&quot;&quot; \&quot;;&quot;&quot;)" office:value-type="string" office:string-value="-pe &quot;s~ (\`listaddressbalances\` RPC[s]?)~ \[\1\](core-api-ref-remote-procedure-calls-wallet#section-listaddressbalances)~g;&quot; \" calcext:value-type="string">
            <text:p>-pe "s~ (\`listaddressbalances\` RPC[s]?)~ \[\1\](core-api-ref-remote-procedure-calls-wallet#section-listaddressbalances)~g;" \</text:p>
          </table:table-cell>
        </table:table-row>
        <table:table-row table:style-name="ro1">
          <table:table-cell office:value-type="string" calcext:value-type="string">
            <text:p>listaddressgroupings</text:p>
          </table:table-cell>
          <table:table-cell office:value-type="string" calcext:value-type="string">
            <text:p>core-api-ref-remote-procedure-calls-wallet</text:p>
          </table:table-cell>
          <table:table-cell/>
          <table:table-cell table:formula="of:=IF([.A120]&lt;&gt;&quot;&quot;;&quot; (\`&quot;&amp;[.A120]&amp;&quot;\` RPC[s]?)&quot;;&quot;&quot;)" office:value-type="string" office:string-value=" (\`listaddressgroupings\` RPC[s]?)" calcext:value-type="string">
            <text:p><text:s/>(\`listaddressgroupings\` RPC[s]?)</text:p>
          </table:table-cell>
          <table:table-cell table:formula="of:=IF([.B120]&lt;&gt;&quot;&quot;;&quot; \[\1\](&quot;&amp;[.B120]&amp;&quot;#section-&quot;&amp;[.A120]&amp;&quot;)&quot;;&quot;&quot;)" office:value-type="string" office:string-value=" \[\1\](core-api-ref-remote-procedure-calls-wallet#section-listaddressgroupings)" calcext:value-type="string">
            <text:p><text:s/>\[\1\](core-api-ref-remote-procedure-calls-wallet#section-listaddressgroupings)</text:p>
          </table:table-cell>
          <table:table-cell table:number-columns-repeated="2"/>
          <table:table-cell table:formula="of:=IF([.E120]&lt;&gt;&quot;&quot;;&quot;-pe &quot;&quot;s~&quot;&amp;[.D120]&amp;&quot;~&quot;&amp;[.E120]&amp;&quot;~g;&quot;&quot; \&quot;;&quot;&quot;)" office:value-type="string" office:string-value="-pe &quot;s~ (\`listaddressgroupings\` RPC[s]?)~ \[\1\](core-api-ref-remote-procedure-calls-wallet#section-listaddressgroupings)~g;&quot; \" calcext:value-type="string">
            <text:p>-pe "s~ (\`listaddressgroupings\` RPC[s]?)~ \[\1\](core-api-ref-remote-procedure-calls-wallet#section-listaddressgroupings)~g;" \</text:p>
          </table:table-cell>
        </table:table-row>
        <table:table-row table:style-name="ro1">
          <table:table-cell office:value-type="string" calcext:value-type="string">
            <text:p>listlockunspent</text:p>
          </table:table-cell>
          <table:table-cell office:value-type="string" calcext:value-type="string">
            <text:p>core-api-ref-remote-procedure-calls-wallet</text:p>
          </table:table-cell>
          <table:table-cell/>
          <table:table-cell table:formula="of:=IF([.A121]&lt;&gt;&quot;&quot;;&quot; (\`&quot;&amp;[.A121]&amp;&quot;\` RPC[s]?)&quot;;&quot;&quot;)" office:value-type="string" office:string-value=" (\`listlockunspent\` RPC[s]?)" calcext:value-type="string">
            <text:p><text:s/>(\`listlockunspent\` RPC[s]?)</text:p>
          </table:table-cell>
          <table:table-cell table:formula="of:=IF([.B121]&lt;&gt;&quot;&quot;;&quot; \[\1\](&quot;&amp;[.B121]&amp;&quot;#section-&quot;&amp;[.A121]&amp;&quot;)&quot;;&quot;&quot;)" office:value-type="string" office:string-value=" \[\1\](core-api-ref-remote-procedure-calls-wallet#section-listlockunspent)" calcext:value-type="string">
            <text:p><text:s/>\[\1\](core-api-ref-remote-procedure-calls-wallet#section-listlockunspent)</text:p>
          </table:table-cell>
          <table:table-cell table:number-columns-repeated="2"/>
          <table:table-cell table:formula="of:=IF([.E121]&lt;&gt;&quot;&quot;;&quot;-pe &quot;&quot;s~&quot;&amp;[.D121]&amp;&quot;~&quot;&amp;[.E121]&amp;&quot;~g;&quot;&quot; \&quot;;&quot;&quot;)" office:value-type="string" office:string-value="-pe &quot;s~ (\`listlockunspent\` RPC[s]?)~ \[\1\](core-api-ref-remote-procedure-calls-wallet#section-listlockunspent)~g;&quot; \" calcext:value-type="string">
            <text:p>-pe "s~ (\`listlockunspent\` RPC[s]?)~ \[\1\](core-api-ref-remote-procedure-calls-wallet#section-listlockunspent)~g;" \</text:p>
          </table:table-cell>
        </table:table-row>
        <table:table-row table:style-name="ro1">
          <table:table-cell office:value-type="string" calcext:value-type="string">
            <text:p>listreceivedbyaccount</text:p>
          </table:table-cell>
          <table:table-cell office:value-type="string" calcext:value-type="string">
            <text:p>core-api-ref-remote-procedure-calls-wallet</text:p>
          </table:table-cell>
          <table:table-cell/>
          <table:table-cell table:formula="of:=IF([.A122]&lt;&gt;&quot;&quot;;&quot; (\`&quot;&amp;[.A122]&amp;&quot;\` RPC[s]?)&quot;;&quot;&quot;)" office:value-type="string" office:string-value=" (\`listreceivedbyaccount\` RPC[s]?)" calcext:value-type="string">
            <text:p><text:s/>(\`listreceivedbyaccount\` RPC[s]?)</text:p>
          </table:table-cell>
          <table:table-cell table:formula="of:=IF([.B122]&lt;&gt;&quot;&quot;;&quot; \[\1\](&quot;&amp;[.B122]&amp;&quot;#section-&quot;&amp;[.A122]&amp;&quot;)&quot;;&quot;&quot;)" office:value-type="string" office:string-value=" \[\1\](core-api-ref-remote-procedure-calls-wallet#section-listreceivedbyaccount)" calcext:value-type="string">
            <text:p><text:s/>\[\1\](core-api-ref-remote-procedure-calls-wallet#section-listreceivedbyaccount)</text:p>
          </table:table-cell>
          <table:table-cell table:number-columns-repeated="2"/>
          <table:table-cell table:formula="of:=IF([.E122]&lt;&gt;&quot;&quot;;&quot;-pe &quot;&quot;s~&quot;&amp;[.D122]&amp;&quot;~&quot;&amp;[.E122]&amp;&quot;~g;&quot;&quot; \&quot;;&quot;&quot;)" office:value-type="string" office:string-value="-pe &quot;s~ (\`listreceivedbyaccount\` RPC[s]?)~ \[\1\](core-api-ref-remote-procedure-calls-wallet#section-listreceivedbyaccount)~g;&quot; \" calcext:value-type="string">
            <text:p>-pe "s~ (\`listreceivedbyaccount\` RPC[s]?)~ \[\1\](core-api-ref-remote-procedure-calls-wallet#section-listreceivedbyaccount)~g;" \</text:p>
          </table:table-cell>
        </table:table-row>
        <table:table-row table:style-name="ro1">
          <table:table-cell office:value-type="string" calcext:value-type="string">
            <text:p>listreceivedbyaddress</text:p>
          </table:table-cell>
          <table:table-cell office:value-type="string" calcext:value-type="string">
            <text:p>core-api-ref-remote-procedure-calls-wallet</text:p>
          </table:table-cell>
          <table:table-cell/>
          <table:table-cell table:formula="of:=IF([.A123]&lt;&gt;&quot;&quot;;&quot; (\`&quot;&amp;[.A123]&amp;&quot;\` RPC[s]?)&quot;;&quot;&quot;)" office:value-type="string" office:string-value=" (\`listreceivedbyaddress\` RPC[s]?)" calcext:value-type="string">
            <text:p><text:s/>(\`listreceivedbyaddress\` RPC[s]?)</text:p>
          </table:table-cell>
          <table:table-cell table:formula="of:=IF([.B123]&lt;&gt;&quot;&quot;;&quot; \[\1\](&quot;&amp;[.B123]&amp;&quot;#section-&quot;&amp;[.A123]&amp;&quot;)&quot;;&quot;&quot;)" office:value-type="string" office:string-value=" \[\1\](core-api-ref-remote-procedure-calls-wallet#section-listreceivedbyaddress)" calcext:value-type="string">
            <text:p><text:s/>\[\1\](core-api-ref-remote-procedure-calls-wallet#section-listreceivedbyaddress)</text:p>
          </table:table-cell>
          <table:table-cell table:number-columns-repeated="2"/>
          <table:table-cell table:formula="of:=IF([.E123]&lt;&gt;&quot;&quot;;&quot;-pe &quot;&quot;s~&quot;&amp;[.D123]&amp;&quot;~&quot;&amp;[.E123]&amp;&quot;~g;&quot;&quot; \&quot;;&quot;&quot;)" office:value-type="string" office:string-value="-pe &quot;s~ (\`listreceivedbyaddress\` RPC[s]?)~ \[\1\](core-api-ref-remote-procedure-calls-wallet#section-listreceivedbyaddress)~g;&quot; \" calcext:value-type="string">
            <text:p>-pe "s~ (\`listreceivedbyaddress\` RPC[s]?)~ \[\1\](core-api-ref-remote-procedure-calls-wallet#section-listreceivedbyaddress)~g;" \</text:p>
          </table:table-cell>
        </table:table-row>
        <table:table-row table:style-name="ro1">
          <table:table-cell office:value-type="string" calcext:value-type="string">
            <text:p>listsinceblock</text:p>
          </table:table-cell>
          <table:table-cell office:value-type="string" calcext:value-type="string">
            <text:p>core-api-ref-remote-procedure-calls-wallet</text:p>
          </table:table-cell>
          <table:table-cell/>
          <table:table-cell table:formula="of:=IF([.A124]&lt;&gt;&quot;&quot;;&quot; (\`&quot;&amp;[.A124]&amp;&quot;\` RPC[s]?)&quot;;&quot;&quot;)" office:value-type="string" office:string-value=" (\`listsinceblock\` RPC[s]?)" calcext:value-type="string">
            <text:p><text:s/>(\`listsinceblock\` RPC[s]?)</text:p>
          </table:table-cell>
          <table:table-cell table:formula="of:=IF([.B124]&lt;&gt;&quot;&quot;;&quot; \[\1\](&quot;&amp;[.B124]&amp;&quot;#section-&quot;&amp;[.A124]&amp;&quot;)&quot;;&quot;&quot;)" office:value-type="string" office:string-value=" \[\1\](core-api-ref-remote-procedure-calls-wallet#section-listsinceblock)" calcext:value-type="string">
            <text:p><text:s/>\[\1\](core-api-ref-remote-procedure-calls-wallet#section-listsinceblock)</text:p>
          </table:table-cell>
          <table:table-cell table:number-columns-repeated="2"/>
          <table:table-cell table:formula="of:=IF([.E124]&lt;&gt;&quot;&quot;;&quot;-pe &quot;&quot;s~&quot;&amp;[.D124]&amp;&quot;~&quot;&amp;[.E124]&amp;&quot;~g;&quot;&quot; \&quot;;&quot;&quot;)" office:value-type="string" office:string-value="-pe &quot;s~ (\`listsinceblock\` RPC[s]?)~ \[\1\](core-api-ref-remote-procedure-calls-wallet#section-listsinceblock)~g;&quot; \" calcext:value-type="string">
            <text:p>-pe "s~ (\`listsinceblock\` RPC[s]?)~ \[\1\](core-api-ref-remote-procedure-calls-wallet#section-listsinceblock)~g;" \</text:p>
          </table:table-cell>
        </table:table-row>
        <table:table-row table:style-name="ro1">
          <table:table-cell office:value-type="string" calcext:value-type="string">
            <text:p>listtransactions</text:p>
          </table:table-cell>
          <table:table-cell office:value-type="string" calcext:value-type="string">
            <text:p>core-api-ref-remote-procedure-calls-wallet</text:p>
          </table:table-cell>
          <table:table-cell/>
          <table:table-cell table:formula="of:=IF([.A125]&lt;&gt;&quot;&quot;;&quot; (\`&quot;&amp;[.A125]&amp;&quot;\` RPC[s]?)&quot;;&quot;&quot;)" office:value-type="string" office:string-value=" (\`listtransactions\` RPC[s]?)" calcext:value-type="string">
            <text:p><text:s/>(\`listtransactions\` RPC[s]?)</text:p>
          </table:table-cell>
          <table:table-cell table:formula="of:=IF([.B125]&lt;&gt;&quot;&quot;;&quot; \[\1\](&quot;&amp;[.B125]&amp;&quot;#section-&quot;&amp;[.A125]&amp;&quot;)&quot;;&quot;&quot;)" office:value-type="string" office:string-value=" \[\1\](core-api-ref-remote-procedure-calls-wallet#section-listtransactions)" calcext:value-type="string">
            <text:p><text:s/>\[\1\](core-api-ref-remote-procedure-calls-wallet#section-listtransactions)</text:p>
          </table:table-cell>
          <table:table-cell table:number-columns-repeated="2"/>
          <table:table-cell table:formula="of:=IF([.E125]&lt;&gt;&quot;&quot;;&quot;-pe &quot;&quot;s~&quot;&amp;[.D125]&amp;&quot;~&quot;&amp;[.E125]&amp;&quot;~g;&quot;&quot; \&quot;;&quot;&quot;)" office:value-type="string" office:string-value="-pe &quot;s~ (\`listtransactions\` RPC[s]?)~ \[\1\](core-api-ref-remote-procedure-calls-wallet#section-listtransactions)~g;&quot; \" calcext:value-type="string">
            <text:p>-pe "s~ (\`listtransactions\` RPC[s]?)~ \[\1\](core-api-ref-remote-procedure-calls-wallet#section-listtransactions)~g;" \</text:p>
          </table:table-cell>
        </table:table-row>
        <table:table-row table:style-name="ro1">
          <table:table-cell office:value-type="string" calcext:value-type="string">
            <text:p>listunspent</text:p>
          </table:table-cell>
          <table:table-cell office:value-type="string" calcext:value-type="string">
            <text:p>core-api-ref-remote-procedure-calls-wallet</text:p>
          </table:table-cell>
          <table:table-cell/>
          <table:table-cell table:formula="of:=IF([.A126]&lt;&gt;&quot;&quot;;&quot; (\`&quot;&amp;[.A126]&amp;&quot;\` RPC[s]?)&quot;;&quot;&quot;)" office:value-type="string" office:string-value=" (\`listunspent\` RPC[s]?)" calcext:value-type="string">
            <text:p><text:s/>(\`listunspent\` RPC[s]?)</text:p>
          </table:table-cell>
          <table:table-cell table:formula="of:=IF([.B126]&lt;&gt;&quot;&quot;;&quot; \[\1\](&quot;&amp;[.B126]&amp;&quot;#section-&quot;&amp;[.A126]&amp;&quot;)&quot;;&quot;&quot;)" office:value-type="string" office:string-value=" \[\1\](core-api-ref-remote-procedure-calls-wallet#section-listunspent)" calcext:value-type="string">
            <text:p><text:s/>\[\1\](core-api-ref-remote-procedure-calls-wallet#section-listunspent)</text:p>
          </table:table-cell>
          <table:table-cell table:number-columns-repeated="2"/>
          <table:table-cell table:formula="of:=IF([.E126]&lt;&gt;&quot;&quot;;&quot;-pe &quot;&quot;s~&quot;&amp;[.D126]&amp;&quot;~&quot;&amp;[.E126]&amp;&quot;~g;&quot;&quot; \&quot;;&quot;&quot;)" office:value-type="string" office:string-value="-pe &quot;s~ (\`listunspent\` RPC[s]?)~ \[\1\](core-api-ref-remote-procedure-calls-wallet#section-listunspent)~g;&quot; \" calcext:value-type="string">
            <text:p>-pe "s~ (\`listunspent\` RPC[s]?)~ \[\1\](core-api-ref-remote-procedure-calls-wallet#section-listunspent)~g;" \</text:p>
          </table:table-cell>
        </table:table-row>
        <table:table-row table:style-name="ro1">
          <table:table-cell office:value-type="string" calcext:value-type="string">
            <text:p>listwallets</text:p>
          </table:table-cell>
          <table:table-cell office:value-type="string" calcext:value-type="string">
            <text:p>core-api-ref-remote-procedure-calls-wallet</text:p>
          </table:table-cell>
          <table:table-cell/>
          <table:table-cell table:formula="of:=IF([.A127]&lt;&gt;&quot;&quot;;&quot; (\`&quot;&amp;[.A127]&amp;&quot;\` RPC[s]?)&quot;;&quot;&quot;)" office:value-type="string" office:string-value=" (\`listwallets\` RPC[s]?)" calcext:value-type="string">
            <text:p><text:s/>(\`listwallets\` RPC[s]?)</text:p>
          </table:table-cell>
          <table:table-cell table:formula="of:=IF([.B127]&lt;&gt;&quot;&quot;;&quot; \[\1\](&quot;&amp;[.B127]&amp;&quot;#section-&quot;&amp;[.A127]&amp;&quot;)&quot;;&quot;&quot;)" office:value-type="string" office:string-value=" \[\1\](core-api-ref-remote-procedure-calls-wallet#section-listwallets)" calcext:value-type="string">
            <text:p><text:s/>\[\1\](core-api-ref-remote-procedure-calls-wallet#section-listwallets)</text:p>
          </table:table-cell>
          <table:table-cell table:number-columns-repeated="2"/>
          <table:table-cell table:formula="of:=IF([.E127]&lt;&gt;&quot;&quot;;&quot;-pe &quot;&quot;s~&quot;&amp;[.D127]&amp;&quot;~&quot;&amp;[.E127]&amp;&quot;~g;&quot;&quot; \&quot;;&quot;&quot;)" office:value-type="string" office:string-value="-pe &quot;s~ (\`listwallets\` RPC[s]?)~ \[\1\](core-api-ref-remote-procedure-calls-wallet#section-listwallets)~g;&quot; \" calcext:value-type="string">
            <text:p>-pe "s~ (\`listwallets\` RPC[s]?)~ \[\1\](core-api-ref-remote-procedure-calls-wallet#section-listwallets)~g;" \</text:p>
          </table:table-cell>
        </table:table-row>
        <table:table-row table:style-name="ro1">
          <table:table-cell office:value-type="string" calcext:value-type="string">
            <text:p>lockunspent</text:p>
          </table:table-cell>
          <table:table-cell office:value-type="string" calcext:value-type="string">
            <text:p>core-api-ref-remote-procedure-calls-wallet</text:p>
          </table:table-cell>
          <table:table-cell/>
          <table:table-cell table:formula="of:=IF([.A128]&lt;&gt;&quot;&quot;;&quot; (\`&quot;&amp;[.A128]&amp;&quot;\` RPC[s]?)&quot;;&quot;&quot;)" office:value-type="string" office:string-value=" (\`lockunspent\` RPC[s]?)" calcext:value-type="string">
            <text:p><text:s/>(\`lockunspent\` RPC[s]?)</text:p>
          </table:table-cell>
          <table:table-cell table:formula="of:=IF([.B128]&lt;&gt;&quot;&quot;;&quot; \[\1\](&quot;&amp;[.B128]&amp;&quot;#section-&quot;&amp;[.A128]&amp;&quot;)&quot;;&quot;&quot;)" office:value-type="string" office:string-value=" \[\1\](core-api-ref-remote-procedure-calls-wallet#section-lockunspent)" calcext:value-type="string">
            <text:p><text:s/>\[\1\](core-api-ref-remote-procedure-calls-wallet#section-lockunspent)</text:p>
          </table:table-cell>
          <table:table-cell table:number-columns-repeated="2"/>
          <table:table-cell table:formula="of:=IF([.E128]&lt;&gt;&quot;&quot;;&quot;-pe &quot;&quot;s~&quot;&amp;[.D128]&amp;&quot;~&quot;&amp;[.E128]&amp;&quot;~g;&quot;&quot; \&quot;;&quot;&quot;)" office:value-type="string" office:string-value="-pe &quot;s~ (\`lockunspent\` RPC[s]?)~ \[\1\](core-api-ref-remote-procedure-calls-wallet#section-lockunspent)~g;&quot; \" calcext:value-type="string">
            <text:p>-pe "s~ (\`lockunspent\` RPC[s]?)~ \[\1\](core-api-ref-remote-procedure-calls-wallet#section-lockunspent)~g;" \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string" calcext:value-type="string">
            <text:p>core-api-ref-remote-procedure-calls-wallet</text:p>
          </table:table-cell>
          <table:table-cell/>
          <table:table-cell table:formula="of:=IF([.A129]&lt;&gt;&quot;&quot;;&quot; (\`&quot;&amp;[.A129]&amp;&quot;\` RPC[s]?)&quot;;&quot;&quot;)" office:value-type="string" office:string-value=" (\`move\` RPC[s]?)" calcext:value-type="string">
            <text:p><text:s/>(\`move\` RPC[s]?)</text:p>
          </table:table-cell>
          <table:table-cell table:formula="of:=IF([.B129]&lt;&gt;&quot;&quot;;&quot; \[\1\](&quot;&amp;[.B129]&amp;&quot;#section-&quot;&amp;[.A129]&amp;&quot;)&quot;;&quot;&quot;)" office:value-type="string" office:string-value=" \[\1\](core-api-ref-remote-procedure-calls-wallet#section-move)" calcext:value-type="string">
            <text:p><text:s/>\[\1\](core-api-ref-remote-procedure-calls-wallet#section-move)</text:p>
          </table:table-cell>
          <table:table-cell table:number-columns-repeated="2"/>
          <table:table-cell table:formula="of:=IF([.E129]&lt;&gt;&quot;&quot;;&quot;-pe &quot;&quot;s~&quot;&amp;[.D129]&amp;&quot;~&quot;&amp;[.E129]&amp;&quot;~g;&quot;&quot; \&quot;;&quot;&quot;)" office:value-type="string" office:string-value="-pe &quot;s~ (\`move\` RPC[s]?)~ \[\1\](core-api-ref-remote-procedure-calls-wallet#section-move)~g;&quot; \" calcext:value-type="string">
            <text:p>-pe "s~ (\`move\` RPC[s]?)~ \[\1\](core-api-ref-remote-procedure-calls-wallet#section-move)~g;" \</text:p>
          </table:table-cell>
        </table:table-row>
        <table:table-row table:style-name="ro1">
          <table:table-cell office:value-type="string" calcext:value-type="string">
            <text:p>removeprunedfunds</text:p>
          </table:table-cell>
          <table:table-cell office:value-type="string" calcext:value-type="string">
            <text:p>core-api-ref-remote-procedure-calls-wallet</text:p>
          </table:table-cell>
          <table:table-cell/>
          <table:table-cell table:formula="of:=IF([.A130]&lt;&gt;&quot;&quot;;&quot; (\`&quot;&amp;[.A130]&amp;&quot;\` RPC[s]?)&quot;;&quot;&quot;)" office:value-type="string" office:string-value=" (\`removeprunedfunds\` RPC[s]?)" calcext:value-type="string">
            <text:p><text:s/>(\`removeprunedfunds\` RPC[s]?)</text:p>
          </table:table-cell>
          <table:table-cell table:formula="of:=IF([.B130]&lt;&gt;&quot;&quot;;&quot; \[\1\](&quot;&amp;[.B130]&amp;&quot;#section-&quot;&amp;[.A130]&amp;&quot;)&quot;;&quot;&quot;)" office:value-type="string" office:string-value=" \[\1\](core-api-ref-remote-procedure-calls-wallet#section-removeprunedfunds)" calcext:value-type="string">
            <text:p><text:s/>\[\1\](core-api-ref-remote-procedure-calls-wallet#section-removeprunedfunds)</text:p>
          </table:table-cell>
          <table:table-cell table:number-columns-repeated="2"/>
          <table:table-cell table:formula="of:=IF([.E130]&lt;&gt;&quot;&quot;;&quot;-pe &quot;&quot;s~&quot;&amp;[.D130]&amp;&quot;~&quot;&amp;[.E130]&amp;&quot;~g;&quot;&quot; \&quot;;&quot;&quot;)" office:value-type="string" office:string-value="-pe &quot;s~ (\`removeprunedfunds\` RPC[s]?)~ \[\1\](core-api-ref-remote-procedure-calls-wallet#section-removeprunedfunds)~g;&quot; \" calcext:value-type="string">
            <text:p>-pe "s~ (\`removeprunedfunds\` RPC[s]?)~ \[\1\](core-api-ref-remote-procedure-calls-wallet#section-removeprunedfunds)~g;" \</text:p>
          </table:table-cell>
        </table:table-row>
        <table:table-row table:style-name="ro1">
          <table:table-cell office:value-type="string" calcext:value-type="string">
            <text:p>sendfrom</text:p>
          </table:table-cell>
          <table:table-cell office:value-type="string" calcext:value-type="string">
            <text:p>core-api-ref-remote-procedure-calls-wallet</text:p>
          </table:table-cell>
          <table:table-cell/>
          <table:table-cell table:formula="of:=IF([.A131]&lt;&gt;&quot;&quot;;&quot; (\`&quot;&amp;[.A131]&amp;&quot;\` RPC[s]?)&quot;;&quot;&quot;)" office:value-type="string" office:string-value=" (\`sendfrom\` RPC[s]?)" calcext:value-type="string">
            <text:p><text:s/>(\`sendfrom\` RPC[s]?)</text:p>
          </table:table-cell>
          <table:table-cell table:formula="of:=IF([.B131]&lt;&gt;&quot;&quot;;&quot; \[\1\](&quot;&amp;[.B131]&amp;&quot;#section-&quot;&amp;[.A131]&amp;&quot;)&quot;;&quot;&quot;)" office:value-type="string" office:string-value=" \[\1\](core-api-ref-remote-procedure-calls-wallet#section-sendfrom)" calcext:value-type="string">
            <text:p><text:s/>\[\1\](core-api-ref-remote-procedure-calls-wallet#section-sendfrom)</text:p>
          </table:table-cell>
          <table:table-cell table:number-columns-repeated="2"/>
          <table:table-cell table:formula="of:=IF([.E131]&lt;&gt;&quot;&quot;;&quot;-pe &quot;&quot;s~&quot;&amp;[.D131]&amp;&quot;~&quot;&amp;[.E131]&amp;&quot;~g;&quot;&quot; \&quot;;&quot;&quot;)" office:value-type="string" office:string-value="-pe &quot;s~ (\`sendfrom\` RPC[s]?)~ \[\1\](core-api-ref-remote-procedure-calls-wallet#section-sendfrom)~g;&quot; \" calcext:value-type="string">
            <text:p>-pe "s~ (\`sendfrom\` RPC[s]?)~ \[\1\](core-api-ref-remote-procedure-calls-wallet#section-sendfrom)~g;" \</text:p>
          </table:table-cell>
        </table:table-row>
        <table:table-row table:style-name="ro1">
          <table:table-cell office:value-type="string" calcext:value-type="string">
            <text:p>sendmany</text:p>
          </table:table-cell>
          <table:table-cell office:value-type="string" calcext:value-type="string">
            <text:p>core-api-ref-remote-procedure-calls-wallet</text:p>
          </table:table-cell>
          <table:table-cell/>
          <table:table-cell table:formula="of:=IF([.A132]&lt;&gt;&quot;&quot;;&quot; (\`&quot;&amp;[.A132]&amp;&quot;\` RPC[s]?)&quot;;&quot;&quot;)" office:value-type="string" office:string-value=" (\`sendmany\` RPC[s]?)" calcext:value-type="string">
            <text:p><text:s/>(\`sendmany\` RPC[s]?)</text:p>
          </table:table-cell>
          <table:table-cell table:formula="of:=IF([.B132]&lt;&gt;&quot;&quot;;&quot; \[\1\](&quot;&amp;[.B132]&amp;&quot;#section-&quot;&amp;[.A132]&amp;&quot;)&quot;;&quot;&quot;)" office:value-type="string" office:string-value=" \[\1\](core-api-ref-remote-procedure-calls-wallet#section-sendmany)" calcext:value-type="string">
            <text:p><text:s/>\[\1\](core-api-ref-remote-procedure-calls-wallet#section-sendmany)</text:p>
          </table:table-cell>
          <table:table-cell table:number-columns-repeated="2"/>
          <table:table-cell table:formula="of:=IF([.E132]&lt;&gt;&quot;&quot;;&quot;-pe &quot;&quot;s~&quot;&amp;[.D132]&amp;&quot;~&quot;&amp;[.E132]&amp;&quot;~g;&quot;&quot; \&quot;;&quot;&quot;)" office:value-type="string" office:string-value="-pe &quot;s~ (\`sendmany\` RPC[s]?)~ \[\1\](core-api-ref-remote-procedure-calls-wallet#section-sendmany)~g;&quot; \" calcext:value-type="string">
            <text:p>-pe "s~ (\`sendmany\` RPC[s]?)~ \[\1\](core-api-ref-remote-procedure-calls-wallet#section-sendmany)~g;" \</text:p>
          </table:table-cell>
        </table:table-row>
        <table:table-row table:style-name="ro1">
          <table:table-cell office:value-type="string" calcext:value-type="string">
            <text:p>sendtoaddress</text:p>
          </table:table-cell>
          <table:table-cell office:value-type="string" calcext:value-type="string">
            <text:p>core-api-ref-remote-procedure-calls-wallet</text:p>
          </table:table-cell>
          <table:table-cell/>
          <table:table-cell table:formula="of:=IF([.A133]&lt;&gt;&quot;&quot;;&quot; (\`&quot;&amp;[.A133]&amp;&quot;\` RPC[s]?)&quot;;&quot;&quot;)" office:value-type="string" office:string-value=" (\`sendtoaddress\` RPC[s]?)" calcext:value-type="string">
            <text:p><text:s/>(\`sendtoaddress\` RPC[s]?)</text:p>
          </table:table-cell>
          <table:table-cell table:formula="of:=IF([.B133]&lt;&gt;&quot;&quot;;&quot; \[\1\](&quot;&amp;[.B133]&amp;&quot;#section-&quot;&amp;[.A133]&amp;&quot;)&quot;;&quot;&quot;)" office:value-type="string" office:string-value=" \[\1\](core-api-ref-remote-procedure-calls-wallet#section-sendtoaddress)" calcext:value-type="string">
            <text:p><text:s/>\[\1\](core-api-ref-remote-procedure-calls-wallet#section-sendtoaddress)</text:p>
          </table:table-cell>
          <table:table-cell table:number-columns-repeated="2"/>
          <table:table-cell table:formula="of:=IF([.E133]&lt;&gt;&quot;&quot;;&quot;-pe &quot;&quot;s~&quot;&amp;[.D133]&amp;&quot;~&quot;&amp;[.E133]&amp;&quot;~g;&quot;&quot; \&quot;;&quot;&quot;)" office:value-type="string" office:string-value="-pe &quot;s~ (\`sendtoaddress\` RPC[s]?)~ \[\1\](core-api-ref-remote-procedure-calls-wallet#section-sendtoaddress)~g;&quot; \" calcext:value-type="string">
            <text:p>-pe "s~ (\`sendtoaddress\` RPC[s]?)~ \[\1\](core-api-ref-remote-procedure-calls-wallet#section-sendtoaddress)~g;" \</text:p>
          </table:table-cell>
        </table:table-row>
        <table:table-row table:style-name="ro1">
          <table:table-cell office:value-type="string" calcext:value-type="string">
            <text:p>setaccount</text:p>
          </table:table-cell>
          <table:table-cell office:value-type="string" calcext:value-type="string">
            <text:p>core-api-ref-remote-procedure-calls-wallet</text:p>
          </table:table-cell>
          <table:table-cell/>
          <table:table-cell table:formula="of:=IF([.A134]&lt;&gt;&quot;&quot;;&quot; (\`&quot;&amp;[.A134]&amp;&quot;\` RPC[s]?)&quot;;&quot;&quot;)" office:value-type="string" office:string-value=" (\`setaccount\` RPC[s]?)" calcext:value-type="string">
            <text:p><text:s/>(\`setaccount\` RPC[s]?)</text:p>
          </table:table-cell>
          <table:table-cell table:formula="of:=IF([.B134]&lt;&gt;&quot;&quot;;&quot; \[\1\](&quot;&amp;[.B134]&amp;&quot;#section-&quot;&amp;[.A134]&amp;&quot;)&quot;;&quot;&quot;)" office:value-type="string" office:string-value=" \[\1\](core-api-ref-remote-procedure-calls-wallet#section-setaccount)" calcext:value-type="string">
            <text:p><text:s/>\[\1\](core-api-ref-remote-procedure-calls-wallet#section-setaccount)</text:p>
          </table:table-cell>
          <table:table-cell table:number-columns-repeated="2"/>
          <table:table-cell table:formula="of:=IF([.E134]&lt;&gt;&quot;&quot;;&quot;-pe &quot;&quot;s~&quot;&amp;[.D134]&amp;&quot;~&quot;&amp;[.E134]&amp;&quot;~g;&quot;&quot; \&quot;;&quot;&quot;)" office:value-type="string" office:string-value="-pe &quot;s~ (\`setaccount\` RPC[s]?)~ \[\1\](core-api-ref-remote-procedure-calls-wallet#section-setaccount)~g;&quot; \" calcext:value-type="string">
            <text:p>-pe "s~ (\`setaccount\` RPC[s]?)~ \[\1\](core-api-ref-remote-procedure-calls-wallet#section-setaccount)~g;" \</text:p>
          </table:table-cell>
        </table:table-row>
        <table:table-row table:style-name="ro1">
          <table:table-cell office:value-type="string" calcext:value-type="string">
            <text:p>setprivatesendamount</text:p>
          </table:table-cell>
          <table:table-cell office:value-type="string" calcext:value-type="string">
            <text:p>core-api-ref-remote-procedure-calls-wallet</text:p>
          </table:table-cell>
          <table:table-cell/>
          <table:table-cell table:formula="of:=IF([.A135]&lt;&gt;&quot;&quot;;&quot; (\`&quot;&amp;[.A135]&amp;&quot;\` RPC[s]?)&quot;;&quot;&quot;)" office:value-type="string" office:string-value=" (\`setprivatesendamount\` RPC[s]?)" calcext:value-type="string">
            <text:p><text:s/>(\`setprivatesendamount\` RPC[s]?)</text:p>
          </table:table-cell>
          <table:table-cell table:formula="of:=IF([.B135]&lt;&gt;&quot;&quot;;&quot; \[\1\](&quot;&amp;[.B135]&amp;&quot;#section-&quot;&amp;[.A135]&amp;&quot;)&quot;;&quot;&quot;)" office:value-type="string" office:string-value=" \[\1\](core-api-ref-remote-procedure-calls-wallet#section-setprivatesendamount)" calcext:value-type="string">
            <text:p><text:s/>\[\1\](core-api-ref-remote-procedure-calls-wallet#section-setprivatesendamount)</text:p>
          </table:table-cell>
          <table:table-cell table:number-columns-repeated="2"/>
          <table:table-cell table:formula="of:=IF([.E135]&lt;&gt;&quot;&quot;;&quot;-pe &quot;&quot;s~&quot;&amp;[.D135]&amp;&quot;~&quot;&amp;[.E135]&amp;&quot;~g;&quot;&quot; \&quot;;&quot;&quot;)" office:value-type="string" office:string-value="-pe &quot;s~ (\`setprivatesendamount\` RPC[s]?)~ \[\1\](core-api-ref-remote-procedure-calls-wallet#section-setprivatesendamount)~g;&quot; \" calcext:value-type="string">
            <text:p>-pe "s~ (\`setprivatesendamount\` RPC[s]?)~ \[\1\](core-api-ref-remote-procedure-calls-wallet#section-setprivatesendamount)~g;" \</text:p>
          </table:table-cell>
        </table:table-row>
        <table:table-row table:style-name="ro1">
          <table:table-cell office:value-type="string" calcext:value-type="string">
            <text:p>setprivatesendrounds</text:p>
          </table:table-cell>
          <table:table-cell office:value-type="string" calcext:value-type="string">
            <text:p>core-api-ref-remote-procedure-calls-wallet</text:p>
          </table:table-cell>
          <table:table-cell/>
          <table:table-cell table:formula="of:=IF([.A136]&lt;&gt;&quot;&quot;;&quot; (\`&quot;&amp;[.A136]&amp;&quot;\` RPC[s]?)&quot;;&quot;&quot;)" office:value-type="string" office:string-value=" (\`setprivatesendrounds\` RPC[s]?)" calcext:value-type="string">
            <text:p><text:s/>(\`setprivatesendrounds\` RPC[s]?)</text:p>
          </table:table-cell>
          <table:table-cell table:formula="of:=IF([.B136]&lt;&gt;&quot;&quot;;&quot; \[\1\](&quot;&amp;[.B136]&amp;&quot;#section-&quot;&amp;[.A136]&amp;&quot;)&quot;;&quot;&quot;)" office:value-type="string" office:string-value=" \[\1\](core-api-ref-remote-procedure-calls-wallet#section-setprivatesendrounds)" calcext:value-type="string">
            <text:p><text:s/>\[\1\](core-api-ref-remote-procedure-calls-wallet#section-setprivatesendrounds)</text:p>
          </table:table-cell>
          <table:table-cell table:number-columns-repeated="2"/>
          <table:table-cell table:formula="of:=IF([.E136]&lt;&gt;&quot;&quot;;&quot;-pe &quot;&quot;s~&quot;&amp;[.D136]&amp;&quot;~&quot;&amp;[.E136]&amp;&quot;~g;&quot;&quot; \&quot;;&quot;&quot;)" office:value-type="string" office:string-value="-pe &quot;s~ (\`setprivatesendrounds\` RPC[s]?)~ \[\1\](core-api-ref-remote-procedure-calls-wallet#section-setprivatesendrounds)~g;&quot; \" calcext:value-type="string">
            <text:p>-pe "s~ (\`setprivatesendrounds\` RPC[s]?)~ \[\1\](core-api-ref-remote-procedure-calls-wallet#section-setprivatesendrounds)~g;" \</text:p>
          </table:table-cell>
        </table:table-row>
        <table:table-row table:style-name="ro1">
          <table:table-cell office:value-type="string" calcext:value-type="string">
            <text:p>settxfee</text:p>
          </table:table-cell>
          <table:table-cell office:value-type="string" calcext:value-type="string">
            <text:p>core-api-ref-remote-procedure-calls-wallet</text:p>
          </table:table-cell>
          <table:table-cell/>
          <table:table-cell table:formula="of:=IF([.A137]&lt;&gt;&quot;&quot;;&quot; (\`&quot;&amp;[.A137]&amp;&quot;\` RPC[s]?)&quot;;&quot;&quot;)" office:value-type="string" office:string-value=" (\`settxfee\` RPC[s]?)" calcext:value-type="string">
            <text:p><text:s/>(\`settxfee\` RPC[s]?)</text:p>
          </table:table-cell>
          <table:table-cell table:formula="of:=IF([.B137]&lt;&gt;&quot;&quot;;&quot; \[\1\](&quot;&amp;[.B137]&amp;&quot;#section-&quot;&amp;[.A137]&amp;&quot;)&quot;;&quot;&quot;)" office:value-type="string" office:string-value=" \[\1\](core-api-ref-remote-procedure-calls-wallet#section-settxfee)" calcext:value-type="string">
            <text:p><text:s/>\[\1\](core-api-ref-remote-procedure-calls-wallet#section-settxfee)</text:p>
          </table:table-cell>
          <table:table-cell table:number-columns-repeated="2"/>
          <table:table-cell table:formula="of:=IF([.E137]&lt;&gt;&quot;&quot;;&quot;-pe &quot;&quot;s~&quot;&amp;[.D137]&amp;&quot;~&quot;&amp;[.E137]&amp;&quot;~g;&quot;&quot; \&quot;;&quot;&quot;)" office:value-type="string" office:string-value="-pe &quot;s~ (\`settxfee\` RPC[s]?)~ \[\1\](core-api-ref-remote-procedure-calls-wallet#section-settxfee)~g;&quot; \" calcext:value-type="string">
            <text:p>-pe "s~ (\`settxfee\` RPC[s]?)~ \[\1\](core-api-ref-remote-procedure-calls-wallet#section-settxfee)~g;" \</text:p>
          </table:table-cell>
        </table:table-row>
        <table:table-row table:style-name="ro1">
          <table:table-cell office:value-type="string" calcext:value-type="string">
            <text:p>signmessage</text:p>
          </table:table-cell>
          <table:table-cell office:value-type="string" calcext:value-type="string">
            <text:p>core-api-ref-remote-procedure-calls-wallet</text:p>
          </table:table-cell>
          <table:table-cell/>
          <table:table-cell table:formula="of:=IF([.A138]&lt;&gt;&quot;&quot;;&quot; (\`&quot;&amp;[.A138]&amp;&quot;\` RPC[s]?)&quot;;&quot;&quot;)" office:value-type="string" office:string-value=" (\`signmessage\` RPC[s]?)" calcext:value-type="string">
            <text:p><text:s/>(\`signmessage\` RPC[s]?)</text:p>
          </table:table-cell>
          <table:table-cell table:formula="of:=IF([.B138]&lt;&gt;&quot;&quot;;&quot; \[\1\](&quot;&amp;[.B138]&amp;&quot;#section-&quot;&amp;[.A138]&amp;&quot;)&quot;;&quot;&quot;)" office:value-type="string" office:string-value=" \[\1\](core-api-ref-remote-procedure-calls-wallet#section-signmessage)" calcext:value-type="string">
            <text:p><text:s/>\[\1\](core-api-ref-remote-procedure-calls-wallet#section-signmessage)</text:p>
          </table:table-cell>
          <table:table-cell table:number-columns-repeated="2"/>
          <table:table-cell table:formula="of:=IF([.E138]&lt;&gt;&quot;&quot;;&quot;-pe &quot;&quot;s~&quot;&amp;[.D138]&amp;&quot;~&quot;&amp;[.E138]&amp;&quot;~g;&quot;&quot; \&quot;;&quot;&quot;)" office:value-type="string" office:string-value="-pe &quot;s~ (\`signmessage\` RPC[s]?)~ \[\1\](core-api-ref-remote-procedure-calls-wallet#section-signmessage)~g;&quot; \" calcext:value-type="string">
            <text:p>-pe "s~ (\`signmessage\` RPC[s]?)~ \[\1\](core-api-ref-remote-procedure-calls-wallet#section-signmessage)~g;" \</text:p>
          </table:table-cell>
        </table:table-row>
        <table:table-row table:style-name="ro1">
          <table:table-cell office:value-type="string" calcext:value-type="string">
            <text:p>walletlock</text:p>
          </table:table-cell>
          <table:table-cell office:value-type="string" calcext:value-type="string">
            <text:p>core-api-ref-remote-procedure-calls-wallet</text:p>
          </table:table-cell>
          <table:table-cell/>
          <table:table-cell table:formula="of:=IF([.A139]&lt;&gt;&quot;&quot;;&quot; (\`&quot;&amp;[.A139]&amp;&quot;\` RPC[s]?)&quot;;&quot;&quot;)" office:value-type="string" office:string-value=" (\`walletlock\` RPC[s]?)" calcext:value-type="string">
            <text:p><text:s/>(\`walletlock\` RPC[s]?)</text:p>
          </table:table-cell>
          <table:table-cell table:formula="of:=IF([.B139]&lt;&gt;&quot;&quot;;&quot; \[\1\](&quot;&amp;[.B139]&amp;&quot;#section-&quot;&amp;[.A139]&amp;&quot;)&quot;;&quot;&quot;)" office:value-type="string" office:string-value=" \[\1\](core-api-ref-remote-procedure-calls-wallet#section-walletlock)" calcext:value-type="string">
            <text:p><text:s/>\[\1\](core-api-ref-remote-procedure-calls-wallet#section-walletlock)</text:p>
          </table:table-cell>
          <table:table-cell table:number-columns-repeated="2"/>
          <table:table-cell table:formula="of:=IF([.E139]&lt;&gt;&quot;&quot;;&quot;-pe &quot;&quot;s~&quot;&amp;[.D139]&amp;&quot;~&quot;&amp;[.E139]&amp;&quot;~g;&quot;&quot; \&quot;;&quot;&quot;)" office:value-type="string" office:string-value="-pe &quot;s~ (\`walletlock\` RPC[s]?)~ \[\1\](core-api-ref-remote-procedure-calls-wallet#section-walletlock)~g;&quot; \" calcext:value-type="string">
            <text:p>-pe "s~ (\`walletlock\` RPC[s]?)~ \[\1\](core-api-ref-remote-procedure-calls-wallet#section-walletlock)~g;" \</text:p>
          </table:table-cell>
        </table:table-row>
        <table:table-row table:style-name="ro1">
          <table:table-cell office:value-type="string" calcext:value-type="string">
            <text:p>walletpassphrase</text:p>
          </table:table-cell>
          <table:table-cell office:value-type="string" calcext:value-type="string">
            <text:p>core-api-ref-remote-procedure-calls-wallet</text:p>
          </table:table-cell>
          <table:table-cell/>
          <table:table-cell table:formula="of:=IF([.A140]&lt;&gt;&quot;&quot;;&quot; (\`&quot;&amp;[.A140]&amp;&quot;\` RPC[s]?)&quot;;&quot;&quot;)" office:value-type="string" office:string-value=" (\`walletpassphrase\` RPC[s]?)" calcext:value-type="string">
            <text:p><text:s/>(\`walletpassphrase\` RPC[s]?)</text:p>
          </table:table-cell>
          <table:table-cell table:formula="of:=IF([.B140]&lt;&gt;&quot;&quot;;&quot; \[\1\](&quot;&amp;[.B140]&amp;&quot;#section-&quot;&amp;[.A140]&amp;&quot;)&quot;;&quot;&quot;)" office:value-type="string" office:string-value=" \[\1\](core-api-ref-remote-procedure-calls-wallet#section-walletpassphrase)" calcext:value-type="string">
            <text:p><text:s/>\[\1\](core-api-ref-remote-procedure-calls-wallet#section-walletpassphrase)</text:p>
          </table:table-cell>
          <table:table-cell table:number-columns-repeated="2"/>
          <table:table-cell table:formula="of:=IF([.E140]&lt;&gt;&quot;&quot;;&quot;-pe &quot;&quot;s~&quot;&amp;[.D140]&amp;&quot;~&quot;&amp;[.E140]&amp;&quot;~g;&quot;&quot; \&quot;;&quot;&quot;)" office:value-type="string" office:string-value="-pe &quot;s~ (\`walletpassphrase\` RPC[s]?)~ \[\1\](core-api-ref-remote-procedure-calls-wallet#section-walletpassphrase)~g;&quot; \" calcext:value-type="string">
            <text:p>-pe "s~ (\`walletpassphrase\` RPC[s]?)~ \[\1\](core-api-ref-remote-procedure-calls-wallet#section-walletpassphrase)~g;" \</text:p>
          </table:table-cell>
        </table:table-row>
        <table:table-row table:style-name="ro1">
          <table:table-cell office:value-type="string" calcext:value-type="string">
            <text:p>walletpassphrasechange</text:p>
          </table:table-cell>
          <table:table-cell office:value-type="string" calcext:value-type="string">
            <text:p>core-api-ref-remote-procedure-calls-wallet</text:p>
          </table:table-cell>
          <table:table-cell/>
          <table:table-cell table:formula="of:=IF([.A141]&lt;&gt;&quot;&quot;;&quot; (\`&quot;&amp;[.A141]&amp;&quot;\` RPC[s]?)&quot;;&quot;&quot;)" office:value-type="string" office:string-value=" (\`walletpassphrasechange\` RPC[s]?)" calcext:value-type="string">
            <text:p><text:s/>(\`walletpassphrasechange\` RPC[s]?)</text:p>
          </table:table-cell>
          <table:table-cell table:formula="of:=IF([.B141]&lt;&gt;&quot;&quot;;&quot; \[\1\](&quot;&amp;[.B141]&amp;&quot;#section-&quot;&amp;[.A141]&amp;&quot;)&quot;;&quot;&quot;)" office:value-type="string" office:string-value=" \[\1\](core-api-ref-remote-procedure-calls-wallet#section-walletpassphrasechange)" calcext:value-type="string">
            <text:p><text:s/>\[\1\](core-api-ref-remote-procedure-calls-wallet#section-walletpassphrasechange)</text:p>
          </table:table-cell>
          <table:table-cell table:number-columns-repeated="2"/>
          <table:table-cell table:formula="of:=IF([.E141]&lt;&gt;&quot;&quot;;&quot;-pe &quot;&quot;s~&quot;&amp;[.D141]&amp;&quot;~&quot;&amp;[.E141]&amp;&quot;~g;&quot;&quot; \&quot;;&quot;&quot;)" office:value-type="string" office:string-value="-pe &quot;s~ (\`walletpassphrasechange\` RPC[s]?)~ \[\1\](core-api-ref-remote-procedure-calls-wallet#section-walletpassphrasechange)~g;&quot; \" calcext:value-type="string">
            <text:p>-pe "s~ (\`walletpassphrasechange\` RPC[s]?)~ \[\1\](core-api-ref-remote-procedure-calls-wallet#section-walletpassphrasechange)~g;" \</text:p>
          </table:table-cell>
        </table:table-row>
        <table:table-row table:style-name="ro1">
          <table:table-cell office:value-type="string" calcext:value-type="string">
            <text:p>estimatepriority</text:p>
          </table:table-cell>
          <table:table-cell office:value-type="string" calcext:value-type="string">
            <text:p>core-api-ref-remote-procedure-calls-removed</text:p>
          </table:table-cell>
          <table:table-cell/>
          <table:table-cell table:formula="of:=IF([.A142]&lt;&gt;&quot;&quot;;&quot; (\`&quot;&amp;[.A142]&amp;&quot;\` RPC[s]?)&quot;;&quot;&quot;)" office:value-type="string" office:string-value=" (\`estimatepriority\` RPC[s]?)" calcext:value-type="string">
            <text:p><text:s/>(\`estimatepriority\` RPC[s]?)</text:p>
          </table:table-cell>
          <table:table-cell table:formula="of:=IF([.B142]&lt;&gt;&quot;&quot;;&quot; \[\1\](&quot;&amp;[.B142]&amp;&quot;#section-&quot;&amp;[.A142]&amp;&quot;)&quot;;&quot;&quot;)" office:value-type="string" office:string-value=" \[\1\](core-api-ref-remote-procedure-calls-removed#section-estimatepriority)" calcext:value-type="string">
            <text:p><text:s/>\[\1\](core-api-ref-remote-procedure-calls-removed#section-estimatepriority)</text:p>
          </table:table-cell>
          <table:table-cell table:number-columns-repeated="2"/>
          <table:table-cell table:formula="of:=IF([.E142]&lt;&gt;&quot;&quot;;&quot;-pe &quot;&quot;s~&quot;&amp;[.D142]&amp;&quot;~&quot;&amp;[.E142]&amp;&quot;~g;&quot;&quot; \&quot;;&quot;&quot;)" office:value-type="string" office:string-value="-pe &quot;s~ (\`estimatepriority\` RPC[s]?)~ \[\1\](core-api-ref-remote-procedure-calls-removed#section-estimatepriority)~g;&quot; \" calcext:value-type="string">
            <text:p>-pe "s~ (\`estimatepriority\` RPC[s]?)~ \[\1\](core-api-ref-remote-procedure-calls-removed#section-estimatepriority)~g;" \</text:p>
          </table:table-cell>
        </table:table-row>
        <table:table-row table:style-name="ro1">
          <table:table-cell office:value-type="string" calcext:value-type="string">
            <text:p>estimatesmartpriority</text:p>
          </table:table-cell>
          <table:table-cell office:value-type="string" calcext:value-type="string">
            <text:p>core-api-ref-remote-procedure-calls-removed</text:p>
          </table:table-cell>
          <table:table-cell/>
          <table:table-cell table:formula="of:=IF([.A143]&lt;&gt;&quot;&quot;;&quot; (\`&quot;&amp;[.A143]&amp;&quot;\` RPC[s]?)&quot;;&quot;&quot;)" office:value-type="string" office:string-value=" (\`estimatesmartpriority\` RPC[s]?)" calcext:value-type="string">
            <text:p><text:s/>(\`estimatesmartpriority\` RPC[s]?)</text:p>
          </table:table-cell>
          <table:table-cell table:formula="of:=IF([.B143]&lt;&gt;&quot;&quot;;&quot; \[\1\](&quot;&amp;[.B143]&amp;&quot;#section-&quot;&amp;[.A143]&amp;&quot;)&quot;;&quot;&quot;)" office:value-type="string" office:string-value=" \[\1\](core-api-ref-remote-procedure-calls-removed#section-estimatesmartpriority)" calcext:value-type="string">
            <text:p><text:s/>\[\1\](core-api-ref-remote-procedure-calls-removed#section-estimatesmartpriority)</text:p>
          </table:table-cell>
          <table:table-cell table:number-columns-repeated="2"/>
          <table:table-cell table:formula="of:=IF([.E143]&lt;&gt;&quot;&quot;;&quot;-pe &quot;&quot;s~&quot;&amp;[.D143]&amp;&quot;~&quot;&amp;[.E143]&amp;&quot;~g;&quot;&quot; \&quot;;&quot;&quot;)" office:value-type="string" office:string-value="-pe &quot;s~ (\`estimatesmartpriority\` RPC[s]?)~ \[\1\](core-api-ref-remote-procedure-calls-removed#section-estimatesmartpriority)~g;&quot; \" calcext:value-type="string">
            <text:p>-pe "s~ (\`estimatesmartpriority\` RPC[s]?)~ \[\1\](core-api-ref-remote-procedure-calls-removed#section-estimatesmartpriority)~g;" \</text:p>
          </table:table-cell>
        </table:table-row>
        <table:table-row table:style-name="ro1">
          <table:table-cell office:value-type="string" calcext:value-type="string">
            <text:p>gethashespersec</text:p>
          </table:table-cell>
          <table:table-cell office:value-type="string" calcext:value-type="string">
            <text:p>core-api-ref-remote-procedure-calls-removed</text:p>
          </table:table-cell>
          <table:table-cell/>
          <table:table-cell table:formula="of:=IF([.A144]&lt;&gt;&quot;&quot;;&quot; (\`&quot;&amp;[.A144]&amp;&quot;\` RPC[s]?)&quot;;&quot;&quot;)" office:value-type="string" office:string-value=" (\`gethashespersec\` RPC[s]?)" calcext:value-type="string">
            <text:p><text:s/>(\`gethashespersec\` RPC[s]?)</text:p>
          </table:table-cell>
          <table:table-cell table:formula="of:=IF([.B144]&lt;&gt;&quot;&quot;;&quot; \[\1\](&quot;&amp;[.B144]&amp;&quot;#section-&quot;&amp;[.A144]&amp;&quot;)&quot;;&quot;&quot;)" office:value-type="string" office:string-value=" \[\1\](core-api-ref-remote-procedure-calls-removed#section-gethashespersec)" calcext:value-type="string">
            <text:p><text:s/>\[\1\](core-api-ref-remote-procedure-calls-removed#section-gethashespersec)</text:p>
          </table:table-cell>
          <table:table-cell table:number-columns-repeated="2"/>
          <table:table-cell table:formula="of:=IF([.E144]&lt;&gt;&quot;&quot;;&quot;-pe &quot;&quot;s~&quot;&amp;[.D144]&amp;&quot;~&quot;&amp;[.E144]&amp;&quot;~g;&quot;&quot; \&quot;;&quot;&quot;)" office:value-type="string" office:string-value="-pe &quot;s~ (\`gethashespersec\` RPC[s]?)~ \[\1\](core-api-ref-remote-procedure-calls-removed#section-gethashespersec)~g;&quot; \" calcext:value-type="string">
            <text:p>-pe "s~ (\`gethashespersec\` RPC[s]?)~ \[\1\](core-api-ref-remote-procedure-calls-removed#section-gethashespersec)~g;" \</text:p>
          </table:table-cell>
        </table:table-row>
        <table:table-row table:style-name="ro1">
          <table:table-cell office:value-type="string" calcext:value-type="string">
            <text:p>getwork</text:p>
          </table:table-cell>
          <table:table-cell office:value-type="string" calcext:value-type="string">
            <text:p>core-api-ref-remote-procedure-calls-removed</text:p>
          </table:table-cell>
          <table:table-cell/>
          <table:table-cell table:formula="of:=IF([.A145]&lt;&gt;&quot;&quot;;&quot; (\`&quot;&amp;[.A145]&amp;&quot;\` RPC[s]?)&quot;;&quot;&quot;)" office:value-type="string" office:string-value=" (\`getwork\` RPC[s]?)" calcext:value-type="string">
            <text:p><text:s/>(\`getwork\` RPC[s]?)</text:p>
          </table:table-cell>
          <table:table-cell table:formula="of:=IF([.B145]&lt;&gt;&quot;&quot;;&quot; \[\1\](&quot;&amp;[.B145]&amp;&quot;#section-&quot;&amp;[.A145]&amp;&quot;)&quot;;&quot;&quot;)" office:value-type="string" office:string-value=" \[\1\](core-api-ref-remote-procedure-calls-removed#section-getwork)" calcext:value-type="string">
            <text:p><text:s/>\[\1\](core-api-ref-remote-procedure-calls-removed#section-getwork)</text:p>
          </table:table-cell>
          <table:table-cell table:number-columns-repeated="2"/>
          <table:table-cell table:formula="of:=IF([.E145]&lt;&gt;&quot;&quot;;&quot;-pe &quot;&quot;s~&quot;&amp;[.D145]&amp;&quot;~&quot;&amp;[.E145]&amp;&quot;~g;&quot;&quot; \&quot;;&quot;&quot;)" office:value-type="string" office:string-value="-pe &quot;s~ (\`getwork\` RPC[s]?)~ \[\1\](core-api-ref-remote-procedure-calls-removed#section-getwork)~g;&quot; \" calcext:value-type="string">
            <text:p>-pe "s~ (\`getwork\` RPC[s]?)~ \[\1\](core-api-ref-remote-procedure-calls-removed#section-getwork)~g;" \</text:p>
          </table:table-cell>
        </table:table-row>
        <table:table-row table:style-name="ro1">
          <table:table-cell office:value-type="string" calcext:value-type="string">
            <text:p>getgenerate</text:p>
          </table:table-cell>
          <table:table-cell office:value-type="string" calcext:value-type="string">
            <text:p>core-api-ref-remote-procedure-calls-removed</text:p>
          </table:table-cell>
          <table:table-cell/>
          <table:table-cell table:formula="of:=IF([.A146]&lt;&gt;&quot;&quot;;&quot; (\`&quot;&amp;[.A146]&amp;&quot;\` RPC[s]?)&quot;;&quot;&quot;)" office:value-type="string" office:string-value=" (\`getgenerate\` RPC[s]?)" calcext:value-type="string">
            <text:p><text:s/>(\`getgenerate\` RPC[s]?)</text:p>
          </table:table-cell>
          <table:table-cell table:formula="of:=IF([.B146]&lt;&gt;&quot;&quot;;&quot; \[\1\](&quot;&amp;[.B146]&amp;&quot;#section-&quot;&amp;[.A146]&amp;&quot;)&quot;;&quot;&quot;)" office:value-type="string" office:string-value=" \[\1\](core-api-ref-remote-procedure-calls-removed#section-getgenerate)" calcext:value-type="string">
            <text:p><text:s/>\[\1\](core-api-ref-remote-procedure-calls-removed#section-getgenerate)</text:p>
          </table:table-cell>
          <table:table-cell table:number-columns-repeated="2"/>
          <table:table-cell table:formula="of:=IF([.E146]&lt;&gt;&quot;&quot;;&quot;-pe &quot;&quot;s~&quot;&amp;[.D146]&amp;&quot;~&quot;&amp;[.E146]&amp;&quot;~g;&quot;&quot; \&quot;;&quot;&quot;)" office:value-type="string" office:string-value="-pe &quot;s~ (\`getgenerate\` RPC[s]?)~ \[\1\](core-api-ref-remote-procedure-calls-removed#section-getgenerate)~g;&quot; \" calcext:value-type="string">
            <text:p>-pe "s~ (\`getgenerate\` RPC[s]?)~ \[\1\](core-api-ref-remote-procedure-calls-removed#section-getgenerate)~g;" \</text:p>
          </table:table-cell>
        </table:table-row>
        <table:table-row table:style-name="ro1">
          <table:table-cell office:value-type="string" calcext:value-type="string">
            <text:p>masternodebroadcast</text:p>
          </table:table-cell>
          <table:table-cell office:value-type="string" calcext:value-type="string">
            <text:p>core-api-ref-remote-procedure-calls-removed</text:p>
          </table:table-cell>
          <table:table-cell/>
          <table:table-cell table:formula="of:=IF([.A147]&lt;&gt;&quot;&quot;;&quot; (\`&quot;&amp;[.A147]&amp;&quot;\` RPC[s]?)&quot;;&quot;&quot;)" office:value-type="string" office:string-value=" (\`masternodebroadcast\` RPC[s]?)" calcext:value-type="string">
            <text:p><text:s/>(\`masternodebroadcast\` RPC[s]?)</text:p>
          </table:table-cell>
          <table:table-cell table:formula="of:=IF([.B147]&lt;&gt;&quot;&quot;;&quot; \[\1\](&quot;&amp;[.B147]&amp;&quot;#section-&quot;&amp;[.A147]&amp;&quot;)&quot;;&quot;&quot;)" office:value-type="string" office:string-value=" \[\1\](core-api-ref-remote-procedure-calls-removed#section-masternodebroadcast)" calcext:value-type="string">
            <text:p><text:s/>\[\1\](core-api-ref-remote-procedure-calls-removed#section-masternodebroadcast)</text:p>
          </table:table-cell>
          <table:table-cell table:number-columns-repeated="2"/>
          <table:table-cell table:formula="of:=IF([.E147]&lt;&gt;&quot;&quot;;&quot;-pe &quot;&quot;s~&quot;&amp;[.D147]&amp;&quot;~&quot;&amp;[.E147]&amp;&quot;~g;&quot;&quot; \&quot;;&quot;&quot;)" office:value-type="string" office:string-value="-pe &quot;s~ (\`masternodebroadcast\` RPC[s]?)~ \[\1\](core-api-ref-remote-procedure-calls-removed#section-masternodebroadcast)~g;&quot; \" calcext:value-type="string">
            <text:p>-pe "s~ (\`masternodebroadcast\` RPC[s]?)~ \[\1\](core-api-ref-remote-procedure-calls-removed#section-masternodebroadcast)~g;" \</text:p>
          </table:table-cell>
        </table:table-row>
        <table:table-row table:style-name="ro1">
          <table:table-cell office:value-type="string" calcext:value-type="string">
            <text:p>sentinelping</text:p>
          </table:table-cell>
          <table:table-cell office:value-type="string" calcext:value-type="string">
            <text:p>core-api-ref-remote-procedure-calls-removed</text:p>
          </table:table-cell>
          <table:table-cell/>
          <table:table-cell table:formula="of:=IF([.A148]&lt;&gt;&quot;&quot;;&quot; (\`&quot;&amp;[.A148]&amp;&quot;\` RPC[s]?)&quot;;&quot;&quot;)" office:value-type="string" office:string-value=" (\`sentinelping\` RPC[s]?)" calcext:value-type="string">
            <text:p><text:s/>(\`sentinelping\` RPC[s]?)</text:p>
          </table:table-cell>
          <table:table-cell table:formula="of:=IF([.B148]&lt;&gt;&quot;&quot;;&quot; \[\1\](&quot;&amp;[.B148]&amp;&quot;#section-&quot;&amp;[.A148]&amp;&quot;)&quot;;&quot;&quot;)" office:value-type="string" office:string-value=" \[\1\](core-api-ref-remote-procedure-calls-removed#section-sentinelping)" calcext:value-type="string">
            <text:p><text:s/>\[\1\](core-api-ref-remote-procedure-calls-removed#section-sentinelping)</text:p>
          </table:table-cell>
          <table:table-cell table:number-columns-repeated="2"/>
          <table:table-cell table:formula="of:=IF([.E148]&lt;&gt;&quot;&quot;;&quot;-pe &quot;&quot;s~&quot;&amp;[.D148]&amp;&quot;~&quot;&amp;[.E148]&amp;&quot;~g;&quot;&quot; \&quot;;&quot;&quot;)" office:value-type="string" office:string-value="-pe &quot;s~ (\`sentinelping\` RPC[s]?)~ \[\1\](core-api-ref-remote-procedure-calls-removed#section-sentinelping)~g;&quot; \" calcext:value-type="string">
            <text:p>-pe "s~ (\`sentinelping\` RPC[s]?)~ \[\1\](core-api-ref-remote-procedure-calls-removed#section-sentinelping)~g;" \</text:p>
          </table:table-cell>
        </table:table-row>
        <table:table-row table:style-name="ro1">
          <table:table-cell office:value-type="string" calcext:value-type="string">
            <text:p>setgenerate</text:p>
          </table:table-cell>
          <table:table-cell office:value-type="string" calcext:value-type="string">
            <text:p>core-api-ref-remote-procedure-calls-removed</text:p>
          </table:table-cell>
          <table:table-cell/>
          <table:table-cell table:formula="of:=IF([.A149]&lt;&gt;&quot;&quot;;&quot; (\`&quot;&amp;[.A149]&amp;&quot;\` RPC[s]?)&quot;;&quot;&quot;)" office:value-type="string" office:string-value=" (\`setgenerate\` RPC[s]?)" calcext:value-type="string">
            <text:p><text:s/>(\`setgenerate\` RPC[s]?)</text:p>
          </table:table-cell>
          <table:table-cell table:formula="of:=IF([.B149]&lt;&gt;&quot;&quot;;&quot; \[\1\](&quot;&amp;[.B149]&amp;&quot;#section-&quot;&amp;[.A149]&amp;&quot;)&quot;;&quot;&quot;)" office:value-type="string" office:string-value=" \[\1\](core-api-ref-remote-procedure-calls-removed#section-setgenerate)" calcext:value-type="string">
            <text:p><text:s/>\[\1\](core-api-ref-remote-procedure-calls-removed#section-setgenerate)</text:p>
          </table:table-cell>
          <table:table-cell table:number-columns-repeated="2"/>
          <table:table-cell table:formula="of:=IF([.E149]&lt;&gt;&quot;&quot;;&quot;-pe &quot;&quot;s~&quot;&amp;[.D149]&amp;&quot;~&quot;&amp;[.E149]&amp;&quot;~g;&quot;&quot; \&quot;;&quot;&quot;)" office:value-type="string" office:string-value="-pe &quot;s~ (\`setgenerate\` RPC[s]?)~ \[\1\](core-api-ref-remote-procedure-calls-removed#section-setgenerate)~g;&quot; \" calcext:value-type="string">
            <text:p>-pe "s~ (\`setgenerate\` RPC[s]?)~ \[\1\](core-api-ref-remote-procedure-calls-removed#section-setgenerate)~g;" \</text:p>
          </table:table-cell>
        </table:table-row>
        <table:table-row table:style-name="ro1">
          <table:table-cell table:number-columns-repeated="3"/>
          <table:table-cell table:formula="of:=IF([.A150]&lt;&gt;&quot;&quot;;&quot; (\`&quot;&amp;[.A150]&amp;&quot;\` RPC[s]?)&quot;;&quot;&quot;)">
            <text:p/>
          </table:table-cell>
          <table:table-cell table:formula="of:=IF([.B150]&lt;&gt;&quot;&quot;;&quot; \[\1\](&quot;&amp;[.B150]&amp;&quot;#section-&quot;&amp;[.A150]&amp;&quot;)&quot;;&quot;&quot;)">
            <text:p/>
          </table:table-cell>
          <table:table-cell table:number-columns-repeated="2"/>
          <table:table-cell table:formula="of:=IF([.E150]&lt;&gt;&quot;&quot;;&quot;-pe &quot;&quot;s~&quot;&amp;[.D150]&amp;&quot;~&quot;&amp;[.E150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51]&lt;&gt;&quot;&quot;;&quot; (\`&quot;&amp;[.A151]&amp;&quot;\` RPC[s]?)&quot;;&quot;&quot;)">
            <text:p/>
          </table:table-cell>
          <table:table-cell table:formula="of:=IF([.B151]&lt;&gt;&quot;&quot;;&quot; \[\1\](&quot;&amp;[.B151]&amp;&quot;#section-&quot;&amp;[.A151]&amp;&quot;)&quot;;&quot;&quot;)">
            <text:p/>
          </table:table-cell>
          <table:table-cell table:number-columns-repeated="2"/>
          <table:table-cell table:formula="of:=IF([.E151]&lt;&gt;&quot;&quot;;&quot;-pe &quot;&quot;s~&quot;&amp;[.D151]&amp;&quot;~&quot;&amp;[.E151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52]&lt;&gt;&quot;&quot;;&quot; (\`&quot;&amp;[.A152]&amp;&quot;\` RPC[s]?)&quot;;&quot;&quot;)">
            <text:p/>
          </table:table-cell>
          <table:table-cell table:formula="of:=IF([.B152]&lt;&gt;&quot;&quot;;&quot; \[\1\](&quot;&amp;[.B152]&amp;&quot;#section-&quot;&amp;[.A152]&amp;&quot;)&quot;;&quot;&quot;)">
            <text:p/>
          </table:table-cell>
          <table:table-cell table:number-columns-repeated="2"/>
          <table:table-cell table:formula="of:=IF([.E152]&lt;&gt;&quot;&quot;;&quot;-pe &quot;&quot;s~&quot;&amp;[.D152]&amp;&quot;~&quot;&amp;[.E152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53]&lt;&gt;&quot;&quot;;&quot; (\`&quot;&amp;[.A153]&amp;&quot;\` RPC[s]?)&quot;;&quot;&quot;)">
            <text:p/>
          </table:table-cell>
          <table:table-cell table:formula="of:=IF([.B153]&lt;&gt;&quot;&quot;;&quot; \[\1\](&quot;&amp;[.B153]&amp;&quot;#section-&quot;&amp;[.A153]&amp;&quot;)&quot;;&quot;&quot;)">
            <text:p/>
          </table:table-cell>
          <table:table-cell table:number-columns-repeated="2"/>
          <table:table-cell table:formula="of:=IF([.E153]&lt;&gt;&quot;&quot;;&quot;-pe &quot;&quot;s~&quot;&amp;[.D153]&amp;&quot;~&quot;&amp;[.E153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54]&lt;&gt;&quot;&quot;;&quot; (\`&quot;&amp;[.A154]&amp;&quot;\` RPC[s]?)&quot;;&quot;&quot;)">
            <text:p/>
          </table:table-cell>
          <table:table-cell table:formula="of:=IF([.B154]&lt;&gt;&quot;&quot;;&quot; \[\1\](&quot;&amp;[.B154]&amp;&quot;#section-&quot;&amp;[.A154]&amp;&quot;)&quot;;&quot;&quot;)">
            <text:p/>
          </table:table-cell>
          <table:table-cell table:number-columns-repeated="2"/>
          <table:table-cell table:formula="of:=IF([.E154]&lt;&gt;&quot;&quot;;&quot;-pe &quot;&quot;s~&quot;&amp;[.D154]&amp;&quot;~&quot;&amp;[.E154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55]&lt;&gt;&quot;&quot;;&quot; (\`&quot;&amp;[.A155]&amp;&quot;\` RPC[s]?)&quot;;&quot;&quot;)">
            <text:p/>
          </table:table-cell>
          <table:table-cell table:formula="of:=IF([.B155]&lt;&gt;&quot;&quot;;&quot; \[\1\](&quot;&amp;[.B155]&amp;&quot;#section-&quot;&amp;[.A155]&amp;&quot;)&quot;;&quot;&quot;)">
            <text:p/>
          </table:table-cell>
          <table:table-cell table:number-columns-repeated="2"/>
          <table:table-cell table:formula="of:=IF([.E155]&lt;&gt;&quot;&quot;;&quot;-pe &quot;&quot;s~&quot;&amp;[.D155]&amp;&quot;~&quot;&amp;[.E155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56]&lt;&gt;&quot;&quot;;&quot; (\`&quot;&amp;[.A156]&amp;&quot;\` RPC[s]?)&quot;;&quot;&quot;)">
            <text:p/>
          </table:table-cell>
          <table:table-cell table:formula="of:=IF([.B156]&lt;&gt;&quot;&quot;;&quot; \[\1\](&quot;&amp;[.B156]&amp;&quot;#section-&quot;&amp;[.A156]&amp;&quot;)&quot;;&quot;&quot;)">
            <text:p/>
          </table:table-cell>
          <table:table-cell table:number-columns-repeated="2"/>
          <table:table-cell table:formula="of:=IF([.E156]&lt;&gt;&quot;&quot;;&quot;-pe &quot;&quot;s~&quot;&amp;[.D156]&amp;&quot;~&quot;&amp;[.E156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57]&lt;&gt;&quot;&quot;;&quot; (\`&quot;&amp;[.A157]&amp;&quot;\` RPC[s]?)&quot;;&quot;&quot;)">
            <text:p/>
          </table:table-cell>
          <table:table-cell table:formula="of:=IF([.B157]&lt;&gt;&quot;&quot;;&quot; \[\1\](&quot;&amp;[.B157]&amp;&quot;#section-&quot;&amp;[.A157]&amp;&quot;)&quot;;&quot;&quot;)">
            <text:p/>
          </table:table-cell>
          <table:table-cell table:number-columns-repeated="2"/>
          <table:table-cell table:formula="of:=IF([.E157]&lt;&gt;&quot;&quot;;&quot;-pe &quot;&quot;s~&quot;&amp;[.D157]&amp;&quot;~&quot;&amp;[.E157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58]&lt;&gt;&quot;&quot;;&quot; (\`&quot;&amp;[.A158]&amp;&quot;\` RPC[s]?)&quot;;&quot;&quot;)">
            <text:p/>
          </table:table-cell>
          <table:table-cell table:formula="of:=IF([.B158]&lt;&gt;&quot;&quot;;&quot; \[\1\](&quot;&amp;[.B158]&amp;&quot;#section-&quot;&amp;[.A158]&amp;&quot;)&quot;;&quot;&quot;)">
            <text:p/>
          </table:table-cell>
          <table:table-cell table:number-columns-repeated="2"/>
          <table:table-cell table:formula="of:=IF([.E158]&lt;&gt;&quot;&quot;;&quot;-pe &quot;&quot;s~&quot;&amp;[.D158]&amp;&quot;~&quot;&amp;[.E158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59]&lt;&gt;&quot;&quot;;&quot; (\`&quot;&amp;[.A159]&amp;&quot;\` RPC[s]?)&quot;;&quot;&quot;)">
            <text:p/>
          </table:table-cell>
          <table:table-cell table:formula="of:=IF([.B159]&lt;&gt;&quot;&quot;;&quot; \[\1\](&quot;&amp;[.B159]&amp;&quot;#section-&quot;&amp;[.A159]&amp;&quot;)&quot;;&quot;&quot;)">
            <text:p/>
          </table:table-cell>
          <table:table-cell table:number-columns-repeated="2"/>
          <table:table-cell table:formula="of:=IF([.E159]&lt;&gt;&quot;&quot;;&quot;-pe &quot;&quot;s~&quot;&amp;[.D159]&amp;&quot;~&quot;&amp;[.E159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60]&lt;&gt;&quot;&quot;;&quot; (\`&quot;&amp;[.A160]&amp;&quot;\` RPC[s]?)&quot;;&quot;&quot;)">
            <text:p/>
          </table:table-cell>
          <table:table-cell table:formula="of:=IF([.B160]&lt;&gt;&quot;&quot;;&quot; \[\1\](&quot;&amp;[.B160]&amp;&quot;#section-&quot;&amp;[.A160]&amp;&quot;)&quot;;&quot;&quot;)">
            <text:p/>
          </table:table-cell>
          <table:table-cell table:number-columns-repeated="2"/>
          <table:table-cell table:formula="of:=IF([.E160]&lt;&gt;&quot;&quot;;&quot;-pe &quot;&quot;s~&quot;&amp;[.D160]&amp;&quot;~&quot;&amp;[.E160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61]&lt;&gt;&quot;&quot;;&quot; (\`&quot;&amp;[.A161]&amp;&quot;\` RPC[s]?)&quot;;&quot;&quot;)">
            <text:p/>
          </table:table-cell>
          <table:table-cell table:formula="of:=IF([.B161]&lt;&gt;&quot;&quot;;&quot; \[\1\](&quot;&amp;[.B161]&amp;&quot;#section-&quot;&amp;[.A161]&amp;&quot;)&quot;;&quot;&quot;)">
            <text:p/>
          </table:table-cell>
          <table:table-cell table:number-columns-repeated="2"/>
          <table:table-cell table:formula="of:=IF([.E161]&lt;&gt;&quot;&quot;;&quot;-pe &quot;&quot;s~&quot;&amp;[.D161]&amp;&quot;~&quot;&amp;[.E161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62]&lt;&gt;&quot;&quot;;&quot; (\`&quot;&amp;[.A162]&amp;&quot;\` RPC[s]?)&quot;;&quot;&quot;)">
            <text:p/>
          </table:table-cell>
          <table:table-cell table:formula="of:=IF([.B162]&lt;&gt;&quot;&quot;;&quot; \[\1\](&quot;&amp;[.B162]&amp;&quot;#section-&quot;&amp;[.A162]&amp;&quot;)&quot;;&quot;&quot;)">
            <text:p/>
          </table:table-cell>
          <table:table-cell table:number-columns-repeated="2"/>
          <table:table-cell table:formula="of:=IF([.E162]&lt;&gt;&quot;&quot;;&quot;-pe &quot;&quot;s~&quot;&amp;[.D162]&amp;&quot;~&quot;&amp;[.E162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63]&lt;&gt;&quot;&quot;;&quot; (\`&quot;&amp;[.A163]&amp;&quot;\` RPC[s]?)&quot;;&quot;&quot;)">
            <text:p/>
          </table:table-cell>
          <table:table-cell table:formula="of:=IF([.B163]&lt;&gt;&quot;&quot;;&quot; \[\1\](&quot;&amp;[.B163]&amp;&quot;#section-&quot;&amp;[.A163]&amp;&quot;)&quot;;&quot;&quot;)">
            <text:p/>
          </table:table-cell>
          <table:table-cell table:number-columns-repeated="2"/>
          <table:table-cell table:formula="of:=IF([.E163]&lt;&gt;&quot;&quot;;&quot;-pe &quot;&quot;s~&quot;&amp;[.D163]&amp;&quot;~&quot;&amp;[.E163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64]&lt;&gt;&quot;&quot;;&quot; (\`&quot;&amp;[.A164]&amp;&quot;\` RPC[s]?)&quot;;&quot;&quot;)">
            <text:p/>
          </table:table-cell>
          <table:table-cell table:formula="of:=IF([.B164]&lt;&gt;&quot;&quot;;&quot; \[\1\](&quot;&amp;[.B164]&amp;&quot;#section-&quot;&amp;[.A164]&amp;&quot;)&quot;;&quot;&quot;)">
            <text:p/>
          </table:table-cell>
          <table:table-cell table:number-columns-repeated="2"/>
          <table:table-cell table:formula="of:=IF([.E164]&lt;&gt;&quot;&quot;;&quot;-pe &quot;&quot;s~&quot;&amp;[.D164]&amp;&quot;~&quot;&amp;[.E164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65]&lt;&gt;&quot;&quot;;&quot; (\`&quot;&amp;[.A165]&amp;&quot;\` RPC[s]?)&quot;;&quot;&quot;)">
            <text:p/>
          </table:table-cell>
          <table:table-cell table:formula="of:=IF([.B165]&lt;&gt;&quot;&quot;;&quot; \[\1\](&quot;&amp;[.B165]&amp;&quot;#section-&quot;&amp;[.A165]&amp;&quot;)&quot;;&quot;&quot;)">
            <text:p/>
          </table:table-cell>
          <table:table-cell table:number-columns-repeated="2"/>
          <table:table-cell table:formula="of:=IF([.E165]&lt;&gt;&quot;&quot;;&quot;-pe &quot;&quot;s~&quot;&amp;[.D165]&amp;&quot;~&quot;&amp;[.E165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66]&lt;&gt;&quot;&quot;;&quot; (\`&quot;&amp;[.A166]&amp;&quot;\` RPC[s]?)&quot;;&quot;&quot;)">
            <text:p/>
          </table:table-cell>
          <table:table-cell table:formula="of:=IF([.B166]&lt;&gt;&quot;&quot;;&quot; \[\1\](&quot;&amp;[.B166]&amp;&quot;#section-&quot;&amp;[.A166]&amp;&quot;)&quot;;&quot;&quot;)">
            <text:p/>
          </table:table-cell>
          <table:table-cell table:number-columns-repeated="2"/>
          <table:table-cell table:formula="of:=IF([.E166]&lt;&gt;&quot;&quot;;&quot;-pe &quot;&quot;s~&quot;&amp;[.D166]&amp;&quot;~&quot;&amp;[.E166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67]&lt;&gt;&quot;&quot;;&quot; (\`&quot;&amp;[.A167]&amp;&quot;\` RPC[s]?)&quot;;&quot;&quot;)">
            <text:p/>
          </table:table-cell>
          <table:table-cell table:formula="of:=IF([.B167]&lt;&gt;&quot;&quot;;&quot; \[\1\](&quot;&amp;[.B167]&amp;&quot;#section-&quot;&amp;[.A167]&amp;&quot;)&quot;;&quot;&quot;)">
            <text:p/>
          </table:table-cell>
          <table:table-cell table:number-columns-repeated="2"/>
          <table:table-cell table:formula="of:=IF([.E167]&lt;&gt;&quot;&quot;;&quot;-pe &quot;&quot;s~&quot;&amp;[.D167]&amp;&quot;~&quot;&amp;[.E167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68]&lt;&gt;&quot;&quot;;&quot; (\`&quot;&amp;[.A168]&amp;&quot;\` RPC[s]?)&quot;;&quot;&quot;)">
            <text:p/>
          </table:table-cell>
          <table:table-cell table:formula="of:=IF([.B168]&lt;&gt;&quot;&quot;;&quot; \[\1\](&quot;&amp;[.B168]&amp;&quot;#section-&quot;&amp;[.A168]&amp;&quot;)&quot;;&quot;&quot;)">
            <text:p/>
          </table:table-cell>
          <table:table-cell table:number-columns-repeated="2"/>
          <table:table-cell table:formula="of:=IF([.E168]&lt;&gt;&quot;&quot;;&quot;-pe &quot;&quot;s~&quot;&amp;[.D168]&amp;&quot;~&quot;&amp;[.E168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69]&lt;&gt;&quot;&quot;;&quot; (\`&quot;&amp;[.A169]&amp;&quot;\` RPC[s]?)&quot;;&quot;&quot;)">
            <text:p/>
          </table:table-cell>
          <table:table-cell table:formula="of:=IF([.B169]&lt;&gt;&quot;&quot;;&quot; \[\1\](&quot;&amp;[.B169]&amp;&quot;#section-&quot;&amp;[.A169]&amp;&quot;)&quot;;&quot;&quot;)">
            <text:p/>
          </table:table-cell>
          <table:table-cell table:number-columns-repeated="2"/>
          <table:table-cell table:formula="of:=IF([.E169]&lt;&gt;&quot;&quot;;&quot;-pe &quot;&quot;s~&quot;&amp;[.D169]&amp;&quot;~&quot;&amp;[.E169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70]&lt;&gt;&quot;&quot;;&quot; (\`&quot;&amp;[.A170]&amp;&quot;\` RPC[s]?)&quot;;&quot;&quot;)">
            <text:p/>
          </table:table-cell>
          <table:table-cell table:formula="of:=IF([.B170]&lt;&gt;&quot;&quot;;&quot; \[\1\](&quot;&amp;[.B170]&amp;&quot;#section-&quot;&amp;[.A170]&amp;&quot;)&quot;;&quot;&quot;)">
            <text:p/>
          </table:table-cell>
          <table:table-cell table:number-columns-repeated="2"/>
          <table:table-cell table:formula="of:=IF([.E170]&lt;&gt;&quot;&quot;;&quot;-pe &quot;&quot;s~&quot;&amp;[.D170]&amp;&quot;~&quot;&amp;[.E170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71]&lt;&gt;&quot;&quot;;&quot; (\`&quot;&amp;[.A171]&amp;&quot;\` RPC[s]?)&quot;;&quot;&quot;)">
            <text:p/>
          </table:table-cell>
          <table:table-cell table:formula="of:=IF([.B171]&lt;&gt;&quot;&quot;;&quot; \[\1\](&quot;&amp;[.B171]&amp;&quot;#section-&quot;&amp;[.A171]&amp;&quot;)&quot;;&quot;&quot;)">
            <text:p/>
          </table:table-cell>
          <table:table-cell table:number-columns-repeated="2"/>
          <table:table-cell table:formula="of:=IF([.E171]&lt;&gt;&quot;&quot;;&quot;-pe &quot;&quot;s~&quot;&amp;[.D171]&amp;&quot;~&quot;&amp;[.E171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72]&lt;&gt;&quot;&quot;;&quot; (\`&quot;&amp;[.A172]&amp;&quot;\` RPC[s]?)&quot;;&quot;&quot;)">
            <text:p/>
          </table:table-cell>
          <table:table-cell table:formula="of:=IF([.B172]&lt;&gt;&quot;&quot;;&quot; \[\1\](&quot;&amp;[.B172]&amp;&quot;#section-&quot;&amp;[.A172]&amp;&quot;)&quot;;&quot;&quot;)">
            <text:p/>
          </table:table-cell>
          <table:table-cell table:number-columns-repeated="2"/>
          <table:table-cell table:formula="of:=IF([.E172]&lt;&gt;&quot;&quot;;&quot;-pe &quot;&quot;s~&quot;&amp;[.D172]&amp;&quot;~&quot;&amp;[.E172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73]&lt;&gt;&quot;&quot;;&quot; (\`&quot;&amp;[.A173]&amp;&quot;\` RPC[s]?)&quot;;&quot;&quot;)">
            <text:p/>
          </table:table-cell>
          <table:table-cell table:formula="of:=IF([.B173]&lt;&gt;&quot;&quot;;&quot; \[\1\](&quot;&amp;[.B173]&amp;&quot;#section-&quot;&amp;[.A173]&amp;&quot;)&quot;;&quot;&quot;)">
            <text:p/>
          </table:table-cell>
          <table:table-cell table:number-columns-repeated="2"/>
          <table:table-cell table:formula="of:=IF([.E173]&lt;&gt;&quot;&quot;;&quot;-pe &quot;&quot;s~&quot;&amp;[.D173]&amp;&quot;~&quot;&amp;[.E173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74]&lt;&gt;&quot;&quot;;&quot; (\`&quot;&amp;[.A174]&amp;&quot;\` RPC[s]?)&quot;;&quot;&quot;)">
            <text:p/>
          </table:table-cell>
          <table:table-cell table:formula="of:=IF([.B174]&lt;&gt;&quot;&quot;;&quot; \[\1\](&quot;&amp;[.B174]&amp;&quot;#section-&quot;&amp;[.A174]&amp;&quot;)&quot;;&quot;&quot;)">
            <text:p/>
          </table:table-cell>
          <table:table-cell table:number-columns-repeated="2"/>
          <table:table-cell table:formula="of:=IF([.E174]&lt;&gt;&quot;&quot;;&quot;-pe &quot;&quot;s~&quot;&amp;[.D174]&amp;&quot;~&quot;&amp;[.E174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75]&lt;&gt;&quot;&quot;;&quot; (\`&quot;&amp;[.A175]&amp;&quot;\` RPC[s]?)&quot;;&quot;&quot;)">
            <text:p/>
          </table:table-cell>
          <table:table-cell table:formula="of:=IF([.B175]&lt;&gt;&quot;&quot;;&quot; \[\1\](&quot;&amp;[.B175]&amp;&quot;#section-&quot;&amp;[.A175]&amp;&quot;)&quot;;&quot;&quot;)">
            <text:p/>
          </table:table-cell>
          <table:table-cell table:number-columns-repeated="2"/>
          <table:table-cell table:formula="of:=IF([.E175]&lt;&gt;&quot;&quot;;&quot;-pe &quot;&quot;s~&quot;&amp;[.D175]&amp;&quot;~&quot;&amp;[.E175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76]&lt;&gt;&quot;&quot;;&quot; (\`&quot;&amp;[.A176]&amp;&quot;\` RPC[s]?)&quot;;&quot;&quot;)">
            <text:p/>
          </table:table-cell>
          <table:table-cell table:formula="of:=IF([.B176]&lt;&gt;&quot;&quot;;&quot; \[\1\](&quot;&amp;[.B176]&amp;&quot;#section-&quot;&amp;[.A176]&amp;&quot;)&quot;;&quot;&quot;)">
            <text:p/>
          </table:table-cell>
          <table:table-cell table:number-columns-repeated="2"/>
          <table:table-cell table:formula="of:=IF([.E176]&lt;&gt;&quot;&quot;;&quot;-pe &quot;&quot;s~&quot;&amp;[.D176]&amp;&quot;~&quot;&amp;[.E176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77]&lt;&gt;&quot;&quot;;&quot; (\`&quot;&amp;[.A177]&amp;&quot;\` RPC[s]?)&quot;;&quot;&quot;)">
            <text:p/>
          </table:table-cell>
          <table:table-cell table:formula="of:=IF([.B177]&lt;&gt;&quot;&quot;;&quot; \[\1\](&quot;&amp;[.B177]&amp;&quot;#section-&quot;&amp;[.A177]&amp;&quot;)&quot;;&quot;&quot;)">
            <text:p/>
          </table:table-cell>
          <table:table-cell table:number-columns-repeated="2"/>
          <table:table-cell table:formula="of:=IF([.E177]&lt;&gt;&quot;&quot;;&quot;-pe &quot;&quot;s~&quot;&amp;[.D177]&amp;&quot;~&quot;&amp;[.E177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78]&lt;&gt;&quot;&quot;;&quot; (\`&quot;&amp;[.A178]&amp;&quot;\` RPC[s]?)&quot;;&quot;&quot;)">
            <text:p/>
          </table:table-cell>
          <table:table-cell table:formula="of:=IF([.B178]&lt;&gt;&quot;&quot;;&quot; \[\1\](&quot;&amp;[.B178]&amp;&quot;#section-&quot;&amp;[.A178]&amp;&quot;)&quot;;&quot;&quot;)">
            <text:p/>
          </table:table-cell>
          <table:table-cell table:number-columns-repeated="2"/>
          <table:table-cell table:formula="of:=IF([.E178]&lt;&gt;&quot;&quot;;&quot;-pe &quot;&quot;s~&quot;&amp;[.D178]&amp;&quot;~&quot;&amp;[.E178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79]&lt;&gt;&quot;&quot;;&quot; (\`&quot;&amp;[.A179]&amp;&quot;\` RPC[s]?)&quot;;&quot;&quot;)">
            <text:p/>
          </table:table-cell>
          <table:table-cell table:formula="of:=IF([.B179]&lt;&gt;&quot;&quot;;&quot; \[\1\](&quot;&amp;[.B179]&amp;&quot;#section-&quot;&amp;[.A179]&amp;&quot;)&quot;;&quot;&quot;)">
            <text:p/>
          </table:table-cell>
          <table:table-cell table:number-columns-repeated="2"/>
          <table:table-cell table:formula="of:=IF([.E179]&lt;&gt;&quot;&quot;;&quot;-pe &quot;&quot;s~&quot;&amp;[.D179]&amp;&quot;~&quot;&amp;[.E179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80]&lt;&gt;&quot;&quot;;&quot; (\`&quot;&amp;[.A180]&amp;&quot;\` RPC[s]?)&quot;;&quot;&quot;)">
            <text:p/>
          </table:table-cell>
          <table:table-cell table:formula="of:=IF([.B180]&lt;&gt;&quot;&quot;;&quot; \[\1\](&quot;&amp;[.B180]&amp;&quot;#section-&quot;&amp;[.A180]&amp;&quot;)&quot;;&quot;&quot;)">
            <text:p/>
          </table:table-cell>
          <table:table-cell table:number-columns-repeated="2"/>
          <table:table-cell table:formula="of:=IF([.E180]&lt;&gt;&quot;&quot;;&quot;-pe &quot;&quot;s~&quot;&amp;[.D180]&amp;&quot;~&quot;&amp;[.E180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81]&lt;&gt;&quot;&quot;;&quot; (\`&quot;&amp;[.A181]&amp;&quot;\` RPC[s]?)&quot;;&quot;&quot;)">
            <text:p/>
          </table:table-cell>
          <table:table-cell table:formula="of:=IF([.B181]&lt;&gt;&quot;&quot;;&quot; \[\1\](&quot;&amp;[.B181]&amp;&quot;#section-&quot;&amp;[.A181]&amp;&quot;)&quot;;&quot;&quot;)">
            <text:p/>
          </table:table-cell>
          <table:table-cell table:number-columns-repeated="2"/>
          <table:table-cell table:formula="of:=IF([.E181]&lt;&gt;&quot;&quot;;&quot;-pe &quot;&quot;s~&quot;&amp;[.D181]&amp;&quot;~&quot;&amp;[.E181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82]&lt;&gt;&quot;&quot;;&quot; (\`&quot;&amp;[.A182]&amp;&quot;\` RPC[s]?)&quot;;&quot;&quot;)">
            <text:p/>
          </table:table-cell>
          <table:table-cell table:formula="of:=IF([.B182]&lt;&gt;&quot;&quot;;&quot; \[\1\](&quot;&amp;[.B182]&amp;&quot;#section-&quot;&amp;[.A182]&amp;&quot;)&quot;;&quot;&quot;)">
            <text:p/>
          </table:table-cell>
          <table:table-cell table:number-columns-repeated="2"/>
          <table:table-cell table:formula="of:=IF([.E182]&lt;&gt;&quot;&quot;;&quot;-pe &quot;&quot;s~&quot;&amp;[.D182]&amp;&quot;~&quot;&amp;[.E182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83]&lt;&gt;&quot;&quot;;&quot; (\`&quot;&amp;[.A183]&amp;&quot;\` RPC[s]?)&quot;;&quot;&quot;)">
            <text:p/>
          </table:table-cell>
          <table:table-cell table:formula="of:=IF([.B183]&lt;&gt;&quot;&quot;;&quot; \[\1\](&quot;&amp;[.B183]&amp;&quot;#section-&quot;&amp;[.A183]&amp;&quot;)&quot;;&quot;&quot;)">
            <text:p/>
          </table:table-cell>
          <table:table-cell table:number-columns-repeated="2"/>
          <table:table-cell table:formula="of:=IF([.E183]&lt;&gt;&quot;&quot;;&quot;-pe &quot;&quot;s~&quot;&amp;[.D183]&amp;&quot;~&quot;&amp;[.E183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84]&lt;&gt;&quot;&quot;;&quot; (\`&quot;&amp;[.A184]&amp;&quot;\` RPC[s]?)&quot;;&quot;&quot;)">
            <text:p/>
          </table:table-cell>
          <table:table-cell table:formula="of:=IF([.B184]&lt;&gt;&quot;&quot;;&quot; \[\1\](&quot;&amp;[.B184]&amp;&quot;#section-&quot;&amp;[.A184]&amp;&quot;)&quot;;&quot;&quot;)">
            <text:p/>
          </table:table-cell>
          <table:table-cell table:number-columns-repeated="2"/>
          <table:table-cell table:formula="of:=IF([.E184]&lt;&gt;&quot;&quot;;&quot;-pe &quot;&quot;s~&quot;&amp;[.D184]&amp;&quot;~&quot;&amp;[.E184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85]&lt;&gt;&quot;&quot;;&quot; (\`&quot;&amp;[.A185]&amp;&quot;\` RPC[s]?)&quot;;&quot;&quot;)">
            <text:p/>
          </table:table-cell>
          <table:table-cell table:formula="of:=IF([.B185]&lt;&gt;&quot;&quot;;&quot; \[\1\](&quot;&amp;[.B185]&amp;&quot;#section-&quot;&amp;[.A185]&amp;&quot;)&quot;;&quot;&quot;)">
            <text:p/>
          </table:table-cell>
          <table:table-cell table:number-columns-repeated="2"/>
          <table:table-cell table:formula="of:=IF([.E185]&lt;&gt;&quot;&quot;;&quot;-pe &quot;&quot;s~&quot;&amp;[.D185]&amp;&quot;~&quot;&amp;[.E185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86]&lt;&gt;&quot;&quot;;&quot; (\`&quot;&amp;[.A186]&amp;&quot;\` RPC[s]?)&quot;;&quot;&quot;)">
            <text:p/>
          </table:table-cell>
          <table:table-cell table:formula="of:=IF([.B186]&lt;&gt;&quot;&quot;;&quot; \[\1\](&quot;&amp;[.B186]&amp;&quot;#section-&quot;&amp;[.A186]&amp;&quot;)&quot;;&quot;&quot;)">
            <text:p/>
          </table:table-cell>
          <table:table-cell table:number-columns-repeated="2"/>
          <table:table-cell table:formula="of:=IF([.E186]&lt;&gt;&quot;&quot;;&quot;-pe &quot;&quot;s~&quot;&amp;[.D186]&amp;&quot;~&quot;&amp;[.E186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87]&lt;&gt;&quot;&quot;;&quot; (\`&quot;&amp;[.A187]&amp;&quot;\` RPC[s]?)&quot;;&quot;&quot;)">
            <text:p/>
          </table:table-cell>
          <table:table-cell table:formula="of:=IF([.B187]&lt;&gt;&quot;&quot;;&quot; \[\1\](&quot;&amp;[.B187]&amp;&quot;#section-&quot;&amp;[.A187]&amp;&quot;)&quot;;&quot;&quot;)">
            <text:p/>
          </table:table-cell>
          <table:table-cell table:number-columns-repeated="2"/>
          <table:table-cell table:formula="of:=IF([.E187]&lt;&gt;&quot;&quot;;&quot;-pe &quot;&quot;s~&quot;&amp;[.D187]&amp;&quot;~&quot;&amp;[.E187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88]&lt;&gt;&quot;&quot;;&quot; (\`&quot;&amp;[.A188]&amp;&quot;\` RPC[s]?)&quot;;&quot;&quot;)">
            <text:p/>
          </table:table-cell>
          <table:table-cell table:formula="of:=IF([.B188]&lt;&gt;&quot;&quot;;&quot; \[\1\](&quot;&amp;[.B188]&amp;&quot;#section-&quot;&amp;[.A188]&amp;&quot;)&quot;;&quot;&quot;)">
            <text:p/>
          </table:table-cell>
          <table:table-cell table:number-columns-repeated="2"/>
          <table:table-cell table:formula="of:=IF([.E188]&lt;&gt;&quot;&quot;;&quot;-pe &quot;&quot;s~&quot;&amp;[.D188]&amp;&quot;~&quot;&amp;[.E188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89]&lt;&gt;&quot;&quot;;&quot; (\`&quot;&amp;[.A189]&amp;&quot;\` RPC[s]?)&quot;;&quot;&quot;)">
            <text:p/>
          </table:table-cell>
          <table:table-cell table:formula="of:=IF([.B189]&lt;&gt;&quot;&quot;;&quot; \[\1\](&quot;&amp;[.B189]&amp;&quot;#section-&quot;&amp;[.A189]&amp;&quot;)&quot;;&quot;&quot;)">
            <text:p/>
          </table:table-cell>
          <table:table-cell table:number-columns-repeated="2"/>
          <table:table-cell table:formula="of:=IF([.E189]&lt;&gt;&quot;&quot;;&quot;-pe &quot;&quot;s~&quot;&amp;[.D189]&amp;&quot;~&quot;&amp;[.E189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90]&lt;&gt;&quot;&quot;;&quot; (\`&quot;&amp;[.A190]&amp;&quot;\` RPC[s]?)&quot;;&quot;&quot;)">
            <text:p/>
          </table:table-cell>
          <table:table-cell table:formula="of:=IF([.B190]&lt;&gt;&quot;&quot;;&quot; \[\1\](&quot;&amp;[.B190]&amp;&quot;#section-&quot;&amp;[.A190]&amp;&quot;)&quot;;&quot;&quot;)">
            <text:p/>
          </table:table-cell>
          <table:table-cell table:number-columns-repeated="2"/>
          <table:table-cell table:formula="of:=IF([.E190]&lt;&gt;&quot;&quot;;&quot;-pe &quot;&quot;s~&quot;&amp;[.D190]&amp;&quot;~&quot;&amp;[.E190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91]&lt;&gt;&quot;&quot;;&quot; (\`&quot;&amp;[.A191]&amp;&quot;\` RPC[s]?)&quot;;&quot;&quot;)">
            <text:p/>
          </table:table-cell>
          <table:table-cell table:formula="of:=IF([.B191]&lt;&gt;&quot;&quot;;&quot; \[\1\](&quot;&amp;[.B191]&amp;&quot;#section-&quot;&amp;[.A191]&amp;&quot;)&quot;;&quot;&quot;)">
            <text:p/>
          </table:table-cell>
          <table:table-cell table:number-columns-repeated="2"/>
          <table:table-cell table:formula="of:=IF([.E191]&lt;&gt;&quot;&quot;;&quot;-pe &quot;&quot;s~&quot;&amp;[.D191]&amp;&quot;~&quot;&amp;[.E191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92]&lt;&gt;&quot;&quot;;&quot; (\`&quot;&amp;[.A192]&amp;&quot;\` RPC[s]?)&quot;;&quot;&quot;)">
            <text:p/>
          </table:table-cell>
          <table:table-cell table:formula="of:=IF([.B192]&lt;&gt;&quot;&quot;;&quot; \[\1\](&quot;&amp;[.B192]&amp;&quot;#section-&quot;&amp;[.A192]&amp;&quot;)&quot;;&quot;&quot;)">
            <text:p/>
          </table:table-cell>
          <table:table-cell table:number-columns-repeated="2"/>
          <table:table-cell table:formula="of:=IF([.E192]&lt;&gt;&quot;&quot;;&quot;-pe &quot;&quot;s~&quot;&amp;[.D192]&amp;&quot;~&quot;&amp;[.E192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93]&lt;&gt;&quot;&quot;;&quot; (\`&quot;&amp;[.A193]&amp;&quot;\` RPC[s]?)&quot;;&quot;&quot;)">
            <text:p/>
          </table:table-cell>
          <table:table-cell table:formula="of:=IF([.B193]&lt;&gt;&quot;&quot;;&quot; \[\1\](&quot;&amp;[.B193]&amp;&quot;#section-&quot;&amp;[.A193]&amp;&quot;)&quot;;&quot;&quot;)">
            <text:p/>
          </table:table-cell>
          <table:table-cell table:number-columns-repeated="2"/>
          <table:table-cell table:formula="of:=IF([.E193]&lt;&gt;&quot;&quot;;&quot;-pe &quot;&quot;s~&quot;&amp;[.D193]&amp;&quot;~&quot;&amp;[.E193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94]&lt;&gt;&quot;&quot;;&quot; (\`&quot;&amp;[.A194]&amp;&quot;\` RPC[s]?)&quot;;&quot;&quot;)">
            <text:p/>
          </table:table-cell>
          <table:table-cell table:formula="of:=IF([.B194]&lt;&gt;&quot;&quot;;&quot; \[\1\](&quot;&amp;[.B194]&amp;&quot;#section-&quot;&amp;[.A194]&amp;&quot;)&quot;;&quot;&quot;)">
            <text:p/>
          </table:table-cell>
          <table:table-cell table:number-columns-repeated="2"/>
          <table:table-cell table:formula="of:=IF([.E194]&lt;&gt;&quot;&quot;;&quot;-pe &quot;&quot;s~&quot;&amp;[.D194]&amp;&quot;~&quot;&amp;[.E194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95]&lt;&gt;&quot;&quot;;&quot; (\`&quot;&amp;[.A195]&amp;&quot;\` RPC[s]?)&quot;;&quot;&quot;)">
            <text:p/>
          </table:table-cell>
          <table:table-cell table:formula="of:=IF([.B195]&lt;&gt;&quot;&quot;;&quot; \[\1\](&quot;&amp;[.B195]&amp;&quot;#section-&quot;&amp;[.A195]&amp;&quot;)&quot;;&quot;&quot;)">
            <text:p/>
          </table:table-cell>
          <table:table-cell table:number-columns-repeated="2"/>
          <table:table-cell table:formula="of:=IF([.E195]&lt;&gt;&quot;&quot;;&quot;-pe &quot;&quot;s~&quot;&amp;[.D195]&amp;&quot;~&quot;&amp;[.E195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96]&lt;&gt;&quot;&quot;;&quot; (\`&quot;&amp;[.A196]&amp;&quot;\` RPC[s]?)&quot;;&quot;&quot;)">
            <text:p/>
          </table:table-cell>
          <table:table-cell table:formula="of:=IF([.B196]&lt;&gt;&quot;&quot;;&quot; \[\1\](&quot;&amp;[.B196]&amp;&quot;#section-&quot;&amp;[.A196]&amp;&quot;)&quot;;&quot;&quot;)">
            <text:p/>
          </table:table-cell>
          <table:table-cell table:number-columns-repeated="2"/>
          <table:table-cell table:formula="of:=IF([.E196]&lt;&gt;&quot;&quot;;&quot;-pe &quot;&quot;s~&quot;&amp;[.D196]&amp;&quot;~&quot;&amp;[.E196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97]&lt;&gt;&quot;&quot;;&quot; (\`&quot;&amp;[.A197]&amp;&quot;\` RPC[s]?)&quot;;&quot;&quot;)">
            <text:p/>
          </table:table-cell>
          <table:table-cell table:formula="of:=IF([.B197]&lt;&gt;&quot;&quot;;&quot; \[\1\](&quot;&amp;[.B197]&amp;&quot;#section-&quot;&amp;[.A197]&amp;&quot;)&quot;;&quot;&quot;)">
            <text:p/>
          </table:table-cell>
          <table:table-cell table:number-columns-repeated="2"/>
          <table:table-cell table:formula="of:=IF([.E197]&lt;&gt;&quot;&quot;;&quot;-pe &quot;&quot;s~&quot;&amp;[.D197]&amp;&quot;~&quot;&amp;[.E197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98]&lt;&gt;&quot;&quot;;&quot; (\`&quot;&amp;[.A198]&amp;&quot;\` RPC[s]?)&quot;;&quot;&quot;)">
            <text:p/>
          </table:table-cell>
          <table:table-cell table:formula="of:=IF([.B198]&lt;&gt;&quot;&quot;;&quot; \[\1\](&quot;&amp;[.B198]&amp;&quot;#section-&quot;&amp;[.A198]&amp;&quot;)&quot;;&quot;&quot;)">
            <text:p/>
          </table:table-cell>
          <table:table-cell table:number-columns-repeated="2"/>
          <table:table-cell table:formula="of:=IF([.E198]&lt;&gt;&quot;&quot;;&quot;-pe &quot;&quot;s~&quot;&amp;[.D198]&amp;&quot;~&quot;&amp;[.E198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199]&lt;&gt;&quot;&quot;;&quot; (\`&quot;&amp;[.A199]&amp;&quot;\` RPC[s]?)&quot;;&quot;&quot;)">
            <text:p/>
          </table:table-cell>
          <table:table-cell table:formula="of:=IF([.B199]&lt;&gt;&quot;&quot;;&quot; \[\1\](&quot;&amp;[.B199]&amp;&quot;#section-&quot;&amp;[.A199]&amp;&quot;)&quot;;&quot;&quot;)">
            <text:p/>
          </table:table-cell>
          <table:table-cell table:number-columns-repeated="2"/>
          <table:table-cell table:formula="of:=IF([.E199]&lt;&gt;&quot;&quot;;&quot;-pe &quot;&quot;s~&quot;&amp;[.D199]&amp;&quot;~&quot;&amp;[.E199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200]&lt;&gt;&quot;&quot;;&quot; (\`&quot;&amp;[.A200]&amp;&quot;\` RPC[s]?)&quot;;&quot;&quot;)">
            <text:p/>
          </table:table-cell>
          <table:table-cell table:formula="of:=IF([.B200]&lt;&gt;&quot;&quot;;&quot; \[\1\](&quot;&amp;[.B200]&amp;&quot;#section-&quot;&amp;[.A200]&amp;&quot;)&quot;;&quot;&quot;)">
            <text:p/>
          </table:table-cell>
          <table:table-cell table:number-columns-repeated="2"/>
          <table:table-cell table:formula="of:=IF([.E200]&lt;&gt;&quot;&quot;;&quot;-pe &quot;&quot;s~&quot;&amp;[.D200]&amp;&quot;~&quot;&amp;[.E200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201]&lt;&gt;&quot;&quot;;&quot; (\`&quot;&amp;[.A201]&amp;&quot;\` RPC[s]?)&quot;;&quot;&quot;)">
            <text:p/>
          </table:table-cell>
          <table:table-cell table:formula="of:=IF([.B201]&lt;&gt;&quot;&quot;;&quot; \[\1\](&quot;&amp;[.B201]&amp;&quot;#section-&quot;&amp;[.A201]&amp;&quot;)&quot;;&quot;&quot;)">
            <text:p/>
          </table:table-cell>
          <table:table-cell table:number-columns-repeated="2"/>
          <table:table-cell table:formula="of:=IF([.E201]&lt;&gt;&quot;&quot;;&quot;-pe &quot;&quot;s~&quot;&amp;[.D201]&amp;&quot;~&quot;&amp;[.E201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202]&lt;&gt;&quot;&quot;;&quot; (\`&quot;&amp;[.A202]&amp;&quot;\` RPC[s]?)&quot;;&quot;&quot;)">
            <text:p/>
          </table:table-cell>
          <table:table-cell table:formula="of:=IF([.B202]&lt;&gt;&quot;&quot;;&quot; \[\1\](&quot;&amp;[.B202]&amp;&quot;#section-&quot;&amp;[.A202]&amp;&quot;)&quot;;&quot;&quot;)">
            <text:p/>
          </table:table-cell>
          <table:table-cell table:number-columns-repeated="2"/>
          <table:table-cell table:formula="of:=IF([.E202]&lt;&gt;&quot;&quot;;&quot;-pe &quot;&quot;s~&quot;&amp;[.D202]&amp;&quot;~&quot;&amp;[.E202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203]&lt;&gt;&quot;&quot;;&quot; (\`&quot;&amp;[.A203]&amp;&quot;\` RPC[s]?)&quot;;&quot;&quot;)">
            <text:p/>
          </table:table-cell>
          <table:table-cell table:formula="of:=IF([.B203]&lt;&gt;&quot;&quot;;&quot; \[\1\](&quot;&amp;[.B203]&amp;&quot;#section-&quot;&amp;[.A203]&amp;&quot;)&quot;;&quot;&quot;)">
            <text:p/>
          </table:table-cell>
          <table:table-cell table:number-columns-repeated="2"/>
          <table:table-cell table:formula="of:=IF([.E203]&lt;&gt;&quot;&quot;;&quot;-pe &quot;&quot;s~&quot;&amp;[.D203]&amp;&quot;~&quot;&amp;[.E203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204]&lt;&gt;&quot;&quot;;&quot; (\`&quot;&amp;[.A204]&amp;&quot;\` RPC[s]?)&quot;;&quot;&quot;)">
            <text:p/>
          </table:table-cell>
          <table:table-cell table:formula="of:=IF([.B204]&lt;&gt;&quot;&quot;;&quot; \[\1\](&quot;&amp;[.B204]&amp;&quot;#section-&quot;&amp;[.A204]&amp;&quot;)&quot;;&quot;&quot;)">
            <text:p/>
          </table:table-cell>
          <table:table-cell table:number-columns-repeated="2"/>
          <table:table-cell table:formula="of:=IF([.E204]&lt;&gt;&quot;&quot;;&quot;-pe &quot;&quot;s~&quot;&amp;[.D204]&amp;&quot;~&quot;&amp;[.E204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205]&lt;&gt;&quot;&quot;;&quot; (\`&quot;&amp;[.A205]&amp;&quot;\` RPC[s]?)&quot;;&quot;&quot;)">
            <text:p/>
          </table:table-cell>
          <table:table-cell table:formula="of:=IF([.B205]&lt;&gt;&quot;&quot;;&quot; \[\1\](&quot;&amp;[.B205]&amp;&quot;#section-&quot;&amp;[.A205]&amp;&quot;)&quot;;&quot;&quot;)">
            <text:p/>
          </table:table-cell>
          <table:table-cell table:number-columns-repeated="2"/>
          <table:table-cell table:formula="of:=IF([.E205]&lt;&gt;&quot;&quot;;&quot;-pe &quot;&quot;s~&quot;&amp;[.D205]&amp;&quot;~&quot;&amp;[.E205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206]&lt;&gt;&quot;&quot;;&quot; (\`&quot;&amp;[.A206]&amp;&quot;\` RPC[s]?)&quot;;&quot;&quot;)">
            <text:p/>
          </table:table-cell>
          <table:table-cell table:formula="of:=IF([.B206]&lt;&gt;&quot;&quot;;&quot; \[\1\](&quot;&amp;[.B206]&amp;&quot;#section-&quot;&amp;[.A206]&amp;&quot;)&quot;;&quot;&quot;)">
            <text:p/>
          </table:table-cell>
          <table:table-cell table:number-columns-repeated="2"/>
          <table:table-cell table:formula="of:=IF([.E206]&lt;&gt;&quot;&quot;;&quot;-pe &quot;&quot;s~&quot;&amp;[.D206]&amp;&quot;~&quot;&amp;[.E206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207]&lt;&gt;&quot;&quot;;&quot; (\`&quot;&amp;[.A207]&amp;&quot;\` RPC[s]?)&quot;;&quot;&quot;)">
            <text:p/>
          </table:table-cell>
          <table:table-cell table:formula="of:=IF([.B207]&lt;&gt;&quot;&quot;;&quot; \[\1\](&quot;&amp;[.B207]&amp;&quot;#section-&quot;&amp;[.A207]&amp;&quot;)&quot;;&quot;&quot;)">
            <text:p/>
          </table:table-cell>
          <table:table-cell table:number-columns-repeated="2"/>
          <table:table-cell table:formula="of:=IF([.E207]&lt;&gt;&quot;&quot;;&quot;-pe &quot;&quot;s~&quot;&amp;[.D207]&amp;&quot;~&quot;&amp;[.E207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208]&lt;&gt;&quot;&quot;;&quot; (\`&quot;&amp;[.A208]&amp;&quot;\` RPC[s]?)&quot;;&quot;&quot;)">
            <text:p/>
          </table:table-cell>
          <table:table-cell table:formula="of:=IF([.B208]&lt;&gt;&quot;&quot;;&quot; \[\1\](&quot;&amp;[.B208]&amp;&quot;#section-&quot;&amp;[.A208]&amp;&quot;)&quot;;&quot;&quot;)">
            <text:p/>
          </table:table-cell>
          <table:table-cell table:number-columns-repeated="2"/>
          <table:table-cell table:formula="of:=IF([.E208]&lt;&gt;&quot;&quot;;&quot;-pe &quot;&quot;s~&quot;&amp;[.D208]&amp;&quot;~&quot;&amp;[.E208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209]&lt;&gt;&quot;&quot;;&quot; (\`&quot;&amp;[.A209]&amp;&quot;\` RPC[s]?)&quot;;&quot;&quot;)">
            <text:p/>
          </table:table-cell>
          <table:table-cell table:formula="of:=IF([.B209]&lt;&gt;&quot;&quot;;&quot; \[\1\](&quot;&amp;[.B209]&amp;&quot;#section-&quot;&amp;[.A209]&amp;&quot;)&quot;;&quot;&quot;)">
            <text:p/>
          </table:table-cell>
          <table:table-cell table:number-columns-repeated="2"/>
          <table:table-cell table:formula="of:=IF([.E209]&lt;&gt;&quot;&quot;;&quot;-pe &quot;&quot;s~&quot;&amp;[.D209]&amp;&quot;~&quot;&amp;[.E209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210]&lt;&gt;&quot;&quot;;&quot; (\`&quot;&amp;[.A210]&amp;&quot;\` RPC[s]?)&quot;;&quot;&quot;)">
            <text:p/>
          </table:table-cell>
          <table:table-cell table:formula="of:=IF([.B210]&lt;&gt;&quot;&quot;;&quot; \[\1\](&quot;&amp;[.B210]&amp;&quot;#section-&quot;&amp;[.A210]&amp;&quot;)&quot;;&quot;&quot;)">
            <text:p/>
          </table:table-cell>
          <table:table-cell table:number-columns-repeated="2"/>
          <table:table-cell table:formula="of:=IF([.E210]&lt;&gt;&quot;&quot;;&quot;-pe &quot;&quot;s~&quot;&amp;[.D210]&amp;&quot;~&quot;&amp;[.E210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211]&lt;&gt;&quot;&quot;;&quot; (\`&quot;&amp;[.A211]&amp;&quot;\` RPC[s]?)&quot;;&quot;&quot;)">
            <text:p/>
          </table:table-cell>
          <table:table-cell table:formula="of:=IF([.B211]&lt;&gt;&quot;&quot;;&quot; \[\1\](&quot;&amp;[.B211]&amp;&quot;#section-&quot;&amp;[.A211]&amp;&quot;)&quot;;&quot;&quot;)">
            <text:p/>
          </table:table-cell>
          <table:table-cell table:number-columns-repeated="2"/>
          <table:table-cell table:formula="of:=IF([.E211]&lt;&gt;&quot;&quot;;&quot;-pe &quot;&quot;s~&quot;&amp;[.D211]&amp;&quot;~&quot;&amp;[.E211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212]&lt;&gt;&quot;&quot;;&quot; (\`&quot;&amp;[.A212]&amp;&quot;\` RPC[s]?)&quot;;&quot;&quot;)">
            <text:p/>
          </table:table-cell>
          <table:table-cell table:formula="of:=IF([.B212]&lt;&gt;&quot;&quot;;&quot; \[\1\](&quot;&amp;[.B212]&amp;&quot;#section-&quot;&amp;[.A212]&amp;&quot;)&quot;;&quot;&quot;)">
            <text:p/>
          </table:table-cell>
          <table:table-cell table:number-columns-repeated="2"/>
          <table:table-cell table:formula="of:=IF([.E212]&lt;&gt;&quot;&quot;;&quot;-pe &quot;&quot;s~&quot;&amp;[.D212]&amp;&quot;~&quot;&amp;[.E212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213]&lt;&gt;&quot;&quot;;&quot; (\`&quot;&amp;[.A213]&amp;&quot;\` RPC[s]?)&quot;;&quot;&quot;)">
            <text:p/>
          </table:table-cell>
          <table:table-cell table:formula="of:=IF([.B213]&lt;&gt;&quot;&quot;;&quot; \[\1\](&quot;&amp;[.B213]&amp;&quot;#section-&quot;&amp;[.A213]&amp;&quot;)&quot;;&quot;&quot;)">
            <text:p/>
          </table:table-cell>
          <table:table-cell table:number-columns-repeated="2"/>
          <table:table-cell table:formula="of:=IF([.E213]&lt;&gt;&quot;&quot;;&quot;-pe &quot;&quot;s~&quot;&amp;[.D213]&amp;&quot;~&quot;&amp;[.E213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214]&lt;&gt;&quot;&quot;;&quot; (\`&quot;&amp;[.A214]&amp;&quot;\` RPC[s]?)&quot;;&quot;&quot;)">
            <text:p/>
          </table:table-cell>
          <table:table-cell table:formula="of:=IF([.B214]&lt;&gt;&quot;&quot;;&quot; \[\1\](&quot;&amp;[.B214]&amp;&quot;#section-&quot;&amp;[.A214]&amp;&quot;)&quot;;&quot;&quot;)">
            <text:p/>
          </table:table-cell>
          <table:table-cell table:number-columns-repeated="2"/>
          <table:table-cell table:formula="of:=IF([.E214]&lt;&gt;&quot;&quot;;&quot;-pe &quot;&quot;s~&quot;&amp;[.D214]&amp;&quot;~&quot;&amp;[.E214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215]&lt;&gt;&quot;&quot;;&quot; (\`&quot;&amp;[.A215]&amp;&quot;\` RPC[s]?)&quot;;&quot;&quot;)">
            <text:p/>
          </table:table-cell>
          <table:table-cell table:formula="of:=IF([.B215]&lt;&gt;&quot;&quot;;&quot; \[\1\](&quot;&amp;[.B215]&amp;&quot;#section-&quot;&amp;[.A215]&amp;&quot;)&quot;;&quot;&quot;)">
            <text:p/>
          </table:table-cell>
          <table:table-cell table:number-columns-repeated="2"/>
          <table:table-cell table:formula="of:=IF([.E215]&lt;&gt;&quot;&quot;;&quot;-pe &quot;&quot;s~&quot;&amp;[.D215]&amp;&quot;~&quot;&amp;[.E215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216]&lt;&gt;&quot;&quot;;&quot; (\`&quot;&amp;[.A216]&amp;&quot;\` RPC[s]?)&quot;;&quot;&quot;)">
            <text:p/>
          </table:table-cell>
          <table:table-cell table:formula="of:=IF([.B216]&lt;&gt;&quot;&quot;;&quot; \[\1\](&quot;&amp;[.B216]&amp;&quot;#section-&quot;&amp;[.A216]&amp;&quot;)&quot;;&quot;&quot;)">
            <text:p/>
          </table:table-cell>
          <table:table-cell table:number-columns-repeated="2"/>
          <table:table-cell table:formula="of:=IF([.E216]&lt;&gt;&quot;&quot;;&quot;-pe &quot;&quot;s~&quot;&amp;[.D216]&amp;&quot;~&quot;&amp;[.E216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217]&lt;&gt;&quot;&quot;;&quot; (\`&quot;&amp;[.A217]&amp;&quot;\` RPC[s]?)&quot;;&quot;&quot;)">
            <text:p/>
          </table:table-cell>
          <table:table-cell table:formula="of:=IF([.B217]&lt;&gt;&quot;&quot;;&quot; \[\1\](&quot;&amp;[.B217]&amp;&quot;#section-&quot;&amp;[.A217]&amp;&quot;)&quot;;&quot;&quot;)">
            <text:p/>
          </table:table-cell>
          <table:table-cell table:number-columns-repeated="2"/>
          <table:table-cell table:formula="of:=IF([.E217]&lt;&gt;&quot;&quot;;&quot;-pe &quot;&quot;s~&quot;&amp;[.D217]&amp;&quot;~&quot;&amp;[.E217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218]&lt;&gt;&quot;&quot;;&quot; (\`&quot;&amp;[.A218]&amp;&quot;\` RPC[s]?)&quot;;&quot;&quot;)">
            <text:p/>
          </table:table-cell>
          <table:table-cell table:formula="of:=IF([.B218]&lt;&gt;&quot;&quot;;&quot; \[\1\](&quot;&amp;[.B218]&amp;&quot;#section-&quot;&amp;[.A218]&amp;&quot;)&quot;;&quot;&quot;)">
            <text:p/>
          </table:table-cell>
          <table:table-cell table:number-columns-repeated="2"/>
          <table:table-cell table:formula="of:=IF([.E218]&lt;&gt;&quot;&quot;;&quot;-pe &quot;&quot;s~&quot;&amp;[.D218]&amp;&quot;~&quot;&amp;[.E218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219]&lt;&gt;&quot;&quot;;&quot; (\`&quot;&amp;[.A219]&amp;&quot;\` RPC[s]?)&quot;;&quot;&quot;)">
            <text:p/>
          </table:table-cell>
          <table:table-cell table:formula="of:=IF([.B219]&lt;&gt;&quot;&quot;;&quot; \[\1\](&quot;&amp;[.B219]&amp;&quot;#section-&quot;&amp;[.A219]&amp;&quot;)&quot;;&quot;&quot;)">
            <text:p/>
          </table:table-cell>
          <table:table-cell table:number-columns-repeated="2"/>
          <table:table-cell table:formula="of:=IF([.E219]&lt;&gt;&quot;&quot;;&quot;-pe &quot;&quot;s~&quot;&amp;[.D219]&amp;&quot;~&quot;&amp;[.E219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220]&lt;&gt;&quot;&quot;;&quot; (\`&quot;&amp;[.A220]&amp;&quot;\` RPC[s]?)&quot;;&quot;&quot;)">
            <text:p/>
          </table:table-cell>
          <table:table-cell table:formula="of:=IF([.B220]&lt;&gt;&quot;&quot;;&quot; \[\1\](&quot;&amp;[.B220]&amp;&quot;#section-&quot;&amp;[.A220]&amp;&quot;)&quot;;&quot;&quot;)">
            <text:p/>
          </table:table-cell>
          <table:table-cell table:number-columns-repeated="2"/>
          <table:table-cell table:formula="of:=IF([.E220]&lt;&gt;&quot;&quot;;&quot;-pe &quot;&quot;s~&quot;&amp;[.D220]&amp;&quot;~&quot;&amp;[.E220]&amp;&quot;~g;&quot;&quot; \&quot;;&quot;&quot;)">
            <text:p/>
          </table:table-cell>
        </table:table-row>
        <table:table-row table:style-name="ro1">
          <table:table-cell table:number-columns-repeated="3"/>
          <table:table-cell table:formula="of:=IF([.A221]&lt;&gt;&quot;&quot;;&quot; (\`&quot;&amp;[.A221]&amp;&quot;\` RPC[s]?)&quot;;&quot;&quot;)">
            <text:p/>
          </table:table-cell>
          <table:table-cell table:formula="of:=IF([.B221]&lt;&gt;&quot;&quot;;&quot; \[\1\](&quot;&amp;[.B221]&amp;&quot;#section-&quot;&amp;[.A221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22]&lt;&gt;&quot;&quot;;&quot; (\`&quot;&amp;[.A222]&amp;&quot;\` RPC[s]?)&quot;;&quot;&quot;)">
            <text:p/>
          </table:table-cell>
          <table:table-cell table:formula="of:=IF([.B222]&lt;&gt;&quot;&quot;;&quot; \[\1\](&quot;&amp;[.B222]&amp;&quot;#section-&quot;&amp;[.A222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23]&lt;&gt;&quot;&quot;;&quot; (\`&quot;&amp;[.A223]&amp;&quot;\` RPC[s]?)&quot;;&quot;&quot;)">
            <text:p/>
          </table:table-cell>
          <table:table-cell table:formula="of:=IF([.B223]&lt;&gt;&quot;&quot;;&quot; \[\1\](&quot;&amp;[.B223]&amp;&quot;#section-&quot;&amp;[.A223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24]&lt;&gt;&quot;&quot;;&quot; (\`&quot;&amp;[.A224]&amp;&quot;\` RPC[s]?)&quot;;&quot;&quot;)">
            <text:p/>
          </table:table-cell>
          <table:table-cell table:formula="of:=IF([.B224]&lt;&gt;&quot;&quot;;&quot; \[\1\](&quot;&amp;[.B224]&amp;&quot;#section-&quot;&amp;[.A224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25]&lt;&gt;&quot;&quot;;&quot; (\`&quot;&amp;[.A225]&amp;&quot;\` RPC[s]?)&quot;;&quot;&quot;)">
            <text:p/>
          </table:table-cell>
          <table:table-cell table:formula="of:=IF([.B225]&lt;&gt;&quot;&quot;;&quot; \[\1\](&quot;&amp;[.B225]&amp;&quot;#section-&quot;&amp;[.A225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26]&lt;&gt;&quot;&quot;;&quot; (\`&quot;&amp;[.A226]&amp;&quot;\` RPC[s]?)&quot;;&quot;&quot;)">
            <text:p/>
          </table:table-cell>
          <table:table-cell table:formula="of:=IF([.B226]&lt;&gt;&quot;&quot;;&quot; \[\1\](&quot;&amp;[.B226]&amp;&quot;#section-&quot;&amp;[.A226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27]&lt;&gt;&quot;&quot;;&quot; (\`&quot;&amp;[.A227]&amp;&quot;\` RPC[s]?)&quot;;&quot;&quot;)">
            <text:p/>
          </table:table-cell>
          <table:table-cell table:formula="of:=IF([.B227]&lt;&gt;&quot;&quot;;&quot; \[\1\](&quot;&amp;[.B227]&amp;&quot;#section-&quot;&amp;[.A227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28]&lt;&gt;&quot;&quot;;&quot; (\`&quot;&amp;[.A228]&amp;&quot;\` RPC[s]?)&quot;;&quot;&quot;)">
            <text:p/>
          </table:table-cell>
          <table:table-cell table:formula="of:=IF([.B228]&lt;&gt;&quot;&quot;;&quot; \[\1\](&quot;&amp;[.B228]&amp;&quot;#section-&quot;&amp;[.A228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29]&lt;&gt;&quot;&quot;;&quot; (\`&quot;&amp;[.A229]&amp;&quot;\` RPC[s]?)&quot;;&quot;&quot;)">
            <text:p/>
          </table:table-cell>
          <table:table-cell table:formula="of:=IF([.B229]&lt;&gt;&quot;&quot;;&quot; \[\1\](&quot;&amp;[.B229]&amp;&quot;#section-&quot;&amp;[.A229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30]&lt;&gt;&quot;&quot;;&quot; (\`&quot;&amp;[.A230]&amp;&quot;\` RPC[s]?)&quot;;&quot;&quot;)">
            <text:p/>
          </table:table-cell>
          <table:table-cell table:formula="of:=IF([.B230]&lt;&gt;&quot;&quot;;&quot; \[\1\](&quot;&amp;[.B230]&amp;&quot;#section-&quot;&amp;[.A230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31]&lt;&gt;&quot;&quot;;&quot; (\`&quot;&amp;[.A231]&amp;&quot;\` RPC[s]?)&quot;;&quot;&quot;)">
            <text:p/>
          </table:table-cell>
          <table:table-cell table:formula="of:=IF([.B231]&lt;&gt;&quot;&quot;;&quot; \[\1\](&quot;&amp;[.B231]&amp;&quot;#section-&quot;&amp;[.A231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32]&lt;&gt;&quot;&quot;;&quot; (\`&quot;&amp;[.A232]&amp;&quot;\` RPC[s]?)&quot;;&quot;&quot;)">
            <text:p/>
          </table:table-cell>
          <table:table-cell table:formula="of:=IF([.B232]&lt;&gt;&quot;&quot;;&quot; \[\1\](&quot;&amp;[.B232]&amp;&quot;#section-&quot;&amp;[.A232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33]&lt;&gt;&quot;&quot;;&quot; (\`&quot;&amp;[.A233]&amp;&quot;\` RPC[s]?)&quot;;&quot;&quot;)">
            <text:p/>
          </table:table-cell>
          <table:table-cell table:formula="of:=IF([.B233]&lt;&gt;&quot;&quot;;&quot; \[\1\](&quot;&amp;[.B233]&amp;&quot;#section-&quot;&amp;[.A233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34]&lt;&gt;&quot;&quot;;&quot; (\`&quot;&amp;[.A234]&amp;&quot;\` RPC[s]?)&quot;;&quot;&quot;)">
            <text:p/>
          </table:table-cell>
          <table:table-cell table:formula="of:=IF([.B234]&lt;&gt;&quot;&quot;;&quot; \[\1\](&quot;&amp;[.B234]&amp;&quot;#section-&quot;&amp;[.A234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35]&lt;&gt;&quot;&quot;;&quot; (\`&quot;&amp;[.A235]&amp;&quot;\` RPC[s]?)&quot;;&quot;&quot;)">
            <text:p/>
          </table:table-cell>
          <table:table-cell table:formula="of:=IF([.B235]&lt;&gt;&quot;&quot;;&quot; \[\1\](&quot;&amp;[.B235]&amp;&quot;#section-&quot;&amp;[.A235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36]&lt;&gt;&quot;&quot;;&quot; (\`&quot;&amp;[.A236]&amp;&quot;\` RPC[s]?)&quot;;&quot;&quot;)">
            <text:p/>
          </table:table-cell>
          <table:table-cell table:formula="of:=IF([.B236]&lt;&gt;&quot;&quot;;&quot; \[\1\](&quot;&amp;[.B236]&amp;&quot;#section-&quot;&amp;[.A236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37]&lt;&gt;&quot;&quot;;&quot; (\`&quot;&amp;[.A237]&amp;&quot;\` RPC[s]?)&quot;;&quot;&quot;)">
            <text:p/>
          </table:table-cell>
          <table:table-cell table:formula="of:=IF([.B237]&lt;&gt;&quot;&quot;;&quot; \[\1\](&quot;&amp;[.B237]&amp;&quot;#section-&quot;&amp;[.A237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38]&lt;&gt;&quot;&quot;;&quot; (\`&quot;&amp;[.A238]&amp;&quot;\` RPC[s]?)&quot;;&quot;&quot;)">
            <text:p/>
          </table:table-cell>
          <table:table-cell table:formula="of:=IF([.B238]&lt;&gt;&quot;&quot;;&quot; \[\1\](&quot;&amp;[.B238]&amp;&quot;#section-&quot;&amp;[.A238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39]&lt;&gt;&quot;&quot;;&quot; (\`&quot;&amp;[.A239]&amp;&quot;\` RPC[s]?)&quot;;&quot;&quot;)">
            <text:p/>
          </table:table-cell>
          <table:table-cell table:formula="of:=IF([.B239]&lt;&gt;&quot;&quot;;&quot; \[\1\](&quot;&amp;[.B239]&amp;&quot;#section-&quot;&amp;[.A239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40]&lt;&gt;&quot;&quot;;&quot; (\`&quot;&amp;[.A240]&amp;&quot;\` RPC[s]?)&quot;;&quot;&quot;)">
            <text:p/>
          </table:table-cell>
          <table:table-cell table:formula="of:=IF([.B240]&lt;&gt;&quot;&quot;;&quot; \[\1\](&quot;&amp;[.B240]&amp;&quot;#section-&quot;&amp;[.A240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41]&lt;&gt;&quot;&quot;;&quot; (\`&quot;&amp;[.A241]&amp;&quot;\` RPC[s]?)&quot;;&quot;&quot;)">
            <text:p/>
          </table:table-cell>
          <table:table-cell table:formula="of:=IF([.B241]&lt;&gt;&quot;&quot;;&quot; \[\1\](&quot;&amp;[.B241]&amp;&quot;#section-&quot;&amp;[.A241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42]&lt;&gt;&quot;&quot;;&quot; (\`&quot;&amp;[.A242]&amp;&quot;\` RPC[s]?)&quot;;&quot;&quot;)">
            <text:p/>
          </table:table-cell>
          <table:table-cell table:formula="of:=IF([.B242]&lt;&gt;&quot;&quot;;&quot; \[\1\](&quot;&amp;[.B242]&amp;&quot;#section-&quot;&amp;[.A242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43]&lt;&gt;&quot;&quot;;&quot; (\`&quot;&amp;[.A243]&amp;&quot;\` RPC[s]?)&quot;;&quot;&quot;)">
            <text:p/>
          </table:table-cell>
          <table:table-cell table:formula="of:=IF([.B243]&lt;&gt;&quot;&quot;;&quot; \[\1\](&quot;&amp;[.B243]&amp;&quot;#section-&quot;&amp;[.A243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44]&lt;&gt;&quot;&quot;;&quot; (\`&quot;&amp;[.A244]&amp;&quot;\` RPC[s]?)&quot;;&quot;&quot;)">
            <text:p/>
          </table:table-cell>
          <table:table-cell table:formula="of:=IF([.B244]&lt;&gt;&quot;&quot;;&quot; \[\1\](&quot;&amp;[.B244]&amp;&quot;#section-&quot;&amp;[.A244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45]&lt;&gt;&quot;&quot;;&quot; (\`&quot;&amp;[.A245]&amp;&quot;\` RPC[s]?)&quot;;&quot;&quot;)">
            <text:p/>
          </table:table-cell>
          <table:table-cell table:formula="of:=IF([.B245]&lt;&gt;&quot;&quot;;&quot; \[\1\](&quot;&amp;[.B245]&amp;&quot;#section-&quot;&amp;[.A245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46]&lt;&gt;&quot;&quot;;&quot; (\`&quot;&amp;[.A246]&amp;&quot;\` RPC[s]?)&quot;;&quot;&quot;)">
            <text:p/>
          </table:table-cell>
          <table:table-cell table:formula="of:=IF([.B246]&lt;&gt;&quot;&quot;;&quot; \[\1\](&quot;&amp;[.B246]&amp;&quot;#section-&quot;&amp;[.A246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47]&lt;&gt;&quot;&quot;;&quot; (\`&quot;&amp;[.A247]&amp;&quot;\` RPC[s]?)&quot;;&quot;&quot;)">
            <text:p/>
          </table:table-cell>
          <table:table-cell table:formula="of:=IF([.B247]&lt;&gt;&quot;&quot;;&quot; \[\1\](&quot;&amp;[.B247]&amp;&quot;#section-&quot;&amp;[.A247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48]&lt;&gt;&quot;&quot;;&quot; (\`&quot;&amp;[.A248]&amp;&quot;\` RPC[s]?)&quot;;&quot;&quot;)">
            <text:p/>
          </table:table-cell>
          <table:table-cell table:formula="of:=IF([.B248]&lt;&gt;&quot;&quot;;&quot; \[\1\](&quot;&amp;[.B248]&amp;&quot;#section-&quot;&amp;[.A248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49]&lt;&gt;&quot;&quot;;&quot; (\`&quot;&amp;[.A249]&amp;&quot;\` RPC[s]?)&quot;;&quot;&quot;)">
            <text:p/>
          </table:table-cell>
          <table:table-cell table:formula="of:=IF([.B249]&lt;&gt;&quot;&quot;;&quot; \[\1\](&quot;&amp;[.B249]&amp;&quot;#section-&quot;&amp;[.A249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50]&lt;&gt;&quot;&quot;;&quot; (\`&quot;&amp;[.A250]&amp;&quot;\` RPC[s]?)&quot;;&quot;&quot;)">
            <text:p/>
          </table:table-cell>
          <table:table-cell table:formula="of:=IF([.B250]&lt;&gt;&quot;&quot;;&quot; \[\1\](&quot;&amp;[.B250]&amp;&quot;#section-&quot;&amp;[.A250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51]&lt;&gt;&quot;&quot;;&quot; (\`&quot;&amp;[.A251]&amp;&quot;\` RPC[s]?)&quot;;&quot;&quot;)">
            <text:p/>
          </table:table-cell>
          <table:table-cell table:formula="of:=IF([.B251]&lt;&gt;&quot;&quot;;&quot; \[\1\](&quot;&amp;[.B251]&amp;&quot;#section-&quot;&amp;[.A251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52]&lt;&gt;&quot;&quot;;&quot; (\`&quot;&amp;[.A252]&amp;&quot;\` RPC[s]?)&quot;;&quot;&quot;)">
            <text:p/>
          </table:table-cell>
          <table:table-cell table:formula="of:=IF([.B252]&lt;&gt;&quot;&quot;;&quot; \[\1\](&quot;&amp;[.B252]&amp;&quot;#section-&quot;&amp;[.A252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53]&lt;&gt;&quot;&quot;;&quot; (\`&quot;&amp;[.A253]&amp;&quot;\` RPC[s]?)&quot;;&quot;&quot;)">
            <text:p/>
          </table:table-cell>
          <table:table-cell table:formula="of:=IF([.B253]&lt;&gt;&quot;&quot;;&quot; \[\1\](&quot;&amp;[.B253]&amp;&quot;#section-&quot;&amp;[.A253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54]&lt;&gt;&quot;&quot;;&quot; (\`&quot;&amp;[.A254]&amp;&quot;\` RPC[s]?)&quot;;&quot;&quot;)">
            <text:p/>
          </table:table-cell>
          <table:table-cell table:formula="of:=IF([.B254]&lt;&gt;&quot;&quot;;&quot; \[\1\](&quot;&amp;[.B254]&amp;&quot;#section-&quot;&amp;[.A254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55]&lt;&gt;&quot;&quot;;&quot; (\`&quot;&amp;[.A255]&amp;&quot;\` RPC[s]?)&quot;;&quot;&quot;)">
            <text:p/>
          </table:table-cell>
          <table:table-cell table:formula="of:=IF([.B255]&lt;&gt;&quot;&quot;;&quot; \[\1\](&quot;&amp;[.B255]&amp;&quot;#section-&quot;&amp;[.A255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56]&lt;&gt;&quot;&quot;;&quot; (\`&quot;&amp;[.A256]&amp;&quot;\` RPC[s]?)&quot;;&quot;&quot;)">
            <text:p/>
          </table:table-cell>
          <table:table-cell table:formula="of:=IF([.B256]&lt;&gt;&quot;&quot;;&quot; \[\1\](&quot;&amp;[.B256]&amp;&quot;#section-&quot;&amp;[.A256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57]&lt;&gt;&quot;&quot;;&quot; (\`&quot;&amp;[.A257]&amp;&quot;\` RPC[s]?)&quot;;&quot;&quot;)">
            <text:p/>
          </table:table-cell>
          <table:table-cell table:formula="of:=IF([.B257]&lt;&gt;&quot;&quot;;&quot; \[\1\](&quot;&amp;[.B257]&amp;&quot;#section-&quot;&amp;[.A257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58]&lt;&gt;&quot;&quot;;&quot; (\`&quot;&amp;[.A258]&amp;&quot;\` RPC[s]?)&quot;;&quot;&quot;)">
            <text:p/>
          </table:table-cell>
          <table:table-cell table:formula="of:=IF([.B258]&lt;&gt;&quot;&quot;;&quot; \[\1\](&quot;&amp;[.B258]&amp;&quot;#section-&quot;&amp;[.A258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59]&lt;&gt;&quot;&quot;;&quot; (\`&quot;&amp;[.A259]&amp;&quot;\` RPC[s]?)&quot;;&quot;&quot;)">
            <text:p/>
          </table:table-cell>
          <table:table-cell table:formula="of:=IF([.B259]&lt;&gt;&quot;&quot;;&quot; \[\1\](&quot;&amp;[.B259]&amp;&quot;#section-&quot;&amp;[.A259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60]&lt;&gt;&quot;&quot;;&quot; (\`&quot;&amp;[.A260]&amp;&quot;\` RPC[s]?)&quot;;&quot;&quot;)">
            <text:p/>
          </table:table-cell>
          <table:table-cell table:formula="of:=IF([.B260]&lt;&gt;&quot;&quot;;&quot; \[\1\](&quot;&amp;[.B260]&amp;&quot;#section-&quot;&amp;[.A260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61]&lt;&gt;&quot;&quot;;&quot; (\`&quot;&amp;[.A261]&amp;&quot;\` RPC[s]?)&quot;;&quot;&quot;)">
            <text:p/>
          </table:table-cell>
          <table:table-cell table:formula="of:=IF([.B261]&lt;&gt;&quot;&quot;;&quot; \[\1\](&quot;&amp;[.B261]&amp;&quot;#section-&quot;&amp;[.A261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62]&lt;&gt;&quot;&quot;;&quot; (\`&quot;&amp;[.A262]&amp;&quot;\` RPC[s]?)&quot;;&quot;&quot;)">
            <text:p/>
          </table:table-cell>
          <table:table-cell table:formula="of:=IF([.B262]&lt;&gt;&quot;&quot;;&quot; \[\1\](&quot;&amp;[.B262]&amp;&quot;#section-&quot;&amp;[.A262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63]&lt;&gt;&quot;&quot;;&quot; (\`&quot;&amp;[.A263]&amp;&quot;\` RPC[s]?)&quot;;&quot;&quot;)">
            <text:p/>
          </table:table-cell>
          <table:table-cell table:formula="of:=IF([.B263]&lt;&gt;&quot;&quot;;&quot; \[\1\](&quot;&amp;[.B263]&amp;&quot;#section-&quot;&amp;[.A263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64]&lt;&gt;&quot;&quot;;&quot; (\`&quot;&amp;[.A264]&amp;&quot;\` RPC[s]?)&quot;;&quot;&quot;)">
            <text:p/>
          </table:table-cell>
          <table:table-cell table:formula="of:=IF([.B264]&lt;&gt;&quot;&quot;;&quot; \[\1\](&quot;&amp;[.B264]&amp;&quot;#section-&quot;&amp;[.A264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65]&lt;&gt;&quot;&quot;;&quot; (\`&quot;&amp;[.A265]&amp;&quot;\` RPC[s]?)&quot;;&quot;&quot;)">
            <text:p/>
          </table:table-cell>
          <table:table-cell table:formula="of:=IF([.B265]&lt;&gt;&quot;&quot;;&quot; \[\1\](&quot;&amp;[.B265]&amp;&quot;#section-&quot;&amp;[.A265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66]&lt;&gt;&quot;&quot;;&quot; (\`&quot;&amp;[.A266]&amp;&quot;\` RPC[s]?)&quot;;&quot;&quot;)">
            <text:p/>
          </table:table-cell>
          <table:table-cell table:formula="of:=IF([.B266]&lt;&gt;&quot;&quot;;&quot; \[\1\](&quot;&amp;[.B266]&amp;&quot;#section-&quot;&amp;[.A266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67]&lt;&gt;&quot;&quot;;&quot; (\`&quot;&amp;[.A267]&amp;&quot;\` RPC[s]?)&quot;;&quot;&quot;)">
            <text:p/>
          </table:table-cell>
          <table:table-cell table:formula="of:=IF([.B267]&lt;&gt;&quot;&quot;;&quot; \[\1\](&quot;&amp;[.B267]&amp;&quot;#section-&quot;&amp;[.A267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68]&lt;&gt;&quot;&quot;;&quot; (\`&quot;&amp;[.A268]&amp;&quot;\` RPC[s]?)&quot;;&quot;&quot;)">
            <text:p/>
          </table:table-cell>
          <table:table-cell table:formula="of:=IF([.B268]&lt;&gt;&quot;&quot;;&quot; \[\1\](&quot;&amp;[.B268]&amp;&quot;#section-&quot;&amp;[.A268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69]&lt;&gt;&quot;&quot;;&quot; (\`&quot;&amp;[.A269]&amp;&quot;\` RPC[s]?)&quot;;&quot;&quot;)">
            <text:p/>
          </table:table-cell>
          <table:table-cell table:formula="of:=IF([.B269]&lt;&gt;&quot;&quot;;&quot; \[\1\](&quot;&amp;[.B269]&amp;&quot;#section-&quot;&amp;[.A269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70]&lt;&gt;&quot;&quot;;&quot; (\`&quot;&amp;[.A270]&amp;&quot;\` RPC[s]?)&quot;;&quot;&quot;)">
            <text:p/>
          </table:table-cell>
          <table:table-cell table:formula="of:=IF([.B270]&lt;&gt;&quot;&quot;;&quot; \[\1\](&quot;&amp;[.B270]&amp;&quot;#section-&quot;&amp;[.A270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71]&lt;&gt;&quot;&quot;;&quot; (\`&quot;&amp;[.A271]&amp;&quot;\` RPC[s]?)&quot;;&quot;&quot;)">
            <text:p/>
          </table:table-cell>
          <table:table-cell table:formula="of:=IF([.B271]&lt;&gt;&quot;&quot;;&quot; \[\1\](&quot;&amp;[.B271]&amp;&quot;#section-&quot;&amp;[.A271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72]&lt;&gt;&quot;&quot;;&quot; (\`&quot;&amp;[.A272]&amp;&quot;\` RPC[s]?)&quot;;&quot;&quot;)">
            <text:p/>
          </table:table-cell>
          <table:table-cell table:formula="of:=IF([.B272]&lt;&gt;&quot;&quot;;&quot; \[\1\](&quot;&amp;[.B272]&amp;&quot;#section-&quot;&amp;[.A272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73]&lt;&gt;&quot;&quot;;&quot; (\`&quot;&amp;[.A273]&amp;&quot;\` RPC[s]?)&quot;;&quot;&quot;)">
            <text:p/>
          </table:table-cell>
          <table:table-cell table:formula="of:=IF([.B273]&lt;&gt;&quot;&quot;;&quot; \[\1\](&quot;&amp;[.B273]&amp;&quot;#section-&quot;&amp;[.A273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74]&lt;&gt;&quot;&quot;;&quot; (\`&quot;&amp;[.A274]&amp;&quot;\` RPC[s]?)&quot;;&quot;&quot;)">
            <text:p/>
          </table:table-cell>
          <table:table-cell table:formula="of:=IF([.B274]&lt;&gt;&quot;&quot;;&quot; \[\1\](&quot;&amp;[.B274]&amp;&quot;#section-&quot;&amp;[.A274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75]&lt;&gt;&quot;&quot;;&quot; (\`&quot;&amp;[.A275]&amp;&quot;\` RPC[s]?)&quot;;&quot;&quot;)">
            <text:p/>
          </table:table-cell>
          <table:table-cell table:formula="of:=IF([.B275]&lt;&gt;&quot;&quot;;&quot; \[\1\](&quot;&amp;[.B275]&amp;&quot;#section-&quot;&amp;[.A275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76]&lt;&gt;&quot;&quot;;&quot; (\`&quot;&amp;[.A276]&amp;&quot;\` RPC[s]?)&quot;;&quot;&quot;)">
            <text:p/>
          </table:table-cell>
          <table:table-cell table:formula="of:=IF([.B276]&lt;&gt;&quot;&quot;;&quot; \[\1\](&quot;&amp;[.B276]&amp;&quot;#section-&quot;&amp;[.A276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77]&lt;&gt;&quot;&quot;;&quot; (\`&quot;&amp;[.A277]&amp;&quot;\` RPC[s]?)&quot;;&quot;&quot;)">
            <text:p/>
          </table:table-cell>
          <table:table-cell table:formula="of:=IF([.B277]&lt;&gt;&quot;&quot;;&quot; \[\1\](&quot;&amp;[.B277]&amp;&quot;#section-&quot;&amp;[.A277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78]&lt;&gt;&quot;&quot;;&quot; (\`&quot;&amp;[.A278]&amp;&quot;\` RPC[s]?)&quot;;&quot;&quot;)">
            <text:p/>
          </table:table-cell>
          <table:table-cell table:formula="of:=IF([.B278]&lt;&gt;&quot;&quot;;&quot; \[\1\](&quot;&amp;[.B278]&amp;&quot;#section-&quot;&amp;[.A278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79]&lt;&gt;&quot;&quot;;&quot; (\`&quot;&amp;[.A279]&amp;&quot;\` RPC[s]?)&quot;;&quot;&quot;)">
            <text:p/>
          </table:table-cell>
          <table:table-cell table:formula="of:=IF([.B279]&lt;&gt;&quot;&quot;;&quot; \[\1\](&quot;&amp;[.B279]&amp;&quot;#section-&quot;&amp;[.A279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80]&lt;&gt;&quot;&quot;;&quot; (\`&quot;&amp;[.A280]&amp;&quot;\` RPC[s]?)&quot;;&quot;&quot;)">
            <text:p/>
          </table:table-cell>
          <table:table-cell table:formula="of:=IF([.B280]&lt;&gt;&quot;&quot;;&quot; \[\1\](&quot;&amp;[.B280]&amp;&quot;#section-&quot;&amp;[.A280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81]&lt;&gt;&quot;&quot;;&quot; (\`&quot;&amp;[.A281]&amp;&quot;\` RPC[s]?)&quot;;&quot;&quot;)">
            <text:p/>
          </table:table-cell>
          <table:table-cell table:formula="of:=IF([.B281]&lt;&gt;&quot;&quot;;&quot; \[\1\](&quot;&amp;[.B281]&amp;&quot;#section-&quot;&amp;[.A281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82]&lt;&gt;&quot;&quot;;&quot; (\`&quot;&amp;[.A282]&amp;&quot;\` RPC[s]?)&quot;;&quot;&quot;)">
            <text:p/>
          </table:table-cell>
          <table:table-cell table:formula="of:=IF([.B282]&lt;&gt;&quot;&quot;;&quot; \[\1\](&quot;&amp;[.B282]&amp;&quot;#section-&quot;&amp;[.A282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83]&lt;&gt;&quot;&quot;;&quot; (\`&quot;&amp;[.A283]&amp;&quot;\` RPC[s]?)&quot;;&quot;&quot;)">
            <text:p/>
          </table:table-cell>
          <table:table-cell table:formula="of:=IF([.B283]&lt;&gt;&quot;&quot;;&quot; \[\1\](&quot;&amp;[.B283]&amp;&quot;#section-&quot;&amp;[.A283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84]&lt;&gt;&quot;&quot;;&quot; (\`&quot;&amp;[.A284]&amp;&quot;\` RPC[s]?)&quot;;&quot;&quot;)">
            <text:p/>
          </table:table-cell>
          <table:table-cell table:formula="of:=IF([.B284]&lt;&gt;&quot;&quot;;&quot; \[\1\](&quot;&amp;[.B284]&amp;&quot;#section-&quot;&amp;[.A284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85]&lt;&gt;&quot;&quot;;&quot; (\`&quot;&amp;[.A285]&amp;&quot;\` RPC[s]?)&quot;;&quot;&quot;)">
            <text:p/>
          </table:table-cell>
          <table:table-cell table:formula="of:=IF([.B285]&lt;&gt;&quot;&quot;;&quot; \[\1\](&quot;&amp;[.B285]&amp;&quot;#section-&quot;&amp;[.A285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86]&lt;&gt;&quot;&quot;;&quot; (\`&quot;&amp;[.A286]&amp;&quot;\` RPC[s]?)&quot;;&quot;&quot;)">
            <text:p/>
          </table:table-cell>
          <table:table-cell table:formula="of:=IF([.B286]&lt;&gt;&quot;&quot;;&quot; \[\1\](&quot;&amp;[.B286]&amp;&quot;#section-&quot;&amp;[.A286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87]&lt;&gt;&quot;&quot;;&quot; (\`&quot;&amp;[.A287]&amp;&quot;\` RPC[s]?)&quot;;&quot;&quot;)">
            <text:p/>
          </table:table-cell>
          <table:table-cell table:formula="of:=IF([.B287]&lt;&gt;&quot;&quot;;&quot; \[\1\](&quot;&amp;[.B287]&amp;&quot;#section-&quot;&amp;[.A287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88]&lt;&gt;&quot;&quot;;&quot; (\`&quot;&amp;[.A288]&amp;&quot;\` RPC[s]?)&quot;;&quot;&quot;)">
            <text:p/>
          </table:table-cell>
          <table:table-cell table:formula="of:=IF([.B288]&lt;&gt;&quot;&quot;;&quot; \[\1\](&quot;&amp;[.B288]&amp;&quot;#section-&quot;&amp;[.A288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89]&lt;&gt;&quot;&quot;;&quot; (\`&quot;&amp;[.A289]&amp;&quot;\` RPC[s]?)&quot;;&quot;&quot;)">
            <text:p/>
          </table:table-cell>
          <table:table-cell table:formula="of:=IF([.B289]&lt;&gt;&quot;&quot;;&quot; \[\1\](&quot;&amp;[.B289]&amp;&quot;#section-&quot;&amp;[.A289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90]&lt;&gt;&quot;&quot;;&quot; (\`&quot;&amp;[.A290]&amp;&quot;\` RPC[s]?)&quot;;&quot;&quot;)">
            <text:p/>
          </table:table-cell>
          <table:table-cell table:formula="of:=IF([.B290]&lt;&gt;&quot;&quot;;&quot; \[\1\](&quot;&amp;[.B290]&amp;&quot;#section-&quot;&amp;[.A290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91]&lt;&gt;&quot;&quot;;&quot; (\`&quot;&amp;[.A291]&amp;&quot;\` RPC[s]?)&quot;;&quot;&quot;)">
            <text:p/>
          </table:table-cell>
          <table:table-cell table:formula="of:=IF([.B291]&lt;&gt;&quot;&quot;;&quot; \[\1\](&quot;&amp;[.B291]&amp;&quot;#section-&quot;&amp;[.A291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92]&lt;&gt;&quot;&quot;;&quot; (\`&quot;&amp;[.A292]&amp;&quot;\` RPC[s]?)&quot;;&quot;&quot;)">
            <text:p/>
          </table:table-cell>
          <table:table-cell table:formula="of:=IF([.B292]&lt;&gt;&quot;&quot;;&quot; \[\1\](&quot;&amp;[.B292]&amp;&quot;#section-&quot;&amp;[.A292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93]&lt;&gt;&quot;&quot;;&quot; (\`&quot;&amp;[.A293]&amp;&quot;\` RPC[s]?)&quot;;&quot;&quot;)">
            <text:p/>
          </table:table-cell>
          <table:table-cell table:formula="of:=IF([.B293]&lt;&gt;&quot;&quot;;&quot; \[\1\](&quot;&amp;[.B293]&amp;&quot;#section-&quot;&amp;[.A293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94]&lt;&gt;&quot;&quot;;&quot; (\`&quot;&amp;[.A294]&amp;&quot;\` RPC[s]?)&quot;;&quot;&quot;)">
            <text:p/>
          </table:table-cell>
          <table:table-cell table:formula="of:=IF([.B294]&lt;&gt;&quot;&quot;;&quot; \[\1\](&quot;&amp;[.B294]&amp;&quot;#section-&quot;&amp;[.A294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95]&lt;&gt;&quot;&quot;;&quot; (\`&quot;&amp;[.A295]&amp;&quot;\` RPC[s]?)&quot;;&quot;&quot;)">
            <text:p/>
          </table:table-cell>
          <table:table-cell table:formula="of:=IF([.B295]&lt;&gt;&quot;&quot;;&quot; \[\1\](&quot;&amp;[.B295]&amp;&quot;#section-&quot;&amp;[.A295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96]&lt;&gt;&quot;&quot;;&quot; (\`&quot;&amp;[.A296]&amp;&quot;\` RPC[s]?)&quot;;&quot;&quot;)">
            <text:p/>
          </table:table-cell>
          <table:table-cell table:formula="of:=IF([.B296]&lt;&gt;&quot;&quot;;&quot; \[\1\](&quot;&amp;[.B296]&amp;&quot;#section-&quot;&amp;[.A296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97]&lt;&gt;&quot;&quot;;&quot; (\`&quot;&amp;[.A297]&amp;&quot;\` RPC[s]?)&quot;;&quot;&quot;)">
            <text:p/>
          </table:table-cell>
          <table:table-cell table:formula="of:=IF([.B297]&lt;&gt;&quot;&quot;;&quot; \[\1\](&quot;&amp;[.B297]&amp;&quot;#section-&quot;&amp;[.A297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98]&lt;&gt;&quot;&quot;;&quot; (\`&quot;&amp;[.A298]&amp;&quot;\` RPC[s]?)&quot;;&quot;&quot;)">
            <text:p/>
          </table:table-cell>
          <table:table-cell table:formula="of:=IF([.B298]&lt;&gt;&quot;&quot;;&quot; \[\1\](&quot;&amp;[.B298]&amp;&quot;#section-&quot;&amp;[.A298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299]&lt;&gt;&quot;&quot;;&quot; (\`&quot;&amp;[.A299]&amp;&quot;\` RPC[s]?)&quot;;&quot;&quot;)">
            <text:p/>
          </table:table-cell>
          <table:table-cell table:formula="of:=IF([.B299]&lt;&gt;&quot;&quot;;&quot; \[\1\](&quot;&amp;[.B299]&amp;&quot;#section-&quot;&amp;[.A299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300]&lt;&gt;&quot;&quot;;&quot; (\`&quot;&amp;[.A300]&amp;&quot;\` RPC[s]?)&quot;;&quot;&quot;)">
            <text:p/>
          </table:table-cell>
          <table:table-cell table:formula="of:=IF([.B300]&lt;&gt;&quot;&quot;;&quot; \[\1\](&quot;&amp;[.B300]&amp;&quot;#section-&quot;&amp;[.A300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301]&lt;&gt;&quot;&quot;;&quot; (\`&quot;&amp;[.A301]&amp;&quot;\` RPC[s]?)&quot;;&quot;&quot;)">
            <text:p/>
          </table:table-cell>
          <table:table-cell table:formula="of:=IF([.B301]&lt;&gt;&quot;&quot;;&quot; \[\1\](&quot;&amp;[.B301]&amp;&quot;#section-&quot;&amp;[.A301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302]&lt;&gt;&quot;&quot;;&quot; (\`&quot;&amp;[.A302]&amp;&quot;\` RPC[s]?)&quot;;&quot;&quot;)">
            <text:p/>
          </table:table-cell>
          <table:table-cell table:formula="of:=IF([.B302]&lt;&gt;&quot;&quot;;&quot; \[\1\](&quot;&amp;[.B302]&amp;&quot;#section-&quot;&amp;[.A302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303]&lt;&gt;&quot;&quot;;&quot; (\`&quot;&amp;[.A303]&amp;&quot;\` RPC[s]?)&quot;;&quot;&quot;)">
            <text:p/>
          </table:table-cell>
          <table:table-cell table:formula="of:=IF([.B303]&lt;&gt;&quot;&quot;;&quot; \[\1\](&quot;&amp;[.B303]&amp;&quot;#section-&quot;&amp;[.A303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304]&lt;&gt;&quot;&quot;;&quot; (\`&quot;&amp;[.A304]&amp;&quot;\` RPC[s]?)&quot;;&quot;&quot;)">
            <text:p/>
          </table:table-cell>
          <table:table-cell table:formula="of:=IF([.B304]&lt;&gt;&quot;&quot;;&quot; \[\1\](&quot;&amp;[.B304]&amp;&quot;#section-&quot;&amp;[.A304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305]&lt;&gt;&quot;&quot;;&quot; (\`&quot;&amp;[.A305]&amp;&quot;\` RPC[s]?)&quot;;&quot;&quot;)">
            <text:p/>
          </table:table-cell>
          <table:table-cell table:formula="of:=IF([.B305]&lt;&gt;&quot;&quot;;&quot; \[\1\](&quot;&amp;[.B305]&amp;&quot;#section-&quot;&amp;[.A305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306]&lt;&gt;&quot;&quot;;&quot; (\`&quot;&amp;[.A306]&amp;&quot;\` RPC[s]?)&quot;;&quot;&quot;)">
            <text:p/>
          </table:table-cell>
          <table:table-cell table:formula="of:=IF([.B306]&lt;&gt;&quot;&quot;;&quot; \[\1\](&quot;&amp;[.B306]&amp;&quot;#section-&quot;&amp;[.A306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307]&lt;&gt;&quot;&quot;;&quot; (\`&quot;&amp;[.A307]&amp;&quot;\` RPC[s]?)&quot;;&quot;&quot;)">
            <text:p/>
          </table:table-cell>
          <table:table-cell table:formula="of:=IF([.B307]&lt;&gt;&quot;&quot;;&quot; \[\1\](&quot;&amp;[.B307]&amp;&quot;#section-&quot;&amp;[.A307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308]&lt;&gt;&quot;&quot;;&quot; (\`&quot;&amp;[.A308]&amp;&quot;\` RPC[s]?)&quot;;&quot;&quot;)">
            <text:p/>
          </table:table-cell>
          <table:table-cell table:formula="of:=IF([.B308]&lt;&gt;&quot;&quot;;&quot; \[\1\](&quot;&amp;[.B308]&amp;&quot;#section-&quot;&amp;[.A308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309]&lt;&gt;&quot;&quot;;&quot; (\`&quot;&amp;[.A309]&amp;&quot;\` RPC[s]?)&quot;;&quot;&quot;)">
            <text:p/>
          </table:table-cell>
          <table:table-cell table:formula="of:=IF([.B309]&lt;&gt;&quot;&quot;;&quot; \[\1\](&quot;&amp;[.B309]&amp;&quot;#section-&quot;&amp;[.A309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310]&lt;&gt;&quot;&quot;;&quot; (\`&quot;&amp;[.A310]&amp;&quot;\` RPC[s]?)&quot;;&quot;&quot;)">
            <text:p/>
          </table:table-cell>
          <table:table-cell table:formula="of:=IF([.B310]&lt;&gt;&quot;&quot;;&quot; \[\1\](&quot;&amp;[.B310]&amp;&quot;#section-&quot;&amp;[.A310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311]&lt;&gt;&quot;&quot;;&quot; (\`&quot;&amp;[.A311]&amp;&quot;\` RPC[s]?)&quot;;&quot;&quot;)">
            <text:p/>
          </table:table-cell>
          <table:table-cell table:formula="of:=IF([.B311]&lt;&gt;&quot;&quot;;&quot; \[\1\](&quot;&amp;[.B311]&amp;&quot;#section-&quot;&amp;[.A311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312]&lt;&gt;&quot;&quot;;&quot; (\`&quot;&amp;[.A312]&amp;&quot;\` RPC[s]?)&quot;;&quot;&quot;)">
            <text:p/>
          </table:table-cell>
          <table:table-cell table:formula="of:=IF([.B312]&lt;&gt;&quot;&quot;;&quot; \[\1\](&quot;&amp;[.B312]&amp;&quot;#section-&quot;&amp;[.A312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313]&lt;&gt;&quot;&quot;;&quot; (\`&quot;&amp;[.A313]&amp;&quot;\` RPC[s]?)&quot;;&quot;&quot;)">
            <text:p/>
          </table:table-cell>
          <table:table-cell table:formula="of:=IF([.B313]&lt;&gt;&quot;&quot;;&quot; \[\1\](&quot;&amp;[.B313]&amp;&quot;#section-&quot;&amp;[.A313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314]&lt;&gt;&quot;&quot;;&quot; (\`&quot;&amp;[.A314]&amp;&quot;\` RPC[s]?)&quot;;&quot;&quot;)">
            <text:p/>
          </table:table-cell>
          <table:table-cell table:formula="of:=IF([.B314]&lt;&gt;&quot;&quot;;&quot; \[\1\](&quot;&amp;[.B314]&amp;&quot;#section-&quot;&amp;[.A314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315]&lt;&gt;&quot;&quot;;&quot; (\`&quot;&amp;[.A315]&amp;&quot;\` RPC[s]?)&quot;;&quot;&quot;)">
            <text:p/>
          </table:table-cell>
          <table:table-cell table:formula="of:=IF([.B315]&lt;&gt;&quot;&quot;;&quot; \[\1\](&quot;&amp;[.B315]&amp;&quot;#section-&quot;&amp;[.A315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316]&lt;&gt;&quot;&quot;;&quot; (\`&quot;&amp;[.A316]&amp;&quot;\` RPC[s]?)&quot;;&quot;&quot;)">
            <text:p/>
          </table:table-cell>
          <table:table-cell table:formula="of:=IF([.B316]&lt;&gt;&quot;&quot;;&quot; \[\1\](&quot;&amp;[.B316]&amp;&quot;#section-&quot;&amp;[.A316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317]&lt;&gt;&quot;&quot;;&quot; (\`&quot;&amp;[.A317]&amp;&quot;\` RPC[s]?)&quot;;&quot;&quot;)">
            <text:p/>
          </table:table-cell>
          <table:table-cell table:formula="of:=IF([.B317]&lt;&gt;&quot;&quot;;&quot; \[\1\](&quot;&amp;[.B317]&amp;&quot;#section-&quot;&amp;[.A317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318]&lt;&gt;&quot;&quot;;&quot; (\`&quot;&amp;[.A318]&amp;&quot;\` RPC[s]?)&quot;;&quot;&quot;)">
            <text:p/>
          </table:table-cell>
          <table:table-cell table:formula="of:=IF([.B318]&lt;&gt;&quot;&quot;;&quot; \[\1\](&quot;&amp;[.B318]&amp;&quot;#section-&quot;&amp;[.A318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319]&lt;&gt;&quot;&quot;;&quot; (\`&quot;&amp;[.A319]&amp;&quot;\` RPC[s]?)&quot;;&quot;&quot;)">
            <text:p/>
          </table:table-cell>
          <table:table-cell table:formula="of:=IF([.B319]&lt;&gt;&quot;&quot;;&quot; \[\1\](&quot;&amp;[.B319]&amp;&quot;#section-&quot;&amp;[.A319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320]&lt;&gt;&quot;&quot;;&quot; (\`&quot;&amp;[.A320]&amp;&quot;\` RPC[s]?)&quot;;&quot;&quot;)">
            <text:p/>
          </table:table-cell>
          <table:table-cell table:formula="of:=IF([.B320]&lt;&gt;&quot;&quot;;&quot; \[\1\](&quot;&amp;[.B320]&amp;&quot;#section-&quot;&amp;[.A320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321]&lt;&gt;&quot;&quot;;&quot; (\`&quot;&amp;[.A321]&amp;&quot;\` RPC[s]?)&quot;;&quot;&quot;)">
            <text:p/>
          </table:table-cell>
          <table:table-cell table:formula="of:=IF([.B321]&lt;&gt;&quot;&quot;;&quot; \[\1\](&quot;&amp;[.B321]&amp;&quot;#section-&quot;&amp;[.A321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[.A322]&lt;&gt;&quot;&quot;;&quot; (\`&quot;&amp;[.A322]&amp;&quot;\` RPC[s]?)&quot;;&quot;&quot;)">
            <text:p/>
          </table:table-cell>
          <table:table-cell table:formula="of:=IF([.B322]&lt;&gt;&quot;&quot;;&quot; \[\1\](&quot;&amp;[.B322]&amp;&quot;#section-&quot;&amp;[.A322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B323]&lt;&gt;&quot;&quot;;&quot; \[\1\](&quot;&amp;[.B323]&amp;&quot;#section-&quot;&amp;[.A323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B324]&lt;&gt;&quot;&quot;;&quot; \[\1\](&quot;&amp;[.B324]&amp;&quot;#section-&quot;&amp;[.A324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B325]&lt;&gt;&quot;&quot;;&quot; \[\1\](&quot;&amp;[.B325]&amp;&quot;#section-&quot;&amp;[.A325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B326]&lt;&gt;&quot;&quot;;&quot; \[\1\](&quot;&amp;[.B326]&amp;&quot;#section-&quot;&amp;[.A326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B327]&lt;&gt;&quot;&quot;;&quot; \[\1\](&quot;&amp;[.B327]&amp;&quot;#section-&quot;&amp;[.A327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B328]&lt;&gt;&quot;&quot;;&quot; \[\1\](&quot;&amp;[.B328]&amp;&quot;#section-&quot;&amp;[.A328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B329]&lt;&gt;&quot;&quot;;&quot; \[\1\](&quot;&amp;[.B329]&amp;&quot;#section-&quot;&amp;[.A329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B330]&lt;&gt;&quot;&quot;;&quot; \[\1\](&quot;&amp;[.B330]&amp;&quot;#section-&quot;&amp;[.A330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B331]&lt;&gt;&quot;&quot;;&quot; \[\1\](&quot;&amp;[.B331]&amp;&quot;#section-&quot;&amp;[.A331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B332]&lt;&gt;&quot;&quot;;&quot; \[\1\](&quot;&amp;[.B332]&amp;&quot;#section-&quot;&amp;[.A332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B333]&lt;&gt;&quot;&quot;;&quot; \[\1\](&quot;&amp;[.B333]&amp;&quot;#section-&quot;&amp;[.A333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B334]&lt;&gt;&quot;&quot;;&quot; \[\1\](&quot;&amp;[.B334]&amp;&quot;#section-&quot;&amp;[.A334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B335]&lt;&gt;&quot;&quot;;&quot; \[\1\](&quot;&amp;[.B335]&amp;&quot;#section-&quot;&amp;[.A335]&amp;&quot;)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B336]&lt;&gt;&quot;&quot;;&quot; \[\1\](&quot;&amp;[.B336]&amp;&quot;#section-&quot;&amp;[.A336]&amp;&quot;)&quot;;&quot;&quot;)">
            <text:p/>
          </table:table-cell>
          <table:table-cell table:number-columns-repeated="3"/>
        </table:table-row>
        <table:table-row table:style-name="ro1" table:number-rows-repeated="1048239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6">00/00/0000</text:date>, <text:time style:data-style-name="N2" text:time-value="13:17:06.0931662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5T16:35:33.207249930</meta:creation-date>
    <dc:date>2019-11-06T13:30:08.573756810</dc:date>
    <meta:editing-duration>PT1H11M28S</meta:editing-duration>
    <meta:editing-cycles>21</meta:editing-cycles>
    <meta:generator>LibreOffice/6.0.7.3$Linux_X86_64 LibreOffice_project/00m0$Build-3</meta:generator>
    <meta:document-statistic meta:table-count="2" meta:cell-count="2161" meta:object-count="0"/>
  </office:meta>
</office:document-meta>
</file>